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current.xml"/>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current.xml"/>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current.xml"/>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current.xml"/>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current.xml"/>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 manifest:full-path="ObjectReplacements/Object 163"/>
  <manifest:file-entry manifest:media-type="application/x-openoffice-gdimetafile;windows_formatname=&quot;GDIMetaFile&quot;" manifest:full-path="ObjectReplacements/Object 74"/>
  <manifest:file-entry manifest:media-type="" manifest:full-path="ObjectReplacements/Object 164"/>
  <manifest:file-entry manifest:media-type="application/x-openoffice-gdimetafile;windows_formatname=&quot;GDIMetaFile&quot;" manifest:full-path="ObjectReplacements/Object 75"/>
  <manifest:file-entry manifest:media-type=""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 manifest:full-path="ObjectReplacements/Object 172"/>
  <manifest:file-entry manifest:media-type="application/x-openoffice-gdimetafile;windows_formatname=&quot;GDIMetaFile&quot;" manifest:full-path="ObjectReplacements/Object 83"/>
  <manifest:file-entry manifest:media-type="" manifest:full-path="ObjectReplacements/Object 173"/>
  <manifest:file-entry manifest:media-type="application/x-openoffice-gdimetafile;windows_formatname=&quot;GDIMetaFile&quot;" manifest:full-path="ObjectReplacements/Object 84"/>
  <manifest:file-entry manifest:media-type="" manifest:full-path="ObjectReplacements/Object 174"/>
  <manifest:file-entry manifest:media-type="application/x-openoffice-gdimetafile;windows_formatname=&quot;GDIMetaFile&quot;" manifest:full-path="ObjectReplacements/Object 85"/>
  <manifest:file-entry manifest:media-type=""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 manifest:full-path="ObjectReplacements/Object 186"/>
  <manifest:file-entry manifest:media-type="application/x-openoffice-gdimetafile;windows_formatname=&quot;GDIMetaFile&quot;" manifest:full-path="ObjectReplacements/Object 96"/>
  <manifest:file-entry manifest:media-type=""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application/x-openoffice-gdimetafile;windows_formatname=&quot;GDIMetaFile&quot;" manifest:full-path="ObjectReplacements/Object 193"/>
  <manifest:file-entry manifest:media-type=""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accelerator/current.xml"/>
  <manifest:file-entry manifest:media-type="" manifest:full-path="Object 140/Configurations2/accelerato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accelerator/current.xml"/>
  <manifest:file-entry manifest:media-type="" manifest:full-path="Object 158/Configurations2/accelerato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accelerator/current.xml"/>
  <manifest:file-entry manifest:media-type="" manifest:full-path="Object 159/Configurations2/accelerato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tyles.xml"/>
  <manifest:file-entry manifest:media-type="text/xml" manifest:full-path="Object 159/settings.xml"/>
  <manifest:file-entry manifest:media-type="application/vnd.oasis.opendocument.graphics" manifest:version="1.2" manifest:full-path="Object 159/"/>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accelerator/current.xml"/>
  <manifest:file-entry manifest:media-type="" manifest:full-path="Object 201/Configurations2/accelerato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current.xml"/>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current.xml"/>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current.xml"/>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current.xml"/>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current.xml"/>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current.xml"/>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4597in" table:align="center"/>
    </style:style>
    <style:style style:name="Table4.A" style:family="table-column">
      <style:table-column-properties style:column-width="2.2201in"/>
    </style:style>
    <style:style style:name="Table4.B" style:family="table-column">
      <style:table-column-properties style:column-width="1.2396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80808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9229in" table:align="left"/>
    </style:style>
    <style:style style:name="Table6.A" style:family="table-column">
      <style:table-column-properties style:column-width="3.0236in"/>
    </style:style>
    <style:style style:name="Table6.B" style:family="table-column">
      <style:table-column-properties style:column-width="1.7972in"/>
    </style:style>
    <style:style style:name="Table6.C" style:family="table-column">
      <style:table-column-properties style:column-width="0.9035in"/>
    </style:style>
    <style:style style:name="Table6.D" style:family="table-column">
      <style:table-column-properties style:column-width="1.198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6403in" table:align="center"/>
    </style:style>
    <style:style style:name="Table3.A" style:family="table-column">
      <style:table-column-properties style:column-width="0.734in"/>
    </style:style>
    <style:style style:name="Table3.B" style:family="table-column">
      <style:table-column-properties style:column-width="0.4917in"/>
    </style:style>
    <style:style style:name="Table3.C" style:family="table-column">
      <style:table-column-properties style:column-width="0.5979in"/>
    </style:style>
    <style:style style:name="Table3.D" style:family="table-column">
      <style:table-column-properties style:column-width="1.7021in"/>
    </style:style>
    <style:style style:name="Table3.E" style:family="table-column">
      <style:table-column-properties style:column-width="0.9931in"/>
    </style:style>
    <style:style style:name="Table3.F" style:family="table-column">
      <style:table-column-properties style:column-width="1.1215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6882in" style:rel-column-width="6512*"/>
    </style:style>
    <style:style style:name="Table9.C" style:family="table-column">
      <style:table-column-properties style:column-width="0.6444in" style:rel-column-width="6098*"/>
    </style:style>
    <style:style style:name="Table9.D" style:family="table-column">
      <style:table-column-properties style:column-width="0.6771in" style:rel-column-width="6407*"/>
    </style:style>
    <style:style style:name="Table9.E" style:family="table-column">
      <style:table-column-properties style:column-width="0.8076in" style:rel-column-width="7643*"/>
    </style:style>
    <style:style style:name="Table9.F" style:family="table-column">
      <style:table-column-properties style:column-width="0.7104in" style:rel-column-width="6723*"/>
    </style:style>
    <style:style style:name="Table9.G" style:family="table-column">
      <style:table-column-properties style:column-width="0.8083in" style:rel-column-width="7649*"/>
    </style:style>
    <style:style style:name="Table9.H" style:family="table-column">
      <style:table-column-properties style:column-width="1.9014in" style:rel-column-width="17991*"/>
    </style:style>
    <style:style style:name="Table9.A1" style:family="table-cell">
      <style:table-cell-properties fo:padding="0.0382in" fo:border-left="none" fo:border-right="none" fo:border-top="none" fo:border-bottom="0.0007in solid #000000"/>
    </style:style>
    <style:style style:name="Table9.B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9.E5" style:family="table-cell">
      <style:table-cell-properties fo:padding="0.0382in" fo:border-left="0.0007in solid #000000" fo:border-right="none" fo:border-top="none" fo:border-bottom="none"/>
    </style:style>
    <style:style style:name="Table9.F5" style:family="table-cell">
      <style:table-cell-properties fo:padding="0.0382in" fo:border="none"/>
    </style:style>
    <style:style style:name="Table10" style:family="table">
      <style:table-properties style:width="3.4903in" table:align="center" style:may-break-between-rows="false"/>
    </style:style>
    <style:style style:name="Table10.A" style:family="table-column">
      <style:table-column-properties style:column-width="0.6861in"/>
    </style:style>
    <style:style style:name="Table10.B" style:family="table-column">
      <style:table-column-properties style:column-width="0.6882in"/>
    </style:style>
    <style:style style:name="Table10.C" style:family="table-column">
      <style:table-column-properties style:column-width="0.6444in"/>
    </style:style>
    <style:style style:name="Table10.D" style:family="table-column">
      <style:table-column-properties style:column-width="0.6764in"/>
    </style:style>
    <style:style style:name="Table10.E" style:family="table-column">
      <style:table-column-properties style:column-width="0.7951in"/>
    </style:style>
    <style:style style:name="Table10.A1" style:family="table-cell">
      <style:table-cell-properties fo:padding="0.0382in" fo:border-left="none" fo:border-right="none" fo:border-top="none"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5" style:family="table-cell">
      <style:table-cell-properties fo:padding="0.0382in" fo:border-left="0.0007in solid #000000" fo:border-right="none" fo:border-top="none" fo:border-bottom="none"/>
    </style:style>
    <style:style style:name="Table11" style:family="table">
      <style:table-properties style:width="6.9299in" fo:margin-left="0in" fo:margin-right="-0.0049in" table:align="margins"/>
    </style:style>
    <style:style style:name="Table11.A" style:family="table-column">
      <style:table-column-properties style:column-width="1.5382in" style:rel-column-width="14546*"/>
    </style:style>
    <style:style style:name="Table11.B" style:family="table-column">
      <style:table-column-properties style:column-width="1.1285in" style:rel-column-width="10671*"/>
    </style:style>
    <style:style style:name="Table11.C" style:family="table-column">
      <style:table-column-properties style:column-width="4.2632in" style:rel-column-width="4031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99in" fo:margin-left="0in" fo:margin-right="-0.0049in" table:align="margins"/>
    </style:style>
    <style:style style:name="Table12.A" style:family="table-column">
      <style:table-column-properties style:column-width="1.5382in" style:rel-column-width="14546*"/>
    </style:style>
    <style:style style:name="Table12.B" style:family="table-column">
      <style:table-column-properties style:column-width="1.1285in" style:rel-column-width="10671*"/>
    </style:style>
    <style:style style:name="Table12.C" style:family="table-column">
      <style:table-column-properties style:column-width="4.2632in" style:rel-column-width="40318*"/>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333in" fo:margin-left="0in" fo:margin-right="-0.0083in" table:align="margins"/>
    </style:style>
    <style:style style:name="Table13.A" style:family="table-column">
      <style:table-column-properties style:column-width="2.2542in" style:rel-column-width="21306*"/>
    </style:style>
    <style:style style:name="Table13.B" style:family="table-column">
      <style:table-column-properties style:column-width="0.7868in" style:rel-column-width="7437*"/>
    </style:style>
    <style:style style:name="Table13.C" style:family="table-column">
      <style:table-column-properties style:column-width="3.8924in" style:rel-column-width="36792*"/>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paragraph-properties fo:text-align="start"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start" style:justify-single-word="false"/>
      <style:text-properties fo:font-weight="bold" style:font-weight-asian="bold" style:font-weight-complex="bold"/>
    </style:style>
    <style:style style:name="P13" style:family="paragraph" style:parent-style-name="Text_20_body">
      <style:paragraph-properties fo:orphans="2" fo:widows="2"/>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Times New Roman1" fo:font-style="normal" style:font-name-asian="Lucida Sans Unicode" style:font-style-asian="normal" style:font-name-complex="Tahoma" style:font-style-complex="normal"/>
    </style:style>
    <style:style style:name="P16" style:family="paragraph" style:parent-style-name="Text_20_body">
      <style:text-properties style:font-name="Times New Roman" fo:font-weight="normal" style:font-weight-asian="normal" style:font-weight-complex="normal"/>
    </style:style>
    <style:style style:name="P17" style:family="paragraph" style:parent-style-name="Text_20_body">
      <style:paragraph-properties fo:break-before="page"/>
    </style:style>
    <style:style style:name="P18"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19"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20" style:family="paragraph" style:parent-style-name="Pseudocode">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paragraph-properties>
        <style:tab-stops>
          <style:tab-stop style:position="0.4791in"/>
          <style:tab-stop style:position="1.9819in"/>
        </style:tab-stops>
      </style:paragraph-properties>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4" style:family="paragraph" style:parent-style-name="Text_20_body">
      <style:paragraph-properties fo:margin-left="0.25in" fo:margin-right="0in" fo:text-indent="0in" style:auto-text-indent="false"/>
    </style:style>
    <style:style style:name="P25" style:family="paragraph" style:parent-style-name="Subtitle">
      <style:text-properties fo:font-style="normal" style:font-style-asian="normal" style:font-style-complex="normal"/>
    </style:style>
    <style:style style:name="P26" style:family="paragraph" style:parent-style-name="Code">
      <style:text-properties fo:font-style="normal" fo:font-weight="normal" style:font-style-asian="normal" style:font-weight-asian="normal" style:font-style-complex="normal" style:font-weight-complex="normal"/>
    </style:style>
    <style:style style:name="P27" style:family="paragraph" style:parent-style-name="Code">
      <style:paragraph-properties fo:margin-top="0in" fo:margin-bottom="0in"/>
      <style:text-properties style:font-name="Courier" fo:font-size="10pt" style:font-size-asian="10pt" style:font-size-complex="10pt"/>
    </style:style>
    <style:style style:name="P28" style:family="paragraph" style:parent-style-name="Text_20_body" style:master-page-name="">
      <style:paragraph-properties fo:orphans="2" fo:widows="2" style:page-number="auto"/>
    </style:style>
    <style:style style:name="P29" style:family="paragraph" style:parent-style-name="Text_20_body" style:master-page-name="">
      <style:paragraph-properties fo:orphans="2" fo:widows="2" style:page-number="auto"/>
      <style:text-properties fo:font-style="normal" style:font-style-asian="normal" style:font-style-complex="normal"/>
    </style:style>
    <style:style style:name="P30" style:family="paragraph" style:parent-style-name="Definitions" style:master-page-name="">
      <style:paragraph-properties fo:orphans="2" fo:widows="2" style:page-number="auto"/>
    </style:style>
    <style:style style:name="P31" style:family="paragraph" style:parent-style-name="Definitions" style:master-page-name="">
      <style:paragraph-properties fo:orphans="2" fo:widows="2" style:page-number="auto"/>
      <style:text-properties fo:font-style="italic" style:font-style-asian="italic" style:font-style-complex="italic"/>
    </style:style>
    <style:style style:name="P32" style:family="paragraph" style:parent-style-name="Text_20_body" style:master-page-name="">
      <style:paragraph-properties fo:margin-left="0.25in" fo:margin-right="0in" fo:text-indent="-0.25in" style:auto-text-indent="false" style:page-number="auto" fo:keep-with-next="always"/>
    </style:style>
    <style:style style:name="P33" style:family="paragraph" style:parent-style-name="Table_20_Contents">
      <style:text-properties fo:color="#ffffff" style:font-name="Times New Roman1" fo:font-size="12pt"/>
    </style:style>
    <style:style style:name="P34" style:family="paragraph" style:parent-style-name="Table_20_Contents">
      <style:paragraph-properties fo:text-align="center" style:justify-single-word="false"/>
      <style:text-properties fo:color="#ffffff" style:font-name="Times New Roman1" fo:font-size="12pt"/>
    </style:style>
    <style:style style:name="P35" style:family="paragraph" style:parent-style-name="Table_20_Contents">
      <style:text-properties style:font-name="Times New Roman1" fo:font-size="12pt"/>
    </style:style>
    <style:style style:name="P36" style:family="paragraph" style:parent-style-name="Table_20_Contents">
      <style:paragraph-properties fo:text-align="center" style:justify-single-word="false"/>
      <style:text-properties style:font-name="Times New Roman1" fo:font-size="12pt"/>
    </style:style>
    <style:style style:name="P37" style:family="paragraph" style:parent-style-name="Table_20_Contents">
      <style:paragraph-properties fo:text-align="start" style:justify-single-word="false"/>
      <style:text-properties style:font-name="Times New Roman1" fo:font-size="12pt"/>
    </style:style>
    <style:style style:name="P38" style:family="paragraph" style:parent-style-name="Table_20_Contents">
      <style:text-properties style:font-name="Times New Roman1" fo:font-size="12pt" fo:font-weight="bold" style:font-weight-asian="bold" style:font-weight-complex="bold"/>
    </style:style>
    <style:style style:name="P39"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40"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41"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42"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43" style:family="paragraph" style:parent-style-name="Table_20_Contents">
      <style:text-properties style:font-name="Courier" fo:font-size="12pt"/>
    </style:style>
    <style:style style:name="P44" style:family="paragraph" style:parent-style-name="Pseudocode">
      <style:text-properties fo:font-style="normal" style:font-style-asian="normal" style:font-style-complex="normal"/>
    </style:style>
    <style:style style:name="P45" style:family="paragraph" style:parent-style-name="Pseudocode">
      <style:paragraph-properties fo:margin-left="0.5in" fo:margin-right="0in" fo:text-indent="0in" style:auto-text-indent="false"/>
      <style:text-properties fo:font-style="normal" style:font-style-asian="normal" style:font-style-complex="normal"/>
    </style:style>
    <style:style style:name="P46" style:family="paragraph" style:parent-style-name="Pseudocode">
      <style:paragraph-properties fo:margin-left="0.75in" fo:margin-right="0in" fo:text-indent="0in" style:auto-text-indent="false"/>
      <style:text-properties fo:font-style="normal" style:font-style-asian="normal" style:font-style-complex="normal"/>
    </style:style>
    <style:style style:name="P47" style:family="paragraph" style:parent-style-name="Pseudocode">
      <style:paragraph-properties fo:margin-left="1in" fo:margin-right="0in" fo:text-indent="0in" style:auto-text-indent="false"/>
      <style:text-properties fo:font-style="normal" style:font-style-asian="normal" style:font-style-complex="normal"/>
    </style:style>
    <style:style style:name="P48" style:family="paragraph" style:parent-style-name="Table_20_Heading">
      <style:text-properties fo:color="#ffffff" style:font-name="Times New Roman1" fo:font-size="12pt"/>
    </style:style>
    <style:style style:name="P49" style:family="paragraph" style:parent-style-name="Table_20_Heading">
      <style:paragraph-properties fo:text-align="center" style:justify-single-word="false"/>
      <style:text-properties fo:color="#ffffff" style:font-name="Times New Roman1" fo:font-size="12pt"/>
    </style:style>
    <style:style style:name="P50" style:family="paragraph" style:parent-style-name="Definitions">
      <style:text-properties fo:font-style="normal" style:font-style-asian="normal" style:font-style-complex="normal"/>
    </style:style>
    <style:style style:name="P51" style:family="paragraph" style:parent-style-name="Definitions">
      <style:text-properties fo:font-style="normal" fo:font-weight="normal" style:font-style-asian="normal" style:font-weight-asian="normal" style:font-style-complex="normal" style:font-weight-complex="normal"/>
    </style:style>
    <style:style style:name="P52" style:family="paragraph" style:parent-style-name="Definitions">
      <style:text-properties fo:font-weight="bold" style:font-weight-asian="bold" style:font-weight-complex="bold"/>
    </style:style>
    <style:style style:name="P53" style:family="paragraph" style:parent-style-name="Definitions">
      <style:text-properties fo:font-style="italic" style:font-style-asian="italic" style:font-style-complex="italic"/>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4">
      <style:paragraph-properties>
        <style:tab-stops>
          <style:tab-stop style:position="6.3354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Text_20_body">
      <style:text-properties fo:font-weight="normal" style:font-weight-asian="normal" style:font-weight-complex="normal"/>
    </style:style>
    <style:style style:name="P59" style:family="paragraph" style:parent-style-name="Text_20_body" style:list-style-name="L2">
      <style:text-properties fo:font-weight="normal" style:font-weight-asian="normal" style:font-weight-complex="normal"/>
    </style:style>
    <style:style style:name="P60" style:family="paragraph" style:parent-style-name="Text_20_body" style:list-style-name="L4">
      <style:text-properties fo:font-weight="normal" style:font-weight-asian="normal" style:font-weight-complex="normal"/>
    </style:style>
    <style:style style:name="P61" style:family="paragraph" style:parent-style-name="Text_20_body" style:list-style-name="L3"/>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text-properties fo:font-style="normal" fo:font-weight="normal" style:font-style-asian="normal" style:font-weight-asian="normal" style:font-style-complex="normal" style:font-weight-complex="normal"/>
    </style:style>
    <style:style style:name="P66" style:family="paragraph" style:parent-style-name="Text_20_body" style:list-style-name="L7">
      <style:text-properties fo:font-style="normal" fo:font-weight="normal" style:font-style-asian="normal" style:font-weight-asian="normal" style:font-style-complex="normal" style:font-weight-complex="normal"/>
    </style:style>
    <style:style style:name="P67" style:family="paragraph" style:parent-style-name="Text_20_body" style:list-style-name="L13">
      <style:text-properties fo:font-style="normal" fo:font-weight="normal" style:font-style-asian="normal" style:font-weight-asian="normal" style:font-style-complex="normal" style:font-weight-complex="normal"/>
    </style:style>
    <style:style style:name="P68" style:family="paragraph" style:parent-style-name="Text_20_body" style:list-style-name="L8">
      <style:text-properties fo:font-style="normal" style:font-style-asian="normal" style:font-style-complex="normal"/>
    </style:style>
    <style:style style:name="P69" style:family="paragraph" style:parent-style-name="Text_20_body" style:list-style-name="L9">
      <style:text-properties fo:font-style="normal" style:font-style-asian="normal" style:font-style-complex="normal"/>
    </style:style>
    <style:style style:name="P70" style:family="paragraph" style:parent-style-name="Text_20_body" style:list-style-name="L12">
      <style:text-properties fo:font-style="normal" style:font-style-asian="normal" style:font-style-complex="normal"/>
    </style:style>
    <style:style style:name="P71" style:family="paragraph" style:parent-style-name="Text_20_body" style:list-style-name="L17">
      <style:text-properties fo:font-style="normal" style:font-style-asian="normal" style:font-style-complex="normal"/>
    </style:style>
    <style:style style:name="P72" style:family="paragraph" style:parent-style-name="Text_20_body" style:list-style-name="L26">
      <style:text-properties fo:font-style="normal" style:font-style-asian="normal" style:font-style-complex="normal"/>
    </style:style>
    <style:style style:name="P73" style:family="paragraph" style:parent-style-name="Text_20_body" style:list-style-name="L9">
      <style:text-properties fo:font-style="normal" fo:font-weight="bold" style:font-style-asian="normal" style:font-weight-asian="bold" style:font-style-complex="normal" style:font-weight-complex="bold"/>
    </style:style>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4"/>
    <style:style style:name="P78" style:family="paragraph" style:parent-style-name="Text_20_body" style:list-style-name="L16"/>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1"/>
    <style:style style:name="P83" style:family="paragraph" style:parent-style-name="Text_20_body" style:list-style-name="L22"/>
    <style:style style:name="P84" style:family="paragraph" style:parent-style-name="Text_20_body" style:list-style-name="L23"/>
    <style:style style:name="P85" style:family="paragraph" style:parent-style-name="Text_20_body" style:list-style-name="L24"/>
    <style:style style:name="P86" style:family="paragraph" style:parent-style-name="Text_20_body" style:list-style-name="L25"/>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8">
      <style:text-properties style:font-name="Courier"/>
    </style:style>
    <style:style style:name="P90" style:family="paragraph" style:parent-style-name="Text_20_body" style:list-style-name="L29">
      <style:text-properties style:font-name="Courier"/>
    </style:style>
    <style:style style:name="P91" style:family="paragraph" style:parent-style-name="Text_20_body" style:list-style-name="L30"/>
    <style:style style:name="P92" style:family="paragraph" style:parent-style-name="Text_20_body" style:list-style-name="L31"/>
    <style:style style:name="P93" style:family="paragraph" style:parent-style-name="Text_20_body" style:list-style-name="L32"/>
    <style:style style:name="P94" style:family="paragraph" style:parent-style-name="Text_20_body" style:list-style-name="L9">
      <style:paragraph-properties fo:margin-left="0.75in" fo:margin-right="0in" fo:text-indent="-0.25in" style:auto-text-indent="false"/>
      <style:text-properties fo:font-style="normal" style:font-style-asian="normal" style:font-style-complex="normal"/>
    </style:style>
    <style:style style:name="P95" style:family="paragraph" style:parent-style-name="Text_20_body" style:list-style-name="L24">
      <style:paragraph-properties fo:margin-left="0.75in" fo:margin-right="0in" fo:text-indent="-0.25in" style:auto-text-indent="false"/>
      <style:text-properties fo:font-style="normal" style:font-style-asian="normal" style:font-style-complex="normal"/>
    </style:style>
    <style:style style:name="P96" style:family="paragraph" style:parent-style-name="Text_20_body" style:list-style-name="L14">
      <style:paragraph-properties fo:margin-left="0.75in" fo:margin-right="0in" fo:text-indent="-0.25in" style:auto-text-indent="false"/>
    </style:style>
    <style:style style:name="P97" style:family="paragraph" style:parent-style-name="Text_20_body" style:list-style-name="L9">
      <style:paragraph-properties fo:margin-left="0.5in" fo:margin-right="0in" fo:text-indent="-0.25in" style:auto-text-indent="false"/>
      <style:text-properties fo:font-style="normal" style:font-style-asian="normal" style:font-style-complex="normal"/>
    </style:style>
    <style:style style:name="P98" style:family="paragraph" style:parent-style-name="Text_20_body" style:list-style-name="L24">
      <style:paragraph-properties fo:margin-left="0.5in" fo:margin-right="0in" fo:text-indent="-0.25in" style:auto-text-indent="false"/>
      <style:text-properties fo:font-style="normal" style:font-style-asian="normal" style:font-style-complex="normal"/>
    </style:style>
    <style:style style:name="P99" style:family="paragraph" style:parent-style-name="Text_20_body" style:list-style-name="L9">
      <style:paragraph-properties fo:margin-left="0.5in" fo:margin-right="0in" fo:text-indent="-0.25in" style:auto-text-indent="false"/>
    </style:style>
    <style:style style:name="P100" style:family="paragraph" style:parent-style-name="Text_20_body" style:list-style-name="L14">
      <style:paragraph-properties fo:margin-left="0.5in" fo:margin-right="0in" fo:text-indent="-0.25in" style:auto-text-indent="false"/>
    </style:style>
    <style:style style:name="P101" style:family="paragraph" style:parent-style-name="Text_20_body" style:list-style-name="L9">
      <style:paragraph-properties fo:margin-left="0in" fo:margin-right="0in" fo:text-indent="0in" style:auto-text-indent="false"/>
    </style:style>
    <style:style style:name="P102" style:family="paragraph" style:parent-style-name="Text_20_body" style:list-style-name="L10" style:master-page-name="">
      <style:paragraph-properties fo:orphans="2" fo:widows="2" style:page-number="auto"/>
    </style:style>
    <style:style style:name="P103" style:family="paragraph" style:parent-style-name="Text_20_body" style:list-style-name="L25" style:master-page-name="">
      <style:paragraph-properties fo:orphans="2" fo:widows="2" style:page-number="auto"/>
    </style:style>
    <style:style style:name="P104" style:family="paragraph" style:parent-style-name="Text_20_body" style:list-style-name="L14">
      <style:paragraph-properties fo:margin-left="0.4925in" fo:margin-right="0in" fo:text-indent="-0.25in" style:auto-text-indent="false"/>
    </style:style>
    <style:style style:name="P105" style:family="paragraph" style:parent-style-name="Text_20_body" style:list-style-name="L14">
      <style:paragraph-properties fo:margin-left="0.4925in" fo:margin-right="0in" fo:text-indent="-0.25in" style:auto-text-indent="false"/>
      <style:text-properties fo:font-style="normal" style:font-style-asian="normal" style:font-style-complex="normal"/>
    </style:style>
    <style:style style:name="P106" style:family="paragraph" style:parent-style-name="Text_20_body" style:list-style-name="L14">
      <style:paragraph-properties fo:margin-left="0.9846in" fo:margin-right="0in" fo:text-indent="-0.25in" style:auto-text-indent="false"/>
    </style:style>
    <style:style style:name="P107" style:family="paragraph" style:parent-style-name="Text_20_body" style:list-style-name="L14">
      <style:paragraph-properties fo:margin-left="0.9846in" fo:margin-right="0in" fo:text-indent="-0.25in" style:auto-text-indent="false"/>
      <style:text-properties fo:font-style="normal" style:font-style-asian="normal" style:font-style-complex="normal"/>
    </style:style>
    <style:style style:name="P108" style:family="paragraph" style:parent-style-name="Text_20_body" style:list-style-name="L14">
      <style:paragraph-properties fo:margin-left="1.4772in" fo:margin-right="0in" fo:text-indent="-0.25in" style:auto-text-indent="false"/>
    </style:style>
    <style:style style:name="P109" style:family="paragraph" style:parent-style-name="Text_20_body" style:list-style-name="L14">
      <style:paragraph-properties fo:margin-left="1in" fo:margin-right="0in" fo:text-indent="-0.25in" style:auto-text-indent="false"/>
    </style:style>
    <style:style style:name="P110" style:family="paragraph" style:parent-style-name="Heading_20_1">
      <style:text-properties fo:font-style="normal" style:font-style-asian="normal" style:font-style-complex="normal"/>
    </style:style>
    <style:style style:name="P111" style:family="paragraph" style:parent-style-name="Heading_20_1" style:master-page-name="">
      <style:paragraph-properties style:page-number="auto"/>
      <style:text-properties fo:font-style="normal" style:font-style-asian="normal" style:font-style-complex="normal"/>
    </style:style>
    <style:style style:name="P112" style:family="paragraph" style:parent-style-name="Heading_20_2">
      <style:text-properties fo:font-style="normal" style:font-style-asian="normal" style:font-style-complex="normal"/>
    </style:style>
    <style:style style:name="P113" style:family="paragraph" style:parent-style-name="Heading_20_2">
      <style:text-properties fo:font-style="normal" fo:font-weight="bold" style:font-style-asian="normal" style:font-weight-asian="bold" style:font-style-complex="normal" style:font-weight-complex="bold"/>
    </style:style>
    <style:style style:name="P114" style:family="paragraph" style:parent-style-name="Heading_20_2">
      <style:text-properties fo:font-weight="bold" style:font-weight-asian="bold" style:font-weight-complex="bold"/>
    </style:style>
    <style:style style:name="P115" style:family="paragraph" style:parent-style-name="Heading_20_2">
      <style:text-properties style:font-name="Arial" fo:font-weight="bold" style:font-weight-asian="bold" style:font-weight-complex="bold"/>
    </style:style>
    <style:style style:name="P116"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17" style:family="paragraph" style:parent-style-name="Heading_20_3">
      <style:text-properties fo:font-style="normal" style:font-style-asian="normal" style:font-style-complex="normal"/>
    </style:style>
    <style:style style:name="P118" style:family="paragraph" style:parent-style-name="Heading_20_3">
      <style:text-properties fo:font-style="normal" fo:font-weight="bold" style:font-style-asian="normal" style:font-weight-asian="bold" style:font-style-complex="normal" style:font-weight-complex="bold"/>
    </style:style>
    <style:style style:name="P119" style:family="paragraph" style:parent-style-name="Footnote" style:list-style-name="L15"/>
    <style:style style:name="P120"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121"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122"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3" style:family="paragraph">
      <style:paragraph-properties fo:margin-left="0in" fo:margin-right="0in" fo:margin-top="0in" fo:margin-bottom="0in" fo:line-height="100%" fo:text-indent="0in"/>
    </style:style>
    <style:style style:name="P124"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5"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style:font-name="Courier" fo:font-style="normal" style:font-style-asian="normal" style:font-style-complex="normal"/>
    </style:style>
    <style:style style:name="T6" style:family="text">
      <style:text-properties style:font-name="Courier" fo:font-style="normal" fo:font-weight="normal" style:font-style-asian="normal" style:font-weight-asian="normal" style:font-style-complex="normal" style:font-weight-complex="normal"/>
    </style:style>
    <style:style style:name="T7" style:family="text">
      <style:text-properties style:font-name="Courier" fo:font-style="normal" style:text-underline-style="none" fo:font-weight="normal" style:font-style-asian="normal" style:font-weight-asian="normal" style:font-style-complex="normal" style:font-weight-complex="normal"/>
    </style:style>
    <style:style style:name="T8" style:family="text">
      <style:text-properties style:font-name="Courier"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normal" style:font-weight-complex="normal"/>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style:font-name="Courier1"/>
    </style:style>
    <style:style style:name="T23" style:family="text">
      <style:text-properties style:font-name="Luxi Sans" style:font-name-asian="Luxi Sans" style:font-name-complex="Luxi Sans"/>
    </style:style>
    <style:style style:name="T24" style:family="text">
      <style:text-properties style:font-name="Luxi Sans" fo:font-style="normal" style:font-name-asian="Luxi Sans" style:font-style-asian="normal" style:font-name-complex="Luxi Sans" style:font-style-complex="normal"/>
    </style:style>
    <style:style style:name="T25" style:family="text">
      <style:text-properties style:font-name="Times New Roman1" style:font-name-asian="Lucida Sans Unicode" style:font-name-complex="Tahoma"/>
    </style:style>
    <style:style style:name="T26" style:family="text">
      <style:text-properties style:font-name="Times New Roman1" fo:font-style="normal" style:font-name-asian="Lucida Sans Unicode" style:font-style-asian="normal" style:font-name-complex="Tahoma" style:font-style-complex="normal"/>
    </style:style>
    <style:style style:name="T27" style:family="text">
      <style:text-properties style:font-name="Times New Roman1" fo:font-size="12pt"/>
    </style:style>
    <style:style style:name="T28" style:family="text">
      <style:text-properties style:font-name="Times New Roman"/>
    </style:style>
    <style:style style:name="T29" style:family="text">
      <style:text-properties style:font-name="Times New Roman" fo:font-weight="normal" style:font-weight-asian="normal" style:font-weight-complex="normal"/>
    </style:style>
    <style:style style:name="T30" style:family="text">
      <style:text-properties style:font-name="Times New Roman" fo:font-style="normal" style:font-style-asian="normal" style:font-style-complex="normal"/>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size="12pt" fo:language="en" fo:country="US" style:font-size-asian="12pt" style:language-asian="en" style:country-asian="US" style:font-name-complex="Times New Roman" style:font-size-complex="12pt" style:language-complex="en" style:country-complex="US"/>
    </style:style>
    <style:style style:name="T34"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35" style:family="text">
      <style:text-properties fo:font-size="10pt" style:font-size-asian="10pt"/>
    </style:style>
    <style:style style:name="T36" style:family="text">
      <style:text-properties style:font-name="Courier3"/>
    </style:style>
    <style:style style:name="T37" style:family="text">
      <style:text-properties style:font-style-asian="normal" style:font-style-complex="normal"/>
    </style:style>
    <style:style style:name="T38" style:family="text">
      <style:text-properties style:text-position="super 58%" fo:font-weight="normal" style:font-weight-asian="normal" style:font-weight-complex="normal"/>
    </style:style>
    <style:style style:name="T39" style:family="text">
      <style:text-properties style:text-position="super 58%" fo:font-style="normal" fo:font-weight="normal" style:font-style-asian="normal" style:font-weight-asian="normal" style:font-style-complex="normal" style:font-weight-complex="normal"/>
    </style:style>
    <style:style style:name="T40" style:family="text">
      <style:text-properties fo:color="#ff0000"/>
    </style:style>
    <style:style style:name="T41" style:family="text">
      <style:text-properties style:font-weight-asian="normal"/>
    </style:style>
    <style:style style:name="T42" style:family="text">
      <style:text-properties style:font-weight-complex="normal"/>
    </style:style>
    <style:style style:name="T43"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44"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2.1</text:p>
      <text:p text:style-name="P25">September, 2010</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4">William.H.Duquette@jpl.nasa.gov</text:span></text:a></text:p>
      <text:p text:style-name="P2">Jet Propulsion Laboratory</text:p>
      <text:p text:style-name="P2"/>
      <text:list xml:id="list934203455" text:style-name="L1">
        <text:list-header>
          <text:p text:style-name="P120">© 2008-2010. California Institute of Technology. ALL RIGHTS RESERVED. </text:p>
          <text:p text:style-name="P120">U.S. Government sponsorship acknowledged. Any commercial use must be negotiated with </text:p>
        </text:list-header>
      </text:list>
      <text:p text:style-name="P23">the Office of Technology Transfer at the California Institute of Technology.</text:p>
      <text:p text:style-name="P23"/>
      <text:p text:style-name="P23">The technical data in this document may be controlled under the </text:p>
      <text:p text:style-name="P23">U.S. Export Regulations, release to <text:span text:style-name="T40">foreign persons</text:span> may require an export authorization. <text:s/></text:p>
      <text:p text:style-name="P23">This document has NOT been reviewed for export sensitive content.</text:p>
      <text:p text:style-name="P2"><text:soft-page-break/></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text:s/>1. <text:s/>Introduction<text:tab/>5</text:p>
          <text:p text:style-name="P54"><text:s/>1.1 Athena Spirals<text:tab/>5</text:p>
          <text:p text:style-name="P54"><text:s/>1.2 Overview<text:tab/>5</text:p>
          <text:p text:style-name="P54"><text:s/>1.3 Other Documents<text:tab/>5</text:p>
          <text:p text:style-name="P54"><text:s/>1.4 Changes for Athena 2.1<text:tab/>6</text:p>
          <text:p text:style-name="P57"><text:s/>2. <text:s/>Athena Concepts<text:tab/>8</text:p>
          <text:p text:style-name="P54"><text:s/>2.1 The Athena Playbox<text:tab/>8</text:p>
          <text:p text:style-name="P55"><text:s/>2.1.1 Local vs. Non-Local Neighborhoods<text:tab/>9</text:p>
          <text:p text:style-name="P54"><text:s/>2.2 Groups<text:tab/>9</text:p>
          <text:p text:style-name="P55"><text:s/>2.2.1 Civilian Groups<text:tab/>9</text:p>
          <text:p text:style-name="P55"><text:s/>2.2.2 Force Groups<text:tab/>10</text:p>
          <text:p text:style-name="P55"><text:s/>2.2.3 Organization Groups<text:tab/>10</text:p>
          <text:p text:style-name="P55"><text:s/>2.2.4 Group Force and Neighborhood Security<text:tab/>11</text:p>
          <text:p text:style-name="P54"><text:s/>2.3 Modeling Areas<text:tab/>11</text:p>
          <text:p text:style-name="P55"><text:s/>2.3.1 Ground<text:tab/>11</text:p>
          <text:p text:style-name="P55"><text:s/>2.3.2 Demographics<text:tab/>11</text:p>
          <text:p text:style-name="P55"><text:s/>2.3.3 Attitudes<text:tab/>12</text:p>
          <text:p text:style-name="P55"><text:s/>2.3.4 Economics<text:tab/>12</text:p>
          <text:p text:style-name="P54"><text:s/>2.4 Simulated Time<text:tab/>12</text:p>
          <text:p text:style-name="P54"><text:s/>2.5 Simulation States and the Advancement of Time<text:tab/>13</text:p>
          <text:p text:style-name="P57"><text:s/>3. <text:s/>Force Analysis<text:tab/>15</text:p>
          <text:p text:style-name="P54"><text:s/>3.1 Measuring Force<text:tab/>15</text:p>
          <text:p text:style-name="P54"><text:s/>3.2 Volatility<text:tab/>19</text:p>
          <text:p text:style-name="P54"><text:s/>3.3 Security<text:tab/>19</text:p>
          <text:p text:style-name="P57"><text:s/>4. <text:s/>Activity Scheduling and Staffing<text:tab/>21</text:p>
          <text:p text:style-name="P54"><text:s/>4.1 Assigned vs. Coincidental Activities<text:tab/>21</text:p>
          <text:p text:style-name="P54"><text:s/>4.2 Staffing Pools<text:tab/>21</text:p>
          <text:p text:style-name="P54"><text:s/>4.3 Scheduling and Staffing Activities<text:tab/>21</text:p>
          <text:p text:style-name="P54"><text:s/>4.4 Scheduling Activities<text:tab/>22</text:p>
          <text:p text:style-name="P54"><text:s/>4.5 Staffing Activities<text:tab/>23</text:p>
          <text:p text:style-name="P54"><text:s/>4.6 Activities and Units<text:tab/>23</text:p>
          <text:p text:style-name="P57"><text:s/>5. <text:s/>Effect of Unit Activities<text:tab/>25</text:p>
          <text:p text:style-name="P54"><text:s/>5.1 Force Presence and Activities<text:tab/>25</text:p>
          <text:p text:style-name="P54"><text:s/>5.2 Organization Activities<text:tab/>28</text:p>
          <text:p text:style-name="P54"><text:s/>5.3 Civilian Activities<text:tab/>29</text:p>
          <text:p text:style-name="P54"><text:s/>5.4 Activity Situations<text:tab/>29</text:p>
          <text:p text:style-name="P57"><text:s/>6. <text:s/>Environmental Situations<text:tab/>30</text:p>
          <text:p text:style-name="P57"><text:s/>7. <text:s/>Athena Attrition Model (AAM)<text:tab/>31</text:p>
          <text:p text:style-name="P54"><text:s/>7.1 Overview<text:tab/>31</text:p>
          <text:p text:style-name="P55"><text:s/>7.1.1 Attrition in the Real World<text:tab/>31</text:p>
          <text:p text:style-name="P55"><text:soft-page-break/><text:s/>7.1.2 Requirements for This Spiral<text:tab/>32</text:p>
          <text:p text:style-name="P55"><text:s/>7.1.3 Requirements for Later Spirals<text:tab/>33</text:p>
          <text:p text:style-name="P55"><text:s/>7.1.4 Simplifying Assumptions<text:tab/>34</text:p>
          <text:p text:style-name="P54"><text:s/>7.2 Uniformed vs. Non-Uniformed Forces<text:tab/>35</text:p>
          <text:p text:style-name="P54"><text:s/>7.3 Units and Unit Activities<text:tab/>35</text:p>
          <text:p text:style-name="P54"><text:s/>7.4 Unit Number and Unit Size<text:tab/>35</text:p>
          <text:p text:style-name="P54"><text:s/>7.5 Attrition and Staffing Pools<text:tab/>36</text:p>
          <text:p text:style-name="P54"><text:s/>7.6 Magic Attrition<text:tab/>36</text:p>
          <text:p text:style-name="P55"><text:s/>7.6.1 Magic Attrition to Units<text:tab/>36</text:p>
          <text:p text:style-name="P55"><text:s/>7.6.2 Magic Attrition to Groups<text:tab/>36</text:p>
          <text:p text:style-name="P55"><text:s/>7.6.3 Magic Attrition to Neighborhoods<text:tab/>36</text:p>
          <text:p text:style-name="P54"><text:s/>7.7 Antagonists and ROEs<text:tab/>36</text:p>
          <text:p text:style-name="P55"><text:s/>7.7.1 Civilian Antagonists<text:tab/>36</text:p>
          <text:p text:style-name="P55"><text:s/>7.7.2 Attacking ROEs: UF<text:tab/>37</text:p>
          <text:p text:style-name="P55"><text:s/>7.7.3 Attacking ROEs: NF<text:tab/>37</text:p>
          <text:p text:style-name="P55"><text:s/>7.7.4 Defending ROEs<text:tab/>38</text:p>
          <text:p text:style-name="P54"><text:s/>7.8 The Attrition Cycle<text:tab/>39</text:p>
          <text:p text:style-name="P54"><text:s/>7.9 Computing Attrition<text:tab/>39</text:p>
          <text:p text:style-name="P55"><text:s/>7.9.1 Uniformed vs. Non-uniformed<text:tab/>39</text:p>
          <text:p text:style-name="P55"><text:s/>7.9.2 Non-uniformed vs. Uniformed<text:tab/>42</text:p>
          <text:p text:style-name="P56"><text:s/>7.9.2.1 Loss Exchange Ratio<text:tab/>43</text:p>
          <text:p text:style-name="P56"><text:s/>7.9.2.2 NF and UF Casualties<text:tab/>44</text:p>
          <text:p text:style-name="P56"><text:s/>7.9.2.3 Civilian Collateral Damage<text:tab/>45</text:p>
          <text:p text:style-name="P54"><text:s/>7.10 Applying Attrition<text:tab/>46</text:p>
          <text:p text:style-name="P54"><text:s/>7.11 Assessing the Attitude Implications<text:tab/>47</text:p>
          <text:p text:style-name="P55"><text:s/>7.11.1 Contrasted with JNEM<text:tab/>47</text:p>
          <text:p text:style-name="P55"><text:s/>7.11.2 Satisfaction Effects of Attrition<text:tab/>47</text:p>
          <text:p text:style-name="P55"><text:s/>7.11.3 Cooperation Effects of Attrition<text:tab/>48</text:p>
          <text:p text:style-name="P57"><text:s/>8. <text:s/>Demographics<text:tab/>50</text:p>
          <text:p text:style-name="P54"><text:s/>8.1 Requirements for Spiral 2A<text:tab/>50</text:p>
          <text:p text:style-name="P54"><text:s/>8.2 Simplifying Assumptions<text:tab/>51</text:p>
          <text:p text:style-name="P54"><text:s/>8.3 Population and Units<text:tab/>51</text:p>
          <text:p text:style-name="P54"><text:s/>8.4 Neighborhood Group Population<text:tab/>52</text:p>
          <text:p text:style-name="P55"><text:s/>8.4.1 Civilian Attrition<text:tab/>52</text:p>
          <text:p text:style-name="P55"><text:s/>8.4.2 Subsistence Population<text:tab/>52</text:p>
          <text:p text:style-name="P55"><text:s/>8.4.3 Consumer Population<text:tab/>53</text:p>
          <text:p text:style-name="P55"><text:s/>8.4.4 Labor Force<text:tab/>53</text:p>
          <text:p text:style-name="P54"><text:s/>8.5 Neighborhood Population<text:tab/>54</text:p>
          <text:p text:style-name="P55"><text:s/>8.5.1 Displaced Personnel<text:tab/>54</text:p>
          <text:p text:style-name="P55"><text:s/>8.5.2 Displaced Consumers<text:tab/>54</text:p>
          <text:p text:style-name="P55"><text:s/>8.5.3 Displaced Labor Force<text:tab/>55</text:p>
          <text:p text:style-name="P55"><text:s/>8.5.4 Neighborhood totals<text:tab/>55</text:p>
          <text:p text:style-name="P54"><text:s/>8.6 Regional Population<text:tab/>55</text:p>
          <text:p text:style-name="P54"><text:s/>8.7 Unemployment<text:tab/>55</text:p>
          <text:p text:style-name="P55"><text:s/>8.7.1 Disaggregation to Neighborhoods<text:tab/>55</text:p>
          <text:p text:style-name="P55"><text:soft-page-break/><text:s/>8.7.2 Disaggregation to Neighborhood Groups<text:tab/>56</text:p>
          <text:p text:style-name="P55"><text:s/>8.7.3 Unemployment Situations<text:tab/>56</text:p>
          <text:p text:style-name="P57"><text:s/>9. <text:s/>Economics<text:tab/>59</text:p>
          <text:p text:style-name="P54"><text:s/>9.1 Sectors<text:tab/>59</text:p>
          <text:p text:style-name="P54"><text:s/>9.2 The Economic Tableau<text:tab/>59</text:p>
          <text:p text:style-name="P54"><text:s/>9.3 Text Notation<text:tab/>60</text:p>
          <text:p text:style-name="P54"><text:s/>9.4 Shape vs. Size<text:tab/>60</text:p>
          <text:p text:style-name="P54"><text:s/>9.5 Production Functions<text:tab/>61</text:p>
          <text:p text:style-name="P54"><text:s/>9.6 Calibrating the CGE<text:tab/>61</text:p>
          <text:p text:style-name="P55"><text:s/>9.6.1 Fill in the Social Accounting Matrix<text:tab/>62</text:p>
          <text:p text:style-name="P55"><text:s/>9.6.2 Compute the Cobb-Douglas Parameters<text:tab/>62</text:p>
          <text:p text:style-name="P55"><text:s/>9.6.3 Set the Base Wage and Consumption<text:tab/>63</text:p>
          <text:p text:style-name="P54"><text:s/>9.7 Scenario Inputs<text:tab/>63</text:p>
          <text:p text:style-name="P54"><text:s/>9.8 Run-time Inputs<text:tab/>63</text:p>
          <text:p text:style-name="P54"><text:s/>9.9 Outputs<text:tab/>64</text:p>
          <text:p text:style-name="P54"><text:s/>9.10 Ways to Affect the Economy<text:tab/>65</text:p>
          <text:p text:style-name="P54"><text:s/>9.11 Ways the Economy Affects Athena<text:tab/>65</text:p>
          <text:p text:style-name="P54"><text:s/>9.12 CGE Architecture<text:tab/>65</text:p>
          <text:p text:style-name="P54"><text:s/>9.13 CGE Content<text:tab/>66</text:p>
          <text:p text:style-name="P57"><text:s/>10. <text:s/>Acronyms<text:tab/>78</text:p>
        </text:index-body>
      </text:table-of-content>
      <text:p text:style-name="Text_20_body"/>
      <text:h text:style-name="Heading_20_1" text:outline-level="1">Introduction</text:h>
      <text:p text:style-name="Text_20_body"><text:span text:style-name="T27">This document presents the models and related constructs implemented in version 2.1 of the Athena Stability &amp; Recovery Operations (S&amp;RO) Simulation. The models are described in sufficient detail to allow implementation; neither the derivations nor the the implementation itself are in the scope of this document.</text:span> </text:p>
      <text:h text:style-name="Heading_20_2" text:outline-level="2">Athena Spirals</text:h>
      <text:p text:style-name="Text_20_body">Athena is being developed using the spiral development model. <text:s/>Athena 1.1 was the delivery for Spiral 1; Athena 2.1 is the delivery for Spiral 2A. <text:s/>Athena documentation generally refers to the software version number rather than the spiral.</text:p>
      <text:h text:style-name="Heading_20_2" text:outline-level="2">Overview</text:h>
      <text:p text:style-name="Text_20_body">The Athena simulation is a decision support tool designed to allow a skilled analyst to consider the intended and unintended consequences of various courses of action that might be taken during Stability &amp; Recovery Operations. <text:s/>Athena is a descendant of the Joint Non-kinetic Effects Model (JNEM), but includes many new models. <text:s/>In addition, where JNEM is a federated simulation, Athena is a stand-alone single-user application.</text:p>
      <text:h text:style-name="Heading_20_2" text:outline-level="2"><text:bookmark text:name="__RefHeading__30675922"/>Other Documents<text:bookmark-end text:name="__RefHeading__30675922"/></text:h>
      <text:p text:style-name="Text_20_body"><text:span text:style-name="T33">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34">William.H.Duquette@jpl.nasa.gov</text:span></text:a><text:span text:style-name="T33">.</text:span></text:p>
      <text:p text:style-name="Text_20_body">Documentation in the "docs" directory includes:</text:p>
      <text:p text:style-name="P18">Athena Rules</text:p>
      <text:p text:style-name="P24">This document describes the events and situations (drivers) that affect group attitudes, and the Driver Assessment Model (DAM) rule sets that assess attitude change. </text:p>
      <text:p text:style-name="P19">Mars Analyst's Guide</text:p>
      <text:p text:style-name="P24"><text:span text:style-name="T16">Athena is built upon a software infrastructure layer called Mars. <text:s/>Models implemented by Mars, including the Generalized Regional Attitude Model (GRAM), are documented in the </text:span>Mars Analyst's Guide<text:span text:style-name="T16"> (MAG), which may be found in the Athena documentation tree.</text:span></text:p>
      <text:p text:style-name="P18">Software Manual Pages</text:p>
      <text:p text:style-name="P24">Extensive documentation of the Athena software tools and libraries is included in the software <text:soft-page-break/>installation set in the form of software “man pages”. </text:p>
      <text:h text:style-name="Heading_20_2" text:outline-level="2">Changes for Athena 2.1</text:h>
      <text:p text:style-name="Text_20_body">The following changes were made to the Athena models for version 2.1, by major modeling area:</text:p>
      <text:p text:style-name="P11">Ground Model:<text:span text:style-name="T15"> <text:s/>The Ground model underwent a significant paradigm shift with regard to the representation of personnel and population. <text:s/>Previously, force and organization group personnel were represented by units; the analyst could create units and move them about at any time. <text:s/>Group activities were implemented by assigning activities to specific units. <text:s/>The difficulty with this approach is that it becomes hard to manage activity changes during one-to-three-month game turns. <text:s/>Thus, the following changes were made:</text:span></text:p>
      <text:list xml:id="list1703658016" text:style-name="L2">
        <text:list-item>
          <text:p text:style-name="P59">Force and organization group personnel are now explicitly stationed in particular neighborhoods, much as civilians reside in neighborhoods. <text:s/>These force levels can be modified over time. <text:s/></text:p>
        </text:list-item>
      </text:list>
      <text:list xml:id="list1779942509" text:style-name="L3">
        <text:list-item>
          <text:p text:style-name="P61">Activities are controlled by an activity schedule; each "morning", the activities for the day are staffed, in priority order, from the available personnel. <text:s/>This applies to civilian personnel as well. <text:s/>Staffed activities are represented as units.</text:p>
        </text:list-item>
        <text:list-item>
          <text:p text:style-name="P61">There is no longer as strong a distinction between civilian population and civilian personnel. <text:s/>All people are represented both implicitly (as population or a force stationed in a neighborhood) and as units.</text:p>
        </text:list-item>
      </text:list>
      <text:p text:style-name="Text_20_body">As part of this change, we've eliminated much of the asymmetry between civilian groups and the other group types, which results in simplifications across Athena, and particularly in the Athena Attrition Model (AAM).</text:p>
      <text:p text:style-name="P11">Economics Model:<text:span text:style-name="T15"> <text:s/>The Economics model is entirely new in Athena 2.1.</text:span></text:p>
      <text:p text:style-name="P11">Demographics Model:<text:span text:style-name="T15"> <text:s/>Changes here were primarily in response to the needs of the other models. <text:s/>In particular:</text:span></text:p>
      <text:list xml:id="list1845679101" text:style-name="L4">
        <text:list-item>
          <text:p text:style-name="P60">Because of the Ground model changes, the old distinction between "implicit" and "explicit" population is gone, and so the bookkeeping the Demographics model did as civilian units were created, updated, and destroyed has been removed.</text:p>
        </text:list-item>
        <text:list-item>
          <text:p text:style-name="P60">The neighborhood population is now broken down according to the needs of the Economics model. <text:s/>In particular, we divide each neighborhood group into the <text:span text:style-name="T10">subsistence agriculture population</text:span>, farmers and herders who are self-supporting and do not participate in the cash economy, and the <text:span text:style-name="T10">consumers</text:span><text:span text:style-name="T16"> who rely on purchased goods. <text:s/>The </text:span><text:span text:style-name="T10">consumers</text:span><text:span text:style-name="T16"> are then further broken down into workers and non-workers.</text:span></text:p>
        </text:list-item>
        <text:list-item>
          <text:p text:style-name="P60"><text:span text:style-name="T16">In response to the unemployment rate computed by the Economics model, the Demographics </text:span><text:soft-page-break/><text:span text:style-name="T16">model creates the </text:span><text:span text:style-name="T19">UNEMP</text:span><text:span text:style-name="T16"> demographic situation, which affects the mood of the population in response to significant unemployment.</text:span></text:p>
        </text:list-item>
      </text:list>
      <text:p text:style-name="P14"><text:span text:style-name="T19">Attitudes Model:</text:span><text:span text:style-name="T16"> <text:s/>The Driver Assessment Model rule sets have been revised according to changes made to the JNEM rule sets by the JNEM committee.</text:span> <text:s/></text:p>
      <text:p text:style-name="P14"/>
      <text:h text:style-name="P110" text:outline-level="1">Athena Concepts</text:h>
      <text:p text:style-name="P3">This section gives an overview of Athena and its parts, and of the basic concepts that Athena uses. <text:s/>The discussion is kept to a high level; see sections 3 and following for the detailed models.</text:p>
      <text:h text:style-name="P112" text:outline-level="2">The Athena Playbox</text:h>
      <text:p text:style-name="Text_20_body"><text:span text:style-name="T16">Athena models population dynamics and group activities in a geographical region called the Athena </text:span><text:span text:style-name="T10">playbox</text:span><text:span text:style-name="T16">. <text:s/>The playbox is divided into areas called </text:span><text:span text:style-name="T10">neighborhoods</text:span><text:span text:style-name="T16">. <text:s/>Neighborhoods are simply a way of dividing the playbox into a number of reasonably homogeneous areas, and may be of any size: country, province, city, town, zip code, or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3"/>
      <text:p text:style-name="P4"><draw:g text:anchor-type="as-char" draw:z-index="0" draw:style-name="gr1"><draw:polygon draw:style-name="gr2" draw:text-style-name="P121" svg:width="2.1193in" svg:height="1.6661in" svg:x="0in" svg:y="0in" svg:viewBox="0 0 5384 4233" draw:points="992,370 2183,0 3664,238 5040,1111 5384,3029 1944,4233 0,2645 159,926 1018,370 1018,357"><text:p/></draw:polygon><draw:polygon draw:style-name="gr3" draw:text-style-name="P121" svg:width="0.7028in" svg:height="0.8173in" svg:x="0.328in" svg:y="0.5in" svg:viewBox="0 0 1786 2077" draw:points="503,119 1786,0 1733,1706 926,2077 265,1627 820,926 0,727 543,105 582,105"><text:p/></draw:polygon><draw:polygon draw:style-name="gr3" draw:text-style-name="P121" svg:width="0.7965in" svg:height="0.6713in" svg:x="1.0102in" svg:y="0.5in" svg:viewBox="0 0 2024 1706" draw:points="1601,158 1270,145 53,0 0,1706 953,1481 953,1164 1786,1455 2024,555 1614,158"><text:p/></draw:polygon><draw:polygon draw:style-name="gr4" draw:text-style-name="P121" svg:width="0.3906in" svg:height="0.3382in" svg:x="0.8539in" svg:y="0.6925in" svg:viewBox="0 0 993 860" draw:points="40,238 860,0 993,622 0,847 0,860"><text:p/></draw:polygon><draw:line draw:style-name="gr5" draw:text-style-name="P121" svg:x1="0.7654in" svg:y1="1.6661in" svg:x2="0.7031in" svg:y2="2.0307in"><text:p/></draw:line><draw:line draw:style-name="gr5" draw:text-style-name="P122" svg:x1="2.1197in" svg:y1="1.1925in" svg:x2="2.5417in" svg:y2="1.5051in"><text:p/></draw:line><draw:frame draw:style-name="gr6" draw:text-style-name="P124" svg:width="0.3453in" svg:height="0.3567in" svg:x="0.8543in" svg:y="0.639in"><draw:text-box><text:p text:style-name="P123"><text:span text:style-name="T43">A</text:span></text:p></draw:text-box></draw:frame><draw:frame draw:style-name="gr6" draw:text-style-name="P124" svg:width="0.3453in" svg:height="0.3567in" svg:x="0.552in" svg:y="0.8575in"><draw:text-box><text:p text:style-name="P123"><text:span text:style-name="T43">B</text:span></text:p></draw:text-box></draw:frame><draw:frame draw:style-name="gr6" draw:text-style-name="P124" svg:width="0.3551in" svg:height="0.3567in" svg:x="1.3543in" svg:y="0.552in"><draw:text-box><text:p text:style-name="P123"><text:span text:style-name="T43">C</text:span></text:p></draw:text-box></draw:frame><draw:frame draw:style-name="gr6" draw:text-style-name="P124" svg:width="0.3551in" svg:height="0.3567in" svg:x="0.7811in" svg:y="0in"><draw:text-box><text:p text:style-name="P123"><text:span text:style-name="T43">D</text:span></text:p></draw:text-box></draw:frame><draw:frame draw:style-name="gr6" draw:text-style-name="P124" svg:width="0.3453in" svg:height="0.3567in" svg:x="1.6043in" svg:y="1.4063in"><draw:text-box><text:p text:style-name="P123"><text:span text:style-name="T43">E</text:span></text:p></draw:text-box></draw:frame></draw:g></text:p>
      <text:p text:style-name="P5">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5">Although Athena allows neighborhoods that overlap without nesting, like A, it works better in practice if stacked neighborhoods are properly nested. <text:s/>Consequently, the borders of B and C should go around A, rather than A being overlaid on top of them.</text:p>
      <text:p text:style-name="P10"><text:span text:style-name="T16">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6">neighborhood to another is an input to Athena called </text:span><text:span text:style-name="T10">neighborhood proximity</text:span><text:span text:style-name="T16">. <text:s/>There are four proximity levels: </text:span><text:span text:style-name="T10">here, near, far, </text:span><text:span text:style-name="T16">and </text:span><text:span text:style-name="T10">remote</text:span><text:span text:style-name="T16">. <text:s/>The above diagram shows proximity to neighborhood A. <text:s/>From A's point of view, A is </text:span><text:span text:style-name="T10">here</text:span><text:span text:style-name="T16">, B and C are </text:span><text:span text:style-name="T10">near</text:span><text:span text:style-name="T16"> A, and outlying area D is </text:span><text:span text:style-name="T10">far</text:span><text:span text:style-name="T16"> from A. <text:s/>Neighborhood E is </text:span><text:span text:style-name="T10">remote</text:span><text:span text:style-name="T16">.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P117" text:outline-level="3">Local vs. Non-Local Neighborhoods</text:h>
      <text:p text:style-name="Text_20_body"><text:span text:style-name="T16">All neighborhoods are flagged as being </text:span><text:span text:style-name="T10">local</text:span><text:span text:style-name="T16"> or </text:span><text:span text:style-name="T10">non-local</text:span><text:span text:style-name="T16">, based on whether or not they participate directly in the economy of the region of interest, also called the </text:span><text:span text:style-name="T10">local region</text:span><text:span text:style-name="T16">. <text:s/>If the region of interest is Pakistan, for example, we might include portions of India and Afghanistan in the playbox but exclude them from the local economy.</text:span></text:p>
      <text:h text:style-name="P112" text:outline-level="2">Groups</text:h>
      <text:p text:style-name="Text_20_body"><text:span text:style-name="T16">The people in the playbox are divided into </text:span><text:span text:style-name="T10">groups</text:span><text:span text:style-name="T16">, of which there are three kinds: civilian groups, force groups, and organization groups.</text:span></text:p>
      <text:h text:style-name="P117"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9">neighborhood group</text:span>.</text:p>
      <text:p text:style-name="Text_20_body">Each neighborhood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9">personnel</text:span>, rather than as <text:span text:style-name="T9">population; </text:span><text:span text:style-name="T16">in Athena, however, unlike JNEM, there is no real difference between the two.</text:span></text:p>
      <text:p text:style-name="Text_20_body">Athena models neighborhood groups in detail, tracking the attitudes of each group in each neighborhood as the group’s members are affected by a variety of events and situations.</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726502640" text:style-name="L5">
        <text:list-item>
          <text:p text:style-name="P62">Regular military, e.g., the U.S. Army</text:p>
        </text:list-item>
        <text:list-item>
          <text:p text:style-name="P62">Paramilitary, e.g., SWAT teams and other combat-trained police units</text:p>
        </text:list-item>
        <text:list-item>
          <text:p text:style-name="P62">Police, e.g., normal civilian police</text:p>
        </text:list-item>
        <text:list-item>
          <text:p text:style-name="P62">Irregular military, e.g., militias</text:p>
        </text:list-item>
        <text:list-item>
          <text:p text:style-name="P62">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10">force level</text:span><text:span text:style-name="T16">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10">uniformed</text:span><text:span text:style-name="T16"> or </text:span><text:span text:style-name="T10">non-uniformed</text:span><text:span text:style-name="T16">;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28"><text:soft-page-break/>Athena tracks the attitudes of each organization group toward working in each neighborhood; a group that is willing to work in a low-risk neighborhood might be unwilling to work in a neighborhood it perceives as high-risk.</text:p>
      <text:h text:style-name="Heading_20_3" text:outline-level="3">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9">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536986686" text:style-name="L6">
        <text:list-item>
          <text:p text:style-name="P63">Force security</text:p>
        </text:list-item>
        <text:list-item>
          <text:p text:style-name="P63">Group activity scheduling, staffing, and analysis, including Activity Situations (actsits).</text:p>
        </text:list-item>
        <text:list-item>
          <text:p text:style-name="P63">The Athena Attrition Model (AAM)</text:p>
        </text:list-item>
        <text:list-item>
          <text:p text:style-name="P63">Environmental Situations (ensits)</text:p>
        </text:list-item>
      </text:list>
      <text:h text:style-name="Heading_20_3" text:outline-level="3">Demographics</text:h>
      <text:p text:style-name="Text_20_body">The Demographics model tracks the civilian population of the playbox by neighborhood and group, and breaks down each neighborhood group's population in a variety of ways. <text:s/>Populations change as civilians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1" text:note-class="footnote"><text:note-citation>1</text:note-citation><text:note-body><text:p text:style-name="Footnote">In Athena 2.1 there is only one demsit type, Unemployment; see the <text:span text:style-name="T10">Athena Rules</text:span><text:span text:style-name="T16"> document for details.</text:span></text:p></text:note-body></text:note></text:p>
      <text:h text:style-name="Heading_20_3" text:outline-level="3"><text:bookmark text:name="__RefHeading__35345922"/><text:soft-page-break/>Attitudes<text:bookmark-end text:name="__RefHeading__35345922"/></text:h>
      <text:p text:style-name="Text_20_body">The Attitudes model is responsible for tracking the effects of events and situations (collectively known as <text:span text:style-name="T10">drivers</text:span><text:span text:style-name="T16">) on the attitudes of neighborhood and organization groups. <text:s/>Attitudes currently include satisfaction of a group with respect to a variety of concerns, and cooperation of neighborhood groups with force groups.</text:span></text:p>
      <text:p text:style-name="Text_20_body"><text:span text:style-name="T16">The engine responsible for tracking attitudes and changes to attitudes is called the Generalized Regional Attitude Model (GRAM); it is documented in great detail in the </text:span><text:span text:style-name="T10">Mars Analyst's Guide</text:span><text:span text:style-name="T16">, which is delivered with Athena; see section</text:span><text:span text:style-name="T16"><text:bookmark-ref text:reference-format="number" text:ref-name="__RefHeading__30675922"> 1.3 </text:bookmark-ref></text:span><text:span text:style-name="T16">.</text:span></text:p>
      <text:p text:style-name="Text_20_body"><text:span text:style-name="T16">The </text:span><text:span text:style-name="T10">Driver Assessment Model</text:span><text:span text:style-name="T16">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10">Athena Rules</text:span><text:span text:style-name="T16"> document; see section</text:span><text:span text:style-name="T16"><text:bookmark-ref text:reference-format="number" text:ref-name="__RefHeading__30675922"> 1.3 </text:bookmark-ref></text:span><text:span text:style-name="T16">. <text:s/>A wide variety of drivers already exist: activity situations, environmental situations, demographic situations, <text:s/>and civilian and organization casualties; in addition, the user may created their own </text:span><text:span text:style-name="T10">Magic Attitude Drivers</text:span><text:span text:style-name="T16"> (MADs), in effect writing DAM rules on the fly.</text:span></text:p>
      <text:h text:style-name="P117" text:outline-level="3">Economics</text:h>
      <text:p text:style-name="P3">The new Economics model tracks employment and the production of goods and services in the local region. <text:s/>The economy changes in response to changes in neighborhood demographics and production capacity, and (via the Demographics model) drives the new Unemployment situation.</text:p>
      <text:h text:style-name="P112" text:outline-level="2">Simulated Time</text:h>
      <text:p text:style-name="P3">Athena uses the following measures of simulated time.</text:p>
      <text:p text:style-name="Text_20_body"><text:span text:style-name="T16">Athena's clock measures time in integer </text:span><text:span text:style-name="T10">ticks</text:span><text:span text:style-name="T16"> since time 0. <text:s/>The tick is the smallest time interval with which Athena is concerned; simulation time always advances tick-by-tick. <text:s/>Each tick represents a single day of simulated time.</text:span></text:p>
      <text:p text:style-name="Text_20_body"><text:span text:style-name="T16">Time 0 is mapped to a calendar date by a </text:span><text:span text:style-name="T10">start date</text:span><text:span text:style-name="T16"> set by the user. <text:s/>Athena then outputs simulated time as either some number of integer ticks or as a zulu time string based on the start date.</text:span></text:p>
      <text:p text:style-name="Text_20_body"><text:span text:style-name="T16">Athena is a time-step simulation; many computations take place at each time tick. <text:s/>Some models are triggered every so many ticks; these trigger points are called </text:span><text:span text:style-name="T10">tocks</text:span><text:span text:style-name="T16">. <text:s/>For example, economics and attrition are assessed every seven ticks (by default); thus, we say that the economics tock and the attrition tock are each seven ticks.</text:span></text:p>
      <text:p text:style-name="P28"><text:span text:style-name="T16">We expect the analyst to run Athena forward in increments of 30 to 90 days (ticks), pausing at the end of each interval to check the status and make changes. <text:s/>These increments are sometimes referred to as </text:span><text:span text:style-name="T10">game turns</text:span><text:span text:style-name="T16">, or just </text:span><text:span text:style-name="T10">turns</text:span><text:span text:style-name="T16">.</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5">Scenario Preparation or </text:span><text:span text:style-name="T32">PREP</text:span><text:span text:style-name="T15"> state. <text:s/>In this state, the analyst creates neighborhoods, groups, and so forth, and sets up their initial attributes. <text:s/></text:span></text:p>
      <text:p text:style-name="Text_20_body"><text:span text:style-name="T15">When the analyst is satisfied with the scenario, the scenario is </text:span><text:span text:style-name="T12">locked</text:span><text:span text:style-name="T17">. <text:s/>At this time, Athena:</text:span></text:p>
      <text:list xml:id="list60596309" text:style-name="L7">
        <text:list-item>
          <text:p text:style-name="P66">Initializes GRAM.</text:p>
        </text:list-item>
        <text:list-item>
          <text:p text:style-name="P66">Staffs activities based on the initial activity schedule.</text:p>
        </text:list-item>
        <text:list-item>
          <text:p text:style-name="P66">Computes demographics and force security. <text:s/></text:p>
        </text:list-item>
        <text:list-item>
          <text:p text:style-name="P66">Calibrates the economics model.</text:p>
        </text:list-item>
        <text:list-item>
          <text:p text:style-name="P66">Executes any simulation orders scheduled to be executed at time 0.</text:p>
        </text:list-item>
        <text:list-item>
          <text:p text:style-name="P64"><text:span text:style-name="T17">Enters the </text:span><text:span text:style-name="T19">PAUSED</text:span><text:span text:style-name="T17"> state.</text:span></text:p>
        </text:list-item>
      </text:list>
      <text:p text:style-name="Text_20_body"><text:span text:style-name="T17">In the </text:span><text:span text:style-name="T19">PAUSED</text:span><text:span text:style-name="T17"> state the analyst may set force levels, schedule force level changes, schedule activities, and execute and schedule many other simulation orders. <text:s/>Then, the analyst may request a </text:span><text:span text:style-name="T12">game turn</text:span><text:span text:style-name="T17"> of from 1 tick to 90 ticks in length. <text:s/>The simulation state changes to </text:span><text:span text:style-name="T19">RUNNING</text:span><text:span text:style-name="T17">, and time advances tick by tick.</text:span></text:p>
      <text:p text:style-name="P3">During each tick, Athena performs the following steps:</text:p>
      <text:list xml:id="list1334049733" text:style-name="L8">
        <text:list-item>
          <text:p text:style-name="P68">Updates the demographics and activity statistics.</text:p>
        </text:list-item>
        <text:list-item>
          <text:p text:style-name="P68">Assesses attrition and the economy (if it is the correct tock)</text:p>
        </text:list-item>
        <text:list-item>
          <text:p text:style-name="P68">Assesses environment, activity, and demographic situations.</text:p>
        </text:list-item>
        <text:list-item>
          <text:p text:style-name="P68">Advances GRAM.</text:p>
        </text:list-item>
        <text:list-item>
          <text:p text:style-name="P68">Saves a variety of historical data, for later plotting.</text:p>
        </text:list-item>
      </text:list>
      <text:list xml:id="list296237252" text:style-name="L9">
        <text:list-item>
          <text:p text:style-name="P73">Updates the simulation time by one tick.</text:p>
        </text:list-item>
        <text:list-item>
          <text:p text:style-name="P69">Executes any scheduled events:</text:p>
        </text:list-item>
        <text:list-item>
          <text:p text:style-name="P94">Spawning or resolving of environment situations</text:p>
        </text:list-item>
        <text:list-item>
          <text:p text:style-name="P94">Scheduled orders</text:p>
        </text:list-item>
        <text:list-item>
          <text:p text:style-name="P97">Staffs activities.</text:p>
        </text:list-item>
        <text:list-item>
          <text:p text:style-name="P99"><text:soft-page-break/><text:span text:style-name="T16">Returns to the </text:span><text:span text:style-name="T19">PAUSED</text:span><text:span text:style-name="T12"> </text:span><text:span text:style-name="T17">state if the stopping time has been reached, allowing the analyst to make changes.</text:span></text:p>
          <text:p text:style-name="P101">It is useful to think of these various computations as being performed at different times of day:</text:p>
        </text:list-item>
        <text:list-item>
          <text:p text:style-name="P74">Midnight: the simulation time is advanced by one tick.</text:p>
        </text:list-item>
        <text:list-item>
          <text:p text:style-name="P74">Morning: activities are staffed and scheduled orders are executed.</text:p>
        </text:list-item>
        <text:list-item>
          <text:p text:style-name="P74">Noon: if <text:span text:style-name="T32">PAUSED</text:span><text:span text:style-name="T15">, the</text:span> analyst can make changes interactively.</text:p>
        </text:list-item>
        <text:list-item>
          <text:p text:style-name="P74">Evening: the activities and events of the day are assessed for their attitude implications, and GRAM is advanced.</text:p>
        </text:list-item>
        <text:list-item>
          <text:p text:style-name="P74">Midnight: the simulation time is advanced by one tick.</text:p>
        </text:list-item>
      </text:list>
      <text:p text:style-name="Text_20_body">In short, the simulation pauses in the middle of the tick. <text:s/>As a result, if a situation begins at time <text:span text:style-name="T10">t</text:span><text:span text:style-name="T16"> the</text:span> user will first see it at time <draw:frame draw:style-name="fr1" draw:name="Object1" text:anchor-type="as-char" svg:width="0.2839in" svg:height="0.1839in" draw:z-index="163"><draw:object xlink:href="./Object 1" xlink:type="simple" xlink:show="embed" xlink:actuate="onLoad"/><draw:image xlink:href="./ObjectReplacements/Object 1" xlink:type="simple" xlink:show="embed" xlink:actuate="onLoad"/></draw:frame><text:span text:style-name="T16">. <text:s/></text:span><text:s/></text:p>
      <text:p text:style-name="Text_20_body"/>
      <text:h text:style-name="P111" text:outline-level="1">Force Analysis</text:h>
      <text:p text:style-name="Text_20_body">Athena analyzes the forces present in each neighborhood and the neighborhood demographics, to determine the following quantities for each group and neighborhood:</text:p>
      <text:p text:style-name="Text_20_body"><text:span text:style-name="T31">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31">Volatility:</text:span> The volatility of a neighborhood is the likelihood of spontaneous violence within the neighborhood, measured as a score from 0 (least volatile) to 100 (most volatile). </text:p>
      <text:p text:style-name="Text_20_body"><text:span text:style-name="T18">Force</text:span><text:span text:style-name="T16">: A group’s force in a neighborhood is its physical ability to use its assets to control that neighborhood through force. The major component of force is military strength.</text:span></text:p>
      <text:h text:style-name="P112" text:outline-level="2">Measuring Force</text:h>
      <text:p text:style-name="P3">In general:</text:p>
      <text:list xml:id="list1791533666" text:style-name="L10">
        <text:list-item>
          <text:p text:style-name="P75"><text:span text:style-name="T16">The primary component of group </text:span><text:span text:style-name="T10">g</text:span><text:span text:style-name="T16">'s force in neighborhood </text:span><text:span text:style-name="T10">n</text:span><text:span text:style-name="T16"> is group </text:span><text:span text:style-name="T10">g</text:span><text:span text:style-name="T16">'s assets in the neighborhood. <text:s/>In Athena, a group's assets are its people. <text:s/>Athena has no notion of equipment.</text:span></text:p>
        </text:list-item>
        <text:list-item>
          <text:p text:style-name="P75"><text:span text:style-name="T16">Friendly military personnel in neighborhood </text:span><text:span text:style-name="T10">n</text:span><text:span text:style-name="T16">, i.e., those with a positive relationship with </text:span><text:span text:style-name="T10">g</text:span><text:span text:style-name="T16">, should increase </text:span><text:span text:style-name="T10">g</text:span><text:span text:style-name="T16">'s force in proportion to their numbers.</text:span></text:p>
        </text:list-item>
        <text:list-item>
          <text:p text:style-name="P75"><text:span text:style-name="T16">Friendly civilians <text:s/>in </text:span><text:span text:style-name="T10">n</text:span><text:span text:style-name="T16"> should also increase </text:span><text:span text:style-name="T10">g</text:span><text:span text:style-name="T16">'s force, but by a smaller amount per person than soldiers or militia. <text:s/>However, an aggressive demeanor and a negative mood (</text:span><text:span text:style-name="T16"><draw:frame draw:style-name="fr1" draw:name="Object43" text:anchor-type="as-char" svg:width="0.202in" svg:height="0.2772in" draw:z-index="164"><draw:object xlink:href="./Object 2" xlink:type="simple" xlink:show="embed" xlink:actuate="onLoad"/><draw:image xlink:href="./ObjectReplacements/Object 2" xlink:type="simple" xlink:show="embed" xlink:actuate="onLoad"/></draw:frame></text:span><text:span text:style-name="T16">) can increase a civilian group's force multiplier.</text:span></text:p>
        </text:list-item>
        <text:list-item>
          <text:p text:style-name="P75"><text:span text:style-name="T16">Friendly contractor personnel in </text:span><text:span text:style-name="T10">n</text:span><text:span text:style-name="T16"> may also increase </text:span><text:span text:style-name="T10">g</text:span><text:span text:style-name="T16">'s force, but personnel from friendly IGOs and NGOs are expected to remain neutral in case of conflict and do not contribute to </text:span><text:span text:style-name="T10">g</text:span><text:span text:style-name="T16">'s force.</text:span></text:p>
        </text:list-item>
        <text:list-item>
          <text:p text:style-name="P75"><text:span text:style-name="T16">Friendly military <text:s/>and civilian personnel in nearby neighborhoods should also increase </text:span><text:span text:style-name="T10">g</text:span><text:span text:style-name="T16">'s force, but to a smaller extent than military <text:s/>and civilian personnel in neighborhood </text:span><text:span text:style-name="T10">n</text:span><text:span text:style-name="T16">.</text:span></text:p>
        </text:list-item>
        <text:list-item>
          <text:p text:style-name="P102"><text:span text:style-name="T16">Also of interest is the force aligned against group </text:span><text:span text:style-name="T10">g</text:span><text:span text:style-name="T16">, from the groups that oppose group </text:span><text:span text:style-name="T10">g</text:span><text:span text:style-name="T16">. <text:s/>And just as </text:span><text:span text:style-name="T10">g</text:span><text:span text:style-name="T16"> can call in its friends from nearby neighborhoods, so can </text:span><text:span text:style-name="T10">g</text:span><text:span text:style-name="T16">'s enemies.</text:span></text:p>
        </text:list-item>
      </text:list>
      <text:p text:style-name="P3">Using these concepts we will build up a notion of force which can be used to define neighborhood volatility, and then a group's security within the neighborhood.</text:p>
      <text:p text:style-name="Text_20_body"><text:span text:style-name="T16">First, group </text:span><text:span text:style-name="T10">g</text:span><text:span text:style-name="T16">'s own force in neighborhood </text:span><text:span text:style-name="T10">n</text:span><text:span text:style-name="T16"> is</text:span></text:p>
      <text:p text:style-name="Text_20_body"><text:soft-page-break/><text:span text:style-name="T16"><text:tab/></text:span><text:span text:style-name="T16"><draw:frame draw:style-name="fr1" draw:name="Object2" text:anchor-type="as-char" svg:width="2.2752in" svg:height="0.2091in" draw:z-index="165"><draw:object xlink:href="./Object 3" xlink:type="simple" xlink:show="embed" xlink:actuate="onLoad"/><draw:image xlink:href="./ObjectReplacements/Object 3" xlink:type="simple" xlink:show="embed" xlink:actuate="onLoad"/></draw:frame></text:span></text:p>
      <text:p text:style-name="P3">where</text:p>
      <text:p text:style-name="Definitions"><text:span text:style-name="T16"><draw:frame draw:style-name="fr1" draw:name="Object3" text:anchor-type="as-char" svg:width="0.2201in" svg:height="0.2083in" draw:z-index="166"><draw:object xlink:href="./Object 4" xlink:type="simple" xlink:show="embed" xlink:actuate="onLoad"/><draw:image xlink:href="./ObjectReplacements/Object 4" xlink:type="simple" xlink:show="embed" xlink:actuate="onLoad"/></draw:frame></text:span><text:span text:style-name="T16"><text:tab/>=<text:tab/>The force multiplier for group </text:span><text:span text:style-name="T10">g</text:span><text:span text:style-name="T16"> in neighborhood </text:span><text:span text:style-name="T10">n</text:span><text:span text:style-name="T16">. <text:s/>This value is defined differently for civilian groups than other groups.</text:span></text:p>
      <text:p text:style-name="Definitions"><text:span text:style-name="T16"><draw:frame draw:style-name="fr1" draw:name="Object4" text:anchor-type="as-char" svg:width="0.7661in" svg:height="0.2083in" draw:z-index="167"><draw:object xlink:href="./Object 5" xlink:type="simple" xlink:show="embed" xlink:actuate="onLoad"/><draw:image xlink:href="./ObjectReplacements/Object 5" xlink:type="simple" xlink:show="embed" xlink:actuate="onLoad"/></draw:frame></text:span><text:span text:style-name="T16"><text:tab/>=<text:tab/>The number of group </text:span><text:span text:style-name="T10">g</text:span><text:span text:style-name="T16">'s personnel present in neighborhood </text:span><text:span text:style-name="T10">n</text:span><text:span text:style-name="T16">.</text:span></text:p>
      <text:p text:style-name="P50"/>
      <text:p text:style-name="P11"><text:span text:style-name="T16">Force Multiplier for Civilian Groups:</text:span><text:span text:style-name="T17"> <text:s/>For civilian group </text:span><text:span text:style-name="T12">g</text:span><text:span text:style-name="T17"> in neighborhood </text:span><text:span text:style-name="T12">n</text:span><text:span text:style-name="T17">, the force multiplier <text:s/></text:span><text:span text:style-name="T17"><draw:frame draw:style-name="fr1" draw:name="Object54" text:anchor-type="as-char" svg:width="0.2272in" svg:height="0.2772in" draw:z-index="168"><draw:object xlink:href="./Object 6" xlink:type="simple" xlink:show="embed" xlink:actuate="onLoad"/><draw:image xlink:href="./ObjectReplacements/Object 6" xlink:type="simple" xlink:show="embed" xlink:actuate="onLoad"/></draw:frame></text:span><text:span text:style-name="T17"> is defined as follows:</text:span></text:p>
      <text:p text:style-name="Text_20_body"><text:span text:style-name="T16"><text:tab/></text:span><text:span text:style-name="T16"><draw:frame draw:style-name="fr1" draw:name="Object55" text:anchor-type="as-char" svg:width="1.4138in" svg:height="0.2772in" draw:z-index="169"><draw:object xlink:href="./Object 7" xlink:type="simple" xlink:show="embed" xlink:actuate="onLoad"/><draw:image xlink:href="./ObjectReplacements/Object 7" xlink:type="simple" xlink:show="embed" xlink:actuate="onLoad"/></draw:frame></text:span></text:p>
      <text:p text:style-name="Text_20_body"><text:span text:style-name="T16">Here, </text:span><text:span text:style-name="T10">a</text:span><text:span text:style-name="T16"> is a multiplier, nominally 0.1, which reflects that only a small fraction of the population will be available to participate in a fracas at any given time.</text:span><text:span text:style-name="T16"><text:note text:id="ftn2" text:note-class="footnote"><text:note-citation>2</text:note-citation><text:note-body><text:p text:style-name="Footnote">Model parameter: <text:span text:style-name="T1">force.population</text:span></text:p></text:note-body></text:note></text:span><text:span text:style-name="T16"> <text:s/></text:span><text:span text:style-name="T16"><draw:frame draw:style-name="fr1" draw:name="Object62" text:anchor-type="as-char" svg:width="0.239in" svg:height="0.2772in" draw:z-index="170"><draw:object xlink:href="./Object 8" xlink:type="simple" xlink:show="embed" xlink:actuate="onLoad"/><draw:image xlink:href="./ObjectReplacements/Object 8" xlink:type="simple" xlink:show="embed" xlink:actuate="onLoad"/></draw:frame></text:span><text:span text:style-name="T16"> is a multiplier based on the demeanor of </text:span><text:span text:style-name="T10">g</text:span><text:span text:style-name="T16"> in </text:span><text:span text:style-name="T10">n.</text:span><text:span text:style-name="T10"><text:note text:id="ftn3" text:note-class="footnote"><text:note-citation>3</text:note-citation><text:note-body><text:p text:style-name="Footnote">Model parameter: <text:span text:style-name="T1">force.demeanor.*</text:span></text:p></text:note-body></text:note></text:span><text:span text:style-name="T10"> <text:s/></text:span><text:span text:style-name="T10"><draw:frame draw:style-name="fr1" draw:name="Object64" text:anchor-type="as-char" svg:width="0.2689in" svg:height="0.2772in" draw:z-index="171"><draw:object xlink:href="./Object 9" xlink:type="simple" xlink:show="embed" xlink:actuate="onLoad"/><draw:image xlink:href="./ObjectReplacements/Object 9" xlink:type="simple" xlink:show="embed" xlink:actuate="onLoad"/></draw:frame></text:span><text:span text:style-name="T16"> is a multiplier based on the mood </text:span><text:span text:style-name="T16"><draw:frame draw:style-name="fr1" draw:name="Object65" text:anchor-type="as-char" svg:width="0.202in" svg:height="0.2772in" draw:z-index="172"><draw:object xlink:href="./Object 10" xlink:type="simple" xlink:show="embed" xlink:actuate="onLoad"/><draw:image xlink:href="./ObjectReplacements/Object 10" xlink:type="simple" xlink:show="embed" xlink:actuate="onLoad"/></draw:frame></text:span><text:span text:style-name="T16"> of group </text:span><text:span text:style-name="T10">g</text:span><text:span text:style-name="T16"> in </text:span><text:span text:style-name="T10">n</text:span><text:span text:style-name="T16">. <text:s/>It is assumed that the more aggressive the demeanor and the worse the mood, the more likely it is that civilians will use force to aid their friends and hinder their foes:</text:span></text:p>
      <text:p text:style-name="Text_20_body"><text:span text:style-name="T16"><text:tab/></text:span><text:span text:style-name="T16"><draw:frame draw:style-name="fr1" draw:name="Object66" text:anchor-type="as-char" svg:width="2.722in" svg:height="0.8244in" draw:z-index="173"><draw:object xlink:href="./Object 11" xlink:type="simple" xlink:show="embed" xlink:actuate="onLoad"/><draw:image xlink:href="./ObjectReplacements/Object 11" xlink:type="simple" xlink:show="embed" xlink:actuate="onLoad"/></draw:frame></text:span></text:p>
      <text:p text:style-name="Text_20_body"><text:span text:style-name="T16"><text:tab/></text:span><text:span text:style-name="T16"><draw:frame draw:style-name="fr1" draw:name="Object67" text:anchor-type="as-char" svg:width="1.3492in" svg:height="0.5839in" draw:z-index="174"><draw:object xlink:href="./Object 12" xlink:type="simple" xlink:show="embed" xlink:actuate="onLoad"/><draw:image xlink:href="./ObjectReplacements/Object 12" xlink:type="simple" xlink:show="embed" xlink:actuate="onLoad"/></draw:frame></text:span></text:p>
      <text:p text:style-name="Text_20_body"><text:span text:style-name="T16">Here, </text:span><text:span text:style-name="T10">b</text:span><text:span text:style-name="T16"> is a factor that determines how strongly a group's mood contributes to its force.</text:span><text:span text:style-name="T16"><text:note text:id="ftn4" text:note-class="footnote"><text:note-citation>4</text:note-citation><text:note-body><text:p text:style-name="Footnote">Model parameter: <text:span text:style-name="T1">force.mood</text:span></text:p></text:note-body></text:note></text:span><text:span text:style-name="T16"> <text:s/>If </text:span><text:span text:style-name="T10">b</text:span><text:span text:style-name="T16"> is 0.2, for example, the effect of mood will range from 0.8 (when group </text:span><text:span text:style-name="T10">g</text:span><text:span text:style-name="T16"> is perfectly satisfied) to 1.2 (when group </text:span><text:span text:style-name="T10">g</text:span><text:span text:style-name="T16"> is perfectly dissatisfied).</text:span></text:p>
      <text:p text:style-name="P11"><text:span text:style-name="T16">Force Multiplier for Force and Organization Groups:</text:span><text:span text:style-name="T17"> <text:s/>For force or organization group </text:span><text:span text:style-name="T12">g</text:span><text:span text:style-name="T17"> in neighborhood </text:span><text:span text:style-name="T12">n</text:span><text:span text:style-name="T17">, the force multiplier </text:span><text:span text:style-name="T17"><draw:frame draw:style-name="fr1" draw:name="Object5" text:anchor-type="as-char" svg:width="0.2272in" svg:height="0.2772in" draw:z-index="175"><draw:object xlink:href="./Object 13" xlink:type="simple" xlink:show="embed" xlink:actuate="onLoad"/><draw:image xlink:href="./ObjectReplacements/Object 13" xlink:type="simple" xlink:show="embed" xlink:actuate="onLoad"/></draw:frame></text:span><text:span text:style-name="T17">is intended to account for the effectiveness and demeanor of the unit's personnel:</text:span></text:p>
      <text:p text:style-name="P11"><text:span text:style-name="T17"><text:tab/></text:span><text:span text:style-name="T17"><draw:frame draw:style-name="fr1" draw:name="Object97" text:anchor-type="as-char" svg:width="1.0902in" svg:height="0.278in" draw:z-index="181"><draw:object xlink:href="./Object 14" xlink:type="simple" xlink:show="embed" xlink:actuate="onLoad"/><draw:image xlink:href="./ObjectReplacements/Object 14" xlink:type="simple" xlink:show="embed" xlink:actuate="onLoad"/></draw:frame></text:span></text:p>
      <text:p text:style-name="P11"><draw:frame draw:style-name="fr1" draw:name="Object98" text:anchor-type="as-char" svg:width="0.239in" svg:height="0.2772in" draw:z-index="182"><draw:object xlink:href="./Object 15" xlink:type="simple" xlink:show="embed" xlink:actuate="onLoad"/><draw:image xlink:href="./ObjectReplacements/Object 15" xlink:type="simple" xlink:show="embed" xlink:actuate="onLoad"/></draw:frame><text:span text:style-name="T17"> is defined above; note that demeanor is constant across neighborhoods for force and organization </text:span><text:soft-page-break/><text:span text:style-name="T17">groups. <text:s/></text:span><text:span text:style-name="T17"><draw:frame draw:style-name="fr1" draw:name="Object99" text:anchor-type="as-char" svg:width="0.178in" svg:height="0.278in" draw:z-index="183"><draw:object xlink:href="./Object 16" xlink:type="simple" xlink:show="embed" xlink:actuate="onLoad"/><draw:image xlink:href="./ObjectReplacements/Object 16" xlink:type="simple" xlink:show="embed" xlink:actuate="onLoad"/></draw:frame></text:span><text:span text:style-name="T17">, the unit force multiplier, should ideally depend on the type of the unit and the nature of its assets. <text:s/>In Athena, however, all units are the same and have no assets other than personnel, and so </text:span><text:span text:style-name="T17"><draw:frame draw:style-name="fr1" draw:name="Object100" text:anchor-type="as-char" svg:width="0.178in" svg:height="0.278in" draw:z-index="184"><draw:object xlink:href="./Object 17" xlink:type="simple" xlink:show="embed" xlink:actuate="onLoad"/><draw:image xlink:href="./ObjectReplacements/Object 17" xlink:type="simple" xlink:show="embed" xlink:actuate="onLoad"/></draw:frame></text:span><text:span text:style-name="T17"> is constant for each group. <text:s/>It is defined as shown in the following table:</text:span><text:span text:style-name="T17"><text:note text:id="ftn5" text:note-class="footnote"><text:note-citation>5</text:note-citation><text:note-body><text:p text:style-name="Footnote">Model parameters: <text:span text:style-name="T1">force.orgtype.*</text:span>, <text:span text:style-name="T1">force.forcetype.*</text:span></text:p></text:note-body></text:note></text:span></text:p>
      <table:table table:name="Table1" table:style-name="Table1">
        <table:table-column table:style-name="Table1.A" table:number-columns-repeated="3"/>
        <table:table-column table:style-name="Table1.D"/>
        <table:table-row>
          <table:table-cell table:style-name="Table1.A1" table:number-columns-spanned="3" office:value-type="string">
            <text:p text:style-name="P34">Characteristics of Unit <text:span text:style-name="T10">i</text:span></text:p>
          </table:table-cell>
          <table:covered-table-cell/>
          <table:covered-table-cell/>
          <table:table-cell table:style-name="Table1.D1" office:value-type="string">
            <text:p text:style-name="P34"><draw:frame draw:style-name="fr1" draw:name="Object101" text:anchor-type="as-char" svg:width="0.178in" svg:height="0.278in" draw:z-index="185"><draw:object xlink:href="./Object 18" xlink:type="simple" xlink:show="embed" xlink:actuate="onLoad"/><draw:image xlink:href="./ObjectReplacements/Object 18" xlink:type="simple" xlink:show="embed" xlink:actuate="onLoad"/></draw:frame></text:p>
          </table:table-cell>
        </table:table-row>
        <table:table-row>
          <table:table-cell table:style-name="Table1.A2" table:number-rows-spanned="3" office:value-type="string">
            <text:p text:style-name="P35">Unit's group type is Organization (ORG)</text:p>
          </table:table-cell>
          <table:table-cell table:style-name="Table1.A2" table:number-rows-spanned="3" office:value-type="string">
            <text:p text:style-name="P35">Group's ORG type is:</text:p>
          </table:table-cell>
          <table:table-cell table:style-name="Table1.A2" office:value-type="string">
            <text:p text:style-name="P35">NGO</text:p>
          </table:table-cell>
          <table:table-cell table:style-name="Table1.D2" office:value-type="float" office:value="0">
            <text:p text:style-name="P36">0</text:p>
          </table:table-cell>
        </table:table-row>
        <table:table-row>
          <table:covered-table-cell/>
          <table:covered-table-cell/>
          <table:table-cell table:style-name="Table1.A2" office:value-type="string">
            <text:p text:style-name="P35">IGO</text:p>
          </table:table-cell>
          <table:table-cell table:style-name="Table1.D2" office:value-type="float" office:value="0">
            <text:p text:style-name="P36">0</text:p>
          </table:table-cell>
        </table:table-row>
        <table:table-row>
          <table:covered-table-cell/>
          <table:covered-table-cell/>
          <table:table-cell table:style-name="Table1.A2" office:value-type="string">
            <text:p text:style-name="P35">Contractor</text:p>
          </table:table-cell>
          <table:table-cell table:style-name="Table1.D2" office:value-type="float" office:value="2">
            <text:p text:style-name="P36">2</text:p>
          </table:table-cell>
        </table:table-row>
        <table:table-row>
          <table:table-cell table:style-name="Table1.A2" table:number-rows-spanned="5" office:value-type="string">
            <text:p text:style-name="P35">Unit's group type is Force (FRC)</text:p>
          </table:table-cell>
          <table:table-cell table:style-name="Table1.A2" table:number-rows-spanned="5" office:value-type="string">
            <text:p text:style-name="P35">Group's force type is:</text:p>
          </table:table-cell>
          <table:table-cell table:style-name="Table1.A2" office:value-type="string">
            <text:p text:style-name="P35">REGULAR</text:p>
          </table:table-cell>
          <table:table-cell table:style-name="Table1.D2" office:value-type="float" office:value="25">
            <text:p text:style-name="P36">25</text:p>
          </table:table-cell>
        </table:table-row>
        <table:table-row>
          <table:covered-table-cell/>
          <table:covered-table-cell/>
          <table:table-cell table:style-name="Table1.A2" office:value-type="string">
            <text:p text:style-name="P35">PARAMILITARY</text:p>
          </table:table-cell>
          <table:table-cell table:style-name="Table1.D2" office:value-type="float" office:value="15">
            <text:p text:style-name="P36">15</text:p>
          </table:table-cell>
        </table:table-row>
        <table:table-row>
          <table:covered-table-cell/>
          <table:covered-table-cell/>
          <table:table-cell table:style-name="Table1.A2" office:value-type="string">
            <text:p text:style-name="P35">POLICE</text:p>
          </table:table-cell>
          <table:table-cell table:style-name="Table1.D2" office:value-type="float" office:value="10">
            <text:p text:style-name="P36">10</text:p>
          </table:table-cell>
        </table:table-row>
        <table:table-row>
          <table:covered-table-cell/>
          <table:covered-table-cell/>
          <table:table-cell table:style-name="Table1.A2" office:value-type="string">
            <text:p text:style-name="P35">IRREGULAR</text:p>
          </table:table-cell>
          <table:table-cell table:style-name="Table1.D2" office:value-type="float" office:value="20">
            <text:p text:style-name="P36">20</text:p>
          </table:table-cell>
        </table:table-row>
        <table:table-row>
          <table:covered-table-cell/>
          <table:covered-table-cell/>
          <table:table-cell table:style-name="Table1.A2" office:value-type="string">
            <text:p text:style-name="P35">CRIMINAL</text:p>
          </table:table-cell>
          <table:table-cell table:style-name="Table1.D2" office:value-type="float" office:value="8">
            <text:p text:style-name="P36">8</text:p>
          </table:table-cell>
        </table:table-row>
      </table:table>
      <text:p text:style-name="P6"/>
      <text:p text:style-name="P11"><text:span text:style-name="T16">Effect of unit activities:</text:span><text:span text:style-name="T17"> <text:s/>At the January 2007 meeting of the JNEM Rules Committee, it was suggested that a unit's activity could affect its force multiplier. <text:s/>Although 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7"><text:note text:id="ftn6" text:note-class="footnote"><text:note-citation>6</text:note-citation><text:note-body><text:p text:style-name="Footnote"><text:span text:style-name="T35">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17"> <text:s/>Consequently, the committee ruled that a unit's activity need not affect its force.</text:span></text:p>
      <text:p text:style-name="P11"><text:span text:style-name="T16">Effect of Group Relationships:</text:span><text:span text:style-name="T17"> Friends and enemies are determined by their Group Relationship, </text:span><text:span text:style-name="T17"><draw:frame draw:style-name="fr1" draw:name="Object102" text:anchor-type="as-char" svg:width="0.2484in" svg:height="0.2772in" draw:z-index="186"><draw:object xlink:href="./Object 19" xlink:type="simple" xlink:show="embed" xlink:actuate="onLoad"/><draw:image xlink:href="./ObjectReplacements/Object 19" xlink:type="simple" xlink:show="embed" xlink:actuate="onLoad"/></draw:frame></text:span><text:span text:style-name="T17">, where friends have a positive relationship and enemies have a negative relationship. <text:s/>We assume that group </text:span><text:span text:style-name="T12">f</text:span><text:span text:style-name="T17"> will assist or oppose group </text:span><text:span text:style-name="T12">g</text:span><text:span text:style-name="T17"> according to the strength of the relationship from </text:span><text:span text:style-name="T12">f'</text:span><text:span text:style-name="T17">s point of view. <text:s/>For convenience we define</text:span></text:p>
      <text:p text:style-name="P11"><text:span text:style-name="T17"><text:tab/></text:span><text:span text:style-name="T17"><draw:frame draw:style-name="fr1" draw:name="Object103" text:anchor-type="as-char" svg:width="2.0902in" svg:height="1.198in" draw:z-index="187"><draw:object xlink:href="./Object 20" xlink:type="simple" xlink:show="embed" xlink:actuate="onLoad"/><draw:image xlink:href="./ObjectReplacements/Object 20" xlink:type="simple" xlink:show="embed" xlink:actuate="onLoad"/></draw:frame></text:span></text:p>
      <text:p text:style-name="P6"><text:soft-page-break/>Then,</text:p>
      <text:p text:style-name="P11"><text:span text:style-name="T17"><text:tab/></text:span><text:span text:style-name="T17"><draw:frame draw:style-name="fr1" draw:name="Object104" text:anchor-type="as-char" svg:width="2.1134in" svg:height="0.7937in" draw:z-index="188"><draw:object xlink:href="./Object 21" xlink:type="simple" xlink:show="embed" xlink:actuate="onLoad"/><draw:image xlink:href="./ObjectReplacements/Object 21" xlink:type="simple" xlink:show="embed" xlink:actuate="onLoad"/></draw:frame></text:span></text:p>
      <text:p text:style-name="P11"><text:span text:style-name="T17">Note that </text:span><text:span text:style-name="T17"><draw:frame draw:style-name="fr1" draw:name="Object105" text:anchor-type="as-char" svg:width="0.2484in" svg:height="0.2772in" draw:z-index="189"><draw:object xlink:href="./Object 22" xlink:type="simple" xlink:show="embed" xlink:actuate="onLoad"/><draw:image xlink:href="./ObjectReplacements/Object 22" xlink:type="simple" xlink:show="embed" xlink:actuate="onLoad"/></draw:frame></text:span><text:span text:style-name="T17"> need not be symmetric; if we were to replace </text:span><text:span text:style-name="T17"><draw:frame draw:style-name="fr1" draw:name="Object106" text:anchor-type="as-char" svg:width="0.2484in" svg:height="0.2772in" draw:z-index="190"><draw:object xlink:href="./Object 40" xlink:type="simple" xlink:show="embed" xlink:actuate="onLoad"/><draw:image xlink:href="./ObjectReplacements/Object 40" xlink:type="simple" xlink:show="embed" xlink:actuate="onLoad"/></draw:frame></text:span><text:span text:style-name="T17"> with </text:span><text:span text:style-name="T17"><draw:frame draw:style-name="fr1" draw:name="Object107" text:anchor-type="as-char" svg:width="0.2484in" svg:height="0.2772in" draw:z-index="191"><draw:object xlink:href="./Object 46" xlink:type="simple" xlink:show="embed" xlink:actuate="onLoad"/><draw:image xlink:href="./ObjectReplacements/Object 46" xlink:type="simple" xlink:show="embed" xlink:actuate="onLoad"/></draw:frame></text:span><text:span text:style-name="T17"> in </text:span><text:span text:style-name="T17"><draw:frame draw:style-name="fr1" draw:name="Object108" text:anchor-type="as-char" svg:width="1.0138in" svg:height="0.2772in" draw:z-index="192"><draw:object xlink:href="./Object 53" xlink:type="simple" xlink:show="embed" xlink:actuate="onLoad"/><draw:image xlink:href="./ObjectReplacements/Object 53" xlink:type="simple" xlink:show="embed" xlink:actuate="onLoad"/></draw:frame></text:span><text:span text:style-name="T17">, then we'd be assuming that group </text:span><text:span text:style-name="T12">f</text:span><text:span text:style-name="T17"> would assist group </text:span><text:span text:style-name="T12">g</text:span><text:span text:style-name="T17"> based on the strength of </text:span><text:span text:style-name="T12">g</text:span><text:span text:style-name="T17">'s feeling for </text:span><text:span text:style-name="T12">f</text:span><text:span text:style-name="T17">, which might not be at all the same thing as </text:span><text:span text:style-name="T12">f</text:span><text:span text:style-name="T17">'s feeling for </text:span><text:span text:style-name="T12">g</text:span><text:span text:style-name="T17">.</text:span></text:p>
      <text:p text:style-name="P6">Next, we take neighborhoods into account:</text:p>
      <text:p text:style-name="P11"><text:span text:style-name="T17"><text:tab/></text:span><text:span text:style-name="T17"><draw:frame draw:style-name="fr1" draw:name="Object109" text:anchor-type="as-char" svg:width="3.8799in" svg:height="0.7799in" draw:z-index="193"><draw:object xlink:href="./Object 54" xlink:type="simple" xlink:show="embed" xlink:actuate="onLoad"/><draw:image xlink:href="./ObjectReplacements/Object 54" xlink:type="simple" xlink:show="embed" xlink:actuate="onLoad"/></draw:frame></text:span></text:p>
      <text:p text:style-name="P11"><text:span text:style-name="T17">Here, </text:span><text:span text:style-name="T12">h</text:span><text:span text:style-name="T17"> is a factor, nominally 0.3, that reduces the effect of friends and enemies in nearby neighborhoods.</text:span><text:span text:style-name="T17"><text:note text:id="ftn7" text:note-class="footnote"><text:note-citation>7</text:note-citation><text:note-body><text:p text:style-name="Footnote">Model parameter: <text:span text:style-name="T1">force.proximity</text:span>. <text:s/>An appropriate value of <text:span text:style-name="T10">h</text:span><text:span text:style-name="T16"> should be selected during exercise construction to reflect the criteria used for selection of neighborhood boundaries. <text:s/>Normally, a playbox with large neighborhoods would have a smaller value for </text:span><text:span text:style-name="T10">h</text:span><text:span text:style-name="T16"> than one with small neighborhoods.</text:span></text:p></text:note-body></text:note></text:span><text:span text:style-name="T17"> <text:s/>The phrase "</text:span><text:span text:style-name="T12">m </text:span><text:span text:style-name="T17">near </text:span><text:span text:style-name="T12">n</text:span><text:span text:style-name="T17">" denotes those neighborhoods </text:span><text:span text:style-name="T12">m</text:span><text:span text:style-name="T17"> whose </text:span><text:span text:style-name="T17"><draw:frame draw:style-name="fr1" draw:name="Object110" text:anchor-type="as-char" svg:width="0.7957in" svg:height="0.2772in" draw:z-index="194"><draw:object xlink:href="./Object 55" xlink:type="simple" xlink:show="embed" xlink:actuate="onLoad"/><draw:image xlink:href="./ObjectReplacements/Object 55" xlink:type="simple" xlink:show="embed" xlink:actuate="onLoad"/></draw:frame></text:span><text:span text:style-name="T17"> is </text:span><text:span text:style-name="T12">near</text:span><text:span text:style-name="T17">, that is, those neighborhoods </text:span><text:span text:style-name="T12">m</text:span><text:span text:style-name="T17"> whose inhabitants regard neighborhood </text:span><text:span text:style-name="T12">n</text:span><text:span text:style-name="T17"> as being nearby. <text:s/>As with </text:span><text:span text:style-name="T17"><draw:frame draw:style-name="fr1" draw:name="Object111" text:anchor-type="as-char" svg:width="0.2484in" svg:height="0.2772in" draw:z-index="195"><draw:object xlink:href="./Object 57" xlink:type="simple" xlink:show="embed" xlink:actuate="onLoad"/><draw:image xlink:href="./ObjectReplacements/Object 57" xlink:type="simple" xlink:show="embed" xlink:actuate="onLoad"/></draw:frame></text:span><text:span text:style-name="T17">, </text:span><text:span text:style-name="T17"><draw:frame draw:style-name="fr1" draw:name="Object112" text:anchor-type="as-char" svg:width="0.7957in" svg:height="0.2772in" draw:z-index="196"><draw:object xlink:href="./Object 58" xlink:type="simple" xlink:show="embed" xlink:actuate="onLoad"/><draw:image xlink:href="./ObjectReplacements/Object 58" xlink:type="simple" xlink:show="embed" xlink:actuate="onLoad"/></draw:frame></text:span><text:span text:style-name="T17"> need not be symmetric.</text:span></text:p>
      <text:p text:style-name="P6">In order to create scores, we'll need to normalize these values by the total force in the neighborhood:</text:p>
      <text:p text:style-name="P11"><text:span text:style-name="T17"><text:tab/></text:span><text:span text:style-name="T17"><draw:frame draw:style-name="fr1" draw:name="Object113" text:anchor-type="as-char" svg:width="2.8957in" svg:height="0.3862in" draw:z-index="197"><draw:object xlink:href="./Object 65" xlink:type="simple" xlink:show="embed" xlink:actuate="onLoad"/><draw:image xlink:href="./ObjectReplacements/Object 65" xlink:type="simple" xlink:show="embed" xlink:actuate="onLoad"/></draw:frame></text:span></text:p>
      <text:p text:style-name="P6">Then,</text:p>
      <text:p text:style-name="Text_20_body"><text:span text:style-name="T19"><text:tab/></text:span><text:span text:style-name="T19"><draw:frame draw:style-name="fr1" draw:name="Object114" text:anchor-type="as-char" svg:width="2.261in" svg:height="1.1665in" draw:z-index="198"><draw:object xlink:href="./Object 67" xlink:type="simple" xlink:show="embed" xlink:actuate="onLoad"/><draw:image xlink:href="./ObjectReplacements/Object 67" xlink:type="simple" xlink:show="embed" xlink:actuate="onLoad"/></draw:frame></text:span></text:p>
      <text:p text:style-name="P6"/>
      <text:h text:style-name="P113" text:outline-level="2"><text:soft-page-break/>Volatility</text:h>
      <text:p text:style-name="P6">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too high.</text:p>
      <text:p text:style-name="Text_20_body"><text:span text:style-name="T17">The volatility of neighborhood </text:span><text:span text:style-name="T13">n</text:span><text:span text:style-name="T17"> can be regarded as a measure of the number of individuals potentially in conflict in neighborhood </text:span><text:span text:style-name="T13">n</text:span><text:span text:style-name="T17">, using the force values defined above:</text:span></text:p>
      <text:p text:style-name="Text_20_body"><text:span text:style-name="T17"><text:tab/></text:span><text:span text:style-name="T17"><draw:frame draw:style-name="fr1" draw:name="Object115" text:anchor-type="as-char" svg:width="2.4102in" svg:height="0.3846in" draw:z-index="199"><draw:object xlink:href="./Object 68" xlink:type="simple" xlink:show="embed" xlink:actuate="onLoad"/><draw:image xlink:href="./ObjectReplacements/Object 68" xlink:type="simple" xlink:show="embed" xlink:actuate="onLoad"/></draw:frame></text:span></text:p>
      <text:p text:style-name="Text_20_body"><text:span text:style-name="T17"><draw:frame draw:style-name="fr1" draw:name="Object116" text:anchor-type="as-char" svg:width="0.6598in" svg:height="0.2772in" draw:z-index="200"><draw:object xlink:href="./Object 69" xlink:type="simple" xlink:show="embed" xlink:actuate="onLoad"/><draw:image xlink:href="./ObjectReplacements/Object 69" xlink:type="simple" xlink:show="embed" xlink:actuate="onLoad"/></draw:frame></text:span><text:span text:style-name="T17"> ranges from 0 to </text:span><text:span text:style-name="T17"><draw:frame draw:style-name="fr1" draw:name="Object117" text:anchor-type="as-char" svg:width="0.8437in" svg:height="0.2327in" draw:z-index="201"><draw:object xlink:href="./Object 70" xlink:type="simple" xlink:show="embed" xlink:actuate="onLoad"/><draw:image xlink:href="./ObjectReplacements/Object 70" xlink:type="simple" xlink:show="embed" xlink:actuate="onLoad"/></draw:frame></text:span><text:span text:style-name="T17"> because it counts every conflict from the point of view of each of the parties involved. <text:s/>Scaling to the range 0 to 100 yields</text:span></text:p>
      <text:p text:style-name="Text_20_body"><text:span text:style-name="T17"><text:tab/></text:span><text:span text:style-name="T17"><draw:frame draw:style-name="fr1" draw:name="Object118" text:anchor-type="as-char" svg:width="2.2146in" svg:height="0.5874in" draw:z-index="202"><draw:object xlink:href="./Object 76" xlink:type="simple" xlink:show="embed" xlink:actuate="onLoad"/><draw:image xlink:href="./ObjectReplacements/Object 76" xlink:type="simple" xlink:show="embed" xlink:actuate="onLoad"/></draw:frame></text:span></text:p>
      <text:h text:style-name="P113" text:outline-level="2">Security</text:h>
      <text:p text:style-name="P3">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belonging to the group and those belonging to friendly and unfriendly groups, as well as on the nature of both assets and groups and the general volatility of the neighborhood. In general:</text:p>
      <text:list xml:id="list1237242923" text:style-name="L11">
        <text:list-item>
          <text:p text:style-name="P76">The presence of friendly forces should increase group <text:span text:style-name="T9">g</text:span>’s security within neighborhood <text:span text:style-name="T9">n</text:span>.</text:p>
        </text:list-item>
        <text:list-item>
          <text:p text:style-name="P76">The presence of enemy forces should decrease group <text:span text:style-name="T9">g’s</text:span> security within neighborhood <text:span text:style-name="T9">n</text:span>.</text:p>
        </text:list-item>
        <text:list-item>
          <text:p text:style-name="P76"><text:span text:style-name="T16">Increased volatility should decrease group </text:span><text:span text:style-name="T11">g</text:span><text:span text:style-name="T16">’s security within neighborhood </text:span><text:span text:style-name="T11">n</text:span><text:span text:style-name="T16">.</text:span></text:p>
        </text:list-item>
      </text:list>
      <text:p text:style-name="Text_20_body"><text:span text:style-name="T16">The security of group </text:span><text:span text:style-name="T10">g</text:span><text:span text:style-name="T16"> in neighborhood </text:span><text:span text:style-name="T10">n</text:span><text:span text:style-name="T16"> is defined as follows:</text:span></text:p>
      <text:p text:style-name="Text_20_body"><text:span text:style-name="T16"><text:tab/></text:span><text:span text:style-name="T16"><draw:frame draw:style-name="fr1" draw:name="Object119" text:anchor-type="as-char" svg:width="4.2126in" svg:height="0.5791in" draw:z-index="203"><draw:object xlink:href="./Object 94" xlink:type="simple" xlink:show="embed" xlink:actuate="onLoad"/><draw:image xlink:href="./ObjectReplacements/Object 94" xlink:type="simple" xlink:show="embed" xlink:actuate="onLoad"/></draw:frame></text:span></text:p>
      <text:p text:style-name="Text_20_body"><text:span text:style-name="T16">where </text:span><text:span text:style-name="T10">v</text:span><text:span text:style-name="T16"> is the volatility scaling factor, nominal 1.0, which can be used to reduce the effects of volatility on security.</text:span><text:span text:style-name="T16"><text:note text:id="ftn8" text:note-class="footnote"><text:note-citation>8</text:note-citation><text:note-body><text:p text:style-name="Footnote">Model parameter: <text:span text:style-name="T1">force.volatility</text:span></text:p></text:note-body></text:note></text:span><text:span text:style-name="T16"> <text:s/>The denominator scales </text:span><text:span text:style-name="T16"><draw:frame draw:style-name="fr1" draw:name="Object120" text:anchor-type="as-char" svg:width="0.6598in" svg:height="0.2772in" draw:z-index="204"><draw:object xlink:href="./Object 95" xlink:type="simple" xlink:show="embed" xlink:actuate="onLoad"/><draw:image xlink:href="./ObjectReplacements/Object 95" xlink:type="simple" xlink:show="embed" xlink:actuate="onLoad"/></draw:frame></text:span><text:span text:style-name="T16"> so that it ranges from -100 to +100.</text:span></text:p>
      <text:p text:style-name="P3"><text:soft-page-break/>For use in rules, <draw:frame draw:style-name="fr4" draw:name="Object221" text:anchor-type="as-char" svg:width="0.6902in" svg:height="0.2362in" draw:z-index="222"><draw:object xlink:href="./Object 221" xlink:type="simple" xlink:show="embed" xlink:actuate="onLoad"/><draw:image xlink:href="./ObjectReplacements/Object 221" xlink:type="simple" xlink:show="embed" xlink:actuate="onLoad"/></draw:frame> will usually be translated to a symbolic value, as shown in the following table:</text:p>
      <table:table table:name="Table4" table:style-name="Table4">
        <table:table-column table:style-name="Table4.A"/>
        <table:table-column table:style-name="Table4.B"/>
        <table:table-row>
          <table:table-cell table:style-name="Table4.A1" office:value-type="string">
            <text:p text:style-name="P49">Range</text:p>
          </table:table-cell>
          <table:table-cell table:style-name="Table4.B1" office:value-type="string">
            <text:p text:style-name="P49">Symbol</text:p>
          </table:table-cell>
        </table:table-row>
        <table:table-row>
          <table:table-cell table:style-name="Table4.A2" office:value-type="string">
            <text:p text:style-name="P36"><draw:frame draw:style-name="fr1" draw:name="Object121" text:anchor-type="as-char" svg:width="1.3583in" svg:height="0.2772in" draw:z-index="205"><draw:object xlink:href="./Object 96" xlink:type="simple" xlink:show="embed" xlink:actuate="onLoad"/><draw:image xlink:href="./ObjectReplacements/Object 96" xlink:type="simple" xlink:show="embed" xlink:actuate="onLoad"/></draw:frame></text:p>
          </table:table-cell>
          <table:table-cell table:style-name="Table4.B2" office:value-type="string">
            <text:p text:style-name="P37">High</text:p>
          </table:table-cell>
        </table:table-row>
        <table:table-row>
          <table:table-cell table:style-name="Table4.A2" office:value-type="string">
            <text:p text:style-name="P36"><draw:frame draw:style-name="fr1" draw:name="Object122" text:anchor-type="as-char" svg:width="1.1953in" svg:height="0.2772in" draw:z-index="206"><draw:object xlink:href="./Object 97" xlink:type="simple" xlink:show="embed" xlink:actuate="onLoad"/><draw:image xlink:href="./ObjectReplacements/Object 97" xlink:type="simple" xlink:show="embed" xlink:actuate="onLoad"/></draw:frame></text:p>
          </table:table-cell>
          <table:table-cell table:style-name="Table4.B2" office:value-type="string">
            <text:p text:style-name="P37">Medium</text:p>
          </table:table-cell>
        </table:table-row>
        <table:table-row>
          <table:table-cell table:style-name="Table4.A2" office:value-type="string">
            <text:p text:style-name="P36"><draw:frame draw:style-name="fr1" draw:name="Object123" text:anchor-type="as-char" svg:width="1.3256in" svg:height="0.2772in" draw:z-index="207"><draw:object xlink:href="./Object 98" xlink:type="simple" xlink:show="embed" xlink:actuate="onLoad"/><draw:image xlink:href="./ObjectReplacements/Object 98" xlink:type="simple" xlink:show="embed" xlink:actuate="onLoad"/></draw:frame></text:p>
          </table:table-cell>
          <table:table-cell table:style-name="Table4.B2" office:value-type="string">
            <text:p text:style-name="P37">Low</text:p>
          </table:table-cell>
        </table:table-row>
        <table:table-row>
          <table:table-cell table:style-name="Table4.A2" office:value-type="string">
            <text:p text:style-name="P36"><draw:frame draw:style-name="fr1" draw:name="Object124" text:anchor-type="as-char" svg:width="1.0917in" svg:height="0.2772in" draw:z-index="208"><draw:object xlink:href="./Object 99" xlink:type="simple" xlink:show="embed" xlink:actuate="onLoad"/><draw:image xlink:href="./ObjectReplacements/Object 99" xlink:type="simple" xlink:show="embed" xlink:actuate="onLoad"/></draw:frame></text:p>
          </table:table-cell>
          <table:table-cell table:style-name="Table4.B2" office:value-type="string">
            <text:p text:style-name="P37">None</text:p>
          </table:table-cell>
        </table:table-row>
      </table:table>
      <text:p text:style-name="P3"/>
      <text:h text:style-name="P110" text:outline-level="1"><text:bookmark text:name="__RefHeading__30382912"/>Activity Scheduling and Staffing<text:bookmark-end text:name="__RefHeading__30382912"/></text:h>
      <text:p text:style-name="Text_20_body"><text:span text:style-name="T16">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6"><text:bookmark-ref text:reference-format="number-no-superior" text:ref-name="__RefHeading__30424212"> 5.</text:bookmark-ref></text:span><text:span text:style-name="T16"> lists the different activities and explains how their effects on the local civilians are determined.</text:span></text:p>
      <text:h text:style-name="P112" text:outline-level="2">Assigned vs. Coincidental Activities</text:h>
      <text:p text:style-name="P3">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3">This section is concerned only with assigned activities. </text:p>
      <text:h text:style-name="P112" text:outline-level="2">Staffing Pools</text:h>
      <text:p text:style-name="Text_20_body"><text:span text:style-name="T16">Assigned activities have to be performed by group personnel, and those personnel must come from somewhere. <text:s/>Thus, we have the notion of a </text:span><text:span text:style-name="T10">staffing pool</text:span><text:span text:style-name="T16">, a body of personnel resident in a neighborhood that can be assigned activities.</text:span></text:p>
      <text:p text:style-name="P3">For civilian groups, the staffing pool is simply the group's population in the given neighborhood. <text:s/>This is set during scenario preparation and does not increase as simulation time advances, though it may decrease due to attrition.</text:p>
      <text:p text:style-name="P3">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6">The neighborhood in which personnel are stationed is called the </text:span><text:span text:style-name="T10">neighborhood of origin</text:span><text:span text:style-name="T16"> for those personnel. <text:s/>The neighborhood in which personnel assigned an activity carry out that activity is called the </text:span><text:span text:style-name="T10">neighborhood of operation</text:span><text:span text:style-name="T16">.</text:span></text:p>
      <text:h text:style-name="P112" text:outline-level="2">Scheduling and Staffing Activities</text:h>
      <text:p text:style-name="P3">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3"><text:soft-page-break/>This mode of interaction derives from the training environment in which many of Athena's models were initially developed:</text:p>
      <text:list xml:id="list1056786008" text:style-name="L12">
        <text:list-item>
          <text:p text:style-name="P70">The simulation runs as fast as it runs</text:p>
        </text:list-item>
        <text:list-item>
          <text:p text:style-name="P70">As it runs, the analyst enters orders to units</text:p>
        </text:list-item>
        <text:list-item>
          <text:p text:style-name="P70">The analyst watches what happens as it happens.</text:p>
        </text:list-item>
      </text:list>
      <text:p text:style-name="P3">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3">Consequently, Athena 2.1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h text:style-name="P112" text:outline-level="2">Scheduling Activities</text:h>
      <text:p text:style-name="Text_20_body"><text:span text:style-name="T16">The activity schedule consists of a series of calendar items </text:span><text:span text:style-name="T10">i</text:span><text:span text:style-name="T16">, each of which has the following attributes:</text:span></text:p>
      <text:p text:style-name="Definitions"><text:span text:style-name="T16"><draw:frame draw:style-name="fr1" draw:name="Object6" text:anchor-type="as-char" svg:width="0.122in" svg:height="0.2083in" draw:z-index="209"><draw:object xlink:href="./Object 100" xlink:type="simple" xlink:show="embed" xlink:actuate="onLoad"/><draw:image xlink:href="./ObjectReplacements/Object 100" xlink:type="simple" xlink:show="embed" xlink:actuate="onLoad"/></draw:frame></text:span><text:span text:style-name="T16"><text:tab/>=<text:tab/>The group performing the activity</text:span></text:p>
      <text:p text:style-name="Definitions"><text:span text:style-name="T16"><draw:frame draw:style-name="fr1" draw:name="Object7" text:anchor-type="as-char" svg:width="0.1138in" svg:height="0.2083in" draw:z-index="210"><draw:object xlink:href="./Object 101" xlink:type="simple" xlink:show="embed" xlink:actuate="onLoad"/><draw:image xlink:href="./ObjectReplacements/Object 101" xlink:type="simple" xlink:show="embed" xlink:actuate="onLoad"/></draw:frame></text:span><text:span text:style-name="T16"><text:tab/>=<text:tab/>The </text:span><text:span text:style-name="T10">neighborhood of origin</text:span><text:span text:style-name="T16"> for the personnel performing the activity, i.e., the neighborhood in which they are stationed or reside.</text:span></text:p>
      <text:p text:style-name="Definitions"><text:span text:style-name="T16"><draw:frame draw:style-name="fr1" draw:name="Object8" text:anchor-type="as-char" svg:width="0.1161in" svg:height="0.2083in" draw:z-index="211"><draw:object xlink:href="./Object 102" xlink:type="simple" xlink:show="embed" xlink:actuate="onLoad"/><draw:image xlink:href="./ObjectReplacements/Object 102" xlink:type="simple" xlink:show="embed" xlink:actuate="onLoad"/></draw:frame></text:span><text:span text:style-name="T16"><text:tab/>=<text:tab/>The activity to be performed</text:span></text:p>
      <text:p text:style-name="Definitions"><text:span text:style-name="T16"><draw:frame draw:style-name="fr2" draw:name="Object9" text:anchor-type="as-char" svg:y="0in" svg:width="0.1618in" svg:height="0.2091in" draw:z-index="212"><draw:object xlink:href="./Object 103" xlink:type="simple" xlink:show="embed" xlink:actuate="onLoad"/><draw:image xlink:href="./ObjectReplacements/Object 103" xlink:type="simple" xlink:show="embed" xlink:actuate="onLoad"/></draw:frame></text:span><text:span text:style-name="T16"><text:tab/>=<text:tab/>The neighborhood in which the activity is to be performed, also known as the </text:span><text:span text:style-name="T10">target neighborhood</text:span><text:span text:style-name="T16"> or the </text:span><text:span text:style-name="T10">neighborhood of operation</text:span><text:span text:style-name="T16">.</text:span></text:p>
      <text:p text:style-name="Definitions"><text:span text:style-name="T16"><draw:frame draw:style-name="fr1" draw:name="Object10" text:anchor-type="as-char" svg:width="0.6929in" svg:height="0.2083in" draw:z-index="213"><draw:object xlink:href="./Object 104" xlink:type="simple" xlink:show="embed" xlink:actuate="onLoad"/><draw:image xlink:href="./ObjectReplacements/Object 104" xlink:type="simple" xlink:show="embed" xlink:actuate="onLoad"/></draw:frame></text:span><text:span text:style-name="T16"><text:tab/>=<text:tab/>The number of personnel scheduled to perform the activity.</text:span></text:p>
      <text:p text:style-name="Definitions"><text:span text:style-name="T16"><draw:frame draw:style-name="fr1" draw:name="Object11" text:anchor-type="as-char" svg:width="0.3453in" svg:height="0.2083in" draw:z-index="214"><draw:object xlink:href="./Object 105" xlink:type="simple" xlink:show="embed" xlink:actuate="onLoad"/><draw:image xlink:href="./ObjectReplacements/Object 105" xlink:type="simple" xlink:show="embed" xlink:actuate="onLoad"/></draw:frame></text:span><text:span text:style-name="T16"><text:tab/>=<text:tab/>The first day (specified as an integer tick) on which the activity might be scheduled.</text:span></text:p>
      <text:p text:style-name="Definitions"><text:span text:style-name="T16"><draw:frame draw:style-name="fr1" draw:name="Object12" text:anchor-type="as-char" svg:width="0.3984in" svg:height="0.2083in" draw:z-index="215"><draw:object xlink:href="./Object 106" xlink:type="simple" xlink:show="embed" xlink:actuate="onLoad"/><draw:image xlink:href="./ObjectReplacements/Object 106" xlink:type="simple" xlink:show="embed" xlink:actuate="onLoad"/></draw:frame></text:span><text:span text:style-name="T16"><text:tab/>=<text:tab/>The last day (specified as an integer tick) on which the activity might be scheduled. <text:s/></text:span><text:span text:style-name="T16"><draw:frame draw:style-name="fr1" draw:name="Object13" text:anchor-type="as-char" svg:width="0.3984in" svg:height="0.2083in" draw:z-index="216"><draw:object xlink:href="./Object 107" xlink:type="simple" xlink:show="embed" xlink:actuate="onLoad"/><draw:image xlink:href="./ObjectReplacements/Object 107" xlink:type="simple" xlink:show="embed" xlink:actuate="onLoad"/></draw:frame></text:span><text:span text:style-name="T16"> can have the special value "NEVER", indicating that the activity will continue indefinitely. <text:s/>The span from </text:span><text:span text:style-name="T10">start</text:span><text:span text:style-name="T16"> to </text:span><text:span text:style-name="T10">finish</text:span><text:span text:style-name="T16"> is called the scheduled interval.</text:span></text:p>
      <text:p text:style-name="P50"><draw:frame draw:style-name="fr1" draw:name="Object14" text:anchor-type="as-char" svg:width="0.5181in" svg:height="0.2083in" draw:z-index="217"><draw:object xlink:href="./Object 108" xlink:type="simple" xlink:show="embed" xlink:actuate="onLoad"/><draw:image xlink:href="./ObjectReplacements/Object 108" xlink:type="simple" xlink:show="embed" xlink:actuate="onLoad"/></draw:frame><text:tab/>=<text:tab/>A pattern indicating the days in the scheduled interval upon which the activity is actually scheduled (see below).</text:p>
      <text:p text:style-name="P50"><draw:frame draw:style-name="fr1" draw:name="Object15" text:anchor-type="as-char" svg:width="0.552in" svg:height="0.2083in" draw:z-index="218"><draw:object xlink:href="./Object 109" xlink:type="simple" xlink:show="embed" xlink:actuate="onLoad"/><draw:image xlink:href="./ObjectReplacements/Object 109" xlink:type="simple" xlink:show="embed" xlink:actuate="onLoad"/></draw:frame><text:tab/>=<text:tab/>This calendar item's priority, from 1 (highest) to N. <text:s/>Calendar items are staffed in priority order.<text:note text:id="ftn0" text:note-class="footnote"><text:note-citation>9</text:note-citation><text:note-body><text:p text:style-name="Footnote">It is assumed that the application will show priority by position in a vertical list; hence, no two calendar items will have the same priority.</text:p></text:note-body></text:note></text:p>
      <text:p text:style-name="P50"/>
      <text:p text:style-name="Text_20_body">The subscript <text:span text:style-name="T10">i</text:span><text:span text:style-name="T16"> will be omitted when confusion is unlikely.</text:span></text:p>
      <text:p text:style-name="P11"><text:soft-page-break/>Calendar Patterns:<text:span text:style-name="T15"> <text:s/>The value of </text:span><text:span text:style-name="T12">pattern</text:span><text:span text:style-name="T15"> determines the days upon which the activity is actually scheduled. <text:s text:c="2"/>In a typical calendar application, a meeting might be scheduled to occur on the first and </text:span><text:span text:style-name="T15">third Thursdays of every month from September to June; September 1</text:span><text:span text:style-name="T38">st</text:span><text:span text:style-name="T15"> is the </text:span><text:span text:style-name="T12">start</text:span><text:span text:style-name="T17">, June 30</text:span><text:span text:style-name="T39">th</text:span><text:span text:style-name="T17"> is the </text:span><text:span text:style-name="T12">finish</text:span><text:span text:style-name="T17">, and "the first and third Thursday" is the </text:span><text:span text:style-name="T12">pattern</text:span><text:span text:style-name="T17">. <text:s/>Athena provides the following patterns:</text:span></text:p>
      <text:p text:style-name="P52"><text:span text:style-name="T16">daily</text:span><text:span text:style-name="T10"><text:tab/><text:tab/></text:span><text:span text:style-name="T17">The activity is scheduled to occur on every day during the interval, and will be restaffed each day, personnel permitting. <text:s/>Personnel lost due to attrition will be replaced.</text:span></text:p>
      <text:p text:style-name="P52"><text:span text:style-name="T16">once</text:span><text:span text:style-name="T17"><text:tab/><text:tab/>The activity is scheduled to occur on every day during the interval, but is staffed only once, at the beginning of the interval. <text:s/>Personnel lost due to attrition are not replaced.</text:span></text:p>
      <text:p text:style-name="P52"><text:span text:style-name="T16">byweekday</text:span><text:span text:style-name="T10"><text:tab/><text:tab/></text:span><text:span text:style-name="T17">The activity is scheduled to occur on a specified set of week days, e.g., Monday, Wednesday, and Friday, and will be staffed on each of these days during the interval, personnel permitting.</text:span></text:p>
      <text:p text:style-name="P51"/>
      <text:p text:style-name="P6">It is likely that other patterns will be added over time.</text:p>
      <text:p text:style-name="P11"><text:span text:style-name="T16">Duplicate Activities:</text:span><text:span text:style-name="T17"> <text:s/>Note that the same activity can be scheduled multiple times on any given day; available personnel permitting, all such are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h text:style-name="P116" text:outline-level="2">Staffing Activities</text:h>
      <text:p text:style-name="Text_20_body"><text:span text:style-name="T16">Activities are staffed "first thing in the morning", immediately after time advances to a new tick. <text:s/>Staffing for group </text:span><text:span text:style-name="T10">g</text:span><text:span text:style-name="T16"> in neighborhood </text:span><text:span text:style-name="T10">n</text:span><text:span text:style-name="T16"> is done according to the following algorithm.</text:span></text:p>
      <text:p text:style-name="Code"><text:span text:style-name="T16"><text:tab/>Let </text:span><text:span text:style-name="T10">pool</text:span><text:span text:style-name="T16"> be the number of group </text:span><text:span text:style-name="T10">g</text:span><text:span text:style-name="T16">'s personnel in its staffing pool in neighborhood </text:span><text:span text:style-name="T10">n</text:span><text:span text:style-name="T16">:</text:span></text:p>
      <text:p text:style-name="Code"><text:span text:style-name="T16"><text:tab/>Let </text:span><text:span text:style-name="T10">t</text:span><text:span text:style-name="T16"> be the current simulation time.</text:span></text:p>
      <text:p text:style-name="Code"><text:span text:style-name="T16"><text:tab/>For each calendar item </text:span><text:span text:style-name="T10">i,</text:span><text:span text:style-name="T16"> in order from highest priority to lowest, that is active at time </text:span><text:span text:style-name="T10">t</text:span><text:span text:style-name="T16">,</text:span></text:p>
      <text:p text:style-name="Code"><text:span text:style-name="T16"><text:tab/><text:tab/>If the </text:span><text:span text:style-name="T10">pattern</text:span><text:span text:style-name="T16"> is </text:span><text:span text:style-name="T19">once</text:span><text:span text:style-name="T17"> and </text:span><text:span text:style-name="T17"><draw:frame draw:style-name="fr1" draw:name="Object16" text:anchor-type="as-char" svg:width="0.5028in" svg:height="0.1839in" draw:z-index="219"><draw:object xlink:href="./Object 110" xlink:type="simple" xlink:show="embed" xlink:actuate="onLoad"/><draw:image xlink:href="./ObjectReplacements/Object 110" xlink:type="simple" xlink:show="embed" xlink:actuate="onLoad"/></draw:frame></text:span><text:span text:style-name="T17">,</text:span></text:p>
      <text:p text:style-name="P26"><text:tab/><text:tab/><text:tab/>This activity has already been staffed.</text:p>
      <text:p text:style-name="P26"><text:tab/><text:tab/><text:tab/>Go on to the next item.</text:p>
      <text:p text:style-name="Code"><text:span text:style-name="T17"><text:tab/><text:tab/>Let </text:span><text:span text:style-name="T17"><draw:frame draw:style-name="fr1" draw:name="Object17" text:anchor-type="as-char" svg:width="1.8898in" svg:height="0.1917in" draw:z-index="220"><draw:object xlink:href="./Object 111" xlink:type="simple" xlink:show="embed" xlink:actuate="onLoad"/><draw:image xlink:href="./ObjectReplacements/Object 111" xlink:type="simple" xlink:show="embed" xlink:actuate="onLoad"/></draw:frame></text:span></text:p>
      <text:p text:style-name="Code"><text:span text:style-name="T17"><text:tab/><text:tab/>Let </text:span><text:span text:style-name="T17"><draw:frame draw:style-name="fr1" draw:name="Object18" text:anchor-type="as-char" svg:width="1.1898in" svg:height="0.1839in" draw:z-index="221"><draw:object xlink:href="./Object 112" xlink:type="simple" xlink:show="embed" xlink:actuate="onLoad"/><draw:image xlink:href="./ObjectReplacements/Object 112" xlink:type="simple" xlink:show="embed" xlink:actuate="onLoad"/></draw:frame></text:span></text:p>
      <text:p text:style-name="Code"><text:span text:style-name="T17"><text:tab/><text:tab/>If </text:span><text:span text:style-name="T12">staff </text:span><text:span text:style-name="T17">is 0,</text:span></text:p>
      <text:p text:style-name="P26"><text:tab/><text:tab/><text:tab/>The activity cannot be staffed.</text:p>
      <text:p text:style-name="P26"><text:tab/><text:tab/><text:tab/>Terminate staffing.</text:p>
      <text:p text:style-name="Code"><text:span text:style-name="T17"><text:tab/><text:tab/>Deploy a unit belonging to group </text:span><text:span text:style-name="T12">g</text:span><text:span text:style-name="T17"> with neighborhood of origin </text:span><text:span text:style-name="T12">n</text:span><text:span text:style-name="T17"> and neighborhood </text:span></text:p>
      <text:p text:style-name="Code"><text:span text:style-name="T17"><text:tab/><text:tab/>of operation </text:span><text:span text:style-name="T12">tn</text:span><text:span text:style-name="T17">, containing </text:span><text:span text:style-name="T12">staff</text:span><text:span text:style-name="T17"> personnel and performing activity </text:span><text:span text:style-name="T12">a</text:span><text:span text:style-name="T17">.</text:span></text:p>
      <text:p text:style-name="Code"><text:span text:style-name="T17"><text:tab/>If </text:span><text:span text:style-name="T12">pool</text:span><text:span text:style-name="T17"> &gt; 0, </text:span></text:p>
      <text:p text:style-name="Code"><text:span text:style-name="T17"><text:tab/><text:tab/>Deploy a unit containing </text:span><text:span text:style-name="T12">pool</text:span><text:span text:style-name="T17"> troops doing activity </text:span><text:span text:style-name="T19">NONE</text:span><text:span text:style-name="T17"> in the neighborhood of origin.</text:span></text:p>
      <text:p text:style-name="P26"/>
      <text:h text:style-name="P112" text:outline-level="2"><text:soft-page-break/>Activities and Units</text:h>
      <text:p text:style-name="P6">In Athena 2.1, the analyst does not create units; rather, he schedules activities. <text:s/>Athena then automatically creates a unit for each calendar item when the calendar item's activity is first staffed.</text:p>
      <text:p text:style-name="P6">A unit's position within a neighborhood is irrelevant to the simulation. <text:s/>Newly-created units are positioned randomly in their neighborhood of operation; the analyst may then position them anywhere in the neighborhood, as an aid to visualization.</text:p>
      <text:p text:style-name="P11"><text:span text:style-name="T17">Unassigned personnel--those who remain in the staffing pool after all of the day's activities are staffed--are placed in a </text:span><text:span text:style-name="T12">base unit</text:span><text:span text:style-name="T17">: a unit located in the pool's neighborhood of origin and having activity NONE. <text:s text:c="3"/>Once created, base units remain indefinitely, though they might often contain zero personnel. <text:s/>Thus, in Athena 2.1 all personnel, whether force, organization, or civilian, are represented in units.</text:span></text:p>
      <text:h text:style-name="P110" text:outline-level="1"><text:bookmark text:name="__RefHeading__30424212"/>EffectS of Unit Activities<text:bookmark-end text:name="__RefHeading__30424212"/></text:h>
      <text:p text:style-name="Text_20_body"><text:span text:style-name="T16">Given that activities have been scheduled and units have been staffed, as described in Section </text:span><text:span text:style-name="T16"><text:bookmark-ref text:reference-format="number" text:ref-name="__RefHeading__30382912"> 4.</text:bookmark-ref></text:span><text:span text:style-name="T16">, the units and their activities will affect the civilian population as described in this section.</text:span></text:p>
      <text:h text:style-name="P112" text:outline-level="2"><text:bookmark text:name="__RefHeading__35223422"/>Force Presence and Activities<text:bookmark-end text:name="__RefHeading__35223422"/></text:h>
      <text:p text:style-name="P3">Force units present in a neighborhood can affect civilian attitudes in a neighborhood in two ways: by their mere presence, and by engaging in other activities.</text:p>
      <text:p text:style-name="P11"><text:span text:style-name="T16">Force Presence:</text:span><text:span text:style-name="T17"> <text:s/>A force group's presence in a neighborhood is measured as the total number of personnel in units that belong to the group and are present in the neighborhood.</text:span><text:span text:style-name="T17"><text:note text:id="ftn9" text:note-class="footnote"><text:note-citation>10</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11"><text:span text:style-name="T16">Force Activities:</text:span><text:span text:style-name="T17">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17"><text:note text:id="ftn10" text:note-class="footnote"><text:note-citation>11</text:note-citation><text:note-body><text:p text:style-name="Footnote">Model parameter database, <text:span text:style-name="T36">activity.FRC.*</text:span></text:p></text:note-body></text:not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8">Force Activity</text:p>
            </table:table-cell>
            <table:table-cell table:style-name="Table6.A1" office:value-type="string">
              <text:p text:style-name="P48">Minimum Security</text:p>
              <text:p text:style-name="P48">Required</text:p>
            </table:table-cell>
            <table:table-cell table:style-name="Table6.A1" office:value-type="string">
              <text:p text:style-name="P48">Shifts</text:p>
            </table:table-cell>
            <table:table-cell table:style-name="Table6.D1" office:value-type="string">
              <text:p text:style-name="P48">Coverage Function</text:p>
            </table:table-cell>
          </table:table-row>
        </table:table-header-rows>
        <table:table-row>
          <table:table-cell table:style-name="Table6.A2" office:value-type="string">
            <text:p text:style-name="P35">Presence</text:p>
          </table:table-cell>
          <table:table-cell table:style-name="Table6.A2" office:value-type="string">
            <text:p text:style-name="P36">n/a</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heckpoint</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Construction</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Development (Light)</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Education</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Healthcare</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Industry</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Infrastructure</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Law Enforcement</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Other</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oercion</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2/1000</text:p>
          </table:table-cell>
        </table:table-row>
        <table:table-row>
          <table:table-cell table:style-name="Table6.A2" office:value-type="string">
            <text:p text:style-name="P35">Criminal Activities</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0/1000</text:p>
          </table:table-cell>
        </table:table-row>
        <table:table-row>
          <table:table-cell table:style-name="Table6.A2" office:value-type="string">
            <text:p text:style-name="P35">Curfew</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Guard</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ext:soft-page-break/>
        <table:table-row>
          <table:table-cell table:style-name="Table6.A2" office:value-type="string">
            <text:p text:style-name="P35">Patrol </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PSYOP</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50000</text:p>
          </table:table-cell>
        </table:table-row>
      </table:table>
      <text:p text:style-name="P6"/>
      <text:p text:style-name="Text_20_body">Thus, a force group can enforce a curfew or provide law enforcement in a neighborhood only if the group’s security is at least Medium in that neighborhood. <text:span text:style-name="T17">The extent to which a group is engaging in an activity in a neighborhood is measured by the total number of personnel in units that:</text:span></text:p>
      <text:list xml:id="list364325167" text:style-name="L13">
        <text:list-item>
          <text:p text:style-name="P67">Belong to the group</text:p>
        </text:list-item>
        <text:list-item>
          <text:p text:style-name="P67">Are present in the neighborhood</text:p>
        </text:list-item>
        <text:list-item>
          <text:p text:style-name="P67">Are assigned to do the activity</text:p>
        </text:list-item>
        <text:list-item>
          <text:p text:style-name="P67">Are on the current shift (the number of personnel available at any given time is the total divided by the number of shifts defined for the activity type)</text:p>
        </text:list-item>
      </text:list>
      <text:p text:style-name="P6">This figure is automatically 0 if the minimum security requirement is not met.</text:p>
      <text:p text:style-name="P12"><text:span text:style-name="T16">Coverage Fractions:</text:span><text:span text:style-name="T17"> <text:s/>Whenever a group is present or conducting an activity in a neighborhood, the extent to which its presence or activities affect the local population is termed its </text:span><text:span text:style-name="T13">coverage fraction</text:span><text:span text:style-name="T17"> for the activity. The coverage fraction is a value from 0 to 1; it is computed by comparing the group’s personnel (present, or conducting an activity) with the total population of the neighborhood, using a function like that shown below.</text:span></text:p>
      <text:p text:style-name="P7"><text:soft-page-break/><draw:g text:anchor-type="as-char" draw:z-index="161" draw:style-name="gr1"><draw:line draw:style-name="gr5" draw:text-style-name="P121" svg:x1="0.5059in" svg:y1="0.25in" svg:x2="0.5059in" svg:y2="3in"><text:p/></draw:line><draw:line draw:style-name="gr5" draw:text-style-name="P121" svg:x1="0.5059in" svg:y1="0.25in" svg:x2="3.7559in" svg:y2="0.25in"><text:p/></draw:line><draw:line draw:style-name="gr5" draw:text-style-name="P121" svg:x1="0.5059in" svg:y1="3in" svg:x2="3.7559in" svg:y2="3in"><text:p/></draw:line><draw:path draw:style-name="gr7" draw:text-style-name="P121" svg:width="3.4996in" svg:height="2.4996in" svg:x="0.5059in" svg:y="0.5in" svg:viewBox="0 0 8890 6350" svg:d="m8890 0c-3175 635-5715 1270-8890 6350v0"><text:p/></draw:path><draw:frame draw:style-name="gr8" draw:text-style-name="P124" svg:width="0.5106in" svg:height="0.3567in" svg:x="0.0154in" svg:y="0in"><draw:text-box><text:p text:style-name="P123"><text:span text:style-name="T43">1.0</text:span></text:p></draw:text-box></draw:frame><draw:frame draw:style-name="gr9" draw:text-style-name="P124" svg:width="0.5106in" svg:height="0.3567in" svg:x="0in" svg:y="1in"><draw:text-box><text:p text:style-name="P123"><text:span text:style-name="T43">2/3</text:span></text:p></draw:text-box></draw:frame><draw:frame draw:style-name="gr10" draw:text-style-name="P124" svg:width="0.5106in" svg:height="0.3567in" svg:x="0in" svg:y="2.75in"><draw:text-box><text:p text:style-name="P123"><text:span text:style-name="T43">0.0</text:span></text:p></draw:text-box></draw:frame><draw:frame draw:style-name="gr11" draw:text-style-name="P124" svg:width="0.3185in" svg:height="0.3567in" svg:x="0.4346in" svg:y="2.9217in"><draw:text-box><text:p text:style-name="P123"><text:span text:style-name="T43">0</text:span></text:p></draw:text-box></draw:frame><draw:frame draw:style-name="gr12" draw:text-style-name="P122" svg:width="0.4469in" svg:height="0.6134in" svg:x="1.7902in" svg:y="2.9217in"><draw:text-box><text:p text:style-name="P125"><text:span text:style-name="T43">c</text:span></text:p><text:p text:style-name="P125"><text:span text:style-name="T44">25</text:span></text:p></draw:text-box></draw:frame><draw:line draw:style-name="gr13" draw:text-style-name="P121" svg:x1="0.5059in" svg:y1="1.25in" svg:x2="2.0059in" svg:y2="1.25in"><text:p/></draw:line><draw:line draw:style-name="gr13" draw:text-style-name="P121" svg:x1="2.0059in" svg:y1="1.25in" svg:x2="2.0059in" svg:y2="3in"><text:p/></draw:line></draw:g></text:p>
      <text:p text:style-name="P12"><text:span text:style-name="T17">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3">c</text:span><text:span text:style-name="T17">, </text:span><text:span text:style-name="T13">d</text:span><text:span text:style-name="T17">} where </text:span><text:span text:style-name="T13">c</text:span><text:span text:style-name="T17"> is the troop density at the 2/3rds point, and </text:span><text:span text:style-name="T13">d</text:span><text:span text:style-name="T17"> is the population denominator, e.g., 1000 or 50,000. <text:s/>The coverage function is often specified in the form </text:span><text:span text:style-name="T13">c</text:span><text:span text:style-name="T17">/</text:span><text:span text:style-name="T13">d</text:span><text:span text:style-name="T17">. <text:s/>In the example shown above, then, the coverage function may be specified as either 25/1000 or {25, 1000}. The actual function is as follows. First, the troop density is</text:span></text:p>
      <text:p text:style-name="P12"><text:span text:style-name="T17"><text:tab/></text:span><text:span text:style-name="T17"><draw:frame draw:style-name="fr1" draw:name="Object125" text:anchor-type="as-char" svg:width="1.3634in" svg:height="0.5339in" draw:z-index="1"><draw:object xlink:href="./Object 113" xlink:type="simple" xlink:show="embed" xlink:actuate="onLoad"/><draw:image xlink:href="./ObjectReplacements/Object 113" xlink:type="simple" xlink:show="embed" xlink:actuate="onLoad"/></draw:frame></text:span></text:p>
      <text:p text:style-name="P12"><text:span text:style-name="T17">where </text:span><text:span text:style-name="T12">p</text:span><text:span text:style-name="T17"> is the number of personnel engaged in the activity. <text:s/>Then the coverage fraction is</text:span></text:p>
      <text:p text:style-name="P12"><text:span text:style-name="T17"><text:tab/></text:span><text:span text:style-name="T17"><draw:frame draw:style-name="fr1" draw:name="Object126" text:anchor-type="as-char" svg:width="1.2299in" svg:height="0.3902in" draw:z-index="2"><draw:object xlink:href="./Object 114" xlink:type="simple" xlink:show="embed" xlink:actuate="onLoad"/><draw:image xlink:href="./ObjectReplacements/Object 114" xlink:type="simple" xlink:show="embed" xlink:actuate="onLoad"/></draw:frame></text:span></text:p>
      <text:p text:style-name="P12"><text:span text:style-name="T16">Example:</text:span><text:span text:style-name="T17"> <text:s/>Force group </text:span><text:span text:style-name="T12">g</text:span><text:span text:style-name="T17"> has 750 troops in neighborhood </text:span><text:span text:style-name="T12">n</text:span><text:span text:style-name="T17">, which has a total population of 40,000 people:</text:span></text:p>
      <text:p text:style-name="P12"><text:span text:style-name="T17"><text:tab/></text:span><text:span text:style-name="T12">p</text:span><text:span text:style-name="T17"> = 750</text:span></text:p>
      <text:p text:style-name="P12"><text:span text:style-name="T17"><text:tab/></text:span><text:span text:style-name="T17"><draw:frame draw:style-name="fr1" draw:name="Object127" text:anchor-type="as-char" svg:width="0.8063in" svg:height="0.2772in" draw:z-index="3"><draw:object xlink:href="./Object 115" xlink:type="simple" xlink:show="embed" xlink:actuate="onLoad"/><draw:image xlink:href="./ObjectReplacements/Object 115" xlink:type="simple" xlink:show="embed" xlink:actuate="onLoad"/></draw:frame></text:span><text:span text:style-name="T17"> = 40,000</text:span></text:p>
      <text:p text:style-name="P12"><text:soft-page-break/><text:span text:style-name="T17">The coverage fraction parameter, </text:span><text:span text:style-name="T12">c/d</text:span><text:span text:style-name="T17">, is nominally 25/1000 for mere presence. <text:s/>The troop density for group </text:span><text:span text:style-name="T12">g</text:span><text:span text:style-name="T17"> is therefore</text:span></text:p>
      <text:p text:style-name="P12"><text:span text:style-name="T17"><text:tab/></text:span><text:span text:style-name="T17"><draw:frame draw:style-name="fr1" draw:name="Object128" text:anchor-type="as-char" svg:width="3.0772in" svg:height="0.5366in" draw:z-index="4"><draw:object xlink:href="./Object 116" xlink:type="simple" xlink:show="embed" xlink:actuate="onLoad"/><draw:image xlink:href="./ObjectReplacements/Object 116" xlink:type="simple" xlink:show="embed" xlink:actuate="onLoad"/></draw:frame></text:span></text:p>
      <text:p text:style-name="P8">The coverage fraction is therefore</text:p>
      <text:p text:style-name="P12"><text:span text:style-name="T17"><text:tab/></text:span><text:span text:style-name="T17"><draw:frame draw:style-name="fr1" draw:name="Object129" text:anchor-type="as-char" svg:width="3.6602in" svg:height="0.3902in" draw:z-index="5"><draw:object xlink:href="./Object 117" xlink:type="simple" xlink:show="embed" xlink:actuate="onLoad"/><draw:image xlink:href="./ObjectReplacements/Object 117" xlink:type="simple" xlink:show="embed" xlink:actuate="onLoad"/></draw:frame></text:span></text:p>
      <text:p text:style-name="P12"><text:span text:style-name="T17">Details of the various presence and activity rule sets are contained in the </text:span><text:span text:style-name="T12">Athena Rules</text:span><text:span text:style-name="T17"> document.</text:span></text:p>
      <text:p text:style-name="P12"><text:span text:style-name="T17">A force group </text:span><text:span text:style-name="T12">g</text:span><text:span text:style-name="T17">'s coverage fraction for activity </text:span><text:span text:style-name="T12">a</text:span><text:span text:style-name="T17"> in neighborhood </text:span><text:span text:style-name="T12">n</text:span><text:span text:style-name="T17"> is denoted </text:span><text:span text:style-name="T12"><draw:frame draw:style-name="fr1" draw:name="Object130" text:anchor-type="as-char" svg:width="0.8035in" svg:height="0.2772in" draw:z-index="6"><draw:object xlink:href="./Object 118" xlink:type="simple" xlink:show="embed" xlink:actuate="onLoad"/><draw:image xlink:href="./ObjectReplacements/Object 118" xlink:type="simple" xlink:show="embed" xlink:actuate="onLoad"/></draw:frame></text:span><text:span text:style-name="T12">.</text:span></text:p>
      <text:p text:style-name="P12"><text:span text:style-name="T16">Composite Coverage Fractions:</text:span><text:span text:style-name="T17">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3">composite coverage fraction</text:span><text:span text:style-name="T17">. <text:s/>This fraction can be computed based on the total troop density across all relevant groups; it can also be computed from each group's coverage fraction for the activity, as follows:</text:span></text:p>
      <text:p text:style-name="P12"><text:span text:style-name="T17"><text:tab/></text:span><text:span text:style-name="T17"><draw:frame draw:style-name="fr1" draw:name="Object131" text:anchor-type="as-char" svg:width="2.6728in" svg:height="0.3819in" draw:z-index="7"><draw:object xlink:href="./Object 119" xlink:type="simple" xlink:show="embed" xlink:actuate="onLoad"/><draw:image xlink:href="./ObjectReplacements/Object 119" xlink:type="simple" xlink:show="embed" xlink:actuate="onLoad"/></draw:frame></text:span></text:p>
      <text:h text:style-name="P113" text:outline-level="2">Organization Activities</text:h>
      <text:p text:style-name="P14"><text:span text:style-name="T16">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6"><text:bookmark-ref text:reference-format="number" text:ref-name="__RefHeading__35223422"> 5.1 </text:bookmark-ref></text:span><text:span text:style-name="T16">), with these distinctions: <text:s/></text:span></text:p>
      <text:list xml:id="list2039568005" text:style-name="L32">
        <text:list-item>
          <text:p text:style-name="P93"><text:span text:style-name="T17">The minimum security required for an activity depends primarily on the organization type, and not on the activity. NGOs and IGOs require “high” security, while CTRs require “medium” security.</text:span><text:span text:style-name="T17"><text:note text:id="ftn11" text:note-class="footnote"><text:note-citation>12</text:note-citation><text:note-body><text:p text:style-name="Footnote">Model parameter: <text:span text:style-name="T1">activity.ORG.*</text:span></text:p></text:note-body></text:note></text:span><text:span text:style-name="T17"> <text:s/></text:span></text:p>
        </text:list-item>
        <text:list-item>
          <text:p text:style-name="P93"><text:span text:style-name="T17">Organization units can perform only a subset of the activities that a force unit can perform.</text:span></text:p>
        </text:list-item>
      </text:list>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8">Organization Activity</text:p>
            </table:table-cell>
            <table:table-cell table:style-name="Table7.A1" office:value-type="string">
              <text:p text:style-name="P48">Minimum Security</text:p>
              <text:p text:style-name="P48">Required</text:p>
            </table:table-cell>
            <table:table-cell table:style-name="Table7.A1" office:value-type="string">
              <text:p text:style-name="P48">Shifts</text:p>
            </table:table-cell>
            <table:table-cell table:style-name="Table7.D1" office:value-type="string">
              <text:p text:style-name="P48">Coverage Function</text:p>
            </table:table-cell>
          </table:table-row>
        </table:table-header-rows>
        <table:table-row>
          <table:table-cell table:style-name="Table7.A2" office:value-type="string">
            <text:p text:style-name="P35">CMO -- Construction</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Education</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ext:soft-page-break/>
        <table:table-row>
          <table:table-cell table:style-name="Table7.A2" office:value-type="string">
            <text:p text:style-name="P35">CMO -- Healthcare</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Industry</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Infrastructure</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Other</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
      <text:h text:style-name="P112" text:outline-level="2">Civilian Activities</text:h>
      <text:p text:style-name="Text_20_body"><text:span text:style-name="T16">Civilian units may perform the </text:span><text:span text:style-name="T17">following activities; the effect of these activities is modeled in the same way as force activities are (section</text:span><text:span text:style-name="T17"><text:bookmark-ref text:reference-format="number" text:ref-name="__RefHeading__35223422"> 5.1 </text:bookmark-ref></text:span><text:span text:style-name="T17">), with the distinction that (for the currently defined activities) security is irrelevant.</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8">Civilian Activity</text:p>
            </table:table-cell>
            <table:table-cell table:style-name="Table8.A1" office:value-type="string">
              <text:p text:style-name="P48">Minimum Security</text:p>
              <text:p text:style-name="P48">Required</text:p>
            </table:table-cell>
            <table:table-cell table:style-name="Table8.A1" office:value-type="string">
              <text:p text:style-name="P48">Shifts</text:p>
            </table:table-cell>
            <table:table-cell table:style-name="Table8.D1" office:value-type="string">
              <text:p text:style-name="P48">Coverage Function</text:p>
            </table:table-cell>
          </table:table-row>
        </table:table-header-rows>
        <table:table-row>
          <table:table-cell table:style-name="Table8.A2" office:value-type="string">
            <text:p text:style-name="P35">Displaced Persons</text:p>
          </table:table-cell>
          <table:table-cell table:style-name="Table8.A2" office:value-type="string">
            <text:p text:style-name="P36">n/a</text:p>
          </table:table-cell>
          <table:table-cell table:style-name="Table8.C2" office:value-type="float" office:value="1">
            <text:p text:style-name="P36">1</text:p>
          </table:table-cell>
          <table:table-cell table:style-name="Table8.D2" office:value-type="string">
            <text:p text:style-name="P36">25/1000</text:p>
          </table:table-cell>
        </table:table-row>
        <table:table-row>
          <table:table-cell table:style-name="Table8.A2" office:value-type="string">
            <text:p text:style-name="P35">In Camp</text:p>
          </table:table-cell>
          <table:table-cell table:style-name="Table8.A2" office:value-type="string">
            <text:p text:style-name="P36">n/a</text:p>
          </table:table-cell>
          <table:table-cell table:style-name="Table8.C2" office:value-type="float" office:value="1">
            <text:p text:style-name="P36">1</text:p>
          </table:table-cell>
          <table:table-cell table:style-name="Table8.D2" office:value-type="string">
            <text:p text:style-name="P36">n/a</text:p>
          </table:table-cell>
        </table:table-row>
      </table:table>
      <text:p text:style-name="P3"/>
      <text:p text:style-name="P3">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3">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112" text:outline-level="2">Activity Situations</text:h>
      <text:p text:style-name="P13"><text:span text:style-name="T16">When a group has an activity with coverage greater than 0.0 in a neighborhood, we say that an </text:span><text:span text:style-name="T10">activity situation</text:span><text:span text:style-name="T16"> exists in that neighborhood. <text:s/>The effects of these situations on local attitudes are assessed by the DAM rules; see the </text:span><text:span text:style-name="T10">Athena Rules Document</text:span><text:span text:style-name="T16">. <text:s/>Note that no activity situation is created for the "In Camp" activity.</text:span></text:p>
      <text:h text:style-name="P110" text:outline-level="1">Environmental Situations</text:h>
      <text:p text:style-name="Text_20_body"><text:span text:style-name="T16">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10">Athena Rules</text:span><text:span text:style-name="T16"> document; see section</text:span><text:span text:style-name="T16"><text:bookmark-ref text:reference-format="number" text:ref-name="__RefHeading__30675922"> 1.3 </text:bookmark-ref></text:span><text:span text:style-name="T16">.</text:span></text:p>
      <text:h text:style-name="P110"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avoid being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of any specific group in a neighborhood, and of all civilians in a neighborhood.</text:p>
      <text:h text:style-name="Heading_20_2" text:outline-level="2">Overview</text:h>
      <text:h text:style-name="Heading_20_3" text:outline-level="3">Attrition in the Real World</text:h>
      <text:p text:style-name="Text_20_body"><text:span text:style-name="T12">Attrition</text:span><text:span text:style-name="T15">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do not attempt to deal with all of these possibilities in Spiral 2A. </text:p>
      <text:h text:style-name="Heading_20_3" text:outline-level="3"><text:bookmark text:name="__RefHeading__28413023"/><text:soft-page-break/>Requirements for This Spiral<text:bookmark-end text:name="__RefHeading__28413023"/></text:h>
      <text:list xml:id="list1536337220" text:style-name="L14">
        <text:list-item>
          <text:p text:style-name="P77">Attrition shall take place in neighborhoods, based on the groups present in the neighborhood.</text:p>
        </text:list-item>
        <text:list-item>
          <text:p text:style-name="P104">All personnel are present in neighborhoods as unit personnel, i.e., as visible unit icons. staffed according to the activity schedule and personnel available in the relevant staffing pool.</text:p>
        </text:list-item>
        <text:list-item>
          <text:p text:style-name="P100">Force groups may be designated as <text:span text:style-name="T10">uniformed</text:span><text:span text:style-name="T16"> or </text:span><text:span text:style-name="T10">non-uniformed</text:span><text:span text:style-name="T16">.</text:span></text:p>
        </text:list-item>
        <text:list-item>
          <text:p text:style-name="P104">Crowds of civilians (simple or complex) will not be represented.<text:note text:id="ftn12" text:note-class="footnote"><text:note-citation>13</text:note-citation><text:note-body><text:p text:style-name="Footnote">At Athena's timescale, most crowd-related phenomena are events rather than situations.</text:p></text:note-body></text:note></text:p>
        </text:list-item>
        <text:list-item>
          <text:p text:style-name="P104">For convenience,</text:p>
        </text:list-item>
        <text:list-item>
          <text:p text:style-name="P106">A Uniformed Force (UF) is the collection of all units within a neighborhood that belong to a particular force group that is designated as <text:span text:style-name="T16">uniformed</text:span><text:span text:style-name="T10">.</text:span></text:p>
        </text:list-item>
        <text:list-item>
          <text:p text:style-name="P107">A Non-uniformed Force (NF) is the collection of all units within a neighborhood that belong to a particular force group that is designated as non-uniformed.</text:p>
        </text:list-item>
        <text:list-item>
          <text:p text:style-name="P107">A Civilian "Force" (C) is the collection of all units within a neighborhood that belong to a particular group in the neighborhood.</text:p>
        </text:list-item>
        <text:list-item>
          <text:p text:style-name="P107">The attitude changes due to attrition to a displaced civilian unit will be done as though the attrition was incurred in the unit's neighborhood of origin.<text:note text:id="ftn13" text:note-class="footnote"><text:note-citation>14</text:note-citation><text:note-body><text:p text:style-name="Footnote">This is not quite right; but the current model for displaced civilians is a stopgap until GRAM can support it properly.</text:p></text:note-body></text:note></text:p>
        </text:list-item>
        <text:list-item>
          <text:p text:style-name="P107">An Organization "Force" (O) is the collection of all units within a neighborhood that belong to a particular organization group.</text:p>
        </text:list-item>
        <text:list-item>
          <text:p text:style-name="P105">A neighborhood may contain any combination of UFs, NFs, Cs, and Os.</text:p>
        </text:list-item>
        <text:list-item>
          <text:p text:style-name="P77">Groups may be friendly, enemy, or neutral with each other, based on the value of their relationships.</text:p>
        </text:list-item>
        <text:list-item>
          <text:p text:style-name="P77">Attrition occurs during engagements between enemy forces.</text:p>
        </text:list-item>
        <text:list-item>
          <text:p text:style-name="P77">AAM shall model attrition caused by the following types of engagement:</text:p>
        </text:list-item>
        <text:list-item>
          <text:p text:style-name="P106">UF vs. NF</text:p>
        </text:list-item>
        <text:list-item>
          <text:p text:style-name="P108">UF hunting down enemy NF.</text:p>
        </text:list-item>
        <text:list-item>
          <text:p text:style-name="P108">NF ambushing enemy UF.</text:p>
        </text:list-item>
        <text:list-item>
          <text:p text:style-name="P109"><text:soft-page-break/>Collateral damage to C from all engagements between forces.</text:p>
        </text:list-item>
        <text:list-item>
          <text:p text:style-name="P104">All casualties from attrition will be kills; there will be no computation of wounded.</text:p>
        </text:list-item>
        <text:list-item>
          <text:p text:style-name="P104">All attrition to O will be handled by magic input.</text:p>
        </text:list-item>
        <text:list-item>
          <text:p text:style-name="P104">All mass killings of C by any group will be handled by magic input.</text:p>
        </text:list-item>
        <text:list-item>
          <text:p text:style-name="P77">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14" text:note-class="footnote"><text:note-citation>15</text:note-citation><text:note-body><text:p text:style-name="Footnote">In future spirals we will add:</text:p><text:list xml:id="list675418060" text:style-name="L15"><text:list-item><text:p text:style-name="P119"><text:s text:c="2"/>Levels of coercion (mere threatening vs. actual killing)</text:p></text:list-item><text:list-item><text:p text:style-name="P119"><text:s text:c="2"/>Tipping points (NPS coercion model)</text:p></text:list-item><text:list-item><text:p text:style-name="P119"><text:s text:c="2"/>Time to become effective</text:p></text:list-item><text:list-item><text:p text:style-name="P119"><text:s text:c="2"/>Levels of effectiveness based on presence of other forces and their activities</text:p></text:list-item><text:list-item><text:p text:style-name="P119"><text:s text:c="2"/>Explicit attrition to civilians for purposes of coercion</text:p></text:list-item></text:list></text:note-body></text:note></text:p>
        </text:list-item>
        <text:list-item>
          <text:p text:style-name="P106">Putting more troops into a neighborhood allows greater opportunity for coercion.</text:p>
        </text:list-item>
        <text:list-item>
          <text:p text:style-name="P104">A UF can hunt down enemy NF in a neighborhood. <text:s/>In this case, the UF will benefit in the following ways if it can increase the cooperation of the population with itself and decrease the cooperation of the population with the NF:</text:p>
        </text:list-item>
        <text:list-item>
          <text:p text:style-name="P106">Fewer attacks on UF by NF</text:p>
        </text:list-item>
        <text:list-item>
          <text:p text:style-name="P106">Better loss exchange rates for UF when NF does attack</text:p>
        </text:list-item>
        <text:list-item>
          <text:p text:style-name="P106">More attacks by UF against NF with less collateral damage to C on each attack.</text:p>
        </text:list-item>
        <text:list-item>
          <text:p text:style-name="P104">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Requirements for Later Spirals</text:h>
      <text:list xml:id="list565380408" text:continue-list="list1536337220" text:style-name="L14">
        <text:list-item>
          <text:p text:style-name="P77">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77">NF requires funding/resources in order to conduct attacks against UF.</text:p>
        </text:list-item>
        <text:list-item>
          <text:p text:style-name="P96">Reducing NF funding/resources reduces the number of attacks that NF can initiate against UF.</text:p>
        </text:list-item>
        <text:list-item>
          <text:p text:style-name="P100"><text:soft-page-break/>NF can conduct IED attacks against UF.</text:p>
        </text:list-item>
        <text:list-item>
          <text:p text:style-name="P104">Force groups will be allowed to recruit new members from the militant pools of local civilian groups.</text:p>
        </text:list-item>
        <text:list-item>
          <text:p text:style-name="P104">Individual units might be designated as Uniformed or Non-uniformed, perhaps according to their activity, allowing a single force group to have both UF and NF.</text:p>
        </text:list-item>
        <text:list-item>
          <text:p text:style-name="P77">AAM will model attrition caused by the following types of engagement.</text:p>
        </text:list-item>
        <text:list-item>
          <text:p text:style-name="P106">C vs. C</text:p>
        </text:list-item>
        <text:list-item>
          <text:p text:style-name="P106">UF vs. UF </text:p>
        </text:list-item>
        <text:list-item>
          <text:p text:style-name="P106">NF vs. NF</text:p>
        </text:list-item>
        <text:list-item>
          <text:p text:style-name="P106">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Spiral 2A:</text:p>
      <text:list xml:id="list951909426" text:style-name="L16">
        <text:list-item>
          <text:p text:style-name="P78"><text:s/>NFs will ambush UFs to inflict a few casualties and then run in order to limit their own casualties</text:p>
        </text:list-item>
        <text:list-item>
          <text:p text:style-name="P78"><text:s/>When a UF discovers an NF cell, the UF will attack with overwhelming force and suffer no casualties</text:p>
        </text:list-item>
        <text:list-item>
          <text:p text:style-name="P78"><text:s/>Neither UFs nor NFs will intentionally kill civilians in this model.<text:note text:id="ftn15" text:note-class="footnote"><text:note-citation>16</text:note-citation><text:note-body><text:p text:style-name="Footnote">Mass killings can be handled via magic input. <text:s/>Killing as a coercion technique will not be explicit in Spiral 2A.</text:p></text:note-body></text:note></text:p>
        </text:list-item>
        <text:list-item>
          <text:p text:style-name="P78"><text:s/>NFs will not explicitly use crowds to promote unrest or otherwise further their agenda.</text:p>
        </text:list-item>
        <text:list-item>
          <text:p text:style-name="P78">UFs will cause collateral damage (the killing of civilian bystanders) when attacking or defending against NFs. NFs will not kill civilians when they attack or are attacked by UF.</text:p>
        </text:list-item>
        <text:list-item>
          <text:p text:style-name="P78">There is no direct UF vs. UF or NF vs. NF conflict within the playbox.</text:p>
        </text:list-item>
      </text:list>
      <text:h text:style-name="P112" text:outline-level="2"><text:bookmark text:name="__RefHeading__28403723"/><text:soft-page-break/>Uniformed vs. Non-Uniformed Forces<text:bookmark-end text:name="__RefHeading__28403723"/></text:h>
      <text:p text:style-name="P3">Every force group will have a flag indicating whether it is uniformed or non-uniformed. We expect that regular military, paramilitary, and police groups will usually be uniformed (UF), and irregular military and criminal groups will usually be non-uniformed (NF).</text:p>
      <text:h text:style-name="P112" text:outline-level="2">Units and Unit Activities</text:h>
      <text:p text:style-name="P3">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3">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50">CHECKPOINT</text:p>
      <text:p text:style-name="P50">CMO_CONSTRUCTION <text:s text:c="3"/></text:p>
      <text:p text:style-name="P50">CMO_DEVELOPMENT <text:s text:c="4"/></text:p>
      <text:p text:style-name="P50">CMO_EDUCATION <text:s text:c="6"/></text:p>
      <text:p text:style-name="P50">CMO_EMPLOYMENT <text:s text:c="5"/></text:p>
      <text:p text:style-name="P50">CMO_HEALTHCARE <text:s text:c="5"/></text:p>
      <text:p text:style-name="P50">CMO_INDUSTRY <text:s text:c="7"/></text:p>
      <text:p text:style-name="P50">CMO_INFRASTRUCTURE <text:s/></text:p>
      <text:p text:style-name="P50">CMO_LAW_ENFORCEMENT </text:p>
      <text:p text:style-name="P50">CMO_OTHER <text:s text:c="10"/></text:p>
      <text:p text:style-name="Definitions"><text:span text:style-name="T16">COERCION <text:s text:c="10"/></text:span><text:s/></text:p>
      <text:p text:style-name="P50">CRIMINAL_ACTIVITIES </text:p>
      <text:p text:style-name="P50">CURFEW <text:s text:c="13"/></text:p>
      <text:p text:style-name="P50">PATROL <text:s text:c="13"/></text:p>
      <text:p text:style-name="P50">PSYOP </text:p>
      <text:p text:style-name="P50"/>
      <text:p text:style-name="Text_20_body">However, the results of such increased exposure are being deferred to a later spiral. </text:p>
      <text:p text:style-name="P3">The following activities do not have significant exposure in the sense used here:</text:p>
      <text:p text:style-name="P50">GUARD</text:p>
      <text:p text:style-name="P50">NONE</text:p>
      <text:h text:style-name="P112" text:outline-level="2">Unit Number and Unit Size</text:h>
      <text:p text:style-name="P3">Because units are used to allocate troops to particular activities, rather than to represent any military <text:soft-page-break/>TOE, the breakdown of a force into units has no tactical significance. <text:s text:c="3"/>Consequently, the breakdown of a force into units will be ignored when computing the amount of attrition each group incurs.</text:p>
      <text:h text:style-name="Heading_20_2" text:outline-level="2">Attrition and Staffing Pools</text:h>
      <text:p text:style-name="Text_20_body">All attrition comes out of the attrited units; but it also comes out of each unit's staffing pool, thus 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resident in the neighborhood will be attrited.</text:p>
      <text:h text:style-name="Heading_20_3" text:outline-level="3">Magic Attrition to Neighborhoods</text:h>
      <text:p text:style-name="Text_20_body">The analyst can also choose to apply attrition to all civilian units that happen to be a neighborhood; this is equivalent to collateral damage incurred during normal attrition.</text:p>
      <text:h text:style-name="Heading_20_2" text:outline-level="2">Antagonists and ROEs</text:h>
      <text:p text:style-name="Text_20_body">Neighborhood <text:span text:style-name="T10">n</text:span><text:span text:style-name="T16"> can contain the kinds of forces listed in Section </text:span><text:span text:style-name="T16"><text:bookmark-ref text:reference-format="number" text:ref-name="__RefHeading__28413023"> 7.1.2 </text:bookmark-ref></text:span><text:span text:style-name="T16">: NF, UF, and C.</text:span><text:span text:style-name="T16"><text:note text:id="ftn16" text:note-class="footnote"><text:note-citation>17</text:note-citation><text:note-body><text:p text:style-name="Footnote">We are ignoring organization group "forces" in Spiral 2A.</text:p></text:note-body></text:note></text:span><text:span text:style-name="T16"> <text:s/>Attrition occurs when two forces </text:span><text:span text:style-name="T10">a</text:span><text:span text:style-name="T16"> and </text:span><text:span text:style-name="T10">b</text:span><text:span text:style-name="T16"> are antagonists as defined in this section.</text:span></text:p>
      <text:h text:style-name="Heading_20_3" text:outline-level="3">Civilian Antagonists</text:h>
      <text:p text:style-name="P9">This model is deferred until after Spiral One.</text:p>
      <text:p text:style-name="Text_20_body"><text:span text:style-name="T16">A civilian "force" is simply a neighborhood group. <text:s/>Two neighborhood groups are antagonistic if at </text:span><text:soft-page-break/><text:span text:style-name="T16">least one regards the other as an ENEMY. <text:s/>We can compute the degree of antagonism between groups </text:span><text:span text:style-name="T10">nf</text:span><text:span text:style-name="T16"> and </text:span><text:span text:style-name="T10">ng</text:span><text:span text:style-name="T16"> as follows:</text:span></text:p>
      <text:p text:style-name="Text_20_body"><text:span text:style-name="T16"><text:tab/></text:span><text:span text:style-name="T16"><draw:frame draw:style-name="fr1" draw:name="Object21" text:anchor-type="as-char" svg:width="2.0701in" svg:height="0.278in" draw:z-index="8"><draw:object xlink:href="./Object 23" xlink:type="simple" xlink:show="embed" xlink:actuate="onLoad"/><draw:image xlink:href="./ObjectReplacements/Object 23" xlink:type="simple" xlink:show="embed" xlink:actuate="onLoad"/></draw:frame></text:span></text:p>
      <text:p text:style-name="Text_20_body"><text:span text:style-name="T16">If </text:span><text:span text:style-name="T16"><draw:frame draw:style-name="fr1" draw:name="Object20" text:anchor-type="as-char" svg:width="0.9189in" svg:height="0.2772in" draw:z-index="9"><draw:object xlink:href="./Object 24" xlink:type="simple" xlink:show="embed" xlink:actuate="onLoad"/><draw:image xlink:href="./ObjectReplacements/Object 24" xlink:type="simple" xlink:show="embed" xlink:actuate="onLoad"/></draw:frame></text:span><text:span text:style-name="T16"> falls in the ENEMY range, then groups </text:span><text:span text:style-name="T10">nf</text:span><text:span text:style-name="T16"> and </text:span><text:span text:style-name="T10">ng</text:span><text:span text:style-name="T16"> are antagonists, and will cause attrition to each other.</text:span></text:p>
      <text:h text:style-name="Heading_20_3" text:outline-level="3">Attacking ROEs: UF</text:h>
      <text:p text:style-name="P3">In Spiral 2A, uniformed forces (UF) may attack non-uniformed forces (NF) in a neighborhood.</text:p>
      <text:p text:style-name="Text_20_body"><text:span text:style-name="T16">A UF will attack a particular NF only when directed to do so by its Rules of Engagement. <text:s/>In principle, each UF has an </text:span><text:span text:style-name="T10">attacking ROE</text:span><text:span text:style-name="T16"> with respect to each NF <text:s text:c="2"/>This ROE may be set to </text:span></text:p>
      <text:list xml:id="list787685680" text:style-name="L17">
        <text:list-item>
          <text:p text:style-name="P71">ATTACK</text:p>
        </text:list-item>
        <text:list-item>
          <text:p text:style-name="P71">DO_NOT_ATTACK</text:p>
        </text:list-item>
      </text:list>
      <text:p text:style-name="P3">An ATTACK ROE is further qualified by a Cooperation limit: the UF will attack only if its composite cooperation with the residents of the neighborhood exceeds some value.</text:p>
      <text:p text:style-name="P3">In practice, Athena will only track ROEs set to ATTACK; if no ROE is set, no attacks will take place.</text:p>
      <text:p text:style-name="P3">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Nbhood</text:p>
          </table:table-cell>
          <table:table-cell table:style-name="Table2.A1" office:value-type="string">
            <text:p text:style-name="P38"><text:s/><text:span text:style-name="T10">f</text:span></text:p>
          </table:table-cell>
          <table:table-cell table:style-name="Table2.A1" office:value-type="string">
            <text:p text:style-name="P41">g</text:p>
          </table:table-cell>
          <table:table-cell table:style-name="Table2.D1" office:value-type="string">
            <text:p text:style-name="P38">Coop. Limit</text:p>
          </table:table-cell>
        </table:table-row>
        <table:table-row>
          <table:table-cell table:style-name="Table2.A2" office:value-type="string">
            <text:p text:style-name="P35">N1</text:p>
          </table:table-cell>
          <table:table-cell table:style-name="Table2.A2" office:value-type="string">
            <text:p text:style-name="P35">BLUE</text:p>
          </table:table-cell>
          <table:table-cell table:style-name="Table2.A2" office:value-type="string">
            <text:p text:style-name="P35">ALQ</text:p>
          </table:table-cell>
          <table:table-cell table:style-name="Table2.D2" office:value-type="float" office:value="25">
            <text:p text:style-name="P35">25</text:p>
          </table:table-cell>
        </table:table-row>
        <table:table-row>
          <table:table-cell table:style-name="Table2.A2" office:value-type="string">
            <text:p text:style-name="P35">N2</text:p>
          </table:table-cell>
          <table:table-cell table:style-name="Table2.A2" office:value-type="string">
            <text:p text:style-name="P35">BLUE</text:p>
          </table:table-cell>
          <table:table-cell table:style-name="Table2.A2" office:value-type="string">
            <text:p text:style-name="P35">ALQ</text:p>
          </table:table-cell>
          <table:table-cell table:style-name="Table2.D2" office:value-type="float" office:value="40">
            <text:p text:style-name="P35">40</text:p>
          </table:table-cell>
        </table:table-row>
      </table:table>
      <text:p text:style-name="P3"/>
      <text:p text:style-name="P3">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Attacking ROEs: NF</text:h>
      <text:p text:style-name="P3">In Spiral One, non-uniformed forces (NF) may attack uniformed forces (UF) in a neighborhood.</text:p>
      <text:p text:style-name="Text_20_body"><text:span text:style-name="T16">Just as with UFs, an NF will attack a particular UF only when ordered to do so by its Rules of </text:span><text:span text:style-name="T16">Engagement. <text:s/>In principle, each NF has an </text:span><text:span text:style-name="T10">attacking ROE</text:span><text:span text:style-name="T16"> with respect to each UF. <text:s/>This ROE may be </text:span><text:soft-page-break/><text:span text:style-name="T16">set to </text:span></text:p>
      <text:list xml:id="list45914305" text:continue-numbering="true" text:style-name="L17">
        <text:list-item>
          <text:p text:style-name="P71">HIT_AND_RUN: <text:s/>The NF will attempt to kill UF troops through ambushes, IED attacks, and so forth, while limiting their own losses by running as soon as possible.</text:p>
        </text:list-item>
        <text:list-item>
          <text:p text:style-name="P71">STAND_AND_FIGHT: <text:s/>The NF will attempt to kill UF troops by sucking them into ambushes and pinning them down, so as to kill as many UF troops as possible regardless of their own losses.</text:p>
        </text:list-item>
        <text:list-item>
          <text:p text:style-name="P71">DO_NOT_ATTACK</text:p>
        </text:list-item>
      </text:list>
      <text:p text:style-name="P3">The HIT_AND_RUN and STAND_AND_FIGHT ROEs are further qualified by a Cooperation limit: a force will attack only if its composite cooperation with the residents of the neighborhood exceeds some value.</text:p>
      <text:p text:style-name="P3">In addition, the HIT_AND_RUN and STAND_AND_FIGHT ROEs include a nominal number of attacks per day.<text:note text:id="ftn17" text:note-class="footnote"><text:note-citation>18</text:note-citation><text:note-body><text:p text:style-name="P3"><text:s text:c="2"/>In a later spiral, this number will be computed automatically from the resources available to the NF.</text:p></text:note-body></text:note></text:p>
      <text:p text:style-name="P3">In practice, Athena will not track ROEs set to DO_NOT_ATTACK; if neither HIT_AND_RUN nor STAND_AND_FIGHT is set, no attacks will take place.</text:p>
      <text:p text:style-name="P3">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8">Nbhood</text:p>
          </table:table-cell>
          <table:table-cell table:style-name="Table3.A1" office:value-type="string">
            <text:p text:style-name="P38"><text:s/><text:span text:style-name="T10">f</text:span></text:p>
          </table:table-cell>
          <table:table-cell table:style-name="Table3.A1" office:value-type="string">
            <text:p text:style-name="P41">g</text:p>
          </table:table-cell>
          <table:table-cell table:style-name="Table3.A1" office:value-type="string">
            <text:p text:style-name="P42">ROE</text:p>
          </table:table-cell>
          <table:table-cell table:style-name="Table3.A1" office:value-type="string">
            <text:p text:style-name="P38">Coop. Limit</text:p>
          </table:table-cell>
          <table:table-cell table:style-name="Table3.F1" office:value-type="string">
            <text:p text:style-name="P38">Attacks/Day</text:p>
          </table:table-cell>
        </table:table-row>
        <table:table-row>
          <table:table-cell table:style-name="Table3.A2" office:value-type="string">
            <text:p text:style-name="P35">N1</text:p>
          </table:table-cell>
          <table:table-cell table:style-name="Table3.A2" office:value-type="string">
            <text:p text:style-name="P35">ALQ </text:p>
          </table:table-cell>
          <table:table-cell table:style-name="Table3.A2" office:value-type="string">
            <text:p text:style-name="P35">BLUE</text:p>
          </table:table-cell>
          <table:table-cell table:style-name="Table3.A2" office:value-type="string">
            <text:p text:style-name="P35">STAND_AND_FIGHT</text:p>
          </table:table-cell>
          <table:table-cell table:style-name="Table3.E2" office:value-type="float" office:value="40">
            <text:p text:style-name="P35">40</text:p>
          </table:table-cell>
          <table:table-cell table:style-name="Table3.F2" office:value-type="float" office:value="0.2">
            <text:p text:style-name="P35">0.2</text:p>
          </table:table-cell>
        </table:table-row>
        <table:table-row>
          <table:table-cell table:style-name="Table3.A2" office:value-type="string">
            <text:p text:style-name="P35">N2</text:p>
          </table:table-cell>
          <table:table-cell table:style-name="Table3.A2" office:value-type="string">
            <text:p text:style-name="P35">ALQ</text:p>
          </table:table-cell>
          <table:table-cell table:style-name="Table3.A2" office:value-type="string">
            <text:p text:style-name="P35">BLUE</text:p>
          </table:table-cell>
          <table:table-cell table:style-name="Table3.D3" office:value-type="string">
            <text:p text:style-name="P35">HIT_AND_RUN</text:p>
          </table:table-cell>
          <table:table-cell table:style-name="Table3.E2" office:value-type="float" office:value="40">
            <text:p text:style-name="P35">40</text:p>
          </table:table-cell>
          <table:table-cell table:style-name="Table3.F2" office:value-type="float" office:value="0.5">
            <text:p text:style-name="P35">0.5</text:p>
          </table:table-cell>
        </table:table-row>
      </table:table>
      <text:p text:style-name="P3"/>
      <text:p text:style-name="P3">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Defending ROEs</text:h>
      <text:p text:style-name="Text_20_body">In addition to its Attacking ROEs, each uniformed force has a Defending ROE, which can have one of three values:</text:p>
      <text:list xml:id="list195673053" text:style-name="L18">
        <text:list-item>
          <text:p text:style-name="P79">FIRE_BACK_IMMEDIATELY: Fire back immediately if fired upon. <text:s/>This will cause collateral damage to civilians whenever the UF defends itself.</text:p>
        </text:list-item>
        <text:list-item>
          <text:p text:style-name="P79"><text:soft-page-break/>FIRE_BACK_IF_PRESSED: Do not fire back unless the enemy continues to engage. <text:s/>This will cause collateral damage to civilians only when the UF defends itself against an NF with an attacking ROE of STAND_AND_FIGHT.</text:p>
        </text:list-item>
        <text:list-item>
          <text:p text:style-name="P79">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8" text:note-class="footnote"><text:note-citation>19</text:note-citation><text:note-body><text:p text:style-name="Footnote">Model parameter: <text:span text:style-name="T22">aam.ticksPerTock</text:span></text:p></text:note-body></text:note> which is comfortably smaller than the expected Athena game turn of 1 to 3 months. <text:s/>Thus, attrition that occurs during a game turn can have an impact during that game turn.</text:p>
      <text:p text:style-name="Text_20_body">At the end of the attrition interval, the following algorithm will compute the attrition for the interval:</text:p>
      <text:p text:style-name="Pseudocode">For each neighborhood <text:span text:style-name="T10">n,</text:span></text:p>
      <text:p text:style-name="P45">Determine each pair <text:span text:style-name="T10">a,b</text:span> of antagonists in <text:span text:style-name="T10">n</text:span>.</text:p>
      <text:p text:style-name="P45">For each pair <text:span text:style-name="T10">a,b</text:span></text:p>
      <text:p text:style-name="P46">Compute attrition for each pair, according to the kind of antagonists.</text:p>
      <text:p text:style-name="P47">UF vs. NF</text:p>
      <text:p text:style-name="P47">NF vs. UF</text:p>
      <text:p text:style-name="P20"><text:tab/><text:tab/><text:tab/>Accumulate the attrition to each force.</text:p>
      <text:p text:style-name="P45">Apply all attrition at the end.</text:p>
      <text:p text:style-name="P45"/>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2A as a result of UF attacks on NF cells.</text:p>
      <text:p text:style-name="Text_20_body">The UF must find the NF cells in order to attack them. <text:s/>The number of cells found increases with:</text:p>
      <text:list xml:id="list1678671262" text:style-name="L19">
        <text:list-item>
          <text:p text:style-name="P80">The number of troops in the UF: the more troops, the more chance of contact.</text:p>
        </text:list-item>
        <text:list-item>
          <text:p text:style-name="P80"><text:soft-page-break/>Increased cooperation of the civilians with the UF, because the UF will get more intel.</text:p>
        </text:list-item>
        <text:list-item>
          <text:p text:style-name="P80">Decreased cooperation of the civilians with the NF, because the civilians are less likely to warn the NF of an impending attack.</text:p>
        </text:list-item>
        <text:list-item>
          <text:p text:style-name="P80">The number of troops in the NF: the more troops, the easier they are to find.</text:p>
        </text:list-item>
        <text:list-item>
          <text:p text:style-name="P80"><text:span text:style-name="T15">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6"><draw:frame draw:style-name="fr1" draw:name="Object27" text:anchor-type="as-char" svg:width="0.2382in" svg:height="0.2398in" draw:z-index="10"><draw:object xlink:href="./Object 25" xlink:type="simple" xlink:show="embed" xlink:actuate="onLoad"/><draw:image xlink:href="./ObjectReplacements/Object 25" xlink:type="simple" xlink:show="embed" xlink:actuate="onLoad"/></draw:frame></text:span><text:span text:style-name="T16"><text:tab/>=<text:tab/>The duration of the attrition interval in days</text:span></text:p>
      <text:p text:style-name="Definitions"><text:span text:style-name="T16"><draw:frame draw:style-name="fr1" draw:name="Object22" text:anchor-type="as-char" svg:width="0.278in" svg:height="0.278in" draw:z-index="11"><draw:object xlink:href="./Object 26" xlink:type="simple" xlink:show="embed" xlink:actuate="onLoad"/><draw:image xlink:href="./ObjectReplacements/Object 26" xlink:type="simple" xlink:show="embed" xlink:actuate="onLoad"/></draw:frame></text:span><text:span text:style-name="T16"><text:tab/>=<text:tab/>The composite cooperation of the civilians in </text:span>n<text:span text:style-name="T16"> with the NF.</text:span></text:p>
      <text:p text:style-name="Definitions"><text:span text:style-name="T16"><draw:frame draw:style-name="fr1" draw:name="Object23" text:anchor-type="as-char" svg:width="0.2772in" svg:height="0.278in" draw:z-index="12"><draw:object xlink:href="./Object 27" xlink:type="simple" xlink:show="embed" xlink:actuate="onLoad"/><draw:image xlink:href="./ObjectReplacements/Object 27" xlink:type="simple" xlink:show="embed" xlink:actuate="onLoad"/></draw:frame></text:span><text:span text:style-name="T16"><text:tab/>=<text:tab/>The composite cooperation of the civilians in </text:span><text:span text:style-name="T10">n</text:span><text:span text:style-name="T16"> with the UF.</text:span></text:p>
      <text:p text:style-name="Definitions"><text:span text:style-name="T16"><draw:frame draw:style-name="fr1" draw:name="Object38" text:anchor-type="as-char" svg:width="0.2043in" svg:height="0.2772in" draw:z-index="13"><draw:object xlink:href="./Object 28" xlink:type="simple" xlink:show="embed" xlink:actuate="onLoad"/><draw:image xlink:href="./ObjectReplacements/Object 28" xlink:type="simple" xlink:show="embed" xlink:actuate="onLoad"/></draw:frame></text:span><text:span text:style-name="T16"><text:tab/>=<text:tab/>The possible number of attacks by the UF on the NF during the interval.</text:span></text:p>
      <text:p text:style-name="Definitions"><text:span text:style-name="T16"><draw:frame draw:style-name="fr1" draw:name="Object24" text:anchor-type="as-char" svg:width="0.1953in" svg:height="0.2772in" draw:z-index="14"><draw:object xlink:href="./Object 29" xlink:type="simple" xlink:show="embed" xlink:actuate="onLoad"/><draw:image xlink:href="./ObjectReplacements/Object 29" xlink:type="simple" xlink:show="embed" xlink:actuate="onLoad"/></draw:frame></text:span><text:span text:style-name="T16"><text:tab/>=<text:tab/>The actual number of <text:s/>attacks by the UF on the NF during the interval</text:span></text:p>
      <text:p text:style-name="Definitions"><draw:frame draw:style-name="fr1" draw:name="Object25" text:anchor-type="as-char" svg:width="0.3728in" svg:height="0.2772in" draw:z-index="15"><draw:object xlink:href="./Object 30" xlink:type="simple" xlink:show="embed" xlink:actuate="onLoad"/><draw:image xlink:href="./ObjectReplacements/Object 30" xlink:type="simple" xlink:show="embed" xlink:actuate="onLoad"/></draw:frame><text:span text:style-name="T16"><text:tab/>=<text:tab/>The actual coverage fraction of the UF .</text:span><text:span text:style-name="T16"><text:note text:id="ftn19" text:note-class="footnote"><text:note-citation>20</text:note-citation><text:note-body><text:p text:style-name="Footnote">Computed in-line using a coverage function; model parameter: <text:span text:style-name="T1">aam.UFvNF.UF.coverageFunction</text:span></text:p></text:note-body></text:note></text:span></text:p>
      <text:p text:style-name="Definitions"><text:span text:style-name="T16"><draw:frame draw:style-name="fr1" draw:name="Object31" text:anchor-type="as-char" svg:width="0.6634in" svg:height="0.278in" draw:z-index="16"><draw:object xlink:href="./Object 31" xlink:type="simple" xlink:show="embed" xlink:actuate="onLoad"/><draw:image xlink:href="./ObjectReplacements/Object 31" xlink:type="simple" xlink:show="embed" xlink:actuate="onLoad"/></draw:frame></text:span><text:span text:style-name="T16"><text:tab/>=<text:tab/>The nominal coverage fraction of the UF for this algorithm.</text:span><text:span text:style-name="T16"><text:note text:id="ftn20" text:note-class="footnote"><text:note-citation>21</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6"><draw:frame draw:style-name="fr1" draw:name="Object26" text:anchor-type="as-char" svg:width="0.3728in" svg:height="0.2772in" draw:z-index="17"><draw:object xlink:href="./Object 32" xlink:type="simple" xlink:show="embed" xlink:actuate="onLoad"/><draw:image xlink:href="./ObjectReplacements/Object 32" xlink:type="simple" xlink:show="embed" xlink:actuate="onLoad"/></draw:frame></text:span><text:span text:style-name="T16"><text:tab/>=<text:tab/>The coverage fraction of the NF.</text:span><text:span text:style-name="T16"><text:note text:id="ftn21" text:note-class="footnote"><text:note-citation>22</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6"><text:tab/></text:span></text:p>
      <text:p text:style-name="Definitions"><draw:frame draw:style-name="fr1" draw:name="Object32" text:anchor-type="as-char" svg:width="0.6638in" svg:height="0.278in" draw:z-index="18"><draw:object xlink:href="./Object 33" xlink:type="simple" xlink:show="embed" xlink:actuate="onLoad"/><draw:image xlink:href="./ObjectReplacements/Object 33" xlink:type="simple" xlink:show="embed" xlink:actuate="onLoad"/></draw:frame><text:span text:style-name="T16"><text:tab/>=<text:tab/>The nominal coverage fraction of the NF for this algorithm.</text:span><text:span text:style-name="T16"><text:note text:id="ftn22" text:note-class="footnote"><text:note-citation>23</text:note-citation><text:note-body><text:p text:style-name="Footnote">Model parameter: <text:span text:style-name="T1">aam.UFvNF.NF.</text:span><text:span text:style-name="T2">nominalCoverage</text:span>, e.g., 0.4 </text:p></text:note-body></text:note></text:span></text:p>
      <text:p text:style-name="Definitions"><text:span text:style-name="T10">TF<text:tab/>=<text:tab/></text:span><text:span text:style-name="T16">The average time to find an NF cell, given equal cooperation and the nominal coverage fractions.</text:span><text:span text:style-name="T16"><text:note text:id="ftn23" text:note-class="footnote"><text:note-citation>24</text:note-citation><text:note-body><text:p text:style-name="Footnote">Model parameter: <text:span text:style-name="T1">aam.UFvNF.UF.timeToFind</text:span>, <text:span text:style-name="Code"><text:span text:style-name="T28">e.g., 5 days </text:span></text:span></text:p></text:note-body></text:note></text:span><text:span text:style-name="T16"> <text:s/>This is the parameter that drives this part of the model.</text:span></text:p>
      <text:p text:style-name="P50"/>
      <text:p text:style-name="P3">Then, we compute the possible number of attacks as follows:</text:p>
      <text:p text:style-name="Text_20_body"><text:span text:style-name="T16"><text:tab/></text:span><text:span text:style-name="T16"><draw:frame draw:style-name="fr1" draw:name="Object28" text:anchor-type="as-char" svg:width="4.128in" svg:height="0.6366in" draw:z-index="19"><draw:object xlink:href="./Object 34" xlink:type="simple" xlink:show="embed" xlink:actuate="onLoad"/><draw:image xlink:href="./ObjectReplacements/Object 34" xlink:type="simple" xlink:show="embed" xlink:actuate="onLoad"/></draw:frame></text:span></text:p>
      <text:p text:style-name="P28"><text:span text:style-name="T16">Thus, when the cooperation levels are balanced (</text:span><text:span text:style-name="T16"><draw:frame draw:style-name="fr1" draw:name="Object29" text:anchor-type="as-char" svg:width="0.7661in" svg:height="0.278in" draw:z-index="20"><draw:object xlink:href="./Object 35" xlink:type="simple" xlink:show="embed" xlink:actuate="onLoad"/><draw:image xlink:href="./ObjectReplacements/Object 35" xlink:type="simple" xlink:show="embed" xlink:actuate="onLoad"/></draw:frame></text:span><text:span text:style-name="T16">), and when the coverage fractions are at their nominal levels, we get precisely the average number of attacks during the interval</text:span></text:p>
      <text:p text:style-name="Text_20_body"><text:soft-page-break/><text:span text:style-name="T16"><text:tab/></text:span><text:span text:style-name="T16"><draw:frame draw:style-name="fr1" draw:name="Object30" text:anchor-type="as-char" svg:width="1.1772in" svg:height="0.548in" draw:z-index="21"><draw:object xlink:href="./Object 36" xlink:type="simple" xlink:show="embed" xlink:actuate="onLoad"/><draw:image xlink:href="./ObjectReplacements/Object 36" xlink:type="simple" xlink:show="embed" xlink:actuate="onLoad"/></draw:frame></text:span></text:p>
      <text:p text:style-name="P3">The possible number of attacks is increased by increased cooperation of the population with the UF, and by increased coverage for either group, and is decreased by increased cooperation of the population with the NF, as desired.</text:p>
      <text:p text:style-name="P3">Next, we must determine the actual number of attacks, and the attrition resulting from them. <text:s/>Let</text:p>
      <text:p text:style-name="Definitions">cellsize<text:tab/>=<text:span text:style-name="T16"><text:tab/>The average number of troops per NF cell.</text:span><text:span text:style-name="T16"><text:note text:id="ftn24" text:note-class="footnote"><text:note-citation>25</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6"><draw:frame draw:style-name="fr1" draw:name="Object34" text:anchor-type="as-char" svg:width="0.8189in" svg:height="0.2772in" draw:z-index="22"><draw:object xlink:href="./Object 37" xlink:type="simple" xlink:show="embed" xlink:actuate="onLoad"/><draw:image xlink:href="./ObjectReplacements/Object 37" xlink:type="simple" xlink:show="embed" xlink:actuate="onLoad"/></draw:frame></text:span><text:span text:style-name="T16"><text:tab/>=<text:tab/>The number of NF troops in the neighborhood.</text:span></text:p>
      <text:p text:style-name="P50"/>
      <text:p text:style-name="P3">The number of cells is then</text:p>
      <text:p text:style-name="Text_20_body"><text:tab/><draw:frame draw:style-name="fr1" draw:name="Object33" text:anchor-type="as-char" svg:width="1.9256in" svg:height="0.589in" draw:z-index="23"><draw:object xlink:href="./Object 38" xlink:type="simple" xlink:show="embed" xlink:actuate="onLoad"/><draw:image xlink:href="./ObjectReplacements/Object 38" xlink:type="simple" xlink:show="embed" xlink:actuate="onLoad"/></draw:frame></text:p>
      <text:p text:style-name="P3">Since each attack kills an entire cell, the actual number of attacks cannot exceed the number of cells:</text:p>
      <text:p text:style-name="P3"><text:tab/><draw:frame draw:style-name="fr1" draw:name="Object39" text:anchor-type="as-char" svg:width="1.428in" svg:height="0.278in" draw:z-index="24"><draw:object xlink:href="./Object 39" xlink:type="simple" xlink:show="embed" xlink:actuate="onLoad"/><draw:image xlink:href="./ObjectReplacements/Object 39" xlink:type="simple" xlink:show="embed" xlink:actuate="onLoad"/></draw:frame></text:p>
      <text:p text:style-name="P3">The number of NF troops killed is then</text:p>
      <text:p text:style-name="Text_20_body"><text:span text:style-name="T16"><text:tab/></text:span><text:span text:style-name="T16"><draw:frame draw:style-name="fr1" draw:name="Object36" text:anchor-type="as-char" svg:width="2.6634in" svg:height="0.278in" draw:z-index="25"><draw:object xlink:href="./Object 41" xlink:type="simple" xlink:show="embed" xlink:actuate="onLoad"/><draw:image xlink:href="./ObjectReplacements/Object 41" xlink:type="simple" xlink:show="embed" xlink:actuate="onLoad"/></draw:frame></text:span></text:p>
      <text:p text:style-name="P3">Next, we must compute civilian casualties. <text:s/>Let<text:tab/><text:tab/></text:p>
      <text:p text:style-name="Definitions"><text:span text:style-name="T10"><draw:frame draw:style-name="fr1" draw:name="Object40" text:anchor-type="as-char" svg:width="0.2772in" svg:height="0.2772in" draw:z-index="26"><draw:object xlink:href="./Object 42" xlink:type="simple" xlink:show="embed" xlink:actuate="onLoad"/><draw:image xlink:href="./ObjectReplacements/Object 42" xlink:type="simple" xlink:show="embed" xlink:actuate="onLoad"/></draw:frame></text:span><text:span text:style-name="T10"><text:tab/>=<text:tab/></text:span><text:span text:style-name="T16">The nominal composite cooperation of the neighborhood with the UF for this algorithm.</text:span><text:span text:style-name="T16"><text:note text:id="ftn25" text:note-class="footnote"><text:note-citation>26</text:note-citation><text:note-body><text:p text:style-name="Footnote">Model parameter: <text:span text:style-name="T1">aam.UFvsNF.UF.nominalCooperation</text:span>, e.g., 35 %</text:p></text:note-body></text:note></text:span><text:span text:style-name="T10"><text:tab/></text:span></text:p>
      <text:p text:style-name="P30"><text:span text:style-name="T10">ECDA</text:span><text:span text:style-name="T16"><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10">ECDA</text:span><text:span text:style-name="T16"> is 2.0, then we expect two civilian casualties for each cell killed.</text:span><text:span text:style-name="T16"><text:note text:id="ftn26" text:note-class="footnote"><text:note-citation>27</text:note-citation><text:note-body><text:p text:style-name="Footnote">Model parameter: <text:span text:style-name="T1">aam.UFvsNF.ECDA.</text:span><text:span text:style-name="T3">urbanization</text:span>, e.g., 1 in rural, 3 in suburban, and 5 in urban.</text:p></text:note-body></text:note></text:span></text:p>
      <text:p text:style-name="P50"/>
      <text:p text:style-name="P3">Then</text:p>
      <text:p text:style-name="Text_20_body"><text:soft-page-break/><text:span text:style-name="T16"><text:tab/></text:span><text:span text:style-name="T16"><draw:frame draw:style-name="fr1" draw:name="Object35" text:anchor-type="as-char" svg:width="3.0571in" svg:height="0.6366in" draw:z-index="27"><draw:object xlink:href="./Object 43" xlink:type="simple" xlink:show="embed" xlink:actuate="onLoad"/><draw:image xlink:href="./ObjectReplacements/Object 43" xlink:type="simple" xlink:show="embed" xlink:actuate="onLoad"/></draw:frame></text:span></text:p>
      <text:p text:style-name="P3">If the actual cooperation of the neighborhood with the UF is exactly the nominal, then the civilian casualties will be just as expected. <text:s/>If the nominal cooperation is 50%, then better than nominal cooperation can cut casualties in half<text:span text:style-name="T23">—</text:span><text:span text:style-name="T25">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7" text:note-class="footnote"><text:note-citation>28</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586879196" text:style-name="L20">
        <text:list-item>
          <text:p text:style-name="P81">Vary inversely with UF security</text:p>
        </text:list-item>
        <text:list-item>
          <text:p text:style-name="P81">Vary directly with the cooperation of the neighborhood with the NF.</text:p>
        </text:list-item>
        <text:list-item>
          <text:p text:style-name="P81">Vary directly with the coverage of UF units in the neighborhood.</text:p>
        </text:list-item>
      </text:list>
      <text:p text:style-name="Text_20_body">First we compute <draw:frame draw:style-name="fr1" draw:name="Object41" text:anchor-type="as-char" svg:width="0.2043in" svg:height="0.2772in" draw:z-index="28"><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29"><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10">rate</text:span><text:tab/>=<text:span text:style-name="T16"><text:tab/>The nominal attack rate per day.</text:span><text:span text:style-name="T16"><text:note text:id="ftn28" text:note-class="footnote"><text:note-citation>29</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16"><draw:frame draw:style-name="fr1" draw:name="Object44" text:anchor-type="as-char" svg:width="0.6709in" svg:height="0.2772in" draw:z-index="30"><draw:object xlink:href="./Object 47" xlink:type="simple" xlink:show="embed" xlink:actuate="onLoad"/><draw:image xlink:href="./ObjectReplacements/Object 47" xlink:type="simple" xlink:show="embed" xlink:actuate="onLoad"/></draw:frame></text:span><text:span text:style-name="T16"><text:tab/>=<text:tab/>The UF's security in the neighborhood. <text:s/>Security ranges from -100 to +100.</text:span></text:p>
      <text:p text:style-name="Definitions"><text:span text:style-name="T16"><draw:frame draw:style-name="fr1" draw:name="Object45" text:anchor-type="as-char" svg:width="0.2772in" svg:height="0.2772in" draw:z-index="31"><draw:object xlink:href="./Object 48" xlink:type="simple" xlink:show="embed" xlink:actuate="onLoad"/><draw:image xlink:href="./ObjectReplacements/Object 48" xlink:type="simple" xlink:show="embed" xlink:actuate="onLoad"/></draw:frame></text:span><text:span text:style-name="T16"><text:tab/>=<text:tab/>The composite cooperation of the neighborhood with the NF.</text:span></text:p>
      <text:p text:style-name="Definitions"><text:soft-page-break/><draw:frame draw:style-name="fr1" draw:name="Object46" text:anchor-type="as-char" svg:width="0.278in" svg:height="0.2772in" draw:z-index="32"><draw:object xlink:href="./Object 49" xlink:type="simple" xlink:show="embed" xlink:actuate="onLoad"/><draw:image xlink:href="./ObjectReplacements/Object 49" xlink:type="simple" xlink:show="embed" xlink:actuate="onLoad"/></draw:frame><text:span text:style-name="T16"> <text:tab/>=<text:tab/>The nominal cooperation of the neighborhood with the NF for this algorithm.</text:span><text:span text:style-name="T16"><text:note text:id="ftn29" text:note-class="footnote"><text:note-citation>30</text:note-citation><text:note-body><text:p text:style-name="Footnote">Model parameter: <text:span text:style-name="T1">aam.NFvsUF.</text:span><text:span text:style-name="T3">roe</text:span><text:span text:style-name="T1">.nominalCooperation</text:span><text:span text:style-name="T16">, e</text:span>.g., 50%.</text:p></text:note-body></text:note></text:span><text:span text:style-name="T16"> <text:s/></text:span><text:span text:style-name="T16">This parameter depends on the ROE, HIT_AND_RUN or STAND_AND_FIGHT.</text:span></text:p>
      <text:p text:style-name="Definitions"><text:span text:style-name="T16"><draw:frame draw:style-name="fr1" draw:name="Object47" text:anchor-type="as-char" svg:width="0.3728in" svg:height="0.2772in" draw:z-index="33"><draw:object xlink:href="./Object 50" xlink:type="simple" xlink:show="embed" xlink:actuate="onLoad"/><draw:image xlink:href="./ObjectReplacements/Object 50" xlink:type="simple" xlink:show="embed" xlink:actuate="onLoad"/></draw:frame></text:span><text:span text:style-name="T16"><text:tab/>=<text:tab/>The actual coverage fraction of the UF, based on total personnel in the neighborhood.</text:span><text:span text:style-name="T16"><text:note text:id="ftn30" text:note-class="footnote"><text:note-citation>31</text:note-citation><text:note-body><text:p text:style-name="Footnote">Model parameter: <text:span text:style-name="T1">aam.NFvsUF.UF.coverageFunction</text:span>, e.g., {25 1000}.</text:p></text:note-body></text:note></text:span></text:p>
      <text:p text:style-name="Definitions"><text:span text:style-name="T16"><draw:frame draw:style-name="fr1" draw:name="Object48" text:anchor-type="as-char" svg:width="0.6634in" svg:height="0.278in" draw:z-index="34"><draw:object xlink:href="./Object 51" xlink:type="simple" xlink:show="embed" xlink:actuate="onLoad"/><draw:image xlink:href="./ObjectReplacements/Object 51" xlink:type="simple" xlink:show="embed" xlink:actuate="onLoad"/></draw:frame></text:span><text:span text:style-name="T16"><text:tab/>=<text:tab/>The nominal coverage fraction of the UF for this algorithm.</text:span><text:span text:style-name="T16"><text:note text:id="ftn31" text:note-class="footnote"><text:note-citation>32</text:note-citation><text:note-body><text:p text:style-name="Footnote">Model parameter: <text:span text:style-name="T1">aam.NFvsUF.UF.nominalCoverage</text:span>, e.g., 0.2</text:p></text:note-body></text:note></text:span><text:span text:style-name="T16"> <text:s/>This parameter depends on the ROE, HIT_AND_RUN or STAND_AND_FIGHT.<text:tab/></text:span></text:p>
      <text:p text:style-name="Definitions"><draw:frame draw:style-name="fr1" draw:name="Object49" text:anchor-type="as-char" svg:width="0.2374in" svg:height="0.2398in" draw:z-index="35"><draw:object xlink:href="./Object 52" xlink:type="simple" xlink:show="embed" xlink:actuate="onLoad"/><draw:image xlink:href="./ObjectReplacements/Object 52" xlink:type="simple" xlink:show="embed" xlink:actuate="onLoad"/></draw:frame><text:span text:style-name="T16"><text:tab/>=<text:tab/>The duration of the attrition interval in days.</text:span></text:p>
      <text:p text:style-name="P50"/>
      <text:p text:style-name="P3">If <draw:frame draw:style-name="fr1" draw:name="Object57" text:anchor-type="as-char" svg:width="0.2043in" svg:height="0.2772in" draw:z-index="36"><draw:object xlink:href="./Object 56" xlink:type="simple" xlink:show="embed" xlink:actuate="onLoad"/><draw:image xlink:href="./ObjectReplacements/Object 56" xlink:type="simple" xlink:show="embed" xlink:actuate="onLoad"/></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37"><draw:object xlink:href="./Object 59" xlink:type="simple" xlink:show="embed" xlink:actuate="onLoad"/><draw:image xlink:href="./ObjectReplacements/Object 59" xlink:type="simple" xlink:show="embed" xlink:actuate="onLoad"/></draw:frame><text:tab/>=<text:tab/><text:span text:style-name="T16">The Expected Loss Exchange Ratio: the expected number of NF casualties per UF casualty, when the UF fires back. <text:s/>This number depends on the NF's attacking ROE.</text:span><text:span text:style-name="T16"><text:note text:id="ftn32" text:note-class="footnote"><text:note-citation>33</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6"> </text:span></text:p>
      <text:p text:style-name="P53"><text:span text:style-name="T16"><draw:frame draw:style-name="fr1" draw:name="Object83" text:anchor-type="as-char" svg:width="0.2772in" svg:height="0.2772in" draw:z-index="38"><draw:object xlink:href="./Object 60" xlink:type="simple" xlink:show="embed" xlink:actuate="onLoad"/><draw:image xlink:href="./ObjectReplacements/Object 60" xlink:type="simple" xlink:show="embed" xlink:actuate="onLoad"/></draw:frame></text:span><text:span text:style-name="T16"><text:tab/>=<text:tab/>The composite cooperation of the neighborhood with the NF.</text:span></text:p>
      <text:p text:style-name="P53"><text:span text:style-name="T16"><draw:frame draw:style-name="fr1" draw:name="Object87" text:anchor-type="as-char" svg:width="0.2772in" svg:height="0.278in" draw:z-index="39"><draw:object xlink:href="./Object 61" xlink:type="simple" xlink:show="embed" xlink:actuate="onLoad"/><draw:image xlink:href="./ObjectReplacements/Object 61" xlink:type="simple" xlink:show="embed" xlink:actuate="onLoad"/></draw:frame></text:span><text:span text:style-name="T16">=<text:tab/>=<text:tab/>The composite cooperation of the neighborhood with the UF.</text:span></text:p>
      <text:p text:style-name="P31"><text:span text:style-name="T16"><draw:frame draw:style-name="fr1" draw:name="Object61" text:anchor-type="as-char" svg:width="0.852in" svg:height="0.2772in" draw:z-index="40"><draw:object xlink:href="./Object 62" xlink:type="simple" xlink:show="embed" xlink:actuate="onLoad"/><draw:image xlink:href="./ObjectReplacements/Object 62" xlink:type="simple" xlink:show="embed" xlink:actuate="onLoad"/></draw:frame></text:span><text:span text:style-name="T16"><text:tab/>=<text:tab/>The maximum loss exchange ratio the NF is willing to accept when attacking with the specified ROE.</text:span><text:span text:style-name="T16"><text:note text:id="ftn33" text:note-class="footnote"><text:note-citation>34</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50"/>
      <text:p text:style-name="P3">Then</text:p>
      <text:p text:style-name="Text_20_body"><text:span text:style-name="T16"><text:tab/></text:span><text:span text:style-name="T16"><draw:frame draw:style-name="fr1" draw:name="Object88" text:anchor-type="as-char" svg:width="2.4807in" svg:height="0.5453in" draw:z-index="41"><draw:object xlink:href="./Object 63" xlink:type="simple" xlink:show="embed" xlink:actuate="onLoad"/><draw:image xlink:href="./ObjectReplacements/Object 63" xlink:type="simple" xlink:show="embed" xlink:actuate="onLoad"/></draw:frame></text:span></text:p>
      <text:p text:style-name="P3">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3"><text:soft-page-break/>The NF will only attack if the LER is their favor. <text:s/>That is,</text:p>
      <text:p text:style-name="Pseudocode"><text:span text:style-name="T16">If </text:span><text:span text:style-name="T16"><draw:frame draw:style-name="fr1" draw:name="Object58" text:anchor-type="as-char" svg:width="1.5728in" svg:height="0.2772in" draw:z-index="42"><draw:object xlink:href="./Object 64" xlink:type="simple" xlink:show="embed" xlink:actuate="onLoad"/><draw:image xlink:href="./ObjectReplacements/Object 64" xlink:type="simple" xlink:show="embed" xlink:actuate="onLoad"/></draw:frame></text:span></text:p>
      <text:p text:style-name="P44"><text:tab/>Then attack,</text:p>
      <text:p text:style-name="P44"><text:tab/>Otherwise do not attack.</text:p>
      <text:p text:style-name="P44"/>
      <text:h text:style-name="Heading_20_4" text:outline-level="4">NF and UF Casualties</text:h>
      <text:p text:style-name="Text_20_body"><text:span text:style-name="T32">Hit-and-Run:</text:span><text:span text:style-name="T15">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43"><draw:object xlink:href="./Object 66" xlink:type="simple" xlink:show="embed" xlink:actuate="onLoad"/><draw:image xlink:href="./ObjectReplacements/Object 66" xlink:type="simple" xlink:show="embed" xlink:actuate="onLoad"/></draw:frame> casualties on the UF during each attack.<text:note text:id="ftn34" text:note-class="footnote"><text:note-citation>35</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6">prepared to take </text:span><text:span text:style-name="T16"><draw:frame draw:style-name="fr1" draw:name="Object91" text:anchor-type="as-char" svg:width="0.902in" svg:height="0.2772in" draw:z-index="44"><draw:object xlink:href="./Object 71" xlink:type="simple" xlink:show="embed" xlink:actuate="onLoad"/><draw:image xlink:href="./ObjectReplacements/Object 71" xlink:type="simple" xlink:show="embed" xlink:actuate="onLoad"/></draw:frame></text:span><text:span text:style-name="T16"> casualties in each attack, where</text:span></text:p>
      <text:p text:style-name="Text_20_body"><text:span text:style-name="T16"><text:tab/></text:span><text:span text:style-name="T16"><draw:frame draw:style-name="fr1" draw:name="Object92" text:anchor-type="as-char" svg:width="2.6811in" svg:height="0.278in" draw:z-index="45"><draw:object xlink:href="./Object 72" xlink:type="simple" xlink:show="embed" xlink:actuate="onLoad"/><draw:image xlink:href="./ObjectReplacements/Object 72" xlink:type="simple" xlink:show="embed" xlink:actuate="onLoad"/></draw:frame></text:span></text:p>
      <text:p text:style-name="P11"><text:span text:style-name="T16">Stand-and-Fight:</text:span><text:span text:style-name="T17"> <text:s/>When the ROE is STAND_AND_FIGHT, on the other hand, the NF is prepared to suffer significant casualties in order kill UF personnel. <text:s/>We assume that the NF is willing to expend </text:span><text:span text:style-name="T17"><draw:frame draw:style-name="fr1" draw:name="Object90" text:anchor-type="as-char" svg:width="0.902in" svg:height="0.2772in" draw:z-index="46"><draw:object xlink:href="./Object 73" xlink:type="simple" xlink:show="embed" xlink:actuate="onLoad"/><draw:image xlink:href="./ObjectReplacements/Object 73" xlink:type="simple" xlink:show="embed" xlink:actuate="onLoad"/></draw:frame></text:span><text:span text:style-name="T17"> personnel to kill as many UF personnel as they can.</text:span><text:span text:style-name="T17"><text:note text:id="ftn35" text:note-class="footnote"><text:note-citation>36</text:note-citation><text:note-body><text:p text:style-name="Footnote">Model parameter, <text:span text:style-name="T1">aam.NFvsUF.STAND_AND_FIGHT.nfCasualties</text:span>, e.g., 20</text:p></text:note-body></text:note></text:span><text:span text:style-name="T17"> <text:s/>Given the LER, they can then kill</text:span></text:p>
      <text:p text:style-name="P11"><text:span text:style-name="T17"><text:tab/></text:span><text:span text:style-name="T17"><draw:frame draw:style-name="fr1" draw:name="Object93" text:anchor-type="as-char" svg:width="2.478in" svg:height="0.5799in" draw:z-index="47"><draw:object xlink:href="./Object 74" xlink:type="simple" xlink:show="embed" xlink:actuate="onLoad"/><draw:image xlink:href="./ObjectReplacements/Object 74" xlink:type="simple" xlink:show="embed" xlink:actuate="onLoad"/></draw:frame></text:span></text:p>
      <text:p text:style-name="P3">In either case, the number of NF casualties actually incurred depends on the Defending ROE of the UF: unless they fire back, no NF personnel will be killed. <text:s/>However, the NF must make their plans presuming that the UF will fire back.</text:p>
      <text:p text:style-name="P3">Now, the NF can potentially make <draw:frame draw:style-name="fr1" draw:name="Object68" text:anchor-type="as-char" svg:width="0.2043in" svg:height="0.2772in" draw:z-index="48"><draw:object xlink:href="./Object 75" xlink:type="simple" xlink:show="embed" xlink:actuate="onLoad"/><draw:image xlink:href="./ObjectReplacements/Object 75"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49"><draw:object xlink:href="./Object 77" xlink:type="simple" xlink:show="embed" xlink:actuate="onLoad"/><draw:image xlink:href="./ObjectReplacements/Object 77" xlink:type="simple" xlink:show="embed" xlink:actuate="onLoad"/></draw:frame> is computed as follows.</text:p>
      <text:p text:style-name="P3"><text:tab/><draw:frame draw:style-name="fr1" draw:name="Object70" text:anchor-type="as-char" svg:width="3.4764in" svg:height="0.7in" draw:z-index="50"><draw:object xlink:href="./Object 78" xlink:type="simple" xlink:show="embed" xlink:actuate="onLoad"/><draw:image xlink:href="./ObjectReplacements/Object 78" xlink:type="simple" xlink:show="embed" xlink:actuate="onLoad"/></draw:frame></text:p>
      <text:p text:style-name="Text_20_body"><text:span text:style-name="T16">Given that an attack is possible, and the LER is in the NF's favor, the NF will </text:span><text:span text:style-name="T19">always</text:span><text:span text:style-name="T16"> attack at least </text:span><text:soft-page-break/><text:span text:style-name="T16">once.</text:span></text:p>
      <text:p text:style-name="P3">The total number of UF casualties is then</text:p>
      <text:p text:style-name="Text_20_body"><text:span text:style-name="T16"><text:tab/></text:span><text:span text:style-name="T16"><draw:frame draw:style-name="fr1" draw:name="Object71" text:anchor-type="as-char" svg:width="4.0453in" svg:height="0.3362in" draw:z-index="51"><draw:object xlink:href="./Object 79" xlink:type="simple" xlink:show="embed" xlink:actuate="onLoad"/><draw:image xlink:href="./ObjectReplacements/Object 79" xlink:type="simple" xlink:show="embed" xlink:actuate="onLoad"/></draw:frame></text:span></text:p>
      <text:p text:style-name="P3">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33">NF Attacks</text:p>
          </table:table-cell>
          <table:table-cell table:style-name="Table5.A1" office:value-type="string">
            <text:p text:style-name="P33">UF Defends</text:p>
          </table:table-cell>
          <table:table-cell table:style-name="Table5.C1" office:value-type="string">
            <text:p text:style-name="P33">UF Fires Back</text:p>
          </table:table-cell>
        </table:table-row>
        <table:table-row>
          <table:table-cell table:style-name="Table5.A2" office:value-type="string">
            <text:p text:style-name="P35">HIT_AND_RUN</text:p>
          </table:table-cell>
          <table:table-cell table:style-name="Table5.A2" office:value-type="string">
            <text:p text:style-name="P35">FIRE_BACK_IMMEDIATELY</text:p>
          </table:table-cell>
          <table:table-cell table:style-name="Table5.C2" office:value-type="string">
            <text:p text:style-name="P35">Yes</text:p>
          </table:table-cell>
        </table:table-row>
        <table:table-row>
          <table:table-cell table:style-name="Table5.A2" office:value-type="string">
            <text:p text:style-name="P35">HIT_AND_RUN</text:p>
          </table:table-cell>
          <table:table-cell table:style-name="Table5.A2" office:value-type="string">
            <text:p text:style-name="P35">FIRE_BACK_IF_PRESSED</text:p>
          </table:table-cell>
          <table:table-cell table:style-name="Table5.C2" office:value-type="string">
            <text:p text:style-name="P35">No</text:p>
          </table:table-cell>
        </table:table-row>
        <table:table-row>
          <table:table-cell table:style-name="Table5.A2" office:value-type="string">
            <text:p text:style-name="P35">HIT_AND_RUN</text:p>
          </table:table-cell>
          <table:table-cell table:style-name="Table5.A2" office:value-type="string">
            <text:p text:style-name="P35">HOLD_FIRE</text:p>
          </table:table-cell>
          <table:table-cell table:style-name="Table5.C2" office:value-type="string">
            <text:p text:style-name="P35">No</text:p>
          </table:table-cell>
        </table:table-row>
        <table:table-row>
          <table:table-cell table:style-name="Table5.A2" office:value-type="string">
            <text:p text:style-name="P35">STAND_AND_FIGHT</text:p>
          </table:table-cell>
          <table:table-cell table:style-name="Table5.A2" office:value-type="string">
            <text:p text:style-name="P35">FIRE_BACK_IMMEDIATELY</text:p>
          </table:table-cell>
          <table:table-cell table:style-name="Table5.C2" office:value-type="string">
            <text:p text:style-name="P35">Yes</text:p>
          </table:table-cell>
        </table:table-row>
        <table:table-row>
          <table:table-cell table:style-name="Table5.A2" office:value-type="string">
            <text:p text:style-name="P35">STAND_AND_FIGHT</text:p>
          </table:table-cell>
          <table:table-cell table:style-name="Table5.A2" office:value-type="string">
            <text:p text:style-name="P35">FIRE_BACK_IF_PRESSED</text:p>
          </table:table-cell>
          <table:table-cell table:style-name="Table5.C2" office:value-type="string">
            <text:p text:style-name="P35">Yes</text:p>
          </table:table-cell>
        </table:table-row>
        <table:table-row>
          <table:table-cell table:style-name="Table5.A2" office:value-type="string">
            <text:p text:style-name="P35">STAND_AND_FIGHT</text:p>
          </table:table-cell>
          <table:table-cell table:style-name="Table5.A2" office:value-type="string">
            <text:p text:style-name="P35">HOLD_FIRE</text:p>
          </table:table-cell>
          <table:table-cell table:style-name="Table5.C2" office:value-type="string">
            <text:p text:style-name="P35">No</text:p>
          </table:table-cell>
        </table:table-row>
      </table:table>
      <text:p text:style-name="P3"/>
      <text:p text:style-name="P3">If the UF fires back, then the number of NF casualties is</text:p>
      <text:p text:style-name="Text_20_body"><text:span text:style-name="T16"><text:tab/></text:span><text:span text:style-name="T16"><draw:frame draw:style-name="fr1" draw:name="Object72" text:anchor-type="as-char" svg:width="4.2953in" svg:height="0.3055in" draw:z-index="52"><draw:object xlink:href="./Object 80" xlink:type="simple" xlink:show="embed" xlink:actuate="onLoad"/><draw:image xlink:href="./ObjectReplacements/Object 80" xlink:type="simple" xlink:show="embed" xlink:actuate="onLoad"/></draw:frame></text:span></text:p>
      <text:p text:style-name="P3">Otherwise, no NF casualties are incurred.</text:p>
      <text:h text:style-name="Heading_20_4" text:outline-level="4">Civilian Collateral Damage</text:h>
      <text:p text:style-name="Text_20_body"><text:span text:style-name="T16">For Spiral 2A we assume no collateral damage from the NF attack itself</text:span><text:span text:style-name="T24">—</text:span><text:span text:style-name="T26">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6"><text:tab/></text:span><text:span text:style-name="T26"><draw:frame draw:style-name="fr1" draw:name="Object56" text:anchor-type="as-char" svg:width="2.3366in" svg:height="0.278in" draw:z-index="53"><draw:object xlink:href="./Object 81" xlink:type="simple" xlink:show="embed" xlink:actuate="onLoad"/><draw:image xlink:href="./ObjectReplacements/Object 81" xlink:type="simple" xlink:show="embed" xlink:actuate="onLoad"/></draw:frame></text:span></text:p>
      <text:p text:style-name="P15">where</text:p>
      <text:p text:style-name="Definitions"><text:span text:style-name="T26"><draw:frame draw:style-name="fr1" draw:name="Object53" text:anchor-type="as-char" svg:width="0.452in" svg:height="0.2319in" draw:z-index="54"><draw:object xlink:href="./Object 82" xlink:type="simple" xlink:show="embed" xlink:actuate="onLoad"/><draw:image xlink:href="./ObjectReplacements/Object 82" xlink:type="simple" xlink:show="embed" xlink:actuate="onLoad"/></draw:frame></text:span><text:span text:style-name="T26"><text:tab/>=<text:tab/>the Expected Collateral Damage per NF Casualty. <text:s/>This is a model parameter which depends on the urbanization level (urban, suburban, or rural) of the neighborhood, and on the NF's ROE.</text:span><text:span text:style-name="T26"><text:note text:id="ftn36" text:note-class="footnote"><text:note-citation>37</text:note-citation><text:note-body><text:p text:style-name="Footnote">Model parameter: <text:span text:style-name="T1">aam.NFvsUF.ECDC.</text:span><text:span text:style-name="T3">urbanization</text:span><text:span text:style-name="T16">, e.g., 0.1 for RURAL, 0.15 for SUBURBAN, 0.2 for URBAN</text:span></text:p></text:note-body></text:note></text:span></text:p>
      <text:p text:style-name="Text_20_body"/>
      <text:h text:style-name="P112" text:outline-level="2"><text:bookmark text:name="__RefHeading__31420625"/><text:soft-page-break/>Applying Attrition<text:bookmark-end text:name="__RefHeading__31420625"/></text:h>
      <text:p text:style-name="P3">All attrition is computed before any attrition is applied to the neighborhood. <text:s/>Attrition to a group is applied to each of a group's units in the neighborhood in proportion to its size. <text:s/>The attrition applied to each unit is also applied to the unit's staffing pool. <text:s/>Organization and civilian attrition is saved for later assessment by the DAM rule sets.</text:p>
      <text:p text:style-name="P3">First, we build a list of the units in the neighborhood that belong to the group being attrited. <text:s/>(Note that civilian units from other neighborhoods are treated as belonging to distinct groups.) </text:p>
      <text:p text:style-name="P3">Next, we compute the total number of personnel in the list of units.</text:p>
      <text:p text:style-name="P3">Next, we compute the fraction of the total represented by each of the units.</text:p>
      <text:p text:style-name="P3">Next, we sort the list of units in decreasing order of size.</text:p>
      <text:p text:style-name="P3">Next we apply attrition to each unit in turn, attriting it by its proportional share of the casualties. <text:s/>Let</text:p>
      <text:p text:style-name="P53">casualties<text:span text:style-name="T16"><text:tab/>=<text:tab/>The total number of casualties to inflict</text:span></text:p>
      <text:p text:style-name="P53">i<text:span text:style-name="T16"><text:tab/>=<text:tab/>The index of the </text:span>i<text:span text:style-name="T16">th unit to receive casualties</text:span></text:p>
      <text:p text:style-name="P53"><text:span text:style-name="T16"><draw:frame draw:style-name="fr1" draw:name="Object59" text:anchor-type="as-char" svg:width="0.1402in" svg:height="0.2772in" draw:z-index="55"><draw:object xlink:href="./Object 83" xlink:type="simple" xlink:show="embed" xlink:actuate="onLoad"/><draw:image xlink:href="./ObjectReplacements/Object 83" xlink:type="simple" xlink:show="embed" xlink:actuate="onLoad"/></draw:frame></text:span><text:span text:style-name="T16"><text:tab/>=<text:tab/>The fraction of </text:span>casualties<text:span text:style-name="T16"> to be taken by </text:span>i<text:span text:style-name="T16">.</text:span></text:p>
      <text:p text:style-name="P50"/>
      <text:p text:style-name="P3">Then,</text:p>
      <text:p text:style-name="Pseudocode"><text:span text:style-name="T16">Let </text:span><text:span text:style-name="T10">r</text:span><text:span text:style-name="T16"> = </text:span><text:span text:style-name="T10">casualties</text:span></text:p>
      <text:p text:style-name="Pseudocode">For each unit <text:span text:style-name="T10">i</text:span><text:span text:style-name="T16"> to be attrited,</text:span></text:p>
      <text:p text:style-name="Pseudocode"><text:span text:style-name="T16"><text:tab/>Let </text:span><text:span text:style-name="T10">k</text:span><text:span text:style-name="T16"> = <text:s/></text:span><text:span text:style-name="T16"><draw:frame draw:style-name="fr1" draw:name="Object60" text:anchor-type="as-char" svg:width="2.0937in" svg:height="0.3047in" draw:z-index="56"><draw:object xlink:href="./Object 84" xlink:type="simple" xlink:show="embed" xlink:actuate="onLoad"/><draw:image xlink:href="./ObjectReplacements/Object 84" xlink:type="simple" xlink:show="embed" xlink:actuate="onLoad"/></draw:frame></text:span></text:p>
      <text:p text:style-name="Pseudocode"><text:span text:style-name="T16"><text:tab/>Apply </text:span><text:span text:style-name="T10">k</text:span><text:span text:style-name="T16"> casualties to </text:span><text:span text:style-name="T10">r</text:span><text:span text:style-name="T16">.</text:span></text:p>
      <text:p text:style-name="Pseudocode"><text:span text:style-name="T16"><text:tab/>Let </text:span><text:span text:style-name="T16"><draw:frame draw:style-name="fr1" draw:name="Object63" text:anchor-type="as-char" svg:width="0.5807in" svg:height="0.2319in" draw:z-index="57"><draw:object xlink:href="./Object 85" xlink:type="simple" xlink:show="embed" xlink:actuate="onLoad"/><draw:image xlink:href="./ObjectReplacements/Object 85" xlink:type="simple" xlink:show="embed" xlink:actuate="onLoad"/></draw:frame></text:span></text:p>
      <text:p text:style-name="Pseudocode"><text:span text:style-name="T16"><text:tab/>If </text:span><text:span text:style-name="T10">r</text:span><text:span text:style-name="T16"> is 0, then stop.</text:span></text:p>
      <text:p text:style-name="P44"/>
      <text:p text:style-name="P29">This algorithm rounds fractional casualties in favor of the smaller units; the smallest unit will tend to get less than its "fair" share of casualties. </text:p>
      <text:p text:style-name="P3"/>
      <text:h text:style-name="Heading_20_2" text:outline-level="2">Assessing the Attitude Implications</text:h>
      <text:p text:style-name="Text_20_body">Once attrition has been computed and applied, it is necessary to assess the implications for civilian and organization attitudes via the CIVCAS and ORGCAS rule sets in the Driver Assessment Model (DAM).</text:p>
      <text:h text:style-name="Heading_20_3" text:outline-level="3"><text:soft-page-break/>Contrasted with JNEM</text:h>
      <text:p text:style-name="P3">In theory, JNEM assesses civilian and organization casualties incident by incident<text:span text:style-name="T23">—</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3">In general, then, attrition happens when it happens, and the attitude effects of different incidents can interfere with each other (based on sharing the same cause) as they play out over time.</text:p>
      <text:p text:style-name="P3">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3">Magic attrition to civilian and organization groups will be applied to those groups as it occurs, but the total attrition will be saved and assessed with the normal attrition at the end of the week.</text:p>
      <text:h text:style-name="Heading_20_3" text:outline-level="3">Satisfaction Effects of Attrition</text:h>
      <text:p text:style-name="P28">We will assess the satisfaction effects of attrition on a civilian or organization group as follows. <text:s/>First, all attrition occurring during the week, both magic and normal, to group <text:span text:style-name="T10">f</text:span><text:span text:style-name="T16"> in neighborhood </text:span><text:span text:style-name="T10">n</text:span><text:span text:style-name="T16"> will</text:span> be accumulated in the <text:span text:style-name="T32">attrit_nf</text:span><text:span text:style-name="T15"> table. <text:s/>Let</text:span></text:p>
      <text:p text:style-name="Definitions"><text:span text:style-name="T15">n<text:tab/>=<text:tab/></text:span><text:span text:style-name="T17">The neighborhood. <text:s/>For civilian units, this is the neighborhood of origin, rather than the neighborhood in which the attrition occurred. <text:s/>(They will often be the same, of course.)</text:span></text:p>
      <text:p text:style-name="P53"><text:span text:style-name="T15">f</text:span><text:span text:style-name="T17"><text:tab/>=<text:tab/>The attrited civilian or organization group. <text:s/>If </text:span><text:span text:style-name="T15">f</text:span><text:span text:style-name="T17"> is a civilian group, it will be resident in neighborhood </text:span><text:span text:style-name="T15">n</text:span><text:span text:style-name="T17">.</text:span></text:p>
      <text:p text:style-name="P53"><text:span text:style-name="T15">ftype</text:span><text:span text:style-name="T17"><text:tab/>=<text:tab/>The group type, CIV or ORG.</text:span></text:p>
      <text:p text:style-name="P53"><text:span text:style-name="T15">casualties</text:span><text:span text:style-name="T17"><text:tab/>=<text:tab/>The total number of casualties to </text:span><text:span text:style-name="T15">f</text:span><text:span text:style-name="T17"> in </text:span><text:span text:style-name="T15">n</text:span><text:span text:style-name="T17"> during the week.</text:span></text:p>
      <text:p text:style-name="P53"><text:span text:style-name="T17"><draw:frame draw:style-name="fr1" draw:name="Object75" text:anchor-type="as-char" svg:width="0.7492in" svg:height="0.2772in" draw:z-index="58"><draw:object xlink:href="./Object 86" xlink:type="simple" xlink:show="embed" xlink:actuate="onLoad"/><draw:image xlink:href="./ObjectReplacements/Object 86" xlink:type="simple" xlink:show="embed" xlink:actuate="onLoad"/></draw:frame></text:span><text:span text:style-name="T17"><text:tab/>=<text:tab/>A Z-curve, dependent on the group type, which converts a total number of casualties into a casualty multiplier used in the CIVCAS or ORGCAS </text:span><text:span text:style-name="T17">satisfaction rules.</text:span><text:span text:style-name="T17"><text:note text:id="ftn37" text:note-class="footnote"><text:note-citation>38</text:note-citation><text:note-body><text:p text:style-name="Footnote">Model parameters: <text:span text:style-name="T1">dam.CIVCAS.Zsat, dam.ORGCAS.Zsat</text:span></text:p></text:note-body></text:note></text:span></text:p>
      <text:p text:style-name="P53"><text:span text:style-name="T15">M</text:span><text:span text:style-name="T17"><text:tab/>=<text:tab/>The casualty multiplier.</text:span></text:p>
      <text:p text:style-name="P51"/>
      <text:p text:style-name="Text_20_body"><text:span text:style-name="T17">We compute the casualty multiplier, </text:span><text:span text:style-name="T12">M</text:span><text:span text:style-name="T17">, as follows:</text:span></text:p>
      <text:p text:style-name="Text_20_body"><text:soft-page-break/><text:span text:style-name="T17"><text:tab/></text:span><text:span text:style-name="T17"><draw:frame draw:style-name="fr1" draw:name="Object74" text:anchor-type="as-char" svg:width="1.7264in" svg:height="0.2772in" draw:z-index="59"><draw:object xlink:href="./Object 87" xlink:type="simple" xlink:show="embed" xlink:actuate="onLoad"/><draw:image xlink:href="./ObjectReplacements/Object 87" xlink:type="simple" xlink:show="embed" xlink:actuate="onLoad"/></draw:frame></text:span></text:p>
      <text:p text:style-name="Text_20_body"><text:span text:style-name="T17">When the CIVCAS or ORGCAS rule set is </text:span><text:span text:style-name="T20">triggered</text:span><text:span text:style-name="T17">, it has access to </text:span><text:span text:style-name="T12">n</text:span><text:span text:style-name="T17">, </text:span><text:span text:style-name="T12">f</text:span><text:span text:style-name="T17">, </text:span><text:span text:style-name="T12">casualties</text:span><text:span text:style-name="T17">,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6">Athena accumulates the total casualties to <text:s/>group </text:span><text:span text:style-name="T10">f</text:span><text:span text:style-name="T16"> in neighborhood </text:span><text:span text:style-name="T10">n</text:span><text:span text:style-name="T16"> in which force group </text:span><text:span text:style-name="T10">g</text:span><text:span text:style-name="T16"> was in some way involved in the </text:span><text:span text:style-name="T19">attrit_nfg</text:span><text:span text:style-name="T17"> table. <text:s/>If two force groups are involved in an altercation, as is usually the case, the total civilian casualties are attributed equally to both.</text:span></text:p>
      <text:p text:style-name="P22">Then, let</text:p>
      <text:p text:style-name="P22"/>
      <text:p text:style-name="Definitions"><text:span text:style-name="T15">n<text:tab/>=<text:tab/></text:span><text:span text:style-name="T17">The neighborhood of origin, rather than the neighborhood in which the attrition occurred. <text:s/>(They will often be the same, of course.)</text:span></text:p>
      <text:p text:style-name="P53"><text:span text:style-name="T15">f</text:span><text:span text:style-name="T17"><text:tab/>=<text:tab/>The attrited civilian group, resident in </text:span><text:span text:style-name="T15">n</text:span><text:span text:style-name="T17">.</text:span></text:p>
      <text:p text:style-name="P53"><text:span text:style-name="T15">g</text:span><text:span text:style-name="T17"><text:tab/>=<text:tab/>A force group.</text:span></text:p>
      <text:p text:style-name="P53"><text:span text:style-name="T15">casualties</text:span><text:span text:style-name="T17"><text:tab/>=<text:tab/>The total number of casualties to </text:span><text:span text:style-name="T15">f</text:span><text:span text:style-name="T17"> in </text:span><text:span text:style-name="T15">n</text:span><text:span text:style-name="T17"> during the week in which </text:span><text:span text:style-name="T15">g</text:span><text:span text:style-name="T17"> was involved.</text:span></text:p>
      <text:p text:style-name="P53"><text:span text:style-name="T17"><draw:frame draw:style-name="fr1" draw:name="Object78" text:anchor-type="as-char" svg:width="0.2484in" svg:height="0.2772in" draw:z-index="60"><draw:object xlink:href="./Object 88" xlink:type="simple" xlink:show="embed" xlink:actuate="onLoad"/><draw:image xlink:href="./ObjectReplacements/Object 88" xlink:type="simple" xlink:show="embed" xlink:actuate="onLoad"/></draw:frame></text:span><text:span text:style-name="T17"><text:tab/>=<text:tab/>The relationship between neighborhood group </text:span><text:span text:style-name="T15">nf</text:span><text:span text:style-name="T17"> and force group </text:span><text:span text:style-name="T15">g</text:span><text:span text:style-name="T17">.</text:span></text:p>
      <text:p text:style-name="P53"><text:span text:style-name="T17"><draw:frame draw:style-name="fr1" draw:name="Object77" text:anchor-type="as-char" svg:width="0.6965in" svg:height="0.2335in" draw:z-index="61"><draw:object xlink:href="./Object 89" xlink:type="simple" xlink:show="embed" xlink:actuate="onLoad"/><draw:image xlink:href="./ObjectReplacements/Object 89" xlink:type="simple" xlink:show="embed" xlink:actuate="onLoad"/></draw:frame></text:span><text:span text:style-name="T17"><text:tab/>=<text:tab/>A Z-curve which converts a total number of casualties into a casualty multiplier used in the CIVCAS coop rules.</text:span><text:span text:style-name="T17"><text:note text:id="ftn38" text:note-class="footnote"><text:note-citation>39</text:note-citation><text:note-body><text:p text:style-name="Footnote">Model parameter: <text:span text:style-name="T1">dam.CIVCAS.Zcoop</text:span></text:p></text:note-body></text:note></text:span><text:span text:style-name="T17"> <text:s/>It will usually be the same as </text:span><text:span text:style-name="T17"><draw:frame draw:style-name="fr1" draw:name="Object79" text:anchor-type="as-char" svg:width="0.7083in" svg:height="0.2772in" draw:z-index="62"><draw:object xlink:href="./Object 90" xlink:type="simple" xlink:show="embed" xlink:actuate="onLoad"/><draw:image xlink:href="./ObjectReplacements/Object 90" xlink:type="simple" xlink:show="embed" xlink:actuate="onLoad"/></draw:frame></text:span></text:p>
      <text:p text:style-name="P53"><text:span text:style-name="T15">M</text:span><text:span text:style-name="T17"><text:tab/>=<text:tab/>The resulting casualty multiplier.</text:span></text:p>
      <text:p text:style-name="P51"/>
      <text:p text:style-name="Text_20_body"><text:span text:style-name="T17">We compute the casualty multiplier, </text:span><text:span text:style-name="T12">M</text:span><text:span text:style-name="T17">, as follows:</text:span></text:p>
      <text:p text:style-name="Text_20_body"><text:span text:style-name="T17"><text:tab/></text:span><text:span text:style-name="T17"><draw:frame draw:style-name="fr1" draw:name="Object76" text:anchor-type="as-char" svg:width="1.6756in" svg:height="0.2335in" draw:z-index="63"><draw:object xlink:href="./Object 91" xlink:type="simple" xlink:show="embed" xlink:actuate="onLoad"/><draw:image xlink:href="./ObjectReplacements/Object 91" xlink:type="simple" xlink:show="embed" xlink:actuate="onLoad"/></draw:frame></text:span></text:p>
      <text:p text:style-name="Text_20_body"><text:span text:style-name="T17">When the CIVCAS rule set is triggered it has access to </text:span><text:span text:style-name="T12">n</text:span><text:span text:style-name="T17">, </text:span><text:span text:style-name="T12">f</text:span><text:span text:style-name="T17">, </text:span><text:span text:style-name="T12">g</text:span><text:span text:style-name="T17">, </text:span><text:span text:style-name="T12">casualties</text:span><text:span text:style-name="T17">, </text:span><text:span text:style-name="T12"><draw:frame draw:style-name="fr1" draw:name="Object80" text:anchor-type="as-char" svg:width="0.2484in" svg:height="0.2772in" draw:z-index="64"><draw:object xlink:href="./Object 92" xlink:type="simple" xlink:show="embed" xlink:actuate="onLoad"/><draw:image xlink:href="./ObjectReplacements/Object 92" xlink:type="simple" xlink:show="embed" xlink:actuate="onLoad"/></draw:frame></text:span><text:span text:style-name="T12">, </text:span><text:span text:style-name="T17">and </text:span><text:span text:style-name="T12">M.</text:span><text:span text:style-name="T17"> <text:s/>The actual magnitude of the rule firing will be</text:span></text:p>
      <text:p text:style-name="Text_20_body"><text:span text:style-name="T17"><text:tab/></text:span><text:span text:style-name="T17"><draw:frame draw:style-name="fr1" draw:name="Object81" text:anchor-type="as-char" svg:width="2.3783in" svg:height="0.3047in" draw:z-index="65"><draw:object xlink:href="./Object 93" xlink:type="simple" xlink:show="embed" xlink:actuate="onLoad"/><draw:image xlink:href="./ObjectReplacements/Object 93" xlink:type="simple" xlink:show="embed" xlink:actuate="onLoad"/></draw:frame></text:span><text:span text:style-name="T17"> </text:span></text:p>
      <text:p text:style-name="Text_20_body"><text:span text:style-name="T17">where M- connotes a medium-sized negative (i.e., -5.0 point) effect and "enmore" is the "enemies more" relationship multiplier function. <text:s/>See the </text:span><text:span text:style-name="T12">Athena Rules</text:span><text:span text:style-name="T17"> document for details on how rule magnitudes are specified.</text:span></text:p>
      <text:h text:style-name="Heading_20_1" text:outline-level="1"><text:bookmark text:name="__RefHeading__11631_1190374725"/>Demographics<text:bookmark-end text:name="__RefHeading__11631_1190374725"/></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1085389549" text:style-name="L21">
        <text:list-item>
          <text:p text:style-name="P82">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82">The number of deaths due to attrition for each neighborhood group.</text:p>
        </text:list-item>
        <text:list-item>
          <text:p text:style-name="P82">Resident population: people in their neighborhood of origin.</text:p>
        </text:list-item>
        <text:list-item>
          <text:p text:style-name="P82">Displaced population: people assigned activities outside of their neighborhood of origin.<text:note text:id="ftn39" text:note-class="footnote"><text:note-citation>40</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67701826" text:style-name="L22">
        <text:list-item>
          <text:p text:style-name="P83">The total number of consumers in each neighborhood.</text:p>
        </text:list-item>
        <text:list-item>
          <text:p text:style-name="P83">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497389720" text:style-name="L23">
        <text:list-item>
          <text:p text:style-name="P84">GRAM requires the current population of each neighborhood group.</text:p>
        </text:list-item>
        <text:list-item>
          <text:p text:style-name="P84">The Ground model requires that the civilian population of a neighborhood can be assigned activities in other neighborhoods.</text:p>
        </text:list-item>
        <text:list-item>
          <text:p text:style-name="P84">The Athena Attrition Model (AAM) requires that the civilian population can take collateral damage as the result of combat between forces.</text:p>
        </text:list-item>
        <text:list-item>
          <text:p text:style-name="P84">The Economics Model requires the number of people who participate in the regional economy (the consumers) and the number of people in the potential labor force (the workers).</text:p>
        </text:list-item>
      </text:list>
      <text:p text:style-name="P32"><text:soft-page-break/>Consequently,</text:p>
      <text:list xml:id="list274319317" text:style-name="L24">
        <text:list-item>
          <text:p text:style-name="P85">The playbox population is initially stated as the population of each neighborhood group.</text:p>
        </text:list-item>
        <text:list-item>
          <text:p text:style-name="P85">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40" text:note-class="footnote"><text:note-citation>41</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85">Resident population can be <text:span text:style-name="T10">displaced</text:span><text:span text:style-name="T16">; that is, it can be assigned activities outside of its neighborhood of origin.</text:span></text:p>
        </text:list-item>
        <text:list-item>
          <text:p text:style-name="P95">The reason for the displacement can be indicated by the choice of activity, e.g., to DISPLACED or IN_CAMPS; however, this is outside the scope of DEMOG.</text:p>
        </text:list-item>
        <text:list-item>
          <text:p text:style-name="P98">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make the following simplifying assumptions in Spiral 2A:</text:p>
      <text:list xml:id="list636503758" text:style-name="L25">
        <text:list-item>
          <text:p text:style-name="P86">Births, and deaths from causes other than attrition, are not tracked.</text:p>
        </text:list-item>
        <text:list-item>
          <text:p text:style-name="P86">The population does not age.</text:p>
        </text:list-item>
        <text:list-item>
          <text:p text:style-name="P86">The subsistence population is a simple percentage of the non-displaced population of each neighborhood group.</text:p>
        </text:list-item>
        <text:list-item>
          <text:p text:style-name="P86">The subsistence population is outside the regional cash economy. <text:s/></text:p>
        </text:list-item>
        <text:list-item>
          <text:p text:style-name="P103">Displaced personnel are displaced from their land, and clearly cannot be doing subsistence agriculture.<text:note text:id="ftn41" text:note-class="footnote"><text:note-citation>42</text:note-citation><text:note-body><text:p text:style-name="Footnote">Nomadic herdsmen are clearly a separate case, and one that must wait until we implement migration fully. <text:s/>Consequently, any subsistence herdsman and assumed to stay within their neighborhoods of origin (for now).</text:p></text:note-body></text:note></text:p>
        </text:list-item>
        <text:list-item>
          <text:p text:style-name="P86">The labor force is a simple fraction of the total consumers, taking civilian activities (e.g., refugee status) into account.</text:p>
        </text:list-item>
      </text:list>
      <text:h text:style-name="Heading_20_2" text:outline-level="2"><text:soft-page-break/>Population and Units</text:h>
      <text:p text:style-name="Text_20_body">Athena 1 had the distinction between explicit population (represented in units) and implicit population (the default). <text:s/>In Athena 2,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Neighborhood Group Population</text:h>
      <text:p text:style-name="Text_20_body"><text:span text:style-name="T16">The resident population of neighborhood group </text:span><text:span text:style-name="T10">ng</text:span><text:span text:style-name="T16"> at the current simulation time is </text:span></text:p>
      <text:p text:style-name="Text_20_body"><text:tab/><draw:frame draw:style-name="fr1" draw:name="Object19" text:anchor-type="as-char" svg:width="2.6583in" svg:height="0.278in" draw:z-index="66"><draw:object xlink:href="./Object 120" xlink:type="simple" xlink:show="embed" xlink:actuate="onLoad"/><draw:image xlink:href="./ObjectReplacements/Object 120" xlink:type="simple" xlink:show="embed" xlink:actuate="onLoad"/></draw:frame></text:p>
      <text:p text:style-name="Text_20_body">where</text:p>
      <text:p text:style-name="Definitions"><draw:frame draw:style-name="fr1" draw:name="Object37" text:anchor-type="as-char" svg:width="0.3228in" svg:height="0.2772in" draw:z-index="67"><draw:object xlink:href="./Object 121" xlink:type="simple" xlink:show="embed" xlink:actuate="onLoad"/><draw:image xlink:href="./ObjectReplacements/Object 121" xlink:type="simple" xlink:show="embed" xlink:actuate="onLoad"/></draw:frame><text:span text:style-name="T16"><text:tab/>=<text:tab/>The base population of group </text:span><text:span text:style-name="T10">ng</text:span><text:span text:style-name="T16"> at time zero, as defined in the scenario.</text:span></text:p>
      <text:p text:style-name="Definitions"><draw:frame draw:style-name="fr1" draw:name="Object50" text:anchor-type="as-char" svg:width="0.3425in" svg:height="0.278in" draw:z-index="68"><draw:object xlink:href="./Object 122" xlink:type="simple" xlink:show="embed" xlink:actuate="onLoad"/><draw:image xlink:href="./ObjectReplacements/Object 122" xlink:type="simple" xlink:show="embed" xlink:actuate="onLoad"/></draw:frame><text:span text:style-name="T16"><text:tab/>=<text:tab/>The displaced population: the total number of personnel belonging to group </text:span><text:span text:style-name="T10">ng</text:span><text:span text:style-name="T16"> but assigned activities in some other neighborhood.</text:span></text:p>
      <text:p text:style-name="Definitions"><text:span text:style-name="T10"><draw:frame draw:style-name="fr1" draw:name="Object51" text:anchor-type="as-char" svg:width="0.6602in" svg:height="0.278in" draw:z-index="69"><draw:object xlink:href="./Object 123" xlink:type="simple" xlink:show="embed" xlink:actuate="onLoad"/><draw:image xlink:href="./ObjectReplacements/Object 123" xlink:type="simple" xlink:show="embed" xlink:actuate="onLoad"/></draw:frame></text:span><text:span text:style-name="T16"><text:tab/>=<text:tab/>The total number of casualties suffered by group </text:span><text:span text:style-name="T10">ng </text:span><text:span text:style-name="T16">to date.</text:span></text:p>
      <text:p text:style-name="P50"/>
      <text:h text:style-name="Heading_20_3" text:outline-level="3">Civilian Attrition</text:h>
      <text:p text:style-name="Text_20_body">In Athena V2, all attrition occurs to personnel in units created by the ground model's staffing algorithm, but the actual attrition is applied to the pool of people from which the units are staffed.<text:note text:id="ftn42" text:note-class="footnote"><text:note-citation>43</text:note-citation><text:note-body><text:p text:style-name="Footnote">This has the unfortunate side effect that if DISPLACED personnel belonging to group <text:span text:style-name="T10">ng</text:span><text:span text:style-name="T16"> are attrited, they will be re-staffed from their neighborhood of origin. <text:s/>However, the use of the DISPLACED activity to represent civilians displaced from their homes is a stopgap measure, pending enhancements to GRAM that will allow a portion of a neighborhood group to truly move to another neighborhood. <text:s/>Consequently, we'll live with the problem for now.</text:span></text:p></text:note-body></text:note> <text:s/>For civilians, consequently, attrition to a neighborhood group's population is handled by adding the casualties to <draw:frame draw:style-name="fr1" draw:name="Object52" text:anchor-type="as-char" svg:width="0.6583in" svg:height="0.2772in" draw:z-index="70"><draw:object xlink:href="./Object 124" xlink:type="simple" xlink:show="embed" xlink:actuate="onLoad"/><draw:image xlink:href="./ObjectReplacements/Object 124" xlink:type="simple" xlink:show="embed" xlink:actuate="onLoad"/></draw:frame>:</text:p>
      <text:p text:style-name="Text_20_body"><text:tab/><draw:frame draw:style-name="fr1" draw:name="Object73" text:anchor-type="as-char" svg:width="2.3335in" svg:height="0.2772in" draw:z-index="71"><draw:object xlink:href="./Object 125" xlink:type="simple" xlink:show="embed" xlink:actuate="onLoad"/><draw:image xlink:href="./ObjectReplacements/Object 125" xlink:type="simple" xlink:show="embed" xlink:actuate="onLoad"/></draw:frame></text:p>
      <text:h text:style-name="P117" text:outline-level="3">Subsistence Population</text:h>
      <text:p text:style-name="Text_20_body"><text:span text:style-name="T16">The subsistence population of a neighborhood group, </text:span><text:span text:style-name="T16"><draw:frame draw:style-name="fr1" draw:name="Object84" text:anchor-type="as-char" svg:width="0.2929in" svg:height="0.2083in" draw:z-index="72"><draw:object xlink:href="./Object 126" xlink:type="simple" xlink:show="embed" xlink:actuate="onLoad"/><draw:image xlink:href="./ObjectReplacements/Object 126" xlink:type="simple" xlink:show="embed" xlink:actuate="onLoad"/></draw:frame></text:span><text:span text:style-name="T16">, is a fraction of the total resident population:</text:span></text:p>
      <text:p text:style-name="Text_20_body"><text:span text:style-name="T16"><text:tab/></text:span><text:span text:style-name="T16"><draw:frame draw:style-name="fr1" draw:name="Object85" text:anchor-type="as-char" svg:width="1.9118in" svg:height="0.4591in" draw:z-index="73"><draw:object xlink:href="./Object 127" xlink:type="simple" xlink:show="embed" xlink:actuate="onLoad"/><draw:image xlink:href="./ObjectReplacements/Object 127" xlink:type="simple" xlink:show="embed" xlink:actuate="onLoad"/></draw:frame></text:span></text:p>
      <text:p text:style-name="P3"><text:soft-page-break/>where</text:p>
      <text:p text:style-name="Definitions"><text:span text:style-name="T16"><draw:frame draw:style-name="fr1" draw:name="Object86" text:anchor-type="as-char" svg:width="0.3925in" svg:height="0.2083in" draw:z-index="74"><draw:object xlink:href="./Object 128" xlink:type="simple" xlink:show="embed" xlink:actuate="onLoad"/><draw:image xlink:href="./ObjectReplacements/Object 128" xlink:type="simple" xlink:show="embed" xlink:actuate="onLoad"/></draw:frame></text:span><text:span text:style-name="T16"><text:tab/>=<text:tab/>The Subsistence Agriculture Percentage for neighborhood group </text:span><text:span text:style-name="T10">ng</text:span><text:span text:style-name="T16">.</text:span></text:p>
      <text:p text:style-name="P50"/>
      <text:p text:style-name="Text_20_body"><text:span text:style-name="T16">Note that displaced personnel are </text:span><text:span text:style-name="T10">never</text:span><text:span text:style-name="T16"> part of the subsistence population. <text:s/>This opens a slight hole in the model: if the displaced personnel are brought back to their neighborhood of origin, some of its personnel might once again be counted as part of the subsistence population. <text:s/>This is unrealistic, as people who leave subsistence agriculture are rarely able to go back, as they generally have lost their land and livestock.</text:span></text:p>
      <text:h text:style-name="P117" text:outline-level="3">Consumer Population</text:h>
      <text:p text:style-name="Text_20_body"><text:span text:style-name="T16">The consumer population of a neighborhood group is simply that part of the resident population that participates in the regional economy, i.e., that are not members of the subsistence population. <text:s/>Thus, we define neighborhood group </text:span><text:span text:style-name="T10">ng</text:span><text:span text:style-name="T16">'s consumer population </text:span><text:span text:style-name="T16"><draw:frame draw:style-name="fr1" draw:name="Object94" text:anchor-type="as-char" svg:width="0.3138in" svg:height="0.2083in" draw:z-index="75"><draw:object xlink:href="./Object 129" xlink:type="simple" xlink:show="embed" xlink:actuate="onLoad"/><draw:image xlink:href="./ObjectReplacements/Object 129" xlink:type="simple" xlink:show="embed" xlink:actuate="onLoad"/></draw:frame></text:span><text:span text:style-name="T16"> as follows:</text:span></text:p>
      <text:p text:style-name="Text_20_body"><text:span text:style-name="T16"><text:tab/></text:span><text:span text:style-name="T16"><draw:frame draw:style-name="fr1" draw:name="Object95" text:anchor-type="as-char" svg:width="1.7154in" svg:height="0.2083in" draw:z-index="76"><draw:object xlink:href="./Object 130" xlink:type="simple" xlink:show="embed" xlink:actuate="onLoad"/><draw:image xlink:href="./ObjectReplacements/Object 130" xlink:type="simple" xlink:show="embed" xlink:actuate="onLoad"/></draw:frame></text:span></text:p>
      <text:p text:style-name="P3">We will account for consumers in the group's displaced population at the neighborhood level, rather than as part of a neighborhood group.</text:p>
      <text:h text:style-name="P117" text:outline-level="3">Labor Force</text:h>
      <text:p text:style-name="Text_20_body"><text:span text:style-name="T16">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16"><text:note text:id="ftn43" text:note-class="footnote"><text:note-citation>44</text:note-citation><text:note-body><text:p text:style-name="Footnote">By "labor force" we mean that portion of the population that seeks to be employed, whether they are in fact employed or not.</text:p></text:note-body></text:note></text:span><text:span text:style-name="T16"> of group </text:span><text:span text:style-name="T10">ng</text:span><text:span text:style-name="T16"> as follows:</text:span></text:p>
      <text:p text:style-name="Text_20_body"><text:span text:style-name="T16"><text:tab/></text:span><text:span text:style-name="T16"><draw:frame draw:style-name="fr1" draw:name="Object96" text:anchor-type="as-char" svg:width="3.6571in" svg:height="0.5957in" draw:z-index="77"><draw:object xlink:href="./Object 131" xlink:type="simple" xlink:show="embed" xlink:actuate="onLoad"/><draw:image xlink:href="./ObjectReplacements/Object 131" xlink:type="simple" xlink:show="embed" xlink:actuate="onLoad"/></draw:frame></text:span></text:p>
      <text:p text:style-name="P3">where</text:p>
      <text:p text:style-name="P53"><draw:frame draw:style-name="fr1" draw:name="Object132" text:anchor-type="as-char" svg:width="0.3925in" svg:height="0.2083in" draw:z-index="78"><draw:object xlink:href="./Object 132" xlink:type="simple" xlink:show="embed" xlink:actuate="onLoad"/><draw:image xlink:href="./ObjectReplacements/Object 132" xlink:type="simple" xlink:show="embed" xlink:actuate="onLoad"/></draw:frame><text:tab/>=<text:tab/><text:span text:style-name="T16">The subsistence agriculture percentage for group </text:span>ng<text:span text:style-name="T16">.</text:span></text:p>
      <text:p text:style-name="P53">u<text:span text:style-name="T16"><text:tab/>=<text:tab/>A unit belonging to group </text:span>ng<text:span text:style-name="T16"> and located in neighborhood </text:span>n<text:span text:style-name="T16">.</text:span></text:p>
      <text:p text:style-name="P53"><draw:frame draw:style-name="fr1" draw:name="Object133" text:anchor-type="as-char" svg:width="0.1382in" svg:height="0.2083in" draw:z-index="79"><draw:object xlink:href="./Object 133" xlink:type="simple" xlink:show="embed" xlink:actuate="onLoad"/><draw:image xlink:href="./ObjectReplacements/Object 133" xlink:type="simple" xlink:show="embed" xlink:actuate="onLoad"/></draw:frame><text:tab/>=<text:span text:style-name="T16"><text:tab/>The activity assigned to unit </text:span>u</text:p>
      <text:p text:style-name="P53"><text:span text:style-name="T16"><draw:frame draw:style-name="fr1" draw:name="Object134" text:anchor-type="as-char" svg:width="0.7154in" svg:height="0.2083in" draw:z-index="80"><draw:object xlink:href="./Object 134" xlink:type="simple" xlink:show="embed" xlink:actuate="onLoad"/><draw:image xlink:href="./ObjectReplacements/Object 134" xlink:type="simple" xlink:show="embed" xlink:actuate="onLoad"/></draw:frame></text:span><text:span text:style-name="T16"><text:tab/>=<text:tab/>The number of personnel in unit </text:span>u</text:p>
      <text:p text:style-name="P53"><text:span text:style-name="T16"><draw:frame draw:style-name="fr1" draw:name="Object135" text:anchor-type="as-char" svg:width="0.5835in" svg:height="0.2083in" draw:z-index="81"><draw:object xlink:href="./Object 135" xlink:type="simple" xlink:show="embed" xlink:actuate="onLoad"/><draw:image xlink:href="./ObjectReplacements/Object 135" xlink:type="simple" xlink:show="embed" xlink:actuate="onLoad"/></draw:frame></text:span><text:span text:style-name="T16"><text:tab/>=<text:tab/>The labor force fraction for activity </text:span>a<text:span text:style-name="T16">.</text:span></text:p>
      <text:p text:style-name="P50"/>
      <text:p text:style-name="P3">Note that we will account for displaced workers at the neighborhood level, rather than as part of a neighborhood group.</text:p>
      <text:p text:style-name="Text_20_body"><text:soft-page-break/><text:span text:style-name="T16">The Labor Force Fractions are model parameters</text:span><text:span text:style-name="T16"><text:note text:id="ftn44" text:note-class="footnote"><text:note-citation>45</text:note-citation><text:note-body><text:p text:style-name="Footnote"><text:span text:style-name="T1">demog.laborForceFraction.</text:span><text:span text:style-name="T3">activity</text:span></text:p></text:note-body></text:note></text:span><text:span text:style-name="T16">, changeable at run-time; the default values are as follows:</text:span></text:p>
      <table:table table:name="LaborForceFractions" table:style-name="LaborForceFractions">
        <table:table-column table:style-name="LaborForceFractions.A"/>
        <table:table-column table:style-name="LaborForceFractions.B"/>
        <text:soft-page-break/>
        <table:table-row>
          <table:table-cell table:style-name="LaborForceFractions.A1" office:value-type="string">
            <text:p text:style-name="P38">Unit Activity</text:p>
          </table:table-cell>
          <table:table-cell table:style-name="LaborForceFractions.B1" office:value-type="string">
            <text:p text:style-name="P38">Labor Force Fraction</text:p>
          </table:table-cell>
        </table:table-row>
        <table:table-row>
          <table:table-cell table:style-name="LaborForceFractions.A2" office:value-type="string">
            <text:p text:style-name="P35">NONE</text:p>
          </table:table-cell>
          <table:table-cell table:style-name="LaborForceFractions.B2" office:value-type="string">
            <text:p text:style-name="P35">0.6</text:p>
          </table:table-cell>
        </table:table-row>
        <table:table-row>
          <table:table-cell table:style-name="LaborForceFractions.A2" office:value-type="string">
            <text:p text:style-name="P35">DISPLACED</text:p>
          </table:table-cell>
          <table:table-cell table:style-name="LaborForceFractions.B2" office:value-type="string">
            <text:p text:style-name="P35">0.4</text:p>
          </table:table-cell>
        </table:table-row>
        <table:table-row>
          <table:table-cell table:style-name="LaborForceFractions.A2" office:value-type="string">
            <text:p text:style-name="P35">IN_CAMP</text:p>
          </table:table-cell>
          <table:table-cell table:style-name="LaborForceFractions.B2" office:value-type="string">
            <text:p text:style-name="P35">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36" text:anchor-type="as-char" svg:width="1.6839in" svg:height="0.4535in" draw:z-index="82"><draw:object xlink:href="./Object 136" xlink:type="simple" xlink:show="embed" xlink:actuate="onLoad"/><draw:image xlink:href="./ObjectReplacements/Object 136" xlink:type="simple" xlink:show="embed" xlink:actuate="onLoad"/></draw:frame></text:p>
      <text:p text:style-name="Text_20_body">where</text:p>
      <text:p text:style-name="P53">u<text:span text:style-name="T16"><text:tab/>=<text:tab/>A unit in neighborhood </text:span>n<text:span text:style-name="T16">, but displaced from its neighborhood of origin.</text:span></text:p>
      <text:p text:style-name="P53"><text:span text:style-name="T16"><draw:frame draw:style-name="fr1" draw:name="Object137" text:anchor-type="as-char" svg:width="0.7154in" svg:height="0.2083in" draw:z-index="83"><draw:object xlink:href="./Object 137" xlink:type="simple" xlink:show="embed" xlink:actuate="onLoad"/><draw:image xlink:href="./ObjectReplacements/Object 137" xlink:type="simple" xlink:show="embed" xlink:actuate="onLoad"/></draw:frame></text:span><text:span text:style-name="T16"><text:tab/>=<text:tab/>The number of personnel in unit </text:span>u<text:span text:style-name="T16">.</text:span></text:p>
      <text:p text:style-name="P50"/>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text:soft-page-break/>Displaced Labor Force</text:h>
      <text:p text:style-name="Text_20_body">The displaced labor force in neighborhood <text:span text:style-name="T10">n</text:span><text:span text:style-name="T16">, </text:span><text:span text:style-name="T16"><draw:frame draw:style-name="fr1" draw:name="Object138" text:anchor-type="as-char" svg:width="0.3799in" svg:height="0.2083in" draw:z-index="84"><draw:object xlink:href="./Object 138" xlink:type="simple" xlink:show="embed" xlink:actuate="onLoad"/><draw:image xlink:href="./ObjectReplacements/Object 138" xlink:type="simple" xlink:show="embed" xlink:actuate="onLoad"/></draw:frame></text:span><text:span text:style-name="T16">, is computed much like the labor force for a neighborhood group:</text:span></text:p>
      <text:p text:style-name="Text_20_body"><text:span text:style-name="T16"><text:tab/></text:span><text:span text:style-name="T16"><draw:frame draw:style-name="fr1" draw:name="Object139" text:anchor-type="as-char" svg:width="2.5028in" svg:height="0.4535in" draw:z-index="85"><draw:object xlink:href="./Object 139" xlink:type="simple" xlink:show="embed" xlink:actuate="onLoad"/><draw:image xlink:href="./ObjectReplacements/Object 139" xlink:type="simple" xlink:show="embed" xlink:actuate="onLoad"/></draw:frame></text:span></text:p>
      <text:h text:style-name="Heading_20_3" text:outline-level="3">Neighborhood totals</text:h>
      <text:p text:style-name="Text_20_body">The total population of neighborhood <text:span text:style-name="T10">n</text:span><text:span text:style-name="T16"> is simply the population of all resident neighborhood groups, plus all displaced personnel:</text:span></text:p>
      <text:p text:style-name="Text_20_body"><text:span text:style-name="T16"><text:tab/></text:span><text:span text:style-name="T16"><draw:frame draw:style-name="fr1" draw:name="Object140" text:anchor-type="as-char" svg:width="2.6366in" svg:height="0.3862in" draw:z-index="86"><draw:object xlink:href="./Object 140" xlink:type="simple" xlink:show="embed" xlink:actuate="onLoad"/><draw:image xlink:href="./ObjectReplacements/Object 140" xlink:type="simple" xlink:show="embed" xlink:actuate="onLoad"/></draw:frame></text:span></text:p>
      <text:p text:style-name="P3">The consumer population and labor force are computed similarly:</text:p>
      <text:p text:style-name="Text_20_body"><text:span text:style-name="T16"><text:tab/></text:span><text:span text:style-name="T16"><draw:frame draw:style-name="fr1" draw:name="Object141" text:anchor-type="as-char" svg:width="1.4862in" svg:height="0.3382in" draw:z-index="87"><draw:object xlink:href="./Object 141" xlink:type="simple" xlink:show="embed" xlink:actuate="onLoad"/><draw:image xlink:href="./ObjectReplacements/Object 141" xlink:type="simple" xlink:show="embed" xlink:actuate="onLoad"/></draw:frame></text:span></text:p>
      <text:p text:style-name="Text_20_body"><text:span text:style-name="T16"><text:tab/></text:span><text:span text:style-name="T16"><draw:frame draw:style-name="fr1" draw:name="Object142" text:anchor-type="as-char" svg:width="1.578in" svg:height="0.3382in" draw:z-index="88"><draw:object xlink:href="./Object 142" xlink:type="simple" xlink:show="embed" xlink:actuate="onLoad"/><draw:image xlink:href="./ObjectReplacements/Object 142" xlink:type="simple" xlink:show="embed" xlink:actuate="onLoad"/></draw:frame></text:span></text:p>
      <text:h text:style-name="P112" text:outline-level="2">Regional Population</text:h>
      <text:p text:style-name="P3">The regional population, consumers, and labor force are simply summed up across the neighborhoods in the obvious way.</text:p>
      <text:h text:style-name="P112" text:outline-level="2">Unemployment</text:h>
      <text:p text:style-name="P3">Unemployment can drive attitude change. The Economics Model computes the unemployment rate, <text:span text:style-name="T10">UR</text:span>, for the region of interest.</text:p>
      <text:h text:style-name="Heading_20_3" text:outline-level="3">Disaggregation to Neighborhoods</text:h>
      <text:p text:style-name="Text_20_body">Lacking any better way to disaggregate unemployment, we will assume that <text:span text:style-name="T10">RealUR</text:span><text:span text:style-name="T16"> affects each neighborhood in proportion to its labor force. <text:s/>That is, if </text:span><text:span text:style-name="T10">RealUR</text:span><text:span text:style-name="T16"> is 5%, then 5% of each neighborhood's labor force will be unemployed. <text:s/>The unemployed population for each neighborhood group is then </text:span><text:span text:style-name="T16"><draw:frame draw:style-name="fr1" draw:name="Object143" text:anchor-type="as-char" svg:width="0.2744in" svg:height="0.2091in" draw:z-index="89"><draw:object xlink:href="./Object 143" xlink:type="simple" xlink:show="embed" xlink:actuate="onLoad"/><draw:image xlink:href="./ObjectReplacements/Object 143" xlink:type="simple" xlink:show="embed" xlink:actuate="onLoad"/></draw:frame></text:span><text:span text:style-name="T16">:</text:span></text:p>
      <text:p text:style-name="Text_20_body"><text:soft-page-break/><text:span text:style-name="T16"><text:tab/></text:span><text:span text:style-name="T16"><draw:frame draw:style-name="fr1" draw:name="Object144" text:anchor-type="as-char" svg:width="1.2189in" svg:height="0.3929in" draw:z-index="90"><draw:object xlink:href="./Object 144" xlink:type="simple" xlink:show="embed" xlink:actuate="onLoad"/><draw:image xlink:href="./ObjectReplacements/Object 144" xlink:type="simple" xlink:show="embed" xlink:actuate="onLoad"/></draw:frame></text:span></text:p>
      <text:p text:style-name="P3">where</text:p>
      <text:p text:style-name="Definitions"><text:span text:style-name="T16"><draw:frame draw:style-name="fr1" draw:name="Object145" text:anchor-type="as-char" svg:width="0.2626in" svg:height="0.2091in" draw:z-index="91"><draw:object xlink:href="./Object 145" xlink:type="simple" xlink:show="embed" xlink:actuate="onLoad"/><draw:image xlink:href="./ObjectReplacements/Object 145" xlink:type="simple" xlink:show="embed" xlink:actuate="onLoad"/></draw:frame></text:span><text:span text:style-name="T16"><text:tab/>=<text:tab/>The number of people in the labor force in neighborhood </text:span><text:span text:style-name="T10">n</text:span><text:span text:style-name="T16">.</text:span></text:p>
      <text:p text:style-name="P50"/>
      <text:p text:style-name="Text_20_body"><text:span text:style-name="T16">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16"><draw:frame draw:style-name="fr1" draw:name="Object146" text:anchor-type="as-char" svg:width="0.3874in" svg:height="0.2083in" draw:z-index="92"><draw:object xlink:href="./Object 146" xlink:type="simple" xlink:show="embed" xlink:actuate="onLoad"/><draw:image xlink:href="./ObjectReplacements/Object 146" xlink:type="simple" xlink:show="embed" xlink:actuate="onLoad"/></draw:frame></text:span><text:span text:style-name="T10">:</text:span></text:p>
      <text:p text:style-name="Text_20_body"><text:span text:style-name="T16"><text:tab/></text:span><text:span text:style-name="T16"><draw:frame draw:style-name="fr1" draw:name="Object147" text:anchor-type="as-char" svg:width="2.0154in" svg:height="0.4429in" draw:z-index="93"><draw:object xlink:href="./Object 147" xlink:type="simple" xlink:show="embed" xlink:actuate="onLoad"/><draw:image xlink:href="./ObjectReplacements/Object 147" xlink:type="simple" xlink:show="embed" xlink:actuate="onLoad"/></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10">ng</text:span><text:span text:style-name="T16"> is </text:span><text:span text:style-name="T16"><draw:frame draw:style-name="fr1" draw:name="Object148" text:anchor-type="as-char" svg:width="0.3228in" svg:height="0.2083in" draw:z-index="94"><draw:object xlink:href="./Object 148" xlink:type="simple" xlink:show="embed" xlink:actuate="onLoad"/><draw:image xlink:href="./ObjectReplacements/Object 148" xlink:type="simple" xlink:show="embed" xlink:actuate="onLoad"/></draw:frame></text:span><text:span text:style-name="T16">:</text:span></text:p>
      <text:p text:style-name="Text_20_body"><text:span text:style-name="T16"><text:tab/></text:span><text:span text:style-name="T16"><draw:frame draw:style-name="fr1" draw:name="Object149" text:anchor-type="as-char" svg:width="1.4866in" svg:height="0.3929in" draw:z-index="95"><draw:object xlink:href="./Object 149" xlink:type="simple" xlink:show="embed" xlink:actuate="onLoad"/><draw:image xlink:href="./ObjectReplacements/Object 149" xlink:type="simple" xlink:show="embed" xlink:actuate="onLoad"/></draw:frame></text:span></text:p>
      <text:p text:style-name="P3">where</text:p>
      <text:p text:style-name="Definitions"><text:span text:style-name="T16"><draw:frame draw:style-name="fr1" draw:name="Object150" text:anchor-type="as-char" svg:width="0.3118in" svg:height="0.2083in" draw:z-index="96"><draw:object xlink:href="./Object 150" xlink:type="simple" xlink:show="embed" xlink:actuate="onLoad"/><draw:image xlink:href="./ObjectReplacements/Object 150" xlink:type="simple" xlink:show="embed" xlink:actuate="onLoad"/></draw:frame></text:span><text:span text:style-name="T16"><text:tab/>=<text:tab/>The number of people from group </text:span><text:span text:style-name="T10">ng</text:span><text:span text:style-name="T16"> in the labor force in neighborhood </text:span><text:span text:style-name="T10">n</text:span><text:span text:style-name="T16">.</text:span></text:p>
      <text:p text:style-name="P50"/>
      <text:p text:style-name="Text_20_body"><text:span text:style-name="T16">And then, the unemployed per capita for each group </text:span><text:span text:style-name="T10">ng</text:span><text:span text:style-name="T16"> is:</text:span></text:p>
      <text:p text:style-name="Text_20_body"><text:span text:style-name="T16"><text:tab/></text:span><text:span text:style-name="T16"><draw:frame draw:style-name="fr1" draw:name="Object151" text:anchor-type="as-char" svg:width="1.9945in" svg:height="0.4429in" draw:z-index="97"><draw:object xlink:href="./Object 151" xlink:type="simple" xlink:show="embed" xlink:actuate="onLoad"/><draw:image xlink:href="./ObjectReplacements/Object 151" xlink:type="simple" xlink:show="embed" xlink:actuate="onLoad"/></draw:frame></text:span></text:p>
      <text:h text:style-name="P117" text:outline-level="3">Unemployment Situations</text:h>
      <text:p text:style-name="P3">How does unemployment affect the civilians?</text:p>
      <text:list xml:id="list1901748047" text:style-name="L26">
        <text:list-item>
          <text:p text:style-name="P72">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72">If there are many unemployed civilians, the fact of their presence will become a problem for their neighbors due to increases in crime and other social conflict. <text:s/>This effect will be negligible <text:soft-page-break/>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3">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3"><draw:frame draw:style-name="fr3" draw:name="Object159" text:anchor-type="paragraph" svg:x="0.6835in" svg:y="-0.0047in" svg:width="4.8in" svg:height="1.972in" draw:z-index="162"><draw:object xlink:href="./Object 159" xlink:type="simple" xlink:show="embed" xlink:actuate="onLoad"/><draw:image xlink:href="./ObjectReplacements/Object 159" xlink:type="simple" xlink:show="embed" xlink:actuate="onLoad"/></draw:frame></text:p>
      <text:p text:style-name="P3">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3">Using the above curve, we will compute an unemployment atttidue factor (UAF) for the neighborhood as a whole, and for each individual group within it:</text:p>
      <text:p text:style-name="P3"><text:tab/><draw:frame draw:style-name="fr1" draw:name="Object152" text:anchor-type="as-char" svg:width="1.3484in" svg:height="0.2091in" draw:z-index="98"><draw:object xlink:href="./Object 152" xlink:type="simple" xlink:show="embed" xlink:actuate="onLoad"/><draw:image xlink:href="./ObjectReplacements/Object 152" xlink:type="simple" xlink:show="embed" xlink:actuate="onLoad"/></draw:frame></text:p>
      <text:p text:style-name="P3">And</text:p>
      <text:p text:style-name="P3"><text:tab/><draw:frame draw:style-name="fr1" draw:name="Object153" text:anchor-type="as-char" svg:width="1.4508in" svg:height="0.2091in" draw:z-index="99"><draw:object xlink:href="./Object 153" xlink:type="simple" xlink:show="embed" xlink:actuate="onLoad"/><draw:image xlink:href="./ObjectReplacements/Object 153" xlink:type="simple" xlink:show="embed" xlink:actuate="onLoad"/></draw:frame></text:p>
      <text:p text:style-name="P3">An unemployment situation will exist in for neighborhood group <text:span text:style-name="T10">ng</text:span> if <draw:frame draw:style-name="fr1" draw:name="Object154" text:anchor-type="as-char" svg:width="0.7252in" svg:height="0.2091in" draw:z-index="100"><draw:object xlink:href="./Object 154" xlink:type="simple" xlink:show="embed" xlink:actuate="onLoad"/><draw:image xlink:href="./ObjectReplacements/Object 154" xlink:type="simple" xlink:show="embed" xlink:actuate="onLoad"/></draw:frame>, or if <draw:frame draw:style-name="fr1" draw:name="Object155" text:anchor-type="as-char" svg:width="0.7764in" svg:height="0.2091in" draw:z-index="101"><draw:object xlink:href="./Object 155" xlink:type="simple" xlink:show="embed" xlink:actuate="onLoad"/><draw:image xlink:href="./ObjectReplacements/Object 155" xlink:type="simple" xlink:show="embed" xlink:actuate="onLoad"/></draw:frame> for any <text:span text:style-name="T10">ng</text:span>. <text:s/>The situation will be assessed by a new UNEMP rule set</text:p>
      <text:p text:style-name="P3">The modeling team proposed the following strawmen for the rule set:</text:p>
      <text:list xml:id="list331957029" text:style-name="L27">
        <text:list-item>
          <text:p text:style-name="P87"><text:span text:style-name="T37">QOL: </text:span><text:span text:style-name="T37"><draw:frame draw:style-name="fr1" draw:name="Object156" text:anchor-type="as-char" svg:width="0.7571in" svg:height="0.2091in" draw:z-index="102"><draw:object xlink:href="./Object 156" xlink:type="simple" xlink:show="embed" xlink:actuate="onLoad"/><draw:image xlink:href="./ObjectReplacements/Object 156" xlink:type="simple" xlink:show="embed" xlink:actuate="onLoad"/></draw:frame></text:span></text:p>
        </text:list-item>
        <text:list-item>
          <text:p text:style-name="P87"><text:soft-page-break/><text:span text:style-name="T37">SFT: </text:span><text:span text:style-name="T37"><draw:frame draw:style-name="fr1" draw:name="Object157" text:anchor-type="as-char" svg:width="0.7508in" svg:height="0.2091in" draw:z-index="103"><draw:object xlink:href="./Object 157" xlink:type="simple" xlink:show="embed" xlink:actuate="onLoad"/><draw:image xlink:href="./ObjectReplacements/Object 157" xlink:type="simple" xlink:show="embed" xlink:actuate="onLoad"/></draw:frame></text:span></text:p>
        </text:list-item>
        <text:list-item>
          <text:p text:style-name="P87"><text:span text:style-name="T37">AUT: </text:span><text:span text:style-name="T37"><draw:frame draw:style-name="fr1" draw:name="Object158" text:anchor-type="as-char" svg:width="0.6929in" svg:height="0.2091in" draw:z-index="104"><draw:object xlink:href="./Object 158" xlink:type="simple" xlink:show="embed" xlink:actuate="onLoad"/><draw:image xlink:href="./ObjectReplacements/Object 158" xlink:type="simple" xlink:show="embed" xlink:actuate="onLoad"/></draw:frame></text:span></text:p>
        </text:list-item>
      </text:list>
      <text:p text:style-name="P3">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3">The UNEMP situation will have a near factor of <text:span text:style-name="T10">p = </text:span>0.2, and a far factor of <text:span text:style-name="T10">q</text:span> = 0.0.</text:p>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10">local economy</text:span><text:span text:style-name="T16">.</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in Section <text:bookmark-ref text:reference-format="number" text:ref-name="__RefHeading__1481_2040446466"> 9.13 </text:bookmark-ref>.</text:p>
      <text:h text:style-name="Heading_20_2" text:outline-level="2"><text:bookmark text:name="__RefHeading__1441_2040446466"/>Sectors<text:bookmark-end text:name="__RefHeading__1441_2040446466"/></text:h>
      <text:p text:style-name="Text_20_body">The CGE partitions the local economy into three sectors: <text:span text:style-name="T32">goods</text:span><text:span text:style-name="T15">, </text:span><text:span text:style-name="T32">pop</text:span><text:span text:style-name="T15">, and </text:span><text:span text:style-name="T32">else</text:span><text:span text:style-name="T15">.</text:span></text:p>
      <text:p text:style-name="P11">The "goods" Sector:<text:span text:style-name="T15"> <text:s/>The </text:span>goods<text:span text:style-name="T15"> sector includes all production of goods and services in the local region. <text:s/>The unit of production is the </text:span><text:span text:style-name="T12">goods basket</text:span><text:span text:style-name="T15"> (GBasket), a notional basket of goods and services nominally costing about $1.</text:span></text:p>
      <text:p text:style-name="P11">The "pop" Sector:<text:span text:style-name="T15"> <text:s/>The </text:span>pop<text:span text:style-name="T15"> sector includes all labor by the workers in the local region, and all consumption by the population of the local region. <text:s/>The unit of production is the work-year of an </text:span><text:span text:style-name="T12">average worker</text:span><text:span text:style-name="T15">. <text:s/>Just as the goods basket represents a notional bundle of goods and services, the average worker represents a notional bundle of skills and kinds of work.</text:span></text:p>
      <text:p text:style-name="P11">The "else" Sector:<text:span text:style-name="T15"> <text:s/>The </text:span>else<text:span text:style-name="T15"> sector represents everything in the local economy that isn't covered by the other two sectors, as well as the entire rest of the world. <text:s/>In practice, the "rest of the world" means imports and exports. <text:s/>The unit of production is the </text:span><text:span text:style-name="T12">else basket</text:span><text:span text:style-name="T17"> (EBasket), which is similar to the goods basket and also nominally costs about $1.</text:span></text:p>
      <text:h text:style-name="P114" text:outline-level="2">The Economic Tableau</text:h>
      <text:p text:style-name="P14">ECON displays the current state of the economy in a spreadsheet-like tableau:</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35"/>
          </table:table-cell>
          <table:table-cell table:style-name="Table9.B1" office:value-type="string">
            <text:p text:style-name="P39">goods</text:p>
          </table:table-cell>
          <table:table-cell table:style-name="Table9.B1" office:value-type="string">
            <text:p text:style-name="P39">pop</text:p>
          </table:table-cell>
          <table:table-cell table:style-name="Table9.B1" office:value-type="string">
            <text:p text:style-name="P39">else</text:p>
          </table:table-cell>
          <table:table-cell table:style-name="Table9.B1" office:value-type="string">
            <text:p text:style-name="P39">Revenue</text:p>
          </table:table-cell>
          <table:table-cell table:style-name="Table9.B1" office:value-type="string">
            <text:p text:style-name="P39">Price</text:p>
          </table:table-cell>
          <table:table-cell table:style-name="Table9.B1" office:value-type="string">
            <text:p text:style-name="P39">Quantity</text:p>
          </table:table-cell>
          <table:table-cell table:style-name="Table9.H1" office:value-type="string">
            <text:p text:style-name="P38">Units</text:p>
          </table:table-cell>
        </table:table-row>
        <table:table-row>
          <table:table-cell table:style-name="Table9.A2" office:value-type="string">
            <text:p text:style-name="P40">goods</text:p>
          </table:table-cell>
          <table:table-cell table:style-name="Table9.A2" office:value-type="string">
            <text:p text:style-name="P36"><draw:frame draw:style-name="fr1" draw:name="Object160" text:anchor-type="as-char" svg:width="0.2862in" svg:height="0.2366in" draw:z-index="105"><draw:object xlink:href="./Object 160" xlink:type="simple" xlink:show="embed" xlink:actuate="onLoad"/><draw:image xlink:href="./ObjectReplacements/Object 160" xlink:type="simple" xlink:show="embed" xlink:actuate="onLoad"/></draw:frame></text:p>
          </table:table-cell>
          <table:table-cell table:style-name="Table9.A2" office:value-type="string">
            <text:p text:style-name="P36"><draw:frame draw:style-name="fr1" draw:name="Object161" text:anchor-type="as-char" svg:width="0.2854in" svg:height="0.2362in" draw:z-index="106"><draw:object xlink:href="./Object 161" xlink:type="simple" xlink:show="embed" xlink:actuate="onLoad"/><draw:image xlink:href="./ObjectReplacements/Object 161" xlink:type="simple" xlink:show="embed" xlink:actuate="onLoad"/></draw:frame></text:p>
          </table:table-cell>
          <table:table-cell table:style-name="Table9.A2" office:value-type="string">
            <text:p text:style-name="P36"><draw:frame draw:style-name="fr1" draw:name="Object162" text:anchor-type="as-char" svg:width="0.2783in" svg:height="0.2362in" draw:z-index="107"><draw:object xlink:href="./Object 162" xlink:type="simple" xlink:show="embed" xlink:actuate="onLoad"/><draw:image xlink:href="./ObjectReplacements/Object 162" xlink:type="simple" xlink:show="embed" xlink:actuate="onLoad"/></draw:frame></text:p>
          </table:table-cell>
          <table:table-cell table:style-name="Table9.A2" office:value-type="string">
            <text:p text:style-name="P36"><draw:frame draw:style-name="fr1" draw:name="Object163" text:anchor-type="as-char" svg:width="0.4165in" svg:height="0.2362in" draw:z-index="108"><draw:object xlink:href="./Object 163" xlink:type="simple" xlink:show="embed" xlink:actuate="onLoad"/><draw:image xlink:href="./ObjectReplacements/Object 163" xlink:type="simple" xlink:show="embed" xlink:actuate="onLoad"/></draw:frame></text:p>
          </table:table-cell>
          <table:table-cell table:style-name="Table9.A2" office:value-type="string">
            <text:p text:style-name="P36"><draw:frame draw:style-name="fr1" draw:name="Object164" text:anchor-type="as-char" svg:width="0.1957in" svg:height="0.2362in" draw:z-index="109"><draw:object xlink:href="./Object 164" xlink:type="simple" xlink:show="embed" xlink:actuate="onLoad"/><draw:image xlink:href="./ObjectReplacements/Object 164" xlink:type="simple" xlink:show="embed" xlink:actuate="onLoad"/></draw:frame></text:p>
          </table:table-cell>
          <table:table-cell table:style-name="Table9.A2" office:value-type="string">
            <text:p text:style-name="P36"><draw:frame draw:style-name="fr1" draw:name="Object165" text:anchor-type="as-char" svg:width="0.3165in" svg:height="0.2362in" draw:z-index="110"><draw:object xlink:href="./Object 165" xlink:type="simple" xlink:show="embed" xlink:actuate="onLoad"/><draw:image xlink:href="./ObjectReplacements/Object 165" xlink:type="simple" xlink:show="embed" xlink:actuate="onLoad"/></draw:frame></text:p>
          </table:table-cell>
          <table:table-cell table:style-name="Table9.H2" office:value-type="string">
            <text:p text:style-name="P35">GBasket/yr</text:p>
          </table:table-cell>
        </table:table-row>
        <table:table-row>
          <table:table-cell table:style-name="Table9.A2" office:value-type="string">
            <text:p text:style-name="P40">pop</text:p>
          </table:table-cell>
          <table:table-cell table:style-name="Table9.A2" office:value-type="string">
            <text:p text:style-name="P36"><draw:frame draw:style-name="fr1" draw:name="Object166" text:anchor-type="as-char" svg:width="0.2965in" svg:height="0.2362in" draw:z-index="111"><draw:object xlink:href="./Object 166" xlink:type="simple" xlink:show="embed" xlink:actuate="onLoad"/><draw:image xlink:href="./ObjectReplacements/Object 166" xlink:type="simple" xlink:show="embed" xlink:actuate="onLoad"/></draw:frame></text:p>
          </table:table-cell>
          <table:table-cell table:style-name="Table9.A2" office:value-type="string">
            <text:p text:style-name="P36"><draw:frame draw:style-name="fr1" draw:name="Object167" text:anchor-type="as-char" svg:width="0.2965in" svg:height="0.2362in" draw:z-index="112"><draw:object xlink:href="./Object 167" xlink:type="simple" xlink:show="embed" xlink:actuate="onLoad"/><draw:image xlink:href="./ObjectReplacements/Object 167" xlink:type="simple" xlink:show="embed" xlink:actuate="onLoad"/></draw:frame></text:p>
          </table:table-cell>
          <table:table-cell table:style-name="Table9.A2" office:value-type="string">
            <text:p text:style-name="P36"><draw:frame draw:style-name="fr1" draw:name="Object168" text:anchor-type="as-char" svg:width="0.2898in" svg:height="0.2362in" draw:z-index="113"><draw:object xlink:href="./Object 168" xlink:type="simple" xlink:show="embed" xlink:actuate="onLoad"/><draw:image xlink:href="./ObjectReplacements/Object 168" xlink:type="simple" xlink:show="embed" xlink:actuate="onLoad"/></draw:frame></text:p>
          </table:table-cell>
          <table:table-cell table:style-name="Table9.A2" office:value-type="string">
            <text:p text:style-name="P36"><draw:frame draw:style-name="fr1" draw:name="Object169" text:anchor-type="as-char" svg:width="0.4283in" svg:height="0.2362in" draw:z-index="114"><draw:object xlink:href="./Object 169" xlink:type="simple" xlink:show="embed" xlink:actuate="onLoad"/><draw:image xlink:href="./ObjectReplacements/Object 169" xlink:type="simple" xlink:show="embed" xlink:actuate="onLoad"/></draw:frame></text:p>
          </table:table-cell>
          <table:table-cell table:style-name="Table9.A2" office:value-type="string">
            <text:p text:style-name="P36"><draw:frame draw:style-name="fr1" draw:name="Object170" text:anchor-type="as-char" svg:width="0.2071in" svg:height="0.2362in" draw:z-index="115"><draw:object xlink:href="./Object 170" xlink:type="simple" xlink:show="embed" xlink:actuate="onLoad"/><draw:image xlink:href="./ObjectReplacements/Object 170" xlink:type="simple" xlink:show="embed" xlink:actuate="onLoad"/></draw:frame></text:p>
          </table:table-cell>
          <table:table-cell table:style-name="Table9.A2" office:value-type="string">
            <text:p text:style-name="P36"><draw:frame draw:style-name="fr1" draw:name="Object171" text:anchor-type="as-char" svg:width="0.328in" svg:height="0.2362in" draw:z-index="116"><draw:object xlink:href="./Object 171" xlink:type="simple" xlink:show="embed" xlink:actuate="onLoad"/><draw:image xlink:href="./ObjectReplacements/Object 171" xlink:type="simple" xlink:show="embed" xlink:actuate="onLoad"/></draw:frame></text:p>
          </table:table-cell>
          <table:table-cell table:style-name="Table9.H2" office:value-type="string">
            <text:p text:style-name="P35">work-year/yr</text:p>
          </table:table-cell>
        </table:table-row>
        <table:table-row>
          <table:table-cell table:style-name="Table9.A2" office:value-type="string">
            <text:p text:style-name="P40">else</text:p>
          </table:table-cell>
          <table:table-cell table:style-name="Table9.A2" office:value-type="string">
            <text:p text:style-name="P36"><draw:frame draw:style-name="fr1" draw:name="Object172" text:anchor-type="as-char" svg:width="0.272in" svg:height="0.2362in" draw:z-index="117"><draw:object xlink:href="./Object 172" xlink:type="simple" xlink:show="embed" xlink:actuate="onLoad"/><draw:image xlink:href="./ObjectReplacements/Object 172" xlink:type="simple" xlink:show="embed" xlink:actuate="onLoad"/></draw:frame></text:p>
          </table:table-cell>
          <table:table-cell table:style-name="Table9.A2" office:value-type="string">
            <text:p text:style-name="P36"><draw:frame draw:style-name="fr1" draw:name="Object173" text:anchor-type="as-char" svg:width="0.272in" svg:height="0.2362in" draw:z-index="118"><draw:object xlink:href="./Object 173" xlink:type="simple" xlink:show="embed" xlink:actuate="onLoad"/><draw:image xlink:href="./ObjectReplacements/Object 173" xlink:type="simple" xlink:show="embed" xlink:actuate="onLoad"/></draw:frame></text:p>
          </table:table-cell>
          <table:table-cell table:style-name="Table9.A2" office:value-type="string">
            <text:p text:style-name="P36"><draw:frame draw:style-name="fr1" draw:name="Object174" text:anchor-type="as-char" svg:width="0.2654in" svg:height="0.2362in" draw:z-index="119"><draw:object xlink:href="./Object 174" xlink:type="simple" xlink:show="embed" xlink:actuate="onLoad"/><draw:image xlink:href="./ObjectReplacements/Object 174" xlink:type="simple" xlink:show="embed" xlink:actuate="onLoad"/></draw:frame></text:p>
          </table:table-cell>
          <table:table-cell table:style-name="Table9.A2" office:value-type="string">
            <text:p text:style-name="P36"><draw:frame draw:style-name="fr1" draw:name="Object175" text:anchor-type="as-char" svg:width="0.4043in" svg:height="0.2362in" draw:z-index="120"><draw:object xlink:href="./Object 175" xlink:type="simple" xlink:show="embed" xlink:actuate="onLoad"/><draw:image xlink:href="./ObjectReplacements/Object 175" xlink:type="simple" xlink:show="embed" xlink:actuate="onLoad"/></draw:frame></text:p>
          </table:table-cell>
          <table:table-cell table:style-name="Table9.A2" office:value-type="string">
            <text:p text:style-name="P36"><draw:frame draw:style-name="fr1" draw:name="Object176" text:anchor-type="as-char" svg:width="0.1827in" svg:height="0.2362in" draw:z-index="121"><draw:object xlink:href="./Object 176" xlink:type="simple" xlink:show="embed" xlink:actuate="onLoad"/><draw:image xlink:href="./ObjectReplacements/Object 176" xlink:type="simple" xlink:show="embed" xlink:actuate="onLoad"/></draw:frame></text:p>
          </table:table-cell>
          <table:table-cell table:style-name="Table9.A2" office:value-type="string">
            <text:p text:style-name="P36"><draw:frame draw:style-name="fr1" draw:name="Object177" text:anchor-type="as-char" svg:width="0.3035in" svg:height="0.2362in" draw:z-index="122"><draw:object xlink:href="./Object 177" xlink:type="simple" xlink:show="embed" xlink:actuate="onLoad"/><draw:image xlink:href="./ObjectReplacements/Object 177" xlink:type="simple" xlink:show="embed" xlink:actuate="onLoad"/></draw:frame></text:p>
          </table:table-cell>
          <table:table-cell table:style-name="Table9.H2" office:value-type="string">
            <text:p text:style-name="P35">EBasket/yr</text:p>
          </table:table-cell>
        </table:table-row>
        <table:table-row>
          <table:table-cell table:style-name="Table9.A2" office:value-type="string">
            <text:p text:style-name="P40">Expense</text:p>
          </table:table-cell>
          <table:table-cell table:style-name="Table9.A2" office:value-type="string">
            <text:p text:style-name="P36"><draw:frame draw:style-name="fr1" draw:name="Object178" text:anchor-type="as-char" svg:width="0.3992in" svg:height="0.2366in" draw:z-index="123"><draw:object xlink:href="./Object 178" xlink:type="simple" xlink:show="embed" xlink:actuate="onLoad"/><draw:image xlink:href="./ObjectReplacements/Object 178" xlink:type="simple" xlink:show="embed" xlink:actuate="onLoad"/></draw:frame></text:p>
          </table:table-cell>
          <table:table-cell table:style-name="Table9.A2" office:value-type="string">
            <text:p text:style-name="P36"><draw:frame draw:style-name="fr1" draw:name="Object179" text:anchor-type="as-char" svg:width="0.4102in" svg:height="0.2362in" draw:z-index="124"><draw:object xlink:href="./Object 179" xlink:type="simple" xlink:show="embed" xlink:actuate="onLoad"/><draw:image xlink:href="./ObjectReplacements/Object 179" xlink:type="simple" xlink:show="embed" xlink:actuate="onLoad"/></draw:frame></text:p>
          </table:table-cell>
          <table:table-cell table:style-name="Table9.A2" office:value-type="string">
            <text:p text:style-name="P36"><draw:frame draw:style-name="fr1" draw:name="Object180" text:anchor-type="as-char" svg:width="0.3866in" svg:height="0.2366in" draw:z-index="125"><draw:object xlink:href="./Object 180" xlink:type="simple" xlink:show="embed" xlink:actuate="onLoad"/><draw:image xlink:href="./ObjectReplacements/Object 180" xlink:type="simple" xlink:show="embed" xlink:actuate="onLoad"/></draw:frame></text:p>
          </table:table-cell>
          <table:table-cell table:style-name="Table9.E5" office:value-type="string">
            <text:p text:style-name="P36"/>
          </table:table-cell>
          <table:table-cell table:style-name="Table9.F5" office:value-type="string">
            <text:p text:style-name="P36"/>
          </table:table-cell>
          <table:table-cell table:style-name="Table9.F5" office:value-type="string">
            <text:p text:style-name="P36"/>
          </table:table-cell>
          <table:table-cell table:style-name="Table9.F5" office:value-type="string">
            <text:p text:style-name="P35"/>
          </table:table-cell>
        </table:table-row>
      </table:table>
      <text:p text:style-name="P14"/>
      <text:p text:style-name="P14"><text:soft-page-break/>where</text:p>
      <text:p text:style-name="Definitions"><text:span text:style-name="T16"><draw:frame draw:style-name="fr1" draw:name="Object181" text:anchor-type="as-char" svg:width="0.222in" svg:height="0.2362in" draw:z-index="126"><draw:object xlink:href="./Object 181" xlink:type="simple" xlink:show="embed" xlink:actuate="onLoad"/><draw:image xlink:href="./ObjectReplacements/Object 181" xlink:type="simple" xlink:show="embed" xlink:actuate="onLoad"/></draw:frame></text:span><text:span text:style-name="T16"><text:tab/>=<text:tab/>The payment in $/year from sector </text:span><text:span text:style-name="T10">j</text:span><text:span text:style-name="T16"> to sector </text:span><text:span text:style-name="T10">i</text:span><text:span text:style-name="T16">.</text:span></text:p>
      <text:p text:style-name="Definitions"><text:span text:style-name="T16"><draw:frame draw:style-name="fr1" draw:name="Object182" text:anchor-type="as-char" svg:width="0.3909in" svg:height="0.2362in" draw:z-index="127"><draw:object xlink:href="./Object 182" xlink:type="simple" xlink:show="embed" xlink:actuate="onLoad"/><draw:image xlink:href="./ObjectReplacements/Object 182" xlink:type="simple" xlink:show="embed" xlink:actuate="onLoad"/></draw:frame></text:span><text:span text:style-name="T16"><text:tab/>=<text:tab/>The total expenditure, in $/year, of sector </text:span><text:span text:style-name="T10">j.</text:span></text:p>
      <text:p text:style-name="Definitions"><text:span text:style-name="T10"><draw:frame draw:style-name="fr1" draw:name="Object183" text:anchor-type="as-char" svg:width="0.3811in" svg:height="0.2362in" draw:z-index="128"><draw:object xlink:href="./Object 183" xlink:type="simple" xlink:show="embed" xlink:actuate="onLoad"/><draw:image xlink:href="./ObjectReplacements/Object 183" xlink:type="simple" xlink:show="embed" xlink:actuate="onLoad"/></draw:frame></text:span><text:span text:style-name="T10"><text:tab/>=<text:tab/></text:span><text:span text:style-name="T16">The total revenue, in $/year, of sector </text:span><text:span text:style-name="T10">j</text:span><text:span text:style-name="T16">.</text:span></text:p>
      <text:p text:style-name="Definitions"><text:span text:style-name="T16"><draw:frame draw:style-name="fr1" draw:name="Object184" text:anchor-type="as-char" svg:width="0.1598in" svg:height="0.2362in" draw:z-index="129"><draw:object xlink:href="./Object 184" xlink:type="simple" xlink:show="embed" xlink:actuate="onLoad"/><draw:image xlink:href="./ObjectReplacements/Object 184" xlink:type="simple" xlink:show="embed" xlink:actuate="onLoad"/></draw:frame></text:span><text:span text:style-name="T16"><text:tab/>=<text:tab/>The price, in $, of one unit of production of sector </text:span><text:span text:style-name="T10">i</text:span><text:span text:style-name="T16">.</text:span></text:p>
      <text:p text:style-name="Definitions"><text:span text:style-name="T16"><draw:frame draw:style-name="fr1" draw:name="Object185" text:anchor-type="as-char" svg:width="0.2807in" svg:height="0.2362in" draw:z-index="130"><draw:object xlink:href="./Object 185" xlink:type="simple" xlink:show="embed" xlink:actuate="onLoad"/><draw:image xlink:href="./ObjectReplacements/Object 185" xlink:type="simple" xlink:show="embed" xlink:actuate="onLoad"/></draw:frame></text:span><text:span text:style-name="T16"><text:tab/>=<text:tab/>The quantity of </text:span><text:span text:style-name="T10">i</text:span><text:span text:style-name="T16">'s product demanded per year.</text:span></text:p>
      <text:p text:style-name="P50"/>
      <text:p text:style-name="P3">In short, the CGE determines how much each sector produces, what each unit of production costs, the revenue and expenditure for each sector, and (from these) the Consumer Price Index (CPI), the Gross Domestic Product (GDP), and the Deflated Gross Domestic Product (DGDP).</text:p>
      <text:p text:style-name="P3">The following equations are true, either by definition or whenever the economy is in equilibrium:</text:p>
      <text:p text:style-name="Definitions"><text:span text:style-name="T16"><draw:frame draw:style-name="fr1" draw:name="Object186" text:anchor-type="as-char" svg:width="0.3909in" svg:height="0.2362in" draw:z-index="131"><draw:object xlink:href="./Object 186" xlink:type="simple" xlink:show="embed" xlink:actuate="onLoad"/><draw:image xlink:href="./ObjectReplacements/Object 186" xlink:type="simple" xlink:show="embed" xlink:actuate="onLoad"/></draw:frame></text:span><text:span text:style-name="T16"><text:tab/>=<text:tab/></text:span><text:span text:style-name="T16"><draw:frame draw:style-name="fr1" draw:name="Object187" text:anchor-type="as-char" svg:width="0.4453in" svg:height="0.3661in" draw:z-index="132"><draw:object xlink:href="./Object 187" xlink:type="simple" xlink:show="embed" xlink:actuate="onLoad"/><draw:image xlink:href="./ObjectReplacements/Object 187" xlink:type="simple" xlink:show="embed" xlink:actuate="onLoad"/></draw:frame></text:span></text:p>
      <text:p text:style-name="Definitions"><text:span text:style-name="T16"><draw:frame draw:style-name="fr1" draw:name="Object188" text:anchor-type="as-char" svg:width="0.3811in" svg:height="0.2362in" draw:z-index="133"><draw:object xlink:href="./Object 188" xlink:type="simple" xlink:show="embed" xlink:actuate="onLoad"/><draw:image xlink:href="./ObjectReplacements/Object 188" xlink:type="simple" xlink:show="embed" xlink:actuate="onLoad"/></draw:frame></text:span><text:span text:style-name="T16"><text:tab/>=<text:tab/></text:span><text:span text:style-name="T16"><draw:frame draw:style-name="fr1" draw:name="Object189" text:anchor-type="as-char" svg:width="0.4453in" svg:height="0.3661in" draw:z-index="134"><draw:object xlink:href="./Object 189" xlink:type="simple" xlink:show="embed" xlink:actuate="onLoad"/><draw:image xlink:href="./ObjectReplacements/Object 189" xlink:type="simple" xlink:show="embed" xlink:actuate="onLoad"/></draw:frame></text:span></text:p>
      <text:p text:style-name="Definitions"><text:span text:style-name="T16"><draw:frame draw:style-name="fr1" draw:name="Object190" text:anchor-type="as-char" svg:width="0.3811in" svg:height="0.2362in" draw:z-index="135"><draw:object xlink:href="./Object 190" xlink:type="simple" xlink:show="embed" xlink:actuate="onLoad"/><draw:image xlink:href="./ObjectReplacements/Object 190" xlink:type="simple" xlink:show="embed" xlink:actuate="onLoad"/></draw:frame></text:span><text:span text:style-name="T16"><text:tab/>=<text:tab/></text:span><text:span text:style-name="T16"><draw:frame draw:style-name="fr1" draw:name="Object191" text:anchor-type="as-char" svg:width="0.5862in" svg:height="0.2362in" draw:z-index="136"><draw:object xlink:href="./Object 191" xlink:type="simple" xlink:show="embed" xlink:actuate="onLoad"/><draw:image xlink:href="./ObjectReplacements/Object 191" xlink:type="simple" xlink:show="embed" xlink:actuate="onLoad"/></draw:frame></text:span></text:p>
      <text:p text:style-name="Definitions"><text:span text:style-name="T16"><draw:frame draw:style-name="fr1" draw:name="Object192" text:anchor-type="as-char" svg:width="0.3811in" svg:height="0.2362in" draw:z-index="137"><draw:object xlink:href="./Object 192" xlink:type="simple" xlink:show="embed" xlink:actuate="onLoad"/><draw:image xlink:href="./ObjectReplacements/Object 192" xlink:type="simple" xlink:show="embed" xlink:actuate="onLoad"/></draw:frame></text:span><text:span text:style-name="T16"><text:tab/>=<text:tab/></text:span><text:span text:style-name="T16"><draw:frame draw:style-name="fr1" draw:name="Object193" text:anchor-type="as-char" svg:width="0.3634in" svg:height="0.2362in" draw:z-index="138"><draw:object xlink:href="./Object 193" xlink:type="simple" xlink:show="embed" xlink:actuate="onLoad"/><draw:image xlink:href="./ObjectReplacements/Object 193" xlink:type="simple" xlink:show="embed" xlink:actuate="onLoad"/></draw:frame></text:span></text:p>
      <text:p text:style-name="P51"/>
      <text:h text:style-name="P114" text:outline-level="2">Text Notation</text:h>
      <text:p text:style-name="Text_20_body"><text:span text:style-name="T15">The CGE itself is implemented as a </text:span><text:span text:style-name="T12">cell model</text:span><text:span text:style-name="T17">,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16"><draw:frame draw:style-name="fr1" draw:name="Object194" text:anchor-type="as-char" svg:width="0.222in" svg:height="0.2362in" draw:z-index="139"><draw:object xlink:href="./Object 194" xlink:type="simple" xlink:show="embed" xlink:actuate="onLoad"/><draw:image xlink:href="./ObjectReplacements/Object 194" xlink:type="simple" xlink:show="embed" xlink:actuate="onLoad"/></draw:frame></text:span><text:span text:style-name="T16"><text:tab/>=<text:tab/></text:span><text:span text:style-name="T5">X.i.j</text:span></text:p>
      <text:p text:style-name="Definitions"><text:span text:style-name="T16"><draw:frame draw:style-name="fr1" draw:name="Object195" text:anchor-type="as-char" svg:width="0.3909in" svg:height="0.2362in" draw:z-index="140"><draw:object xlink:href="./Object 195" xlink:type="simple" xlink:show="embed" xlink:actuate="onLoad"/><draw:image xlink:href="./ObjectReplacements/Object 195" xlink:type="simple" xlink:show="embed" xlink:actuate="onLoad"/></draw:frame></text:span><text:span text:style-name="T16"><text:tab/>=<text:tab/></text:span><text:span text:style-name="T5">EXP.j</text:span></text:p>
      <text:p text:style-name="Definitions"><text:span text:style-name="T10"><draw:frame draw:style-name="fr1" draw:name="Object196" text:anchor-type="as-char" svg:width="0.3811in" svg:height="0.2362in" draw:z-index="141"><draw:object xlink:href="./Object 196" xlink:type="simple" xlink:show="embed" xlink:actuate="onLoad"/><draw:image xlink:href="./ObjectReplacements/Object 196" xlink:type="simple" xlink:show="embed" xlink:actuate="onLoad"/></draw:frame></text:span><text:span text:style-name="T10"><text:tab/>=<text:tab/></text:span><text:span text:style-name="T5">REV.i</text:span></text:p>
      <text:p text:style-name="Definitions"><text:span text:style-name="T16"><draw:frame draw:style-name="fr1" draw:name="Object197" text:anchor-type="as-char" svg:width="0.1598in" svg:height="0.2362in" draw:z-index="142"><draw:object xlink:href="./Object 197" xlink:type="simple" xlink:show="embed" xlink:actuate="onLoad"/><draw:image xlink:href="./ObjectReplacements/Object 197" xlink:type="simple" xlink:show="embed" xlink:actuate="onLoad"/></draw:frame></text:span><text:span text:style-name="T16"><text:tab/>=<text:tab/></text:span><text:span text:style-name="T5">P.i</text:span></text:p>
      <text:p text:style-name="Definitions"><text:span text:style-name="T17"><draw:frame draw:style-name="fr1" draw:name="Object198" text:anchor-type="as-char" svg:width="0.2807in" svg:height="0.2362in" draw:z-index="143"><draw:object xlink:href="./Object 198" xlink:type="simple" xlink:show="embed" xlink:actuate="onLoad"/><draw:image xlink:href="./ObjectReplacements/Object 198" xlink:type="simple" xlink:show="embed" xlink:actuate="onLoad"/></draw:frame></text:span><text:span text:style-name="T17"><text:tab/>=<text:tab/></text:span><text:span text:style-name="T6">QD.i</text:span></text:p>
      <text:p text:style-name="P51"/>
      <text:p text:style-name="P6">When we are referring to a particular sector or sectors, the sector names are spelled out in full in the plain text form:</text:p>
      <text:p text:style-name="Definitions"><text:span text:style-name="T17"><draw:frame draw:style-name="fr1" draw:name="Object199" text:anchor-type="as-char" svg:width="0.2854in" svg:height="0.2362in" draw:z-index="144"><draw:object xlink:href="./Object 199" xlink:type="simple" xlink:show="embed" xlink:actuate="onLoad"/><draw:image xlink:href="./ObjectReplacements/Object 199" xlink:type="simple" xlink:show="embed" xlink:actuate="onLoad"/></draw:frame></text:span><text:span text:style-name="T17"><text:tab/>=<text:tab/></text:span><text:span text:style-name="T6">X.goods.pop</text:span></text:p>
      <text:h text:style-name="Heading_20_2" text:outline-level="2">Shape vs. Size</text:h>
      <text:p text:style-name="Text_20_body">We distinguish between the <text:span text:style-name="T10">size</text:span><text:span text:style-name="T16"> of the economy, which can be roughly thought of as total revenues, and the </text:span><text:span text:style-name="T10">shape</text:span><text:span text:style-name="T16"> of the economy, or the proportion of revenues across the sectors. <text:s/>The size of the economy is </text:span><text:soft-page-break/><text:span text:style-name="T16">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16">The size is driven by the number of consumers; and the number of consumers is given to the Economic model by the Demographic model. <text:s/>The shape of the economy is determined when the economy is calibrated; see Section </text:span><text:span text:style-name="T16"><text:bookmark-ref text:reference-format="number" text:ref-name="__RefHeading__1421_2040446466"> 9.6 </text:bookmark-ref></text:span><text:span text:style-name="T16">.</text:span></text:p>
      <text:h text:style-name="Heading_20_2" text:outline-level="2">Production Functions</text:h>
      <text:p text:style-name="Text_20_body"><text:span text:style-name="T15">The shape of the economy is largely determined by the technologies used by the sectors to produce their products; and these technologies are described by </text:span><text:span text:style-name="T12">production functions</text:span><text:span text:style-name="T17">.</text:span></text:p>
      <text:p text:style-name="Text_20_body"><text:span text:style-name="T15">A production function determines how much product a sector consumes (from its own and other sectors) to produce one unit of its own product. <text:s/>All three sectors are modeled using the Cobb-Douglas production function, which implies that, when ingredient quantities are chosen to minimize costs, the sector will spend a fixed proportion of its money on each of the three sectors, i.e., 0.5 on </text:span><text:span text:style-name="T19">goods</text:span><text:span text:style-name="T17">, 0.4 on </text:span><text:span text:style-name="T19">pop</text:span><text:span text:style-name="T17">, and 0.1 on </text:span><text:span text:style-name="T19">else</text:span><text:span text:style-name="T17">.</text:span><text:span text:style-name="T17"><text:note text:id="ftn45" text:note-class="footnote"><text:note-citation>46</text:note-citation><text:note-body><text:p text:style-name="Footnote">Another choice is the Leontief production function, which says that each unit produced requires a fixed amount of the products of the other sectors, e.g., 3 cups of flour, 2 eggs, and so forth. <text:s/>The Leontief production function is a better match for certain sectors in real economies, and it is likely that we will use it in the future.</text:p></text:note-body></text:note></text:span><text:span text:style-name="T15"> As prices change, the Cobb-Douglas production function allows the sectors to trade off the product of one sector for the product of another.</text:span></text:p>
      <text:p text:style-name="Text_20_body"><text:span text:style-name="T15">These fixed proportions are called the Cobb-Douglas parameters, and are denoted </text:span><text:span text:style-name="T15"><draw:frame draw:style-name="fr1" draw:name="Object200" text:anchor-type="as-char" svg:width="0.1937in" svg:height="0.2362in" draw:z-index="145"><draw:object xlink:href="./Object 200" xlink:type="simple" xlink:show="embed" xlink:actuate="onLoad"/><draw:image xlink:href="./ObjectReplacements/Object 200" xlink:type="simple" xlink:show="embed" xlink:actuate="onLoad"/></draw:frame></text:span><text:span text:style-name="T15">.</text:span></text:p>
      <text:h text:style-name="Heading_20_2" text:outline-level="2"><text:bookmark text:name="__RefHeading__1421_2040446466"/>Calibrating the CGE<text:bookmark-end text:name="__RefHeading__1421_2040446466"/></text:h>
      <text:p text:style-name="Text_20_body">The CGE is calibrated by setting a number of model parameters:</text:p>
      <text:list xml:id="list838404645" text:style-name="L28">
        <text:list-item>
          <text:p text:style-name="P88"><text:span text:style-name="T1">econ.f.</text:span><text:span text:style-name="T3">i</text:span><text:span text:style-name="T5">.</text:span><text:span text:style-name="T3">j</text:span><text:span text:style-name="T16">, the Cobb-Douglas parameters for the three sectors.</text:span></text:p>
        </text:list-item>
        <text:list-item>
          <text:p text:style-name="P89">econ.BaseWage, the average wage for one work-year, in dollars.</text:p>
        </text:list-item>
        <text:list-item>
          <text:p text:style-name="P88"><text:span text:style-name="T1">econ.GBasketPerCapita</text:span>, the average consumption of <text:span text:style-name="T32">goods</text:span> by each consumer per year, in goods baskets.</text:p>
        </text:list-item>
      </text:list>
      <text:p text:style-name="Text_20_body"><text:span text:style-name="T16">In theory we should also set the base prices for the </text:span><text:span text:style-name="T19">goods</text:span><text:span text:style-name="T17"> and </text:span><text:span text:style-name="T19">else</text:span><text:span text:style-name="T17"> sectors; but as the unit of production for these sectors is an arbitrarily-sized basket worth nominally $1, the base price for these sectors is naturally $1.</text:span></text:p>
      <text:p text:style-name="P6">Athena has preset values for these parameters. <text:s/>If desired, the analyst can choose other values based on the economy of the region of interest, as described in the following subsections. <text:s/>These parameter values should be set during Scenario Preparation, before the scenario is locked and enters time 0.</text:p>
      <text:h text:style-name="P118" text:outline-level="3"><text:soft-page-break/>Fill in the Social Accounting Matrix</text:h>
      <text:p text:style-name="P6">The Social Accounting Matrix, or SAM, is the upper left portion of the economic tableau:</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5"/>
          </table:table-cell>
          <table:table-cell table:style-name="Table10.B1" office:value-type="string">
            <text:p text:style-name="P39">goods</text:p>
          </table:table-cell>
          <table:table-cell table:style-name="Table10.B1" office:value-type="string">
            <text:p text:style-name="P39">pop</text:p>
          </table:table-cell>
          <table:table-cell table:style-name="Table10.B1" office:value-type="string">
            <text:p text:style-name="P39">else</text:p>
          </table:table-cell>
          <table:table-cell table:style-name="Table10.E1" office:value-type="string">
            <text:p text:style-name="P39">Revenue</text:p>
          </table:table-cell>
        </table:table-row>
        <table:table-row>
          <table:table-cell table:style-name="Table10.A2" office:value-type="string">
            <text:p text:style-name="P40">goods</text:p>
          </table:table-cell>
          <table:table-cell table:style-name="Table10.A2" office:value-type="string">
            <text:p text:style-name="P36"><draw:frame draw:style-name="fr1" draw:name="Object201" text:anchor-type="as-char" svg:width="0.3811in" svg:height="0.2366in" draw:z-index="146"><draw:object xlink:href="./Object 201" xlink:type="simple" xlink:show="embed" xlink:actuate="onLoad"/><draw:image xlink:href="./ObjectReplacements/Object 201" xlink:type="simple" xlink:show="embed" xlink:actuate="onLoad"/></draw:frame></text:p>
          </table:table-cell>
          <table:table-cell table:style-name="Table10.A2" office:value-type="string">
            <text:p text:style-name="P36"><draw:frame draw:style-name="fr1" draw:name="Object202" text:anchor-type="as-char" svg:width="0.3811in" svg:height="0.2366in" draw:z-index="147"><draw:object xlink:href="./Object 202" xlink:type="simple" xlink:show="embed" xlink:actuate="onLoad"/><draw:image xlink:href="./ObjectReplacements/Object 202" xlink:type="simple" xlink:show="embed" xlink:actuate="onLoad"/></draw:frame></text:p>
          </table:table-cell>
          <table:table-cell table:style-name="Table10.A2" office:value-type="string">
            <text:p text:style-name="P36"><draw:frame draw:style-name="fr1" draw:name="Object203" text:anchor-type="as-char" svg:width="0.3744in" svg:height="0.2366in" draw:z-index="148"><draw:object xlink:href="./Object 203" xlink:type="simple" xlink:show="embed" xlink:actuate="onLoad"/><draw:image xlink:href="./ObjectReplacements/Object 203" xlink:type="simple" xlink:show="embed" xlink:actuate="onLoad"/></draw:frame></text:p>
          </table:table-cell>
          <table:table-cell table:style-name="Table10.E2" office:value-type="string">
            <text:p text:style-name="P36"><draw:frame draw:style-name="fr1" draw:name="Object204" text:anchor-type="as-char" svg:width="0.5193in" svg:height="0.2366in" draw:z-index="149"><draw:object xlink:href="./Object 204" xlink:type="simple" xlink:show="embed" xlink:actuate="onLoad"/><draw:image xlink:href="./ObjectReplacements/Object 204" xlink:type="simple" xlink:show="embed" xlink:actuate="onLoad"/></draw:frame></text:p>
          </table:table-cell>
        </table:table-row>
        <table:table-row>
          <table:table-cell table:style-name="Table10.A2" office:value-type="string">
            <text:p text:style-name="P40">pop</text:p>
          </table:table-cell>
          <table:table-cell table:style-name="Table10.A2" office:value-type="string">
            <text:p text:style-name="P36"><draw:frame draw:style-name="fr1" draw:name="Object205" text:anchor-type="as-char" svg:width="0.3925in" svg:height="0.2366in" draw:z-index="150"><draw:object xlink:href="./Object 205" xlink:type="simple" xlink:show="embed" xlink:actuate="onLoad"/><draw:image xlink:href="./ObjectReplacements/Object 205" xlink:type="simple" xlink:show="embed" xlink:actuate="onLoad"/></draw:frame></text:p>
          </table:table-cell>
          <table:table-cell table:style-name="Table10.A2" office:value-type="string">
            <text:p text:style-name="P36"><draw:frame draw:style-name="fr1" draw:name="Object206" text:anchor-type="as-char" svg:width="0.3925in" svg:height="0.2366in" draw:z-index="151"><draw:object xlink:href="./Object 206" xlink:type="simple" xlink:show="embed" xlink:actuate="onLoad"/><draw:image xlink:href="./ObjectReplacements/Object 206" xlink:type="simple" xlink:show="embed" xlink:actuate="onLoad"/></draw:frame></text:p>
          </table:table-cell>
          <table:table-cell table:style-name="Table10.A2" office:value-type="string">
            <text:p text:style-name="P36"><draw:frame draw:style-name="fr1" draw:name="Object207" text:anchor-type="as-char" svg:width="0.3854in" svg:height="0.2366in" draw:z-index="152"><draw:object xlink:href="./Object 207" xlink:type="simple" xlink:show="embed" xlink:actuate="onLoad"/><draw:image xlink:href="./ObjectReplacements/Object 207" xlink:type="simple" xlink:show="embed" xlink:actuate="onLoad"/></draw:frame></text:p>
          </table:table-cell>
          <table:table-cell table:style-name="Table10.E2" office:value-type="string">
            <text:p text:style-name="P36"><draw:frame draw:style-name="fr1" draw:name="Object208" text:anchor-type="as-char" svg:width="0.5311in" svg:height="0.2366in" draw:z-index="153"><draw:object xlink:href="./Object 208" xlink:type="simple" xlink:show="embed" xlink:actuate="onLoad"/><draw:image xlink:href="./ObjectReplacements/Object 208" xlink:type="simple" xlink:show="embed" xlink:actuate="onLoad"/></draw:frame></text:p>
          </table:table-cell>
        </table:table-row>
        <table:table-row>
          <table:table-cell table:style-name="Table10.A2" office:value-type="string">
            <text:p text:style-name="P40">else</text:p>
          </table:table-cell>
          <table:table-cell table:style-name="Table10.A2" office:value-type="string">
            <text:p text:style-name="P36"><draw:frame draw:style-name="fr1" draw:name="Object209" text:anchor-type="as-char" svg:width="0.3681in" svg:height="0.2366in" draw:z-index="154"><draw:object xlink:href="./Object 209" xlink:type="simple" xlink:show="embed" xlink:actuate="onLoad"/><draw:image xlink:href="./ObjectReplacements/Object 209" xlink:type="simple" xlink:show="embed" xlink:actuate="onLoad"/></draw:frame></text:p>
          </table:table-cell>
          <table:table-cell table:style-name="Table10.A2" office:value-type="string">
            <text:p text:style-name="P36"><draw:frame draw:style-name="fr1" draw:name="Object210" text:anchor-type="as-char" svg:width="0.3681in" svg:height="0.2366in" draw:z-index="155"><draw:object xlink:href="./Object 210" xlink:type="simple" xlink:show="embed" xlink:actuate="onLoad"/><draw:image xlink:href="./ObjectReplacements/Object 210" xlink:type="simple" xlink:show="embed" xlink:actuate="onLoad"/></draw:frame></text:p>
          </table:table-cell>
          <table:table-cell table:style-name="Table10.A2" office:value-type="string">
            <text:p text:style-name="P36"><draw:frame draw:style-name="fr1" draw:name="Object211" text:anchor-type="as-char" svg:width="0.361in" svg:height="0.2366in" draw:z-index="156"><draw:object xlink:href="./Object 211" xlink:type="simple" xlink:show="embed" xlink:actuate="onLoad"/><draw:image xlink:href="./ObjectReplacements/Object 211" xlink:type="simple" xlink:show="embed" xlink:actuate="onLoad"/></draw:frame></text:p>
          </table:table-cell>
          <table:table-cell table:style-name="Table10.E2" office:value-type="string">
            <text:p text:style-name="P36"><draw:frame draw:style-name="fr1" draw:name="Object212" text:anchor-type="as-char" svg:width="0.5071in" svg:height="0.2366in" draw:z-index="157"><draw:object xlink:href="./Object 212" xlink:type="simple" xlink:show="embed" xlink:actuate="onLoad"/><draw:image xlink:href="./ObjectReplacements/Object 212" xlink:type="simple" xlink:show="embed" xlink:actuate="onLoad"/></draw:frame></text:p>
          </table:table-cell>
        </table:table-row>
        <table:table-row>
          <table:table-cell table:style-name="Table10.A2" office:value-type="string">
            <text:p text:style-name="P40">Expense</text:p>
          </table:table-cell>
          <table:table-cell table:style-name="Table10.A2" office:value-type="string">
            <text:p text:style-name="P36"><draw:frame draw:style-name="fr1" draw:name="Object213" text:anchor-type="as-char" svg:width="0.5016in" svg:height="0.2366in" draw:z-index="158"><draw:object xlink:href="./Object 213" xlink:type="simple" xlink:show="embed" xlink:actuate="onLoad"/><draw:image xlink:href="./ObjectReplacements/Object 213" xlink:type="simple" xlink:show="embed" xlink:actuate="onLoad"/></draw:frame></text:p>
          </table:table-cell>
          <table:table-cell table:style-name="Table10.A2" office:value-type="string">
            <text:p text:style-name="P36"><draw:frame draw:style-name="fr1" draw:name="Object214" text:anchor-type="as-char" svg:width="0.5126in" svg:height="0.2366in" draw:z-index="159"><draw:object xlink:href="./Object 214" xlink:type="simple" xlink:show="embed" xlink:actuate="onLoad"/><draw:image xlink:href="./ObjectReplacements/Object 214" xlink:type="simple" xlink:show="embed" xlink:actuate="onLoad"/></draw:frame></text:p>
          </table:table-cell>
          <table:table-cell table:style-name="Table10.A2" office:value-type="string">
            <text:p text:style-name="P36"><draw:frame draw:style-name="fr1" draw:name="Object215" text:anchor-type="as-char" svg:width="0.489in" svg:height="0.2366in" draw:z-index="160"><draw:object xlink:href="./Object 215" xlink:type="simple" xlink:show="embed" xlink:actuate="onLoad"/><draw:image xlink:href="./ObjectReplacements/Object 215" xlink:type="simple" xlink:show="embed" xlink:actuate="onLoad"/></draw:frame></text:p>
          </table:table-cell>
          <table:table-cell table:style-name="Table10.E5" office:value-type="string">
            <text:p text:style-name="P36"/>
          </table:table-cell>
        </table:table-row>
      </table:table>
      <text:p text:style-name="Standard"/>
      <text:p text:style-name="Text_20_body">The analyst must determine, from whatever sources, the base flow of money <text:s/>to each sector from each sector (the <draw:frame draw:style-name="fr1" draw:name="Object216" text:anchor-type="as-char" svg:width="0.3165in" svg:height="0.2362in" draw:z-index="176"><draw:object xlink:href="./Object 216" xlink:type="simple" xlink:show="embed" xlink:actuate="onLoad"/><draw:image xlink:href="./ObjectReplacements/Object 216" xlink:type="simple" xlink:show="embed" xlink:actuate="onLoad"/></draw:frame>'s), in dollars,<text:note text:id="ftn46" text:note-class="footnote"><text:note-citation>47</text:note-citation><text:note-body><text:p text:style-name="Footnote">Athena's concept of dollars is somewhat notional, and certainly isn't tied to the buying power of a real American dollar. <text:s/>The analyst can actually use any monetary units he chooses, provided he is consistent.</text:p></text:note-body></text:note> and compute the base revenues and expenses: the row and column sums, <draw:frame draw:style-name="fr1" draw:name="Object217" text:anchor-type="as-char" svg:width="0.4827in" svg:height="0.2362in" draw:z-index="177"><draw:object xlink:href="./Object 217" xlink:type="simple" xlink:show="embed" xlink:actuate="onLoad"/><draw:image xlink:href="./ObjectReplacements/Object 217" xlink:type="simple" xlink:show="embed" xlink:actuate="onLoad"/></draw:frame> and <draw:frame draw:style-name="fr1" draw:name="Object218" text:anchor-type="as-char" svg:width="0.4925in" svg:height="0.2362in" draw:z-index="178"><draw:object xlink:href="./Object 218" xlink:type="simple" xlink:show="embed" xlink:actuate="onLoad"/><draw:image xlink:href="./ObjectReplacements/Object 218" xlink:type="simple" xlink:show="embed" xlink:actuate="onLoad"/></draw:frame>. <text:s/>In a typical SAM, the revenues will equal the expenses.</text:p>
      <text:h text:style-name="Heading_20_3" text:outline-level="3">Compute the Cobb-Douglas Parameters</text:h>
      <text:p text:style-name="Text_20_body">Given the base SAM and the Cobb-Douglas production assumptions, the analyst can compute the Cobb-Douglas parameters. <text:s/>Let</text:p>
      <text:p text:style-name="Text_20_body"><text:tab/><draw:frame draw:style-name="fr1" draw:name="Object219" text:anchor-type="as-char" svg:width="1.0374in" svg:height="0.4972in" draw:z-index="179"><draw:object xlink:href="./Object 219" xlink:type="simple" xlink:show="embed" xlink:actuate="onLoad"/><draw:image xlink:href="./ObjectReplacements/Object 219" xlink:type="simple" xlink:show="embed" xlink:actuate="onLoad"/></draw:frame></text:p>
      <text:p text:style-name="Text_20_body">Note that the <draw:frame draw:style-name="fr1" draw:name="Object220" text:anchor-type="as-char" svg:width="0.1937in" svg:height="0.2362in" draw:z-index="180"><draw:object xlink:href="./Object 220" xlink:type="simple" xlink:show="embed" xlink:actuate="onLoad"/><draw:image xlink:href="./ObjectReplacements/Object 220" xlink:type="simple" xlink:show="embed" xlink:actuate="onLoad"/></draw:frame>'s sum to 1.0 down each column; hence, of the nine values we only need to enter six model parameters:</text:p>
      <text:list xml:id="list76629349" text:style-name="L29">
        <text:list-item>
          <text:p text:style-name="P90">econ.f.goods.goods</text:p>
        </text:list-item>
        <text:list-item>
          <text:p text:style-name="P90">econ.f.goods.pop</text:p>
        </text:list-item>
        <text:list-item>
          <text:p text:style-name="P90">econ.f.goods.else</text:p>
        </text:list-item>
        <text:list-item>
          <text:p text:style-name="P90">econ.f.pop.goods</text:p>
        </text:list-item>
        <text:list-item>
          <text:p text:style-name="P90">econ.f.pop.pop</text:p>
        </text:list-item>
        <text:list-item>
          <text:p text:style-name="P90">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9.1 </text:bookmark-ref>. <text:s/>The model parameter is <text:span text:style-name="T1">econ.BaseWage</text:span>. <text:s/>This determines each worker's purchasing power.</text:p>
      <text:p text:style-name="Text_20_body">Then, we set the consumption of goods baskets (GBasket) per capita per year: how much <text:span text:style-name="T32">goods</text:span> each consumer consumes on average. <text:s/>T<text:span text:style-name="T15">his figure will usually be rather less than the average wage, b</text:span>ecause each basket initially costs one dollar, consumers consume <text:span text:style-name="T32">pop</text:span><text:span text:style-name="T15"> and </text:span><text:span text:style-name="T32">else</text:span><text:span text:style-name="T15"> as well as </text:span><text:span text:style-name="T32">goods</text:span><text:span text:style-name="T15">, and not all consumers are workers. <text:s/></text:span><text:span text:style-name="T29">The model parameter is </text:span><text:span text:style-name="T8">econ.GBasketPerCapita</text:span><text:span text:style-name="T29">.</text:span></text:p>
      <text:h text:style-name="P115" text:outline-level="2">Scenario Inputs</text:h>
      <text:p text:style-name="Text_20_body">The following input values are plugged into the CGE by the ECON model as part of the base scenario:</text:p>
      <table:table table:name="Table11" table:style-name="Table11">
        <table:table-column table:style-name="Table11.A"/>
        <table:table-column table:style-name="Table11.B"/>
        <table:table-column table:style-name="Table11.C"/>
        <table:table-row>
          <table:table-cell table:style-name="Table11.A1" office:value-type="string">
            <text:p text:style-name="P35">Cell</text:p>
          </table:table-cell>
          <table:table-cell table:style-name="Table11.A1" office:value-type="string">
            <text:p text:style-name="P35">Source</text:p>
          </table:table-cell>
          <table:table-cell table:style-name="Table11.C1" office:value-type="string">
            <text:p text:style-name="P35">Description</text:p>
          </table:table-cell>
        </table:table-row>
        <table:table-row>
          <table:table-cell table:style-name="Table11.A2" office:value-type="string">
            <text:p text:style-name="P43">BaseConsumers</text:p>
          </table:table-cell>
          <table:table-cell table:style-name="Table11.A2" office:value-type="string">
            <text:p text:style-name="Standard">DEMOG</text:p>
          </table:table-cell>
          <table:table-cell table:style-name="Table11.C2" office:value-type="string">
            <text:p text:style-name="P35">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 text:name="__RefHeading__1469_2040446466"/>Run-time Inputs<text:bookmark-end text:name="__RefHeading__1469_2040446466"/></text:h>
      <text:p text:style-name="P16">The following input values are plugged into the CGE by the ECON model at each "tock", that is, at each update of the CGE as time pass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8">Cell</text:p>
            </table:table-cell>
            <table:table-cell table:style-name="Table12.A1" office:value-type="string">
              <text:p text:style-name="P38">Source</text:p>
            </table:table-cell>
            <table:table-cell table:style-name="Table12.C1" office:value-type="string">
              <text:p text:style-name="P38">Description</text:p>
            </table:table-cell>
          </table:table-row>
        </table:table-header-rows>
        <table:table-row>
          <table:table-cell table:style-name="Table12.A2" office:value-type="string">
            <text:p text:style-name="P43">In::Consumers</text:p>
          </table:table-cell>
          <table:table-cell table:style-name="Table12.A2" office:value-type="string">
            <text:p text:style-name="Standard">DEMOG</text:p>
          </table:table-cell>
          <table:table-cell table:style-name="Table12.C2" office:value-type="string">
            <text:p text:style-name="P35">The number of consumers in the local region at the current. <text:s/>This number drives consumption, which determines the size of the unconstrained economy.</text:p>
          </table:table-cell>
        </table:table-row>
        <table:table-row>
          <table:table-cell table:style-name="Table12.A2" office:value-type="string">
            <text:p text:style-name="P43">In::WF</text:p>
          </table:table-cell>
          <table:table-cell table:style-name="Table12.A2" office:value-type="string">
            <text:p text:style-name="Standard">DEMOG</text:p>
          </table:table-cell>
          <table:table-cell table:style-name="Table12.C2" office:value-type="string">
            <text:p text:style-name="P35">The <text:s/>number of workers in the local economy at the current time. <text:s/>This number determines the production constraint for the <text:span text:style-name="T32">pop</text:span><text:span text:style-name="T15"> sector, and also drives the computation of unemployment.</text:span></text:p>
          </table:table-cell>
        </table:table-row>
        <table:table-row>
          <table:table-cell table:style-name="Table12.A2" office:value-type="string">
            <text:p text:style-name="P43">In::LSF</text:p>
          </table:table-cell>
          <table:table-cell table:style-name="Table12.A2" office:value-type="string">
            <text:p text:style-name="Standard">ECON, </text:p>
            <text:p text:style-name="Standard">Ground</text:p>
          </table:table-cell>
          <table:table-cell table:style-name="Table12.C2" office:value-type="string">
            <text:p text:style-name="P35">The Labor Security Factor, a number from 0.0 to 1.0. <text:s/>The LSF decreases with neighborhood security; (1-LSF) is the the fraction of the work force that stays home from work out of fear for their lives. <text:s/>Thus, this number also affects the production constraint for the <text:span text:style-name="T32">pop</text:span><text:span text:style-name="T15"> sector.</text:span></text:p>
          </table:table-cell>
        </table:table-row>
        <text:soft-page-break/>
        <table:table-row>
          <table:table-cell table:style-name="Table12.A2" office:value-type="string">
            <text:p text:style-name="P43">In::CAP.goods</text:p>
          </table:table-cell>
          <table:table-cell table:style-name="Table12.A2" office:value-type="string">
            <text:p text:style-name="Standard">Ground</text:p>
          </table:table-cell>
          <table:table-cell table:style-name="Table12.C2" office:value-type="string">
            <text:p text:style-name="P35">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35"/>
            <text:p text:style-name="P35">The contribution of each neighborhood to CAP.goods can be increased or decreased using the neighborhood's Production Capacity Factor (PCF).</text:p>
          </table:table-cell>
        </table:table-row>
      </table:table>
      <text:p text:style-name="Standard"/>
      <text:h text:style-name="Heading_20_2" text:outline-level="2">Outputs</text:h>
      <text:p text:style-name="Text_20_body">The CGE produces the following ouput valu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38">Cell</text:p>
            </table:table-cell>
            <table:table-cell table:style-name="Table13.A1" office:value-type="string">
              <text:p text:style-name="P38">Used By</text:p>
            </table:table-cell>
            <table:table-cell table:style-name="Table13.C1" office:value-type="string">
              <text:p text:style-name="P38">Description</text:p>
            </table:table-cell>
          </table:table-row>
        </table:table-header-rows>
        <table:table-row>
          <table:table-cell table:style-name="Table13.A2" office:value-type="string">
            <text:p text:style-name="P43">Out::P.<text:span text:style-name="T10">i</text:span></text:p>
          </table:table-cell>
          <table:table-cell table:style-name="Table13.A2" office:value-type="string">
            <text:p text:style-name="Standard">Display</text:p>
          </table:table-cell>
          <table:table-cell table:style-name="Table13.C2" office:value-type="string">
            <text:p text:style-name="P35">The price of one unit of sector <text:span text:style-name="T10">i</text:span><text:span text:style-name="T16">, in dollars.</text:span></text:p>
          </table:table-cell>
        </table:table-row>
        <table:table-row>
          <table:table-cell table:style-name="Table13.A2" office:value-type="string">
            <text:p text:style-name="P43">Out::QS.<text:span text:style-name="T10">i</text:span></text:p>
          </table:table-cell>
          <table:table-cell table:style-name="Table13.A2" office:value-type="string">
            <text:p text:style-name="Standard">Display</text:p>
          </table:table-cell>
          <table:table-cell table:style-name="Table13.C2" office:value-type="string">
            <text:p text:style-name="P35">The quantity supplied for sector <text:span text:style-name="T16">i, i.e., the number of units produced.</text:span></text:p>
          </table:table-cell>
        </table:table-row>
        <table:table-row>
          <table:table-cell table:style-name="Table13.A2" office:value-type="string">
            <text:p text:style-name="P43">Out::REV.<text:span text:style-name="T10">i</text:span></text:p>
          </table:table-cell>
          <table:table-cell table:style-name="Table13.A2" office:value-type="string">
            <text:p text:style-name="Standard">Display</text:p>
          </table:table-cell>
          <table:table-cell table:style-name="Table13.C2" office:value-type="string">
            <text:p text:style-name="P35">The revenue of sector <text:span text:style-name="T10">i</text:span><text:span text:style-name="T16">, that is, </text:span><text:span text:style-name="T5">Out::P</text:span><text:span text:style-name="T3">i</text:span><text:span text:style-name="T5">*Out::QS.</text:span><text:span text:style-name="T3">i</text:span><text:span text:style-name="T30"> in dollars.</text:span></text:p>
          </table:table-cell>
        </table:table-row>
        <table:table-row>
          <table:table-cell table:style-name="Table13.A2" office:value-type="string">
            <text:p text:style-name="P43">Out::EXP.<text:span text:style-name="T10">i</text:span></text:p>
          </table:table-cell>
          <table:table-cell table:style-name="Table13.A2" office:value-type="string">
            <text:p text:style-name="Standard">Display</text:p>
          </table:table-cell>
          <table:table-cell table:style-name="Table13.C2" office:value-type="string">
            <text:p text:style-name="P35">The expense of sector <text:span text:style-name="T10">i</text:span><text:span text:style-name="T16">, that is, the dollars spent on the ingredients for the product of sector </text:span><text:span text:style-name="T10">i</text:span><text:span text:style-name="T16">.</text:span></text:p>
          </table:table-cell>
        </table:table-row>
        <table:table-row>
          <table:table-cell table:style-name="Table13.A2" office:value-type="string">
            <text:p text:style-name="P43">Out::QD.<text:span text:style-name="T10">i.j</text:span></text:p>
          </table:table-cell>
          <table:table-cell table:style-name="Table13.A2" office:value-type="string">
            <text:p text:style-name="Standard">Display</text:p>
          </table:table-cell>
          <table:table-cell table:style-name="Table13.C2" office:value-type="string">
            <text:p text:style-name="P35">The quantity of sector <text:span text:style-name="T10">j</text:span><text:span text:style-name="T16">'s output purchased by sector </text:span><text:span text:style-name="T10">i</text:span><text:span text:style-name="T16">.</text:span></text:p>
          </table:table-cell>
        </table:table-row>
        <table:table-row>
          <table:table-cell table:style-name="Table13.A2" office:value-type="string">
            <text:p text:style-name="P43">Out::X.<text:span text:style-name="T10">i.j</text:span></text:p>
          </table:table-cell>
          <table:table-cell table:style-name="Table13.A2" office:value-type="string">
            <text:p text:style-name="Standard">Display</text:p>
          </table:table-cell>
          <table:table-cell table:style-name="Table13.C2" office:value-type="string">
            <text:p text:style-name="P35">The dollars spent by sector <text:span text:style-name="T10">i</text:span><text:span text:style-name="T16"> on sector </text:span><text:span text:style-name="T10">j'</text:span><text:span text:style-name="T16">s output.</text:span></text:p>
          </table:table-cell>
        </table:table-row>
        <table:table-row>
          <table:table-cell table:style-name="Table13.A2" office:value-type="string">
            <text:p text:style-name="P43">Out::LATENTDEMAND.<text:span text:style-name="T10">i</text:span></text:p>
          </table:table-cell>
          <table:table-cell table:style-name="Table13.A2" office:value-type="string">
            <text:p text:style-name="Standard">Display</text:p>
          </table:table-cell>
          <table:table-cell table:style-name="Table13.C2" office:value-type="string">
            <text:p text:style-name="P35">The additional quantity of sector <text:span text:style-name="T10">i'</text:span><text:span text:style-name="T16">s product that the economy would purchase if it could be produced. <text:s/>(</text:span><text:span text:style-name="T19">goods</text:span><text:span text:style-name="T17"> and </text:span><text:span text:style-name="T19">pop</text:span><text:span text:style-name="T17"> only)</text:span></text:p>
          </table:table-cell>
        </table:table-row>
        <table:table-row>
          <table:table-cell table:style-name="Table13.A2" office:value-type="string">
            <text:p text:style-name="P43">Out::IDLECAP.<text:span text:style-name="T10">i</text:span></text:p>
          </table:table-cell>
          <table:table-cell table:style-name="Table13.A2" office:value-type="string">
            <text:p text:style-name="Standard">Display</text:p>
          </table:table-cell>
          <table:table-cell table:style-name="Table13.C2" office:value-type="string">
            <text:p text:style-name="P35">The additional quantity of sector <text:span text:style-name="T10">i'</text:span><text:span text:style-name="T16">s product that the sector could produce if only there were demand for it. <text:s/>(</text:span><text:span text:style-name="T19">goods</text:span><text:span text:style-name="T17"> and </text:span><text:span text:style-name="T19">pop</text:span><text:span text:style-name="T17"> only)</text:span></text:p>
          </table:table-cell>
        </table:table-row>
        <table:table-row>
          <table:table-cell table:style-name="Table13.A2" office:value-type="string">
            <text:p text:style-name="P43">Out::Unemployment</text:p>
          </table:table-cell>
          <table:table-cell table:style-name="Table13.A2" office:value-type="string">
            <text:p text:style-name="Standard">Display</text:p>
          </table:table-cell>
          <table:table-cell table:style-name="Table13.C2" office:value-type="string">
            <text:p text:style-name="P35">The number of workers who are currently unemployed, including normal turbulence.</text:p>
          </table:table-cell>
        </table:table-row>
        <table:table-row>
          <table:table-cell table:style-name="Table13.A2" office:value-type="string">
            <text:p text:style-name="P43">Out::UR</text:p>
          </table:table-cell>
          <table:table-cell table:style-name="Table13.A2" office:value-type="string">
            <text:p text:style-name="Standard">DEMOG</text:p>
          </table:table-cell>
          <table:table-cell table:style-name="Table13.C2" office:value-type="string">
            <text:p text:style-name="P35">The unemployment rate, as a percentage.</text:p>
          </table:table-cell>
        </table:table-row>
        <table:table-row>
          <table:table-cell table:style-name="Table13.A2" office:value-type="string">
            <text:p text:style-name="P43">Out::GDP</text:p>
          </table:table-cell>
          <table:table-cell table:style-name="Table13.A2" office:value-type="string">
            <text:p text:style-name="Standard">Display</text:p>
          </table:table-cell>
          <table:table-cell table:style-name="Table13.C2" office:value-type="string">
            <text:p text:style-name="P35">The Gross Domestic Product, in dollars: the total revenue of the economy, excluding the <text:span text:style-name="T32">else</text:span><text:span text:style-name="T15"> sector.</text:span></text:p>
          </table:table-cell>
        </table:table-row>
        <table:table-row>
          <table:table-cell table:style-name="Table13.A2" office:value-type="string">
            <text:p text:style-name="P43">Out::CPI</text:p>
          </table:table-cell>
          <table:table-cell table:style-name="Table13.A2" office:value-type="string">
            <text:p text:style-name="Standard">Display</text:p>
          </table:table-cell>
          <table:table-cell table:style-name="Table13.C2" office:value-type="string">
            <text:p text:style-name="P35">The Consumer Price Index, which measures changes in buying power since the start of the simulation.</text:p>
          </table:table-cell>
        </table:table-row>
        <text:soft-page-break/>
        <table:table-row>
          <table:table-cell table:style-name="Table13.A2" office:value-type="string">
            <text:p text:style-name="P43">Out::DGDP</text:p>
          </table:table-cell>
          <table:table-cell table:style-name="Table13.A2" office:value-type="string">
            <text:p text:style-name="Standard">Display</text:p>
          </table:table-cell>
          <table:table-cell table:style-name="Table13.C2" office:value-type="string">
            <text:p text:style-name="P35">The Deflated Gross Domestic Product, i.e., the GDP divided by the CPI. <text:s/>This is the current size of the economy, in "time 0" dollars.</text:p>
          </table:table-cell>
        </table:table-row>
      </table:table>
      <text:p text:style-name="Text_20_body"/>
      <text:h text:style-name="Heading_20_2" text:outline-level="2">Ways to Affect the Economy</text:h>
      <text:p text:style-name="Text_20_body">The Economy is affected at each economic tock by the inputs listed in Section <text:bookmark-ref text:reference-format="number" text:ref-name="__RefHeading__1469_2040446466"> 9.8 </text:bookmark-ref>. <text:s/>Consequently, the following things taking place in Athena as a whole will affect the economy:</text:p>
      <text:list xml:id="list216732891" text:style-name="L30">
        <text:list-item>
          <text:p text:style-name="P91">Civilian casualties can decrease the number of consumers and workers.</text:p>
        </text:list-item>
        <text:list-item>
          <text:p text:style-name="P91">Subsistence population, when displaced from their land, willy-nilly become consumers; they might not be able to contribute to the work force, depending on their assigned activity.</text:p>
        </text:list-item>
        <text:list-item>
          <text:p text:style-name="P91">When a civilian group's security in a neighborhood decreases, workers stay home out of fear, thus reducing the effective size of the work force. <text:s/>This is measured by the Labor Security Factor (LSF).</text:p>
        </text:list-item>
        <text:list-item>
          <text:p text:style-name="P91">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10">should</text:span><text:span text:style-name="T16"> affect Athena; at present, the only implemented effect is that of unemployment on the civilian population. <text:s/>This is done in the Demographic model. <text:s/>See Section </text:span><text:span text:style-name="T16"><text:bookmark-ref text:reference-format="number-no-superior" text:ref-name="__RefHeading__11631_1190374725"> 8.</text:bookmark-ref></text:span></text:p>
      <text:h text:style-name="Heading_20_2" text:outline-level="2">CGE Architecture</text:h>
      <text:p text:style-name="Text_20_body">The CGE equations are implemented as a <text:span text:style-name="T10">cell model</text:span><text:span text:style-name="T16"><text:note text:id="ftn47" text:note-class="footnote"><text:note-citation>48</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9.13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model is broken up into a number of pages, each with a well-defined purpose:</text:p>
      <text:list xml:id="list1294886173" text:style-name="L31">
        <text:list-item>
          <text:p text:style-name="P92">The <text:span text:style-name="T32">null</text:span> page contains calibration constants, and values computed from them, that are used in later pages. <text:s/>The values on the <text:span text:style-name="T19">null</text:span><text:span text:style-name="T17"> page never change after the CGE is calibrated.</text:span></text:p>
        </text:list-item>
        <text:list-item>
          <text:p text:style-name="P92"><text:span text:style-name="T17">The </text:span><text:span text:style-name="T19">Cal</text:span><text:span text:style-name="T17"> page contains a system of non-linear equations which are iterated to a solution using </text:span><text:soft-page-break/><text:span text:style-name="T17">the Gauss-Seidel algorithm when the CGE is calibrated. <text:s/>During this step a number of values are computed which are used as the basis for the evolution of the CGE over time.</text:span></text:p>
        </text:list-item>
        <text:list-item>
          <text:p text:style-name="P92"><text:span text:style-name="T17">The </text:span><text:span text:style-name="T19">In</text:span><text:span text:style-name="T17"> page contains all inputs to the CGE that vary as the time progresses. <text:s/>Athena updates these values prior to every economic tock.</text:span></text:p>
        </text:list-item>
        <text:list-item>
          <text:p text:style-name="P92"><text:span text:style-name="T17">The </text:span><text:span text:style-name="T19">U</text:span><text:span text:style-name="T17"> page defines the unconstrained model of the economy over time. <text:s/>It inherits most of its equations from </text:span><text:span text:style-name="T19">Cal</text:span><text:span text:style-name="T17">, with the necessary changes to use </text:span><text:span text:style-name="T19">Cal</text:span><text:span text:style-name="T17">'s outputs and </text:span><text:span text:style-name="T19">In</text:span><text:span text:style-name="T17">'s inputs. <text:s/>It computes the economy as it would be if there were no labor or goods capacity constraints.</text:span></text:p>
        </text:list-item>
        <text:list-item>
          <text:p text:style-name="P92"><text:span text:style-name="T17">The </text:span><text:span text:style-name="T19">C</text:span><text:span text:style-name="T17"> page inherits the equations from </text:span><text:span text:style-name="T21">U</text:span><text:span text:style-name="T20">, and modifies them to apply labor and goods capacity constraints. <text:s/>Starting with the outputs from </text:span><text:span text:style-name="T21">U</text:span><text:span text:style-name="T20">, and based on the Cobb-Douglas assumptions, it adjusts the prices and quantities for </text:span><text:span text:style-name="T21">goods</text:span><text:span text:style-name="T20"> and </text:span><text:span text:style-name="T21">else</text:span><text:span text:style-name="T20"> such that the constraints are not exceeded.</text:span></text:p>
        </text:list-item>
        <text:list-item>
          <text:p text:style-name="P92"><text:span text:style-name="T20">The </text:span><text:span text:style-name="T21">Out</text:span><text:span text:style-name="T20"> page contains all outputs used or displayed by Athena. <text:s/>In addition to copying many of </text:span><text:span text:style-name="T21">C</text:span><text:span text:style-name="T20">'s outputs directly, it also computes the unemployment rate, </text:span><text:span text:style-name="T7">Out::UR</text:span><text:span text:style-name="T20">, the CPI, </text:span><text:span text:style-name="T7">Out::CPI</text:span><text:span text:style-name="T20">, and the Deflated Gross Domestic Product, </text:span><text:span text:style-name="T7">Out::DGDP</text:span><text:span text:style-name="T20">.</text:span></text:p>
        </text:list-item>
      </text:list>
      <text:h text:style-name="Heading_20_2" text:outline-level="2"><text:bookmark text:name="__RefHeading__1481_2040446466"/>CGE Content<text:bookmark-end text:name="__RefHeading__1481_2040446466"/></text:h>
      <text:p text:style-name="P27"># -*-Tcl-*-</text:p>
      <text:p text:style-name="P27">#-----------------------------------------------------------------------</text:p>
      <text:p text:style-name="P27"># TITLE:</text:p>
      <text:p text:style-name="P27"># <text:s text:c="3"/>eco3x3.cm, version r</text:p>
      <text:p text:style-name="P27">#</text:p>
      <text:p text:style-name="P27"># AUTHOR:</text:p>
      <text:p text:style-name="P27"># <text:s text:c="3"/>Bob Chamberlain</text:p>
      <text:p text:style-name="P27"># <text:s text:c="3"/>Will Duquette</text:p>
      <text:p text:style-name="P27">#</text:p>
      <text:p text:style-name="P27"># DESCRIPTION:</text:p>
      <text:p text:style-name="P27"># <text:s text:c="3"/>Prototype CGE for the Athena Economics Model. <text:s/>This is a</text:p>
      <text:p text:style-name="P27"># <text:s text:c="3"/>3x3 Cobb-Douglas model, based on Ian Sue Wing's MIT paper.</text:p>
      <text:p text:style-name="P27">#</text:p>
      <text:p text:style-name="P27"># <text:s text:c="3"/>Criteria for success:</text:p>
      <text:p text:style-name="P27">#</text:p>
      <text:p text:style-name="P27"># <text:s text:c="3"/>* The model converges.</text:p>
      <text:p text:style-name="P27"># <text:s text:c="3"/>* All REV.i = EXP.i</text:p>
      <text:p text:style-name="P27"># <text:s text:c="3"/>* Prices and quantities are reasonable</text:p>
      <text:p text:style-name="P27"># <text:s text:c="5"/>* Prices should recover the values used to calibrate the</text:p>
      <text:p text:style-name="P27"># <text:s text:c="7"/>constants A.i.</text:p>
      <text:p text:style-name="P27"># <text:s text:c="3"/>* Quantities produced should equal the sum of the demands.</text:p>
      <text:p text:style-name="P27"># <text:s text:c="5"/>* I.e., deltaQ.i should = 0 for all i.</text:p>
      <text:p text:style-name="P27"># <text:s text:c="3"/>* Quantities should not all be zero.</text:p>
      <text:p text:style-name="P27">#</text:p>
      <text:p text:style-name="P27"># PAGES:</text:p>
      <text:p text:style-name="P27"># <text:s text:c="3"/>The model contains the following pages. <text:s/>We expect the whole</text:p>
      <text:p text:style-name="P27"># <text:s text:c="3"/>model to be computed at time 0, as part of calibration; as time</text:p>
      <text:p text:style-name="P27"># <text:s text:c="3"/>advances, the model will be recomputed periodically starting at </text:p>
      <text:p text:style-name="P27"># <text:s text:c="3"/>page In.</text:p>
      <text:p text:style-name="P27">#</text:p>
      <text:p text:style-name="P27"># <text:s text:c="3"/>"null" Basic inputs, including the Base Case and possibly SAM</text:p>
      <text:p text:style-name="P27"># <text:s text:c="10"/>data, and non-iterative calibration.</text:p>
      <text:p text:style-name="P27"># <text:s text:c="3"/>Cal <text:s text:c="3"/>Iterative calibration based on data from the null page.</text:p>
      <text:p text:style-name="P27"># <text:s text:c="3"/>In <text:s text:c="4"/>Application-settable inputs for the U and C pages.</text:p>
      <text:p text:style-name="P27"><text:soft-page-break/># <text:s text:c="3"/>U <text:s text:c="5"/>Unconstrained model; the size of the economy is driven by</text:p>
      <text:p text:style-name="P27"># <text:s text:c="10"/>consumer demand.</text:p>
      <text:p text:style-name="P27"># <text:s text:c="3"/>C <text:s text:c="5"/>Constrained model; the size of the economy is constrained</text:p>
      <text:p text:style-name="P27"># <text:s text:c="10"/>by the production capacity and the labor supply, both of</text:p>
      <text:p text:style-name="P27"># <text:s text:c="10"/>which are supplied by the rest of Athena.</text:p>
      <text:p text:style-name="P27"># <text:s text:c="3"/>Out <text:s text:c="3"/>Output page: computes overages, shortages, and idle capacity</text:p>
      <text:p text:style-name="P27"># <text:s text:c="10"/>(e.g., unemployment) by comparing the constrained and</text:p>
      <text:p text:style-name="P27"># <text:s text:c="10"/>unconstrained results, as well as other outputs to the </text:p>
      <text:p text:style-name="P27"># <text:s text:c="10"/>rest of Athena.</text:p>
      <text:p text:style-name="P27">#</text:p>
      <text:p text:style-name="P27"># <text:s text:c="3"/>NOTE: The Athena application is aware only of the "null", In, and Out </text:p>
      <text:p text:style-name="P27"># <text:s text:c="3"/>pages.</text:p>
      <text:p text:style-name="P27">#</text:p>
      <text:p text:style-name="P27"># HISTORY:</text:p>
      <text:p text:style-name="P27"># <text:s text:c="3"/>Version r: Revised the formulas for C::QS.goods and C::QS.pop so that</text:p>
      <text:p text:style-name="P27"># <text:s text:c="14"/>in the absence of binding constraints they will be at least</text:p>
      <text:p text:style-name="P27"># <text:s text:c="14"/>as big as on the U page.</text:p>
      <text:p text:style-name="P27">#</text:p>
      <text:p text:style-name="P27"># <text:s text:c="14"/>Added a number of diagnostic cells to the Out page, to</text:p>
      <text:p text:style-name="P27"># <text:s text:c="14"/>support the application's sanity check of the results.</text:p>
      <text:p text:style-name="P27">#</text:p>
      <text:p text:style-name="P27"># <text:s text:c="3"/>Version q: Added CSF and LSF, so that low security can decrease</text:p>
      <text:p text:style-name="P27"># <text:s text:c="14"/>both consumption and the labor supply.</text:p>
      <text:p text:style-name="P27"># <text:s text:c="14"/>Added ediff() to the deltaQ.i and deltaREV.i formulas, </text:p>
      <text:p text:style-name="P27"># <text:s text:c="14"/>so that it's easier to see whether they are met or not.</text:p>
      <text:p text:style-name="P27"># <text:s text:c="14"/>Copied the values of deltaQ.i and deltaREV.i to the </text:p>
      <text:p text:style-name="P27"># <text:s text:c="14"/>Out page, in case we want the application to keep</text:p>
      <text:p text:style-name="P27"># <text:s text:c="14"/>an eye on them. <text:s/>Note that CSF has no affect at this time.</text:p>
      <text:p text:style-name="P27">#</text:p>
      <text:p text:style-name="P27"># <text:s text:c="14"/>Added a new command to initialize the C page from the</text:p>
      <text:p text:style-name="P27"># <text:s text:c="14"/>U page each time C is solved. <text:s/>The C page does not</text:p>
      <text:p text:style-name="P27"># <text:s text:c="14"/>stand alone; it is explicitly an adjustment of the </text:p>
      <text:p text:style-name="P27"># <text:s text:c="14"/>unconstrained result.</text:p>
      <text:p text:style-name="P27">#</text:p>
      <text:p text:style-name="P27"># <text:s text:c="3"/>Version p: Corrected computation of CPI on page C to be based on</text:p>
      <text:p text:style-name="P27"># <text:s text:c="14"/>consumer purchases rather than all purchases. <text:s/>Removed</text:p>
      <text:p text:style-name="P27"># <text:s text:c="14"/>CAP.else once again, as it is no longer needed.</text:p>
      <text:p text:style-name="P27"># <text:s text:c="14"/>Renamed the names BasePopulation and In::population</text:p>
      <text:p text:style-name="P27"># <text:s text:c="14"/>with the correct names BaseConsumers and</text:p>
      <text:p text:style-name="P27"># <text:s text:c="14"/>In::Consumers. <text:s/>Added computation of GDP.</text:p>
      <text:p text:style-name="P27">#</text:p>
      <text:p text:style-name="P27"># <text:s text:c="3"/>Version o: Added capacity limits for the else sector to facilitate</text:p>
      <text:p text:style-name="P27"># <text:s text:c="14"/>further testing. <text:s/>Deleted the "deltaP" parameters, as</text:p>
      <text:p text:style-name="P27"># <text:s text:c="14"/>they aren't needed. <text:s/>Other cosmetic changes.</text:p>
      <text:p text:style-name="P27">#</text:p>
      <text:p text:style-name="P27"># <text:s text:c="3"/>Version n: Corrected the price adjustment equations so they</text:p>
      <text:p text:style-name="P27"># <text:s text:c="14"/>correctly use the optimal Cobb-Douglas demands to</text:p>
      <text:p text:style-name="P27"># <text:s text:c="14"/>adjust prices so that demand equals supply (i.e.,</text:p>
      <text:p text:style-name="P27"># <text:s text:c="14"/>markets clear). <text:s/>This is justified by the assumption</text:p>
      <text:p text:style-name="P27"># <text:s text:c="14"/>that there are no economies of scale in any sector.</text:p>
      <text:p text:style-name="P27"># <text:s text:c="14"/>Changed numeraire for the price equations on the C</text:p>
      <text:p text:style-name="P27"># <text:s text:c="14"/>page to U::P.pop, the average wage in the</text:p>
      <text:p text:style-name="P27"># <text:s text:c="14"/>unconstrained case. <text:s/>Revised QD.goods.pop to maintain</text:p>
      <text:p text:style-name="P27"># <text:s text:c="14"/>f.goods.pop under reduced production.</text:p>
      <text:p text:style-name="P27">#</text:p>
      <text:p text:style-name="P27"># <text:s text:c="3"/>Version m: The price adjustments in version l affect the CPI, so</text:p>
      <text:p text:style-name="P27"># <text:s text:c="14"/>the P.goods implied by the base case CPI, U::P.goods,</text:p>
      <text:p text:style-name="P27"># <text:s text:c="14"/>is used as the numeraire instead of the CPI.</text:p>
      <text:p text:style-name="P27"># <text:s/></text:p>
      <text:p text:style-name="P27"># <text:s text:c="3"/>Version l: Adjusts prices when production constraints are encountered</text:p>
      <text:p text:style-name="P27"># <text:s text:c="14"/>on page C until demand reduces enough to achieve market </text:p>
      <text:p text:style-name="P27"># <text:s text:c="14"/>clearance. <text:s/>Based on version j, not on version k.</text:p>
      <text:p text:style-name="P27"><text:soft-page-break/>#</text:p>
      <text:p text:style-name="P27"># <text:s text:c="3"/>Version k: Attempted to achieve market clearance when production is</text:p>
      <text:p text:style-name="P27"># <text:s text:c="14"/>constrained by simply limiting QD.i.j. <text:s/>Didn't work;</text:p>
      <text:p text:style-name="P27"># <text:s text:c="14"/>some QD.i.j went negative during iteration.</text:p>
      <text:p text:style-name="P27"># <text:s text:c="14"/>Constraining QD.i.j &gt;= 0.0 still didn't work. <text:s/>Attempt</text:p>
      <text:p text:style-name="P27"># <text:s text:c="14"/>abandoned for further analysis.</text:p>
      <text:p text:style-name="P27">#</text:p>
      <text:p text:style-name="P27"># <text:s text:c="3"/>Version j: Replaced [Cal::SUM] in U::P.goods with [SUM]; [SUM]</text:p>
      <text:p text:style-name="P27"># <text:s text:c="14"/>is now computed as part of pages U and C. <text:s/>In addition,</text:p>
      <text:p text:style-name="P27"># <text:s text:c="14"/>SHORTAGE.i is really the latent demand for the product</text:p>
      <text:p text:style-name="P27"># <text:s text:c="14"/>of section i, so it is renamed LATENTDEMAND.i. <text:s/>OVERAGE.i</text:p>
      <text:p text:style-name="P27"># <text:s text:c="14"/>turns out not to be useful, so it has been removed.</text:p>
      <text:p text:style-name="P27">#</text:p>
      <text:p text:style-name="P27"># <text:s text:c="3"/>Version i: Added computation of labor market turbulence as a </text:p>
      <text:p text:style-name="P27"># <text:s text:c="14"/>percentage of the labor force. <text:s/>Added explicit</text:p>
      <text:p text:style-name="P27"># <text:s text:c="14"/>computation of the non-turbulent, "real",</text:p>
      <text:p text:style-name="P27"># <text:s text:c="14"/>unemployment. <text:s/>Made minor cosmetic improvements.</text:p>
      <text:p text:style-name="P27">#</text:p>
      <text:p text:style-name="P27"># <text:s text:c="3"/>Version h: Re-integration of version g into Athena.</text:p>
      <text:p text:style-name="P27"># <text:s text:c="14"/>* Added Out::BQS.goods = Cal::QS.goods, to support the</text:p>
      <text:p text:style-name="P27"># <text:s text:c="16"/>CAP.goods calibration.</text:p>
      <text:p text:style-name="P27">#</text:p>
      <text:p text:style-name="P27"># <text:s text:c="3"/>Version g: Re-ordered the equations per RGC.</text:p>
      <text:p text:style-name="P27">#</text:p>
      <text:p text:style-name="P27"># <text:s text:c="3"/>Version f: Restored the notion that the work force should be</text:p>
      <text:p text:style-name="P27"># <text:s text:c="14"/>endogenous by calibrating the per capita demands on</text:p>
      <text:p text:style-name="P27"># <text:s text:c="14"/>the null page, then assuming jobs will be driven by the</text:p>
      <text:p text:style-name="P27"># <text:s text:c="14"/>demand for labor, but limited by the possibly changing</text:p>
      <text:p text:style-name="P27"># <text:s text:c="14"/>workforce statistics (population, available work force).</text:p>
      <text:p text:style-name="P27">#</text:p>
      <text:p text:style-name="P27"># <text:s text:c="3"/>Version e: Made the CPI the numeraire. <text:s/>Assumed the demographics </text:p>
      <text:p text:style-name="P27"># <text:s text:c="14"/>model will compute both CAP.pop and QS.pop, i.e., the</text:p>
      <text:p text:style-name="P27"># <text:s text:c="14"/>demographics model owns the unemployment rate.</text:p>
      <text:p text:style-name="P27">#</text:p>
      <text:p text:style-name="P27"># <text:s text:c="14"/>WHD: It's reasonable that Demographics should compute</text:p>
      <text:p text:style-name="P27"># <text:s text:c="14"/>the size of the workforce given wages and other </text:p>
      <text:p text:style-name="P27"># <text:s text:c="14"/>opportunities. <text:s/>But the CGE must compute the number</text:p>
      <text:p text:style-name="P27"># <text:s text:c="14"/>of people who actually *can* work given production</text:p>
      <text:p text:style-name="P27"># <text:s text:c="14"/>constraints. <text:s/>(This assumes that idle goods production</text:p>
      <text:p text:style-name="P27"># <text:s text:c="14"/>capacity, if any, can be put to work as demand rises</text:p>
      <text:p text:style-name="P27"># <text:s text:c="14"/>in the equilibrium economy.)</text:p>
      <text:p text:style-name="P27">#</text:p>
      <text:p text:style-name="P27"># <text:s text:c="14"/>WHD: In this version, the cal page and the U page could</text:p>
      <text:p text:style-name="P27"># <text:s text:c="14"/>be merged; however, I'm going to leave them be.</text:p>
      <text:p text:style-name="P27">#</text:p>
      <text:p text:style-name="P27"># <text:s text:c="3"/>Version d: Revised P.pop and A.pop: per RGC, they are defined</text:p>
      <text:p text:style-name="P27"># <text:s text:c="14"/>just like the other P.i's and A.i's. <text:s/>Also, completed</text:p>
      <text:p text:style-name="P27"># <text:s text:c="14"/>distinction between Quantity Supplied (QS.i) and</text:p>
      <text:p text:style-name="P27"># <text:s text:c="14"/>Quantity Demanded (QD.i, QD.i.j).</text:p>
      <text:p text:style-name="P27">#</text:p>
      <text:p text:style-name="P27"># <text:s text:c="3"/>Version c: Added QS.i, Quantity Supplied, with REV.i = P.i*QS.i.</text:p>
      <text:p text:style-name="P27">#</text:p>
      <text:p text:style-name="P27"># <text:s text:c="3"/>Version b: Set In::CAP.goods and In::CAP.pop to 1e15 initially;</text:p>
      <text:p text:style-name="P27"># <text:s text:c="14"/>they are set by econ(sim) and should be effectively</text:p>
      <text:p text:style-name="P27"># <text:s text:c="14"/>infinite until then.</text:p>
      <text:p text:style-name="P27">#</text:p>
      <text:p text:style-name="P27"># <text:s text:c="14"/>Copied X.i.j, Q.i.j, P.i, Q.i, REV.i, EXP.i from C</text:p>
      <text:p text:style-name="P27"># <text:s text:c="14"/>to out, to make them visible to econ(sim).</text:p>
      <text:p text:style-name="P27">#</text:p>
      <text:p text:style-name="P27"># <text:s text:c="3"/>Version a: Based on prototype cd3x3r.cm.</text:p>
      <text:p text:style-name="P27"># <text:s text:c="14"/>Added In:: page, distinguished between base case inputs</text:p>
      <text:p text:style-name="P27"># <text:s text:c="14"/>and dynamic inputs (e.g., BasePopulation and </text:p>
      <text:p text:style-name="P27"><text:soft-page-break/># <text:s text:c="14"/>In::population).</text:p>
      <text:p text:style-name="P27">#</text:p>
      <text:p text:style-name="P27">#-----------------------------------------------------------------------</text:p>
      <text:p text:style-name="P27"/>
      <text:p text:style-name="P27">#-----------------------------------------------------------------------</text:p>
      <text:p text:style-name="P27"># Indices</text:p>
      <text:p text:style-name="P27"/>
      <text:p text:style-name="P27">index i <text:s text:c="4"/>{goods pop else}</text:p>
      <text:p text:style-name="P27">index ing <text:s text:c="2"/>{pop else}</text:p>
      <text:p text:style-name="P27">index j <text:s text:c="4"/>{goods pop else}</text:p>
      <text:p text:style-name="P27">index imost {goods pop}</text:p>
      <text:p text:style-name="P27"/>
      <text:p text:style-name="P27">#=======================================================================</text:p>
      <text:p text:style-name="P27"># Null Page</text:p>
      <text:p text:style-name="P27">#</text:p>
      <text:p text:style-name="P27"># The "null" page contains cells that are global to the rest of the</text:p>
      <text:p text:style-name="P27"># model, and that do not change as simulation time advances. <text:s/>Some are</text:p>
      <text:p text:style-name="P27"># inputs to the model; others are computed from the inputs and should </text:p>
      <text:p text:style-name="P27"># not be changed. <text:s/>In principle, many of these parameters are "calibrated"</text:p>
      <text:p text:style-name="P27"># from a Social Accounting Matrix (SAM).</text:p>
      <text:p text:style-name="P27"/>
      <text:p text:style-name="P27"># Normal turbulence in employment</text:p>
      <text:p text:style-name="P27"/>
      <text:p text:style-name="P27">let TurFrac = 0.04 ;# Average fraction of workers "temporarily" unemployed</text:p>
      <text:p text:style-name="P27"/>
      <text:p text:style-name="P27"># SAM-based Parameters</text:p>
      <text:p text:style-name="P27">#</text:p>
      <text:p text:style-name="P27"># A Social-Accounting Matrix can in principle be used to calibrate the</text:p>
      <text:p text:style-name="P27"># model, as described here. <text:s/>HOWEVER, from Athena's point of view the</text:p>
      <text:p text:style-name="P27"># SAM data should be used only to determine the "shape" of the economy,</text:p>
      <text:p text:style-name="P27"># i.e., the f.i.j's; the "size" of the economy must be driven</text:p>
      <text:p text:style-name="P27"># by the Ground and Demographic models.</text:p>
      <text:p text:style-name="P27">#</text:p>
      <text:p text:style-name="P27"># If there is SAM data, it is:</text:p>
      <text:p text:style-name="P27">#</text:p>
      <text:p text:style-name="P27"># <text:s text:c="2"/>BX.i.j <text:s text:c="4"/>The payment in $/year from sector j to sector i</text:p>
      <text:p text:style-name="P27"># <text:s text:c="2"/>BP.j <text:s text:c="6"/>The price of one unit of the product of sector j</text:p>
      <text:p text:style-name="P27">#</text:p>
      <text:p text:style-name="P27"># Then compute:</text:p>
      <text:p text:style-name="P27">#</text:p>
      <text:p text:style-name="P27"># <text:s text:c="2"/>BREV.i <text:s text:c="5"/>= sum.j BX.i.j</text:p>
      <text:p text:style-name="P27"># <text:s text:c="2"/>BEXP.j <text:s text:c="5"/>= sum.i BX.i.j</text:p>
      <text:p text:style-name="P27"># <text:s text:c="2"/>BQD.i.j <text:s text:c="4"/>= BX.i.j/BP.i</text:p>
      <text:p text:style-name="P27"># <text:s text:c="2"/>f.i.j <text:s text:c="6"/>= BX.i.j/BREV.j</text:p>
      <text:p text:style-name="P27"># <text:s text:c="2"/>A.goods.pop = BQD.goods.pop/BaseConsumers</text:p>
      <text:p text:style-name="P27">#</text:p>
      <text:p text:style-name="P27"># If there is no SAM, we need to input BaseConsumers, A.goods.pop, </text:p>
      <text:p text:style-name="P27"># f.i.j, and BP.j.</text:p>
      <text:p text:style-name="P27">#</text:p>
      <text:p text:style-name="P27"># Since the SAM specifies both "size" and "shape", whereas the</text:p>
      <text:p text:style-name="P27"># f.i.j's specify only "shape", and since we must determine the "size"</text:p>
      <text:p text:style-name="P27"># from the Ground and Demographic models, we prefer to input the</text:p>
      <text:p text:style-name="P27"># f.i.j's rather than the BX.i.j's. <text:s/>The f.i.j's can, of course, </text:p>
      <text:p text:style-name="P27"># be computed from a SAM ahead of time. </text:p>
      <text:p text:style-name="P27"/>
      <text:p text:style-name="P27">#-----------------------------------------------------------------------</text:p>
      <text:p text:style-name="P27"># Scenario Inputs</text:p>
      <text:p text:style-name="P27"/>
      <text:p text:style-name="P27">let BaseConsumers = 1e6 <text:s text:c="4"/>;# Number of consumers in the inital population.</text:p>
      <text:p text:style-name="P27"/>
      <text:p text:style-name="P27"># <text:s/>f.i.j is the fraction of j's revenue that is spent in sector i.</text:p>
      <text:p text:style-name="P27"/>
      <text:p text:style-name="P27"><text:soft-page-break/>let f.goods.goods = 0.2</text:p>
      <text:p text:style-name="P27">let f.pop.goods <text:s text:c="2"/>= 0.4</text:p>
      <text:p text:style-name="P27">let f.else.goods <text:s/>= {1 - [f.goods.goods] - [f.pop.goods]}</text:p>
      <text:p text:style-name="P27"/>
      <text:p text:style-name="P27">let f.goods.pop <text:s text:c="2"/>= 0.75</text:p>
      <text:p text:style-name="P27">let f.pop.pop <text:s text:c="4"/>= 0.1</text:p>
      <text:p text:style-name="P27">let f.else.pop <text:s text:c="3"/>= {1 - [f.goods.pop] - [f.pop.pop]}</text:p>
      <text:p text:style-name="P27"/>
      <text:p text:style-name="P27">let f.goods.else <text:s/>= 0.3</text:p>
      <text:p text:style-name="P27">let f.pop.else <text:s text:c="3"/>= 0.05</text:p>
      <text:p text:style-name="P27">let f.else.else <text:s text:c="2"/>= {1 - [f.goods.else] - [f.pop.else]}</text:p>
      <text:p text:style-name="P27"/>
      <text:p text:style-name="P27"># Base prices: These are the sector prices used to calibrate the</text:p>
      <text:p text:style-name="P27"># Cobb-Douglas coefficients.</text:p>
      <text:p text:style-name="P27"/>
      <text:p text:style-name="P27">let BP.goods = 1 <text:s text:c="6"/>;# $/goodsBKT</text:p>
      <text:p text:style-name="P27">let BP.pop <text:s text:c="2"/>= 400 <text:s text:c="4"/>;# $/work-year</text:p>
      <text:p text:style-name="P27">let BP.else <text:s/>= 1 <text:s text:c="6"/>;# $/elseBKT</text:p>
      <text:p text:style-name="P27"/>
      <text:p text:style-name="P27"># Base quantities demanded by pop. <text:s/>The population spends its </text:p>
      <text:p text:style-name="P27"># income, BREV.pop, on the sectors according to the f.i.pop's.</text:p>
      <text:p text:style-name="P27"># We begin with the per-capita consumption of goods, A.goods.pop,</text:p>
      <text:p text:style-name="P27"># and the base number of consumers. <text:s/>From this, we compute BQD.goods.pop.</text:p>
      <text:p text:style-name="P27"># Given the price of goods and the fraction that the population</text:p>
      <text:p text:style-name="P27"># spends on goods, we get BREV.pop. <text:s/>We then use the f.i.pop's and</text:p>
      <text:p text:style-name="P27"># P.j's to compute the other BQD.i.pop's.</text:p>
      <text:p text:style-name="P27">#</text:p>
      <text:p text:style-name="P27"># The BQD.i.pop's are used in the equation for P.goods. <text:s/>Ultimately,</text:p>
      <text:p text:style-name="P27"># the "size" of the economy depends on A.goods.pop and the population.</text:p>
      <text:p text:style-name="P27"/>
      <text:p text:style-name="P27">let A.goods.pop <text:s text:c="3"/>= <text:s/>114 <text:s text:c="3"/>;# Direct consumption of goods, in </text:p>
      <text:p text:style-name="P27"><text:s text:c="30"/># goodsBKT/year per capita</text:p>
      <text:p text:style-name="P27"/>
      <text:p text:style-name="P27">let BQD.goods.pop <text:s/>= <text:s/>{</text:p>
      <text:p text:style-name="P27"><text:s text:c="4"/>[BaseConsumers]*[A.goods.pop]</text:p>
      <text:p text:style-name="P27">} -value 1.14e8 <text:s text:c="3"/>;# goodsBKT/year</text:p>
      <text:p text:style-name="P27"/>
      <text:p text:style-name="P27">let BREV.pop <text:s text:c="6"/>= <text:s/>{</text:p>
      <text:p text:style-name="P27"><text:s text:c="4"/>[BQD.goods.pop]*[BP.goods]/[f.goods.pop]</text:p>
      <text:p text:style-name="P27">} -value 1.52e8 </text:p>
      <text:p text:style-name="P27"/>
      <text:p text:style-name="P27">let BQD.pop.pop <text:s text:c="3"/>= <text:s/>{</text:p>
      <text:p text:style-name="P27"><text:s text:c="4"/>[f.pop.pop]*[BREV.pop]/[BP.pop]</text:p>
      <text:p text:style-name="P27">} -value 38000 <text:s text:c="4"/>;# work-year/year</text:p>
      <text:p text:style-name="P27"/>
      <text:p text:style-name="P27">let BQD.else.pop <text:s text:c="2"/>= <text:s/>{</text:p>
      <text:p text:style-name="P27"><text:s text:c="4"/>[f.else.pop]*[BREV.pop]/[BP.else]</text:p>
      <text:p text:style-name="P27">} -value 2.28e7 <text:s text:c="3"/>;# elseBKT/year</text:p>
      <text:p text:style-name="P27"/>
      <text:p text:style-name="P27">#----------------------------------------------------------------------</text:p>
      <text:p text:style-name="P27"># Calibration Constants</text:p>
      <text:p text:style-name="P27">#</text:p>
      <text:p text:style-name="P27"># These values are computed from the inputs above, and should not</text:p>
      <text:p text:style-name="P27"># be modified.</text:p>
      <text:p text:style-name="P27"/>
      <text:p text:style-name="P27"># Cobb-Douglas production function coefficients. <text:s/>The following</text:p>
      <text:p text:style-name="P27"># formulas compute the calibrated Cobb-Douglas coefficients A.i that</text:p>
      <text:p text:style-name="P27"># should yield the P.i = BP.i when the model is solved.</text:p>
      <text:p text:style-name="P27">#</text:p>
      <text:p text:style-name="P27"># The A.j's describe the technology via the production function</text:p>
      <text:p text:style-name="P27"># (and the utility via the utility function). <text:s/>Athena might want to</text:p>
      <text:p text:style-name="P27"># change these assumptions eventually, especially for different kinds</text:p>
      <text:p text:style-name="P27"><text:soft-page-break/># of sectors.</text:p>
      <text:p text:style-name="P27"/>
      <text:p text:style-name="P27">let A.pop = {</text:p>
      <text:p text:style-name="P27"><text:s text:c="4"/>&lt;:prod i {([BP.$i]/[f.$i.pop])**[f.$i.pop]}:&gt; / [BP.pop]</text:p>
      <text:p text:style-name="P27">} -value 0.0094501</text:p>
      <text:p text:style-name="P27"/>
      <text:p text:style-name="P27">let A.else = {</text:p>
      <text:p text:style-name="P27"><text:s text:c="4"/>&lt;:prod i {([BP.$i]/[f.$i.else])**[f.$i.else]}:&gt; / [BP.else]</text:p>
      <text:p text:style-name="P27">} -value 2.975941843</text:p>
      <text:p text:style-name="P27"/>
      <text:p text:style-name="P27"># Base CPI: defines the CPI for the base case; indexes the CPI to the</text:p>
      <text:p text:style-name="P27"># start of the simulation. </text:p>
      <text:p text:style-name="P27">let BCPI = 1.0</text:p>
      <text:p text:style-name="P27"/>
      <text:p text:style-name="P27">#=======================================================================</text:p>
      <text:p text:style-name="P27"># Calibration</text:p>
      <text:p text:style-name="P27">#</text:p>
      <text:p text:style-name="P27"># The following page is used to calibrate the CGE during scenario </text:p>
      <text:p text:style-name="P27"># preparation, based on data from the null page. <text:s/>It is not recomputed</text:p>
      <text:p text:style-name="P27"># as time advances. </text:p>
      <text:p text:style-name="P27"/>
      <text:p text:style-name="P27">#-----------------------------------------------------------------------</text:p>
      <text:p text:style-name="P27"># Calibration Page</text:p>
      <text:p text:style-name="P27">#</text:p>
      <text:p text:style-name="P27"># This page defines the basic CGE equations, and solves by using data</text:p>
      <text:p text:style-name="P27"># from the null page, sizing the economy by population's demand for</text:p>
      <text:p text:style-name="P27"># goods in the base case.</text:p>
      <text:p text:style-name="P27"/>
      <text:p text:style-name="P27">page Cal</text:p>
      <text:p text:style-name="P27"/>
      <text:p text:style-name="P27"># REV.i is the income of sector i: the product of P.i * QS.i, where </text:p>
      <text:p text:style-name="P27"># QS.i is the quantity supplied of i's product.</text:p>
      <text:p text:style-name="P27">#</text:p>
      <text:p text:style-name="P27"># EXP.j is the expenditures by sector j on the various</text:p>
      <text:p text:style-name="P27"># sectors i: sum of the X.i.j's down the column. <text:s/>At present, it is</text:p>
      <text:p text:style-name="P27"># used only for output, to verify that EXP.j=REV.j.</text:p>
      <text:p text:style-name="P27"/>
      <text:p text:style-name="P27"># REV.i = P.i * QS.i</text:p>
      <text:p text:style-name="P27"># EXP.j = sum.i X.i.j</text:p>
      <text:p text:style-name="P27"/>
      <text:p text:style-name="P27">define REV.i {i} {[P.$i]*[QS.$i]}</text:p>
      <text:p text:style-name="P27">define EXP.j {j} {&lt;:sum i {[X.$i.$j]}:&gt;}</text:p>
      <text:p text:style-name="P27"/>
      <text:p text:style-name="P27">let REV.goods = [REV.i goods] <text:s text:c="21"/>-value 2.92125e8</text:p>
      <text:p text:style-name="P27">let EXP.goods = [EXP.j goods] <text:s text:c="21"/>-value 2.92125e8</text:p>
      <text:p text:style-name="P27"/>
      <text:p text:style-name="P27">let REV.pop <text:s text:c="2"/>= [REV.i pop] <text:s text:c="23"/>-value 1.52e8</text:p>
      <text:p text:style-name="P27">let EXP.pop <text:s text:c="2"/>= [EXP.j pop] <text:s text:c="23"/>-value 1.52e8</text:p>
      <text:p text:style-name="P27"/>
      <text:p text:style-name="P27">let REV.else <text:s/>= [REV.i else] <text:s text:c="22"/>-value 3.99e8</text:p>
      <text:p text:style-name="P27">let EXP.else <text:s/>= [EXP.j else] <text:s text:c="22"/>-value 3.99e8</text:p>
      <text:p text:style-name="P27"/>
      <text:p text:style-name="P27"># X.i.j is the revenue sector i receives from sector j; it's computed</text:p>
      <text:p text:style-name="P27"># as i's share of j's total revenue.</text:p>
      <text:p text:style-name="P27">#</text:p>
      <text:p text:style-name="P27"># X.i.j = f.i.j * REV.j</text:p>
      <text:p text:style-name="P27"/>
      <text:p text:style-name="P27">define X.i.j <text:s/>{i j} { [f.$i.$j] * [REV.$j] }</text:p>
      <text:p text:style-name="P27"/>
      <text:p text:style-name="P27">let X.goods.goods <text:s/>= {&lt;:X.i.j goods goods:&gt;} <text:s/>-value 5.8425e7</text:p>
      <text:p text:style-name="P27">let X.pop.goods <text:s text:c="3"/>= {&lt;:X.i.j pop goods:&gt;} <text:s text:c="3"/>-value 1.1685e8</text:p>
      <text:p text:style-name="P27">let X.else.goods <text:s text:c="2"/>= {&lt;:X.i.j else goods:&gt;} <text:s text:c="2"/>-value 1.1685e8</text:p>
      <text:p text:style-name="P27"><text:soft-page-break/>let X.goods.pop <text:s text:c="3"/>= {&lt;:X.i.j goods pop:&gt;} <text:s text:c="3"/>-value 1.14e8</text:p>
      <text:p text:style-name="P27">let X.pop.pop <text:s text:c="5"/>= {&lt;:X.i.j pop pop:&gt;} <text:s text:c="5"/>-value 1.52e7</text:p>
      <text:p text:style-name="P27">let X.else.pop <text:s text:c="4"/>= {&lt;:X.i.j else pop:&gt;} <text:s text:c="4"/>-value 2.28e7</text:p>
      <text:p text:style-name="P27">let X.goods.else <text:s text:c="2"/>= {&lt;:X.i.j goods else:&gt;} <text:s text:c="2"/>-value 1.197e8</text:p>
      <text:p text:style-name="P27">let X.pop.else <text:s text:c="4"/>= {&lt;:X.i.j pop else:&gt;} <text:s text:c="4"/>-value 1.995e7</text:p>
      <text:p text:style-name="P27">let X.else.else <text:s text:c="3"/>= {&lt;:X.i.j else else:&gt;} <text:s text:c="3"/>-value 2.5935e8</text:p>
      <text:p text:style-name="P27"/>
      <text:p text:style-name="P27"/>
      <text:p text:style-name="P27"># QD.i.j is number of i's units "purchased" by j at price P.i; </text:p>
      <text:p text:style-name="P27"># it's simply the dollar amount divided by the price.</text:p>
      <text:p text:style-name="P27">#</text:p>
      <text:p text:style-name="P27"># QD.i.j = X.i.j / P.i</text:p>
      <text:p text:style-name="P27">#</text:p>
      <text:p text:style-name="P27"># Note that QD.goods.pop is special, as it drives the size of the</text:p>
      <text:p text:style-name="P27"># economy.</text:p>
      <text:p text:style-name="P27"/>
      <text:p text:style-name="P27">define QD.i.j {i j} { [X.$i.$j] / [P.$i] }</text:p>
      <text:p text:style-name="P27"/>
      <text:p text:style-name="P27">let QD.goods.goods = {&lt;:QD.i.j goods goods:&gt;} -value 5.8425e7</text:p>
      <text:p text:style-name="P27">let QD.pop.goods <text:s text:c="2"/>= {&lt;:QD.i.j pop goods:&gt;} <text:s text:c="2"/>-value 292125</text:p>
      <text:p text:style-name="P27">let QD.else.goods <text:s/>= {&lt;:QD.i.j else goods:&gt;} <text:s/>-value 1.1685e8</text:p>
      <text:p text:style-name="P27">let QD.pop.pop <text:s text:c="4"/>= {&lt;:QD.i.j pop pop:&gt;} <text:s text:c="4"/>-value 38000</text:p>
      <text:p text:style-name="P27">let QD.else.pop <text:s text:c="3"/>= {&lt;:QD.i.j else pop:&gt;} <text:s text:c="3"/>-value 2.28e7</text:p>
      <text:p text:style-name="P27">let QD.goods.else <text:s/>= {&lt;:QD.i.j goods else:&gt;} <text:s/>-value 1.197e8</text:p>
      <text:p text:style-name="P27">let QD.pop.else <text:s text:c="3"/>= {&lt;:QD.i.j pop else:&gt;} <text:s text:c="3"/>-value 49875</text:p>
      <text:p text:style-name="P27">let QD.else.else <text:s text:c="2"/>= {&lt;:QD.i.j else else:&gt;} <text:s text:c="2"/>-value 2.5935e8</text:p>
      <text:p text:style-name="P27"/>
      <text:p text:style-name="P27"># Some sort of exogenous demand is required to size the </text:p>
      <text:p text:style-name="P27"># economy, so we have chosen to size the economy (in the unconstrained</text:p>
      <text:p text:style-name="P27"># case) based on the per capita consumer demand for goods.</text:p>
      <text:p text:style-name="P27"/>
      <text:p text:style-name="P27"># NOTE: We'll redefine this in U as A.goods.pop*In::consumers</text:p>
      <text:p text:style-name="P27">let QD.goods.pop = {[BQD.goods.pop]} -value 1.14e8</text:p>
      <text:p text:style-name="P27"/>
      <text:p text:style-name="P27"># QD.i is the demand for the product of sector i in the sector's units.</text:p>
      <text:p text:style-name="P27"># It is computed as the sum of the sector-by-sector demands for sector </text:p>
      <text:p text:style-name="P27"># i's product.</text:p>
      <text:p text:style-name="P27">#</text:p>
      <text:p text:style-name="P27"># QD.i = SUM.j(QD.i.j)</text:p>
      <text:p text:style-name="P27"/>
      <text:p text:style-name="P27">define QD.i {i} {</text:p>
      <text:p text:style-name="P27"><text:s text:c="4"/>&lt;:sum j {[QD.$i.$j]}:&gt;</text:p>
      <text:p text:style-name="P27">}</text:p>
      <text:p text:style-name="P27"/>
      <text:p text:style-name="P27">let QD.goods = {&lt;:QD.i goods:&gt;} -value 2.92125e8</text:p>
      <text:p text:style-name="P27">let QD.pop <text:s text:c="2"/>= {&lt;:QD.i pop:&gt;} <text:s text:c="2"/>-value 380000</text:p>
      <text:p text:style-name="P27">let QD.else <text:s/>= {&lt;:QD.i else:&gt;} <text:s/>-value 3.99e8</text:p>
      <text:p text:style-name="P27"/>
      <text:p text:style-name="P27"># In the unconstrained case, the quantities supplied, QS.i, are made </text:p>
      <text:p text:style-name="P27"># equal to the quantity demanded, QD.i. <text:s/>This is Walras' Law that </text:p>
      <text:p text:style-name="P27"># supply = demand at equilibrium.</text:p>
      <text:p text:style-name="P27"/>
      <text:p text:style-name="P27">let QS.goods = {[QD.goods]} <text:s text:c="4"/>-value 2.92125e8</text:p>
      <text:p text:style-name="P27">let QS.pop <text:s text:c="2"/>= {[QD.pop]} <text:s text:c="6"/>-value 380000</text:p>
      <text:p text:style-name="P27">let QS.else <text:s/>= {[QD.else]} <text:s text:c="5"/>-value 3.99e8</text:p>
      <text:p text:style-name="P27"/>
      <text:p text:style-name="P27"># When j is a production sector, the price of one unit of its product,</text:p>
      <text:p text:style-name="P27"># P.j, is obtained by inserting the expressions for the optimal values</text:p>
      <text:p text:style-name="P27"># of the ingredients, </text:p>
      <text:p text:style-name="P27">#</text:p>
      <text:p text:style-name="P27"># <text:s text:c="2"/>QD.i.j = f.i.j*P.j*QS.j/P.i, </text:p>
      <text:p text:style-name="P27">#</text:p>
      <text:p text:style-name="P27"><text:soft-page-break/># into the condition that REV.j=EXP.j, where REV.j is the product of</text:p>
      <text:p text:style-name="P27"># the price, P.j, and the quantity supplied, QS.j, and EXP.j is computed</text:p>
      <text:p text:style-name="P27"># by summing the expenses. <text:s/>We use the Cobb-Douglas production function, </text:p>
      <text:p text:style-name="P27">#</text:p>
      <text:p text:style-name="P27"># <text:s text:c="2"/>QS.j = A.j * PROD.i (QD.i.j ** f.i.j)</text:p>
      <text:p text:style-name="P27">#</text:p>
      <text:p text:style-name="P27"># to express the supplied quantity in terms of the quantities of</text:p>
      <text:p text:style-name="P27"># ingredients, and insert the expressions for those quantities. <text:s/>The</text:p>
      <text:p text:style-name="P27"># QS.j drop out of the equation and we solve for P.j. <text:s/>The solution is</text:p>
      <text:p text:style-name="P27">#</text:p>
      <text:p text:style-name="P27"># <text:s text:c="2"/>P.j = (PROD.i (P.i/f.i.j)**f.i.j)/A.j.</text:p>
      <text:p text:style-name="P27">#</text:p>
      <text:p text:style-name="P27"># Goods and else are production sectors; pop may be treated like one,</text:p>
      <text:p text:style-name="P27"># with consumption "producing" the labor.</text:p>
      <text:p text:style-name="P27"/>
      <text:p text:style-name="P27">define P.j {j} {</text:p>
      <text:p text:style-name="P27"><text:s text:c="4"/>&lt;:prod i {([P.$i]/[f.$i.$j])**[f.$i.$j]}:&gt; / [A.$j]</text:p>
      <text:p text:style-name="P27">}</text:p>
      <text:p text:style-name="P27"/>
      <text:p text:style-name="P27"># let P.goods = [P.j goods] -value 1.0</text:p>
      <text:p text:style-name="P27">let P.pop <text:s text:c="2"/>= [P.j pop] <text:s text:c="2"/>-value 400.0</text:p>
      <text:p text:style-name="P27">let P.else <text:s/>= [P.j else] <text:s/>-value 1.0</text:p>
      <text:p text:style-name="P27"/>
      <text:p text:style-name="P27"># However, the price equations are homogeneous, so one of them is</text:p>
      <text:p text:style-name="P27"># useless, and the above equation for P.goods is not used. Instead,</text:p>
      <text:p text:style-name="P27"># we use the BCPI (base case consumer price index) as the numeraire that</text:p>
      <text:p text:style-name="P27"># defines the value of the $ in terms of a weighted sum of prices, </text:p>
      <text:p text:style-name="P27"># where the weights are consumption by consumers in a base case.</text:p>
      <text:p text:style-name="P27"># Solving BCPI=1 for P.goods gives:</text:p>
      <text:p text:style-name="P27"/>
      <text:p text:style-name="P27">let C <text:s text:c="6"/>= {&lt;:sum i {[BP.$i] * [BQD.$i.pop]}:&gt;} <text:s text:c="5"/>-value 1.52e8</text:p>
      <text:p text:style-name="P27">let SUM <text:s text:c="4"/>= {&lt;:sum ing {[P.$ing] * [BQD.$ing.pop]}:&gt;} -value 3.8e7</text:p>
      <text:p text:style-name="P27">let P.goods = {([C]*[BCPI] - [SUM])/[BQD.goods.pop]} <text:s text:c="3"/>-value 1</text:p>
      <text:p text:style-name="P27"/>
      <text:p text:style-name="P27"># P.goods was chosen because QD.goods.pop, which becomes a </text:p>
      <text:p text:style-name="P27"># divisor, is never zero.</text:p>
      <text:p text:style-name="P27"/>
      <text:p text:style-name="P27">#-----------------------------------------------------------------------</text:p>
      <text:p text:style-name="P27"># Diagnostics</text:p>
      <text:p text:style-name="P27"/>
      <text:p text:style-name="P27"># deltaQD.i.pop verifies that QD.i.pop = BQD.i.pop at the end of</text:p>
      <text:p text:style-name="P27"># calibration.</text:p>
      <text:p text:style-name="P27"/>
      <text:p text:style-name="P27">define deltaQD.i.pop {i} {</text:p>
      <text:p text:style-name="P27"><text:s text:c="4"/>([QD.$i.pop] - [BQD.$i.pop])/</text:p>
      <text:p text:style-name="P27"><text:s text:c="4"/>max(1.0, [QD.$i.pop], [BQD.$i.pop])</text:p>
      <text:p text:style-name="P27">}</text:p>
      <text:p text:style-name="P27"/>
      <text:p text:style-name="P27">let deltaQD.goods.pop = {&lt;:deltaQD.i.pop goods:&gt;}</text:p>
      <text:p text:style-name="P27">let deltaQD.pop.pop <text:s text:c="2"/>= {&lt;:deltaQD.i.pop pop:&gt;}</text:p>
      <text:p text:style-name="P27">let deltaQD.else.pop <text:s/>= {&lt;:deltaQD.i.pop else:&gt;}</text:p>
      <text:p text:style-name="P27"/>
      <text:p text:style-name="P27"># deltaQ.i: Verifies that QS.i = SUM.j QD.i.j. <text:s/>The value of deltaQ.i </text:p>
      <text:p text:style-name="P27"># should be within an epsilon of 0.0.</text:p>
      <text:p text:style-name="P27"/>
      <text:p text:style-name="P27">define deltaQ.i {i} {</text:p>
      <text:p text:style-name="P27"><text:s text:c="4"/>ediff(0.0, 1.0 - &lt;:sum j {[QD.$i.$j]}:&gt;/[QS.$i])</text:p>
      <text:p text:style-name="P27">}</text:p>
      <text:p text:style-name="P27"/>
      <text:p text:style-name="P27">let deltaQ.goods = {&lt;:deltaQ.i goods:&gt;}</text:p>
      <text:p text:style-name="P27">let deltaQ.pop <text:s text:c="2"/>= {&lt;:deltaQ.i pop:&gt;}</text:p>
      <text:p text:style-name="P27">let deltaQ.else <text:s/>= {&lt;:deltaQ.i else:&gt;}</text:p>
      <text:p text:style-name="P27"><text:soft-page-break/></text:p>
      <text:p text:style-name="P27"># deltaREV.i: Verifies that REV.i = SUM.j X.i.j. <text:s/>The value of deltaREV.i</text:p>
      <text:p text:style-name="P27"># would be within an epsilon of 0.0.</text:p>
      <text:p text:style-name="P27"/>
      <text:p text:style-name="P27">define deltaREV.i {i} {</text:p>
      <text:p text:style-name="P27"><text:s text:c="4"/>ediff(0.0, ([REV.$i] - &lt;:sum j {[X.$i.$j]}:&gt;)/[REV.$i])</text:p>
      <text:p text:style-name="P27">}</text:p>
      <text:p text:style-name="P27"/>
      <text:p text:style-name="P27">let deltaREV.goods = {&lt;:deltaREV.i goods:&gt;}</text:p>
      <text:p text:style-name="P27">let deltaREV.pop <text:s text:c="2"/>= {&lt;:deltaREV.i pop:&gt;}</text:p>
      <text:p text:style-name="P27">let deltaREV.else <text:s/>= {&lt;:deltaREV.i else:&gt;}</text:p>
      <text:p text:style-name="P27"/>
      <text:p text:style-name="P27">#=======================================================================</text:p>
      <text:p text:style-name="P27"># Dynamic Pages</text:p>
      <text:p text:style-name="P27">#</text:p>
      <text:p text:style-name="P27"># The following pages are recomputed at each "tock". <text:s/>Inputs from the</text:p>
      <text:p text:style-name="P27"># rest of Athena and from the user that can change as time passes</text:p>
      <text:p text:style-name="P27"># appear on the In page. <text:s/>Outputs to Athena appear on the Out</text:p>
      <text:p text:style-name="P27"># page.</text:p>
      <text:p text:style-name="P27"/>
      <text:p text:style-name="P27">#-----------------------------------------------------------------------</text:p>
      <text:p text:style-name="P27"># Inputs page</text:p>
      <text:p text:style-name="P27">#</text:p>
      <text:p text:style-name="P27"># The values given on this page are notional; the real values will</text:p>
      <text:p text:style-name="P27"># come from outside the CGE.</text:p>
      <text:p text:style-name="P27"/>
      <text:p text:style-name="P27">page In</text:p>
      <text:p text:style-name="P27"/>
      <text:p text:style-name="P27"># Current Consumer Price Inflator</text:p>
      <text:p text:style-name="P27">let Inflator <text:s text:c="2"/>= 1.0</text:p>
      <text:p text:style-name="P27"/>
      <text:p text:style-name="P27"># Consumption Security Factor: decreases consumption due to low</text:p>
      <text:p text:style-name="P27"># neighborhood group security.</text:p>
      <text:p text:style-name="P27">let CSF <text:s text:c="7"/>= 1.0</text:p>
      <text:p text:style-name="P27"/>
      <text:p text:style-name="P27"># Labor Security Factor: decreases labor due to low neighborhood group</text:p>
      <text:p text:style-name="P27"># security.</text:p>
      <text:p text:style-name="P27">let LSF <text:s text:c="7"/>= 1.0</text:p>
      <text:p text:style-name="P27"/>
      <text:p text:style-name="P27"># Number of consumers currently in the population.</text:p>
      <text:p text:style-name="P27">let Consumers = 1e6 <text:s text:c="9"/>;# people.</text:p>
      <text:p text:style-name="P27"/>
      <text:p text:style-name="P27"># Max capacity for each sector. <text:s/>These are set by Athena; the initial</text:p>
      <text:p text:style-name="P27"># values are intended to be effectively infinite.</text:p>
      <text:p text:style-name="P27"/>
      <text:p text:style-name="P27"># Max production rate for goods</text:p>
      <text:p text:style-name="P27">let CAP.goods <text:s/>= 1e15 <text:s text:c="8"/>;# goodsBKT/year</text:p>
      <text:p text:style-name="P27"/>
      <text:p text:style-name="P27"># Work Force: Number of people who want to be employed</text:p>
      <text:p text:style-name="P27">let WF <text:s text:c="8"/>= 400000 <text:s text:c="6"/>;# work-years/year</text:p>
      <text:p text:style-name="P27"/>
      <text:p text:style-name="P27"># Due to the normal turbulence, some of those in the Work Force</text:p>
      <text:p text:style-name="P27"># are temporarily unemployed and hence not available to work. Thus,</text:p>
      <text:p text:style-name="P27"># CAP.pop is the WF less this turbulence. <text:s/>In addition, low security</text:p>
      <text:p text:style-name="P27"># can reduce the effective workforce because people are afraid to</text:p>
      <text:p text:style-name="P27"># go to work.</text:p>
      <text:p text:style-name="P27">let CAP.pop = {[WF]*[LSF]*(1 - [TurFrac])}</text:p>
      <text:p text:style-name="P27"/>
      <text:p text:style-name="P27"># NOTE: Because else includes the rest of the world, it is presumed to</text:p>
      <text:p text:style-name="P27"># have unlimited capacity even in the constrained case. <text:s/>Hence, there</text:p>
      <text:p text:style-name="P27"># is no CAP.else.</text:p>
      <text:p text:style-name="P27"/>
      <text:p text:style-name="P27"><text:soft-page-break/># let CAP.else = 1e15</text:p>
      <text:p text:style-name="P27"/>
      <text:p text:style-name="P27"/>
      <text:p text:style-name="P27">#-----------------------------------------------------------------------</text:p>
      <text:p text:style-name="P27"># Unconstrained Page</text:p>
      <text:p text:style-name="P27">#</text:p>
      <text:p text:style-name="P27"># This pages runs the CGE for the unconstrained solution, using</text:p>
      <text:p text:style-name="P27"># equations copied from the Cal page, sizing the economy based on</text:p>
      <text:p text:style-name="P27"># demand for goods by the current population.</text:p>
      <text:p text:style-name="P27"/>
      <text:p text:style-name="P27">page U </text:p>
      <text:p text:style-name="P27"/>
      <text:p text:style-name="P27">copypage Cal -except {</text:p>
      <text:p text:style-name="P27"><text:s text:c="4"/>C </text:p>
      <text:p text:style-name="P27"><text:s text:c="4"/>deltaQD.goods.pop</text:p>
      <text:p text:style-name="P27"><text:s text:c="4"/>deltaQD.pop.pop</text:p>
      <text:p text:style-name="P27"><text:s text:c="4"/>deltaQD.else.pop</text:p>
      <text:p text:style-name="P27">}</text:p>
      <text:p text:style-name="P27"/>
      <text:p text:style-name="P27"># QD.goods.pop is now computed from the current population, not </text:p>
      <text:p text:style-name="P27"># from the base population.</text:p>
      <text:p text:style-name="P27">let QD.goods.pop = {[A.goods.pop]*[In::Consumers]} -value 1.14e8</text:p>
      <text:p text:style-name="P27"/>
      <text:p text:style-name="P27"># P.goods is now based on the current Consumer Price Index, rather </text:p>
      <text:p text:style-name="P27"># than the Base CPI.</text:p>
      <text:p text:style-name="P27">let P.goods = {([Cal::C]*[In::Inflator] - [SUM])/[BQD.goods.pop]} -value 1</text:p>
      <text:p text:style-name="P27"/>
      <text:p text:style-name="P27">let CPI = {</text:p>
      <text:p text:style-name="P27"><text:s text:c="4"/>&lt;:sum i {[P.$i] <text:s/>* [BQD.$i.pop]}:&gt; / &lt;:sum i {[BP.$i] * [BQD.$i.pop]}:&gt;</text:p>
      <text:p text:style-name="P27">} -value 1.0</text:p>
      <text:p text:style-name="P27"/>
      <text:p text:style-name="P27">let deltaCPI = {</text:p>
      <text:p text:style-name="P27"><text:s text:c="4"/>([CPI] - [In::Inflator])/[In::Inflator]</text:p>
      <text:p text:style-name="P27">}</text:p>
      <text:p text:style-name="P27"/>
      <text:p text:style-name="P27"/>
      <text:p text:style-name="P27">#-----------------------------------------------------------------------</text:p>
      <text:p text:style-name="P27"># Constrained Page</text:p>
      <text:p text:style-name="P27">#</text:p>
      <text:p text:style-name="P27"># This page runs the CGE for the constrained solution, i.e., it takes</text:p>
      <text:p text:style-name="P27"># the current labor force and production capacity into account and may</text:p>
      <text:p text:style-name="P27"># therefore impose limits on the Quantity Supplied (QS.i) by the </text:p>
      <text:p text:style-name="P27"># goods and pop sectors, as compared with the unconstrained solution.</text:p>
      <text:p text:style-name="P27"># When demand exceeds capacity, prices increase to force market clearance.</text:p>
      <text:p text:style-name="P27">#</text:p>
      <text:p text:style-name="P27"># Otherwise, the model is the same as on the U page.</text:p>
      <text:p text:style-name="P27"/>
      <text:p text:style-name="P27">page C</text:p>
      <text:p text:style-name="P27">copypage U</text:p>
      <text:p text:style-name="P27">initfrom U</text:p>
      <text:p text:style-name="P27"/>
      <text:p text:style-name="P27">let QD.goods.pop = {</text:p>
      <text:p text:style-name="P27"><text:s text:c="4"/>[f.goods.pop]*[REV.pop]/[P.goods]</text:p>
      <text:p text:style-name="P27">} -value 1.14e8</text:p>
      <text:p text:style-name="P27"/>
      <text:p text:style-name="P27"># The quantity supplied is constrained by the production capacity; if</text:p>
      <text:p text:style-name="P27"># the constraint is not binding, it should be at least as big as on</text:p>
      <text:p text:style-name="P27"># the U page.</text:p>
      <text:p text:style-name="P27">let QS.goods = {</text:p>
      <text:p text:style-name="P27"><text:s text:c="4"/>min([In::CAP.goods], max([QD.goods], [U::QD.goods]))</text:p>
      <text:p text:style-name="P27">} -value 2.92125e8</text:p>
      <text:p text:style-name="P27"/>
      <text:p text:style-name="P27"><text:soft-page-break/>let QS.pop = {</text:p>
      <text:p text:style-name="P27"><text:s text:c="4"/>min([In::CAP.pop], max([QD.pop], [U::QD.pop]))</text:p>
      <text:p text:style-name="P27">} -value 380000</text:p>
      <text:p text:style-name="P27"/>
      <text:p text:style-name="P27"># The capacity of else is unconstrained. <text:s/>This entry doesn't really</text:p>
      <text:p text:style-name="P27"># change anything, but it makes the assumption explicit.</text:p>
      <text:p text:style-name="P27">let QS.else = {[QD.else]} <text:s text:c="2"/>-value 3.99e8</text:p>
      <text:p text:style-name="P27"/>
      <text:p text:style-name="P27">let P.goods = {</text:p>
      <text:p text:style-name="P27"><text:s text:c="4"/>([f.goods.pop]*[REV.pop] + [f.goods.else]*[REV.else]) /</text:p>
      <text:p text:style-name="P27"><text:s text:c="4"/>((1.0 - [f.goods.goods])*[QS.goods])</text:p>
      <text:p text:style-name="P27">} -value 1</text:p>
      <text:p text:style-name="P27"/>
      <text:p text:style-name="P27"># The value of P.pop implied by CPI=1 in the unconstrained case is the</text:p>
      <text:p text:style-name="P27"># numeraire for the constrained case. <text:s/>Note that P.pop is already</text:p>
      <text:p text:style-name="P27"># inflated by the In::Inflator.</text:p>
      <text:p text:style-name="P27"/>
      <text:p text:style-name="P27">let P.pop = {[U::P.pop]} -value 400</text:p>
      <text:p text:style-name="P27"/>
      <text:p text:style-name="P27">let P.else = {</text:p>
      <text:p text:style-name="P27"><text:s text:c="4"/>([f.else.goods]*[REV.goods] + [f.else.pop]*[REV.pop]) /</text:p>
      <text:p text:style-name="P27"><text:s text:c="4"/>((1.0 - [f.else.else])*[QS.else])</text:p>
      <text:p text:style-name="P27">} -value 1</text:p>
      <text:p text:style-name="P27"/>
      <text:p text:style-name="P27"/>
      <text:p text:style-name="P27">#=======================================================================</text:p>
      <text:p text:style-name="P27"># Page Out: The outputs.</text:p>
      <text:p text:style-name="P27"/>
      <text:p text:style-name="P27">page Out</text:p>
      <text:p text:style-name="P27"/>
      <text:p text:style-name="P27"># Copy base case outputs from Cal</text:p>
      <text:p text:style-name="P27">let BQS.goods = {[Cal::QS.goods]}</text:p>
      <text:p text:style-name="P27"/>
      <text:p text:style-name="P27"># Copy outputs from C</text:p>
      <text:p text:style-name="P27">foreach i {goods pop else} {</text:p>
      <text:p text:style-name="P27"><text:s text:c="4"/>let P.$i <text:s text:c="7"/>= {[C::P.$i]}</text:p>
      <text:p text:style-name="P27"><text:s text:c="4"/>let QS.$i <text:s text:c="6"/>= {[C::QS.$i]}</text:p>
      <text:p text:style-name="P27"><text:s text:c="4"/>let REV.$i <text:s text:c="5"/>= {[C::REV.$i]}</text:p>
      <text:p text:style-name="P27"><text:s text:c="4"/>let EXP.$i <text:s text:c="5"/>= {[C::EXP.$i]}</text:p>
      <text:p text:style-name="P27"><text:s text:c="4"/>let deltaQ.$i <text:s text:c="2"/>= {[C::deltaQ.$i]}</text:p>
      <text:p text:style-name="P27"><text:s text:c="4"/>let deltaREV.$i = {[C::deltaREV.$i]}</text:p>
      <text:p text:style-name="P27"/>
      <text:p text:style-name="P27"><text:s text:c="4"/>foreach j {goods pop else} {</text:p>
      <text:p text:style-name="P27"><text:s text:c="8"/>let QD.$i.$j = {[C::QD.$i.$j]}</text:p>
      <text:p text:style-name="P27"><text:s text:c="8"/>let X.$i.$j <text:s/>= {[C::X.$i.$j]}</text:p>
      <text:p text:style-name="P27"><text:s text:c="4"/>}</text:p>
      <text:p text:style-name="P27">}</text:p>
      <text:p text:style-name="P27"/>
      <text:p text:style-name="P27">let CPI = {[C::CPI]}</text:p>
      <text:p text:style-name="P27"/>
      <text:p text:style-name="P27"># goods shortages and overages: goodsBKT/year</text:p>
      <text:p text:style-name="P27">let LATENTDEMAND.goods = {max(0.0, ediff([U::QD.goods], <text:s text:c="2"/>[C::QS.goods]))}</text:p>
      <text:p text:style-name="P27">let IDLECAP.goods <text:s text:c="5"/>= {max(0,0, ediff([In::CAP.goods], [C::QS.goods]))}</text:p>
      <text:p text:style-name="P27"/>
      <text:p text:style-name="P27"># pop shortages and overages: work-years/year</text:p>
      <text:p text:style-name="P27">let LATENTDEMAND.pop <text:s text:c="2"/>= {max(0.0, ediff([U::QD.pop], <text:s text:c="2"/>[C::QS.pop]))}</text:p>
      <text:p text:style-name="P27">let IDLECAP.pop <text:s text:c="7"/>= {max(0,0, ediff([In::CAP.pop], [C::QS.pop]))}</text:p>
      <text:p text:style-name="P27"/>
      <text:p text:style-name="P27"># Unemployment Statistics</text:p>
      <text:p text:style-name="P27">let RealUnemployment = {max(0.0, ediff([In::CAP.pop],[C::QS.pop]))} <text:s/>;# People</text:p>
      <text:p text:style-name="P27">let Turbulence <text:s text:c="6"/>= {[TurFrac]*[In::WF]} <text:s text:c="25"/>;# People</text:p>
      <text:p text:style-name="P27">let Unemployment <text:s text:c="4"/>= {[RealUnemployment] + [Turbulence]} <text:s text:c="10"/>;# People</text:p>
      <text:p text:style-name="P27"><text:soft-page-break/></text:p>
      <text:p text:style-name="P27"># Unemployment Rates, real and reported</text:p>
      <text:p text:style-name="P27">let RealUR = {100.0 * [RealUnemployment]/[In::WF]} ;# Percentage</text:p>
      <text:p text:style-name="P27">let UR <text:s text:c="4"/>= {100.0 * [Unemployment]/[In::WF]} <text:s text:c="4"/>;# Percentage</text:p>
      <text:p text:style-name="P27"/>
      <text:p text:style-name="P27"># Gross Domestic Product, GDP</text:p>
      <text:p text:style-name="P27"/>
      <text:p text:style-name="P27">let GDP <text:s/>= {</text:p>
      <text:p text:style-name="P27"><text:s text:c="4"/>[X.goods.pop] + [X.pop.pop] + [X.goods.else] + [X.pop.else]</text:p>
      <text:p text:style-name="P27">}</text:p>
      <text:p text:style-name="P27"/>
      <text:p text:style-name="P27"># GDP deflated by CPI, which is used as a proxy for the GDP deflator.</text:p>
      <text:p text:style-name="P27">let DGDP = {[GDP]/[CPI]}</text:p>
      <text:p text:style-name="P27"/>
      <text:p text:style-name="P27"># Sanity Check Values</text:p>
      <text:p text:style-name="P27">let SUM.QS = {</text:p>
      <text:p text:style-name="P27"><text:s text:c="4"/>ediff([QS.goods] + [QS.pop] + [QS.else], 0.0)</text:p>
      <text:p text:style-name="P27">}</text:p>
      <text:p text:style-name="P27"/>
      <text:p text:style-name="P27">let FLAG.QS.NONNEG = {</text:p>
      <text:p text:style-name="P27"><text:s text:c="4"/>[QS.goods] &gt;= 0.0 || [QS.pop] &gt;= 0.0 || [QS.else] &gt;= 0.0</text:p>
      <text:p text:style-name="P27">}</text:p>
      <text:p text:style-name="P27"/>
      <text:p text:style-name="P27">let FLAG.P.POS = {</text:p>
      <text:p text:style-name="P27"><text:s text:c="4"/>[P.goods] &gt; 0.0 || [P.pop] &gt; 0.0 || [P.else] &gt; 0.0</text:p>
      <text:p text:style-name="P27">}</text:p>
      <text:p text:style-name="P27"/>
      <text:p text:style-name="P27">let FLAG.DELTAQ.ZERO = {</text:p>
      <text:p text:style-name="P27"><text:s text:c="4"/>[deltaQ.goods] == 0.0 &amp;&amp; [deltaQ.pop] == 0.0 &amp;&amp; [deltaQ.else] == 0.0</text:p>
      <text:p text:style-name="P27">}</text:p>
      <text:h text:style-name="Heading_20_1" text:outline-level="1">Acronyms</text:h>
      <text:p text:style-name="P21"><text:tab/>AAM<text:tab/>Athena Attrition Model</text:p>
      <text:p text:style-name="P21"><text:tab/>AUT <text:tab/>Autonomy (concern)</text:p>
      <text:p text:style-name="P21"><text:tab/>CIV <text:tab/>Civilian</text:p>
      <text:p text:style-name="P21"><text:tab/>CMO<text:tab/>Civil/Military Operations</text:p>
      <text:p text:style-name="P21"><text:tab/>CTR<text:tab/>Contractor</text:p>
      <text:p text:style-name="P21"><text:tab/>CUL<text:tab/>Culture (concern)</text:p>
      <text:p text:style-name="P21"><text:tab/>DAM<text:tab/>Driver Assessment Model</text:p>
      <text:p text:style-name="P21"><text:tab/>ECDA<text:tab/>Expected Collateral Damage per Attack</text:p>
      <text:p text:style-name="P21"><text:tab/>ECDC<text:tab/>Expected Collateral Damager per NF Casualty</text:p>
      <text:p text:style-name="P21"><text:tab/>ELER<text:tab/>Expected Loss Exchange Ratio</text:p>
      <text:p text:style-name="P21"><text:tab/>FRC<text:tab/>Force</text:p>
      <text:p text:style-name="P21"><text:tab/>GRAM<text:tab/>Generalized Regional Attitude Model</text:p>
      <text:p text:style-name="P21"><text:tab/>IED<text:tab/>Improvised Explosive Device</text:p>
      <text:p text:style-name="P21"><text:tab/>IGO<text:tab/>International or Inter-Governmental Organization</text:p>
      <text:p text:style-name="P21"><text:tab/>JNEM<text:tab/>Joint Non-lethal Effects Model</text:p>
      <text:p text:style-name="P21"><text:tab/>LER<text:tab/>Loss Exchange Ratio</text:p>
      <text:p text:style-name="P21"><text:tab/>LFF<text:tab/>Labor Force Fraction</text:p>
      <text:p text:style-name="P21"><text:tab/>MAD<text:tab/>Magic Attitude Driver</text:p>
      <text:p text:style-name="P21"><text:tab/>MAG<text:tab/>Mars Analyst's Guide</text:p>
      <text:p text:style-name="P21"><text:tab/>NF<text:tab/>Non-uniformed Force</text:p>
      <text:p text:style-name="P21"><text:tab/>NGO<text:tab/>Non-Governmental Organization</text:p>
      <text:p text:style-name="P21"><text:tab/>ORG<text:tab/>Organization</text:p>
      <text:p text:style-name="P21"><text:tab/>QOL<text:tab/>Quality of Life (concern)</text:p>
      <text:p text:style-name="P21"><text:tab/>ROE<text:tab/>Rules Of Engagement</text:p>
      <text:p text:style-name="P21"><text:tab/>S&amp;RO<text:tab/>Stability &amp; Recovery Operations</text:p>
      <text:p text:style-name="P21"><text:tab/>SFT<text:tab/>Safety (concern)</text:p>
      <text:p text:style-name="P21"><text:tab/>UF<text:tab/>Uniformed Force</text:p>
      <text:p text:style-name="P21"><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2.1<text:tab/><text:tab/>September, 2010</text:p>
      </style:header>
      <style:footer>
        <text:p text:style-name="Footer"><text:tab/><text:page-number text:select-page="current">5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0-09-27T10:29:23</dc:date>
    <meta:editing-duration>PT620H56M37S</meta:editing-duration>
    <meta:editing-cycles>390</meta:editing-cycles>
    <meta:generator>OpenOffice.org/3.2$Unix OpenOffice.org_project/320m18$Build-9502</meta:generator>
    <meta:print-date>2009-07-16T14:25:37</meta:print-date>
    <meta:printed-by>Will Duquette</meta:printed-by>
    <meta:document-statistic meta:table-count="14" meta:image-count="0" meta:object-count="221" meta:page-count="79" meta:paragraph-count="1845" meta:word-count="21178" meta:character-count="130824"/>
    <meta:user-defined meta:name="Info 1"/>
    <meta:user-defined meta:name="Info 2"/>
    <meta:user-defined meta:name="Info 3"/>
    <meta:user-defined meta:name="Info 4"/>
  </office:meta>
</office:document-meta>
</file>

<file path=Object 1/content.xml><?xml version="1.0" encoding="utf-8"?>
<math xmlns="http://www.w3.org/1998/Math/MathML">
  <semantics>
    <mrow>
      <mi>t</mi>
      <mo stretchy="false">+</mo>
      <mn>1</mn>
    </mrow>
    <annotation encoding="StarMath 5.0">t+1</annotation>
  </semantics>
</math>
</file>

<file path=Object 10/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100/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101/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02/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103/content.xml><?xml version="1.0" encoding="utf-8"?>
<math xmlns="http://www.w3.org/1998/Math/MathML">
  <semantics>
    <msub>
      <mi mathvariant="italic">tn</mi>
      <mi>i</mi>
    </msub>
    <annotation encoding="StarMath 5.0">tn_i</annotation>
  </semantics>
</math>
</file>

<file path=Object 10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5/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06/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7/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8/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09/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1/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110/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11/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12/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113/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14/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15/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16/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17/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18/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19/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2/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120/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121/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122/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123/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5/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26/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27/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12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29/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1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30/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13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g = {left( {100.0 - SAP_ng} over 100.0 right)} times {
left[ 
sum from stack{ u in ng # u notin "displaced"} {LFF(a_u) cdot personnel_u}
right]}</math:annotation>
  </math:semantics>
</math:math>
</file>

<file path=Object 132/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33/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3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5/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136/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137/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8/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139/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4/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140/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41/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142/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143/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144/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145/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6/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147/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148/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4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1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15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15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15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15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15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15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156/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15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158/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60/content.xml><?xml version="1.0" encoding="utf-8"?>
<math xmlns="http://www.w3.org/1998/Math/MathML">
  <semantics>
    <msub>
      <mi>X</mi>
      <mstyle mathvariant="italic">
        <mrow>
          <mtext>gg</mtext>
        </mrow>
      </mstyle>
    </msub>
    <annotation encoding="StarMath 5.0">X_{ital "gg"}</annotation>
  </semantics>
</math>
</file>

<file path=Object 161/content.xml><?xml version="1.0" encoding="utf-8"?>
<math xmlns="http://www.w3.org/1998/Math/MathML">
  <semantics>
    <msub>
      <mi>X</mi>
      <mi mathvariant="italic">gp</mi>
    </msub>
    <annotation encoding="StarMath 5.0">X_gp</annotation>
  </semantics>
</math>
</file>

<file path=Object 162/content.xml><?xml version="1.0" encoding="utf-8"?>
<math xmlns="http://www.w3.org/1998/Math/MathML">
  <semantics>
    <msub>
      <mi>X</mi>
      <mstyle mathvariant="italic">
        <mrow>
          <mtext>ge</mtext>
        </mrow>
      </mstyle>
    </msub>
    <annotation encoding="StarMath 5.0">X_{ital "ge"}</annotation>
  </semantics>
</math>
</file>

<file path=Object 163/content.xml><?xml version="1.0" encoding="utf-8"?>
<math xmlns="http://www.w3.org/1998/Math/MathML">
  <semantics>
    <msub>
      <mi mathvariant="italic">REV</mi>
      <mi>g</mi>
    </msub>
    <annotation encoding="StarMath 5.0">REV_g</annotation>
  </semantics>
</math>
</file>

<file path=Object 164/content.xml><?xml version="1.0" encoding="utf-8"?>
<math xmlns="http://www.w3.org/1998/Math/MathML">
  <semantics>
    <msub>
      <mi>P</mi>
      <mi>g</mi>
    </msub>
    <annotation encoding="StarMath 5.0">P_g</annotation>
  </semantics>
</math>
</file>

<file path=Object 165/content.xml><?xml version="1.0" encoding="utf-8"?>
<math xmlns="http://www.w3.org/1998/Math/MathML">
  <semantics>
    <msub>
      <mi mathvariant="italic">QD</mi>
      <mi>g</mi>
    </msub>
    <annotation encoding="StarMath 5.0">QD_g</annotation>
  </semantics>
</math>
</file>

<file path=Object 166/content.xml><?xml version="1.0" encoding="utf-8"?>
<math xmlns="http://www.w3.org/1998/Math/MathML">
  <semantics>
    <msub>
      <mi>X</mi>
      <mi mathvariant="italic">pg</mi>
    </msub>
    <annotation encoding="StarMath 5.0">X_pg</annotation>
  </semantics>
</math>
</file>

<file path=Object 167/content.xml><?xml version="1.0" encoding="utf-8"?>
<math xmlns="http://www.w3.org/1998/Math/MathML">
  <semantics>
    <msub>
      <mi>X</mi>
      <mi mathvariant="italic">pp</mi>
    </msub>
    <annotation encoding="StarMath 5.0">X_pp</annotation>
  </semantics>
</math>
</file>

<file path=Object 168/content.xml><?xml version="1.0" encoding="utf-8"?>
<math xmlns="http://www.w3.org/1998/Math/MathML">
  <semantics>
    <msub>
      <mi>X</mi>
      <mi mathvariant="italic">pe</mi>
    </msub>
    <annotation encoding="StarMath 5.0">X_pe</annotation>
  </semantics>
</math>
</file>

<file path=Object 169/content.xml><?xml version="1.0" encoding="utf-8"?>
<math xmlns="http://www.w3.org/1998/Math/MathML">
  <semantics>
    <msub>
      <mi mathvariant="italic">REV</mi>
      <mi>p</mi>
    </msub>
    <annotation encoding="StarMath 5.0">REV_p</annotation>
  </semantics>
</math>
</file>

<file path=Object 17/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70/content.xml><?xml version="1.0" encoding="utf-8"?>
<math xmlns="http://www.w3.org/1998/Math/MathML">
  <semantics>
    <msub>
      <mi>P</mi>
      <mi>p</mi>
    </msub>
    <annotation encoding="StarMath 5.0">P_p</annotation>
  </semantics>
</math>
</file>

<file path=Object 171/content.xml><?xml version="1.0" encoding="utf-8"?>
<math xmlns="http://www.w3.org/1998/Math/MathML">
  <semantics>
    <msub>
      <mi mathvariant="italic">QD</mi>
      <mi>p</mi>
    </msub>
    <annotation encoding="StarMath 5.0">QD_p</annotation>
  </semantics>
</math>
</file>

<file path=Object 172/content.xml><?xml version="1.0" encoding="utf-8"?>
<math xmlns="http://www.w3.org/1998/Math/MathML">
  <semantics>
    <msub>
      <mi>X</mi>
      <mi mathvariant="italic">eg</mi>
    </msub>
    <annotation encoding="StarMath 5.0">X_eg</annotation>
  </semantics>
</math>
</file>

<file path=Object 173/content.xml><?xml version="1.0" encoding="utf-8"?>
<math xmlns="http://www.w3.org/1998/Math/MathML">
  <semantics>
    <msub>
      <mi>X</mi>
      <mi mathvariant="italic">ep</mi>
    </msub>
    <annotation encoding="StarMath 5.0">X_ep</annotation>
  </semantics>
</math>
</file>

<file path=Object 174/content.xml><?xml version="1.0" encoding="utf-8"?>
<math xmlns="http://www.w3.org/1998/Math/MathML">
  <semantics>
    <msub>
      <mi>X</mi>
      <mi mathvariant="italic">ee</mi>
    </msub>
    <annotation encoding="StarMath 5.0">X_ee</annotation>
  </semantics>
</math>
</file>

<file path=Object 175/content.xml><?xml version="1.0" encoding="utf-8"?>
<math xmlns="http://www.w3.org/1998/Math/MathML">
  <semantics>
    <msub>
      <mi mathvariant="italic">REV</mi>
      <mi>e</mi>
    </msub>
    <annotation encoding="StarMath 5.0">REV_e</annotation>
  </semantics>
</math>
</file>

<file path=Object 176/content.xml><?xml version="1.0" encoding="utf-8"?>
<math xmlns="http://www.w3.org/1998/Math/MathML">
  <semantics>
    <msub>
      <mi>P</mi>
      <mi>e</mi>
    </msub>
    <annotation encoding="StarMath 5.0">P_e</annotation>
  </semantics>
</math>
</file>

<file path=Object 177/content.xml><?xml version="1.0" encoding="utf-8"?>
<math xmlns="http://www.w3.org/1998/Math/MathML">
  <semantics>
    <msub>
      <mi mathvariant="italic">QD</mi>
      <mi>e</mi>
    </msub>
    <annotation encoding="StarMath 5.0">QD_e</annotation>
  </semantics>
</math>
</file>

<file path=Object 178/content.xml><?xml version="1.0" encoding="utf-8"?>
<math xmlns="http://www.w3.org/1998/Math/MathML">
  <semantics>
    <msub>
      <mstyle mathvariant="italic">
        <mrow>
          <mtext>EXP</mtext>
        </mrow>
      </mstyle>
      <mi>g</mi>
    </msub>
    <annotation encoding="StarMath 5.0">{ital "EXP"}_g</annotation>
  </semantics>
</math>
</file>

<file path=Object 179/content.xml><?xml version="1.0" encoding="utf-8"?>
<math xmlns="http://www.w3.org/1998/Math/MathML">
  <semantics>
    <msub>
      <mstyle mathvariant="italic">
        <mrow>
          <mtext>EXP</mtext>
        </mrow>
      </mstyle>
      <mi>p</mi>
    </msub>
    <annotation encoding="StarMath 5.0">{ital "EXP"}_p</annotation>
  </semantics>
</math>
</file>

<file path=Object 18/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80/content.xml><?xml version="1.0" encoding="utf-8"?>
<math xmlns="http://www.w3.org/1998/Math/MathML">
  <semantics>
    <msub>
      <mstyle mathvariant="italic">
        <mrow>
          <mtext>EXP</mtext>
        </mrow>
      </mstyle>
      <mi>e</mi>
    </msub>
    <annotation encoding="StarMath 5.0">{ital "EXP"}_e</annotation>
  </semantics>
</math>
</file>

<file path=Object 181/content.xml><?xml version="1.0" encoding="utf-8"?>
<math xmlns="http://www.w3.org/1998/Math/MathML">
  <semantics>
    <msub>
      <mi>X</mi>
      <mi mathvariant="italic">ij</mi>
    </msub>
    <annotation encoding="StarMath 5.0">X_ij</annotation>
  </semantics>
</math>
</file>

<file path=Object 182/content.xml><?xml version="1.0" encoding="utf-8"?>
<math xmlns="http://www.w3.org/1998/Math/MathML">
  <semantics>
    <msub>
      <mstyle mathvariant="italic">
        <mrow>
          <mtext>EXP</mtext>
        </mrow>
      </mstyle>
      <mi>j</mi>
    </msub>
    <annotation encoding="StarMath 5.0">{ital "EXP"}_j</annotation>
  </semantics>
</math>
</file>

<file path=Object 183/content.xml><?xml version="1.0" encoding="utf-8"?>
<math xmlns="http://www.w3.org/1998/Math/MathML">
  <semantics>
    <msub>
      <mi mathvariant="italic">REV</mi>
      <mi>i</mi>
    </msub>
    <annotation encoding="StarMath 5.0">REV_i</annotation>
  </semantics>
</math>
</file>

<file path=Object 184/content.xml><?xml version="1.0" encoding="utf-8"?>
<math xmlns="http://www.w3.org/1998/Math/MathML">
  <semantics>
    <msub>
      <mi>P</mi>
      <mi>i</mi>
    </msub>
    <annotation encoding="StarMath 5.0">P_i</annotation>
  </semantics>
</math>
</file>

<file path=Object 185/content.xml><?xml version="1.0" encoding="utf-8"?>
<math xmlns="http://www.w3.org/1998/Math/MathML">
  <semantics>
    <msub>
      <mi mathvariant="italic">QD</mi>
      <mi>i</mi>
    </msub>
    <annotation encoding="StarMath 5.0">QD_i</annotation>
  </semantics>
</math>
</file>

<file path=Object 186/content.xml><?xml version="1.0" encoding="utf-8"?>
<math xmlns="http://www.w3.org/1998/Math/MathML">
  <semantics>
    <msub>
      <mstyle mathvariant="italic">
        <mrow>
          <mtext>EXP</mtext>
        </mrow>
      </mstyle>
      <mi>j</mi>
    </msub>
    <annotation encoding="StarMath 5.0">{ital "EXP"}_j</annotation>
  </semantics>
</math>
</file>

<file path=Object 187/content.xml><?xml version="1.0" encoding="utf-8"?>
<math xmlns="http://www.w3.org/1998/Math/MathML">
  <semantics>
    <mrow>
      <munder>
        <mi mathvariant="normal">∑</mi>
        <mi>i</mi>
      </munder>
      <msub>
        <mi>X</mi>
        <mi mathvariant="italic">ij</mi>
      </msub>
    </mrow>
    <annotation encoding="StarMath 5.0">sum from i X_ij</annotation>
  </semantics>
</math>
</file>

<file path=Object 188/content.xml><?xml version="1.0" encoding="utf-8"?>
<math xmlns="http://www.w3.org/1998/Math/MathML">
  <semantics>
    <msub>
      <mi mathvariant="italic">REV</mi>
      <mi>i</mi>
    </msub>
    <annotation encoding="StarMath 5.0">REV_i</annotation>
  </semantics>
</math>
</file>

<file path=Object 189/content.xml><?xml version="1.0" encoding="utf-8"?>
<math xmlns="http://www.w3.org/1998/Math/MathML">
  <semantics>
    <mrow>
      <munder>
        <mi mathvariant="normal">∑</mi>
        <mi>j</mi>
      </munder>
      <msub>
        <mi>X</mi>
        <mi mathvariant="italic">ij</mi>
      </msub>
    </mrow>
    <annotation encoding="StarMath 5.0">sum from j X_ij</annotation>
  </semantics>
</math>
</file>

<file path=Object 19/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90/content.xml><?xml version="1.0" encoding="utf-8"?>
<math xmlns="http://www.w3.org/1998/Math/MathML">
  <semantics>
    <msub>
      <mi mathvariant="italic">REV</mi>
      <mi>i</mi>
    </msub>
    <annotation encoding="StarMath 5.0">REV_i</annotation>
  </semantics>
</math>
</file>

<file path=Object 191/content.xml><?xml version="1.0" encoding="utf-8"?>
<math xmlns="http://www.w3.org/1998/Math/MathML">
  <semantics>
    <mrow>
      <msub>
        <mi>P</mi>
        <mi>i</mi>
      </msub>
      <mi mathvariant="normal">×</mi>
      <msub>
        <mi mathvariant="italic">QD</mi>
        <mi>i</mi>
      </msub>
    </mrow>
    <annotation encoding="StarMath 5.0">P_i times QD_i</annotation>
  </semantics>
</math>
</file>

<file path=Object 192/content.xml><?xml version="1.0" encoding="utf-8"?>
<math xmlns="http://www.w3.org/1998/Math/MathML">
  <semantics>
    <msub>
      <mi mathvariant="italic">REV</mi>
      <mi>i</mi>
    </msub>
    <annotation encoding="StarMath 5.0">REV_i</annotation>
  </semantics>
</math>
</file>

<file path=Object 193/content.xml><?xml version="1.0" encoding="utf-8"?>
<math xmlns="http://www.w3.org/1998/Math/MathML">
  <semantics>
    <msub>
      <mstyle mathvariant="italic">
        <mrow>
          <mtext>EXP</mtext>
        </mrow>
      </mstyle>
      <mi>i</mi>
    </msub>
    <annotation encoding="StarMath 5.0">{ital "EXP"}_i</annotation>
  </semantics>
</math>
</file>

<file path=Object 194/content.xml><?xml version="1.0" encoding="utf-8"?>
<math xmlns="http://www.w3.org/1998/Math/MathML">
  <semantics>
    <msub>
      <mi>X</mi>
      <mi mathvariant="italic">ij</mi>
    </msub>
    <annotation encoding="StarMath 5.0">X_ij</annotation>
  </semantics>
</math>
</file>

<file path=Object 195/content.xml><?xml version="1.0" encoding="utf-8"?>
<math xmlns="http://www.w3.org/1998/Math/MathML">
  <semantics>
    <msub>
      <mstyle mathvariant="italic">
        <mrow>
          <mtext>EXP</mtext>
        </mrow>
      </mstyle>
      <mi>j</mi>
    </msub>
    <annotation encoding="StarMath 5.0">{ital "EXP"}_j</annotation>
  </semantics>
</math>
</file>

<file path=Object 196/content.xml><?xml version="1.0" encoding="utf-8"?>
<math xmlns="http://www.w3.org/1998/Math/MathML">
  <semantics>
    <msub>
      <mi mathvariant="italic">REV</mi>
      <mi>i</mi>
    </msub>
    <annotation encoding="StarMath 5.0">REV_i</annotation>
  </semantics>
</math>
</file>

<file path=Object 197/content.xml><?xml version="1.0" encoding="utf-8"?>
<math xmlns="http://www.w3.org/1998/Math/MathML">
  <semantics>
    <msub>
      <mi>P</mi>
      <mi>i</mi>
    </msub>
    <annotation encoding="StarMath 5.0">P_i</annotation>
  </semantics>
</math>
</file>

<file path=Object 198/content.xml><?xml version="1.0" encoding="utf-8"?>
<math xmlns="http://www.w3.org/1998/Math/MathML">
  <semantics>
    <msub>
      <mi mathvariant="italic">QD</mi>
      <mi>i</mi>
    </msub>
    <annotation encoding="StarMath 5.0">QD_i</annotation>
  </semantics>
</math>
</file>

<file path=Object 199/content.xml><?xml version="1.0" encoding="utf-8"?>
<math xmlns="http://www.w3.org/1998/Math/MathML">
  <semantics>
    <msub>
      <mi>X</mi>
      <mi mathvariant="italic">gp</mi>
    </msub>
    <annotation encoding="StarMath 5.0">X_gp</annotation>
  </semantics>
</math>
</file>

<file path=Object 2/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20/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200/content.xml><?xml version="1.0" encoding="utf-8"?>
<math xmlns="http://www.w3.org/1998/Math/MathML">
  <semantics>
    <msub>
      <mi>f</mi>
      <mi mathvariant="italic">ij</mi>
    </msub>
    <annotation encoding="StarMath 5.0">f_ij</annotation>
  </semantics>
</math>
</file>

<file path=Object 201/content.xml><?xml version="1.0" encoding="utf-8"?>
<math xmlns="http://www.w3.org/1998/Math/MathML">
  <semantics>
    <msub>
      <mi mathvariant="italic">BX</mi>
      <mstyle mathvariant="italic">
        <mrow>
          <mtext>gg</mtext>
        </mrow>
      </mstyle>
    </msub>
    <annotation encoding="StarMath 5.0">BX_{ital "gg"}</annotation>
  </semantics>
</math>
</file>

<file path=Object 202/content.xml><?xml version="1.0" encoding="utf-8"?>
<math xmlns="http://www.w3.org/1998/Math/MathML">
  <semantics>
    <msub>
      <mi mathvariant="italic">BX</mi>
      <mi mathvariant="italic">gp</mi>
    </msub>
    <annotation encoding="StarMath 5.0">BX_gp</annotation>
  </semantics>
</math>
</file>

<file path=Object 203/content.xml><?xml version="1.0" encoding="utf-8"?>
<math xmlns="http://www.w3.org/1998/Math/MathML">
  <semantics>
    <msub>
      <mi mathvariant="italic">BX</mi>
      <mstyle mathvariant="italic">
        <mrow>
          <mtext>ge</mtext>
        </mrow>
      </mstyle>
    </msub>
    <annotation encoding="StarMath 5.0">BX_{ital "ge"}</annotation>
  </semantics>
</math>
</file>

<file path=Object 204/content.xml><?xml version="1.0" encoding="utf-8"?>
<math xmlns="http://www.w3.org/1998/Math/MathML">
  <semantics>
    <msub>
      <mi mathvariant="italic">BREV</mi>
      <mi>g</mi>
    </msub>
    <annotation encoding="StarMath 5.0">BREV_g</annotation>
  </semantics>
</math>
</file>

<file path=Object 205/content.xml><?xml version="1.0" encoding="utf-8"?>
<math xmlns="http://www.w3.org/1998/Math/MathML">
  <semantics>
    <msub>
      <mi mathvariant="italic">BX</mi>
      <mi mathvariant="italic">pg</mi>
    </msub>
    <annotation encoding="StarMath 5.0">BX_pg</annotation>
  </semantics>
</math>
</file>

<file path=Object 206/content.xml><?xml version="1.0" encoding="utf-8"?>
<math xmlns="http://www.w3.org/1998/Math/MathML">
  <semantics>
    <msub>
      <mi mathvariant="italic">BX</mi>
      <mi mathvariant="italic">pp</mi>
    </msub>
    <annotation encoding="StarMath 5.0">BX_pp</annotation>
  </semantics>
</math>
</file>

<file path=Object 207/content.xml><?xml version="1.0" encoding="utf-8"?>
<math xmlns="http://www.w3.org/1998/Math/MathML">
  <semantics>
    <msub>
      <mi mathvariant="italic">BX</mi>
      <mi mathvariant="italic">pe</mi>
    </msub>
    <annotation encoding="StarMath 5.0">BX_pe</annotation>
  </semantics>
</math>
</file>

<file path=Object 208/content.xml><?xml version="1.0" encoding="utf-8"?>
<math xmlns="http://www.w3.org/1998/Math/MathML">
  <semantics>
    <msub>
      <mi mathvariant="italic">BREV</mi>
      <mi>p</mi>
    </msub>
    <annotation encoding="StarMath 5.0">BREV_p</annotation>
  </semantics>
</math>
</file>

<file path=Object 209/content.xml><?xml version="1.0" encoding="utf-8"?>
<math xmlns="http://www.w3.org/1998/Math/MathML">
  <semantics>
    <msub>
      <mi mathvariant="italic">BX</mi>
      <mi mathvariant="italic">eg</mi>
    </msub>
    <annotation encoding="StarMath 5.0">BX_eg</annotation>
  </semantics>
</math>
</file>

<file path=Object 21/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210/content.xml><?xml version="1.0" encoding="utf-8"?>
<math xmlns="http://www.w3.org/1998/Math/MathML">
  <semantics>
    <msub>
      <mi mathvariant="italic">BX</mi>
      <mi mathvariant="italic">ep</mi>
    </msub>
    <annotation encoding="StarMath 5.0">BX_ep</annotation>
  </semantics>
</math>
</file>

<file path=Object 211/content.xml><?xml version="1.0" encoding="utf-8"?>
<math xmlns="http://www.w3.org/1998/Math/MathML">
  <semantics>
    <msub>
      <mi mathvariant="italic">BX</mi>
      <mi mathvariant="italic">ee</mi>
    </msub>
    <annotation encoding="StarMath 5.0">BX_ee</annotation>
  </semantics>
</math>
</file>

<file path=Object 212/content.xml><?xml version="1.0" encoding="utf-8"?>
<math xmlns="http://www.w3.org/1998/Math/MathML">
  <semantics>
    <msub>
      <mi mathvariant="italic">BREV</mi>
      <mi>e</mi>
    </msub>
    <annotation encoding="StarMath 5.0">BREV_e</annotation>
  </semantics>
</math>
</file>

<file path=Object 213/content.xml><?xml version="1.0" encoding="utf-8"?>
<math xmlns="http://www.w3.org/1998/Math/MathML">
  <semantics>
    <msub>
      <mi mathvariant="italic">BEXP</mi>
      <mi>g</mi>
    </msub>
    <annotation encoding="StarMath 5.0">BEXP_g</annotation>
  </semantics>
</math>
</file>

<file path=Object 214/content.xml><?xml version="1.0" encoding="utf-8"?>
<math xmlns="http://www.w3.org/1998/Math/MathML">
  <semantics>
    <msub>
      <mi mathvariant="italic">BEXP</mi>
      <mi>p</mi>
    </msub>
    <annotation encoding="StarMath 5.0">BEXP_p</annotation>
  </semantics>
</math>
</file>

<file path=Object 215/content.xml><?xml version="1.0" encoding="utf-8"?>
<math xmlns="http://www.w3.org/1998/Math/MathML">
  <semantics>
    <msub>
      <mi mathvariant="italic">BEXP</mi>
      <mi>e</mi>
    </msub>
    <annotation encoding="StarMath 5.0">BEXP_e</annotation>
  </semantics>
</math>
</file>

<file path=Object 216/content.xml><?xml version="1.0" encoding="utf-8"?>
<math xmlns="http://www.w3.org/1998/Math/MathML">
  <semantics>
    <msub>
      <mi mathvariant="italic">BX</mi>
      <mi mathvariant="italic">ij</mi>
    </msub>
    <annotation encoding="StarMath 5.0">BX_ij</annotation>
  </semantics>
</math>
</file>

<file path=Object 217/content.xml><?xml version="1.0" encoding="utf-8"?>
<math xmlns="http://www.w3.org/1998/Math/MathML">
  <semantics>
    <msub>
      <mi mathvariant="italic">BREV</mi>
      <mi>i</mi>
    </msub>
    <annotation encoding="StarMath 5.0">BREV_i</annotation>
  </semantics>
</math>
</file>

<file path=Object 218/content.xml><?xml version="1.0" encoding="utf-8"?>
<math xmlns="http://www.w3.org/1998/Math/MathML">
  <semantics>
    <msub>
      <mi mathvariant="italic">BEXP</mi>
      <mi>j</mi>
    </msub>
    <annotation encoding="StarMath 5.0">BEXP_j</annotation>
  </semantics>
</math>
</file>

<file path=Object 219/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2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20/content.xml><?xml version="1.0" encoding="utf-8"?>
<math xmlns="http://www.w3.org/1998/Math/MathML">
  <semantics>
    <msub>
      <mi>f</mi>
      <mi mathvariant="italic">ij</mi>
    </msub>
    <annotation encoding="StarMath 5.0">f_ij</annotation>
  </semantics>
</math>
</file>

<file path=Object 221/content.xml><?xml version="1.0" encoding="utf-8"?>
<math xmlns="http://www.w3.org/1998/Math/MathML">
  <semantics>
    <msub>
      <mi mathvariant="italic">Security</mi>
      <mi mathvariant="italic">ng</mi>
    </msub>
    <annotation encoding="StarMath 5.0">Security_ng</annotation>
  </semantics>
</math>
</file>

<file path=Object 23/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4/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5/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8/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9/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3/content.xml><?xml version="1.0" encoding="utf-8"?>
<math xmlns="http://www.w3.org/1998/Math/MathML">
  <semantics>
    <mrow>
      <msub>
        <mi>Q</mi>
        <mi mathvariant="italic">ng</mi>
      </msub>
      <mrow>
        <mi/>
        <mi mathvariant="normal">=</mi>
        <mi/>
      </mrow>
      <mtext>ceiling</mtext>
      <mrow>
        <mo stretchy="false">(</mo>
        <mrow>
          <msub>
            <mi>F</mi>
            <mi mathvariant="italic">ng</mi>
          </msub>
          <mi mathvariant="normal">×</mi>
          <msub>
            <mi mathvariant="italic">personnel</mi>
            <mi mathvariant="italic">ng</mi>
          </msub>
        </mrow>
        <mo stretchy="false">)</mo>
      </mrow>
    </mrow>
    <annotation encoding="StarMath 5.0">Q_ng ~=~ "ceiling"(F_ng times personnel_ng)</annotation>
  </semantics>
</math>
</file>

<file path=Object 3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3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2/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3/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5/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6/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9/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41/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2/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3/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54/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55/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6/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57/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58/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9/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6/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60/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1/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2/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3/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64/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5/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66/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67/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68/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69/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70/content.xml><?xml version="1.0" encoding="utf-8"?>
<math xmlns="http://www.w3.org/1998/Math/MathML">
  <semantics>
    <msup>
      <msub>
        <mi mathvariant="italic">TotalForce</mi>
        <mi>n</mi>
      </msub>
      <mn>2</mn>
    </msup>
    <annotation encoding="StarMath 5.0">{TotalForce_n}^2</annotation>
  </semantics>
</math>
</file>

<file path=Object 7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73/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75/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6/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7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8/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9/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80/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81/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82/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83/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84/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85/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86/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8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88/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9/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9/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90/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91/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9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93/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4/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95/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96/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97/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98/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99/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